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6" style:family="paragraph" style:parent-style-name="Standard" style:list-style-name="WW8Num23">
      <style:paragraph-properties fo:margin-top="0in" fo:margin-bottom="0in" loext:contextual-spacing="false"/>
    </style:style>
    <style:style style:name="P87" style:family="paragraph" style:parent-style-name="Standard" style:list-style-name="WW8Num23">
      <style:paragraph-properties fo:margin-top="0in" fo:margin-bottom="0in" loext:contextual-spacing="false"/>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2"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3"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4"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5"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fo:font-weight="bold" style:font-name-asian="MS UI Gothic" style:font-weight-asian="bold"/>
    </style:style>
    <style:style style:name="T28" style:family="text">
      <style:text-properties fo:color="#000000" fo:language="en" fo:country="US" fo:font-weight="bold" style:font-name-asian="MS UI Gothic" style:font-weight-asian="bold" style:font-weight-complex="bold"/>
    </style:style>
    <style:style style:name="T29" style:family="text">
      <style:text-properties fo:color="#000000" fo:language="en" fo:country="US" fo:font-style="italic" style:font-name-asian="MS UI Gothic" style:font-style-asian="italic"/>
    </style:style>
    <style:style style:name="T30" style:family="text">
      <style:text-properties fo:color="#000000" fo:language="en" fo:country="US" fo:font-style="italic" style:font-name-asian="MS UI Gothic" style:font-style-asian="italic" style:font-style-complex="italic"/>
    </style:style>
    <style:style style:name="T31" style:family="text">
      <style:text-properties fo:color="#000000" fo:language="en" fo:country="US" style:font-name-asian="Times New Roman"/>
    </style:style>
    <style:style style:name="T32" style:family="text">
      <style:text-properties style:font-name-asian="Times New Roman"/>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d771b"/>
    </style:style>
    <style:style style:name="T36" style:family="text">
      <style:text-properties officeooo:rsid="000e0f9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061c7e" style:font-weight-asian="bold" style:font-weight-complex="bold"/>
    </style:style>
    <style:style style:name="T40" style:family="text">
      <style:text-properties officeooo:rsid="002d2b01"/>
    </style:style>
    <style:style style:name="T41" style:family="text">
      <style:text-properties officeooo:rsid="003626a1"/>
    </style:style>
    <style:style style:name="T42" style:family="text">
      <style:text-properties officeooo:rsid="00484886"/>
    </style:style>
    <style:style style:name="T43" style:family="text">
      <style:text-properties officeooo:rsid="0048ba0d"/>
    </style:style>
    <style:style style:name="T44" style:family="text">
      <style:text-properties officeooo:rsid="00549a2d"/>
    </style:style>
    <style:style style:name="T45" style:family="text">
      <style:text-properties officeooo:rsid="0055dbe7"/>
    </style:style>
    <style:style style:name="T46" style:family="text">
      <style:text-properties officeooo:rsid="00561ebb"/>
    </style:style>
    <style:style style:name="T47" style:family="text">
      <style:text-properties officeooo:rsid="0056949c"/>
    </style:style>
    <style:style style:name="T48" style:family="text">
      <style:text-properties officeooo:rsid="0058bcb5"/>
    </style:style>
    <style:style style:name="T49" style:family="text">
      <style:text-properties officeooo:rsid="005ea5de"/>
    </style:style>
    <style:style style:name="T50" style:family="text">
      <style:text-properties officeooo:rsid="00604654"/>
    </style:style>
    <style:style style:name="T51" style:family="text">
      <style:text-properties officeooo:rsid="00631014"/>
    </style:style>
    <style:style style:name="T52" style:family="text">
      <style:text-properties officeooo:rsid="0063ac4a"/>
    </style:style>
    <style:style style:name="T53" style:family="text">
      <style:text-properties officeooo:rsid="0064cf48"/>
    </style:style>
    <style:style style:name="T54" style:family="text">
      <style:text-properties officeooo:rsid="0066a5e4"/>
    </style:style>
    <style:style style:name="T55" style:family="text">
      <style:text-properties officeooo:rsid="0067fb15"/>
    </style:style>
    <style:style style:name="T56" style:family="text">
      <style:text-properties officeooo:rsid="0069892c"/>
    </style:style>
    <style:style style:name="T57" style:family="text">
      <style:text-properties officeooo:rsid="006b5d10"/>
    </style:style>
    <style:style style:name="T58" style:family="text">
      <style:text-properties officeooo:rsid="007969ba"/>
    </style:style>
    <style:style style:name="T59" style:family="text">
      <style:text-properties officeooo:rsid="0079c461"/>
    </style:style>
    <style:style style:name="T60" style:family="text">
      <style:text-properties officeooo:rsid="007cdb08"/>
    </style:style>
    <style:style style:name="T61"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38">Introduction </text:span><text:span text:style-name="T39">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5">s</text:span> which ha<text:span text:style-name="T45">ve</text:span> changed from that post as of <text:span text:style-name="T61">now</text:span> <text:span text:style-name="T61">are</text:span> that I have seen the full Viz English dub of S <text:span text:style-name="T45">(which introduced me to Sailor Saturn)</text:span> <text:span text:style-name="T45">and I am now 33</text:span>. <text:span text:style-name="T46">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4">(now known as Maraviollantes) to users of</text:span> sailormoonforum.com. <text:soft-page-break/><text:span text:style-name="T47">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8">v5 and previous editions of this book</text:span>, entries related to Codename Sailor V, my own, and more, which (after removing duplicates, including missed duplicates in v5) <text:span text:style-name="T51">updated </text:span>the list from 6045 <text:span text:style-name="T51">entries</text:span> to 6596, <text:span text:style-name="T54">which is 551 YKYWTMSMWs larger</text:span>.</text:p>
      <text:p text:style-name="P76"/>
      <text:p text:style-name="P19"><text:span text:style-name="T55">Being ten years later, i</text:span>t was clearly time for a new book. I proposed the idea <text:span text:style-name="T56">of an update </text:span>to Maraviollantes on sailormoonforum.com, who rejected it on grounds that due to the size of the book and changing times, nobody would care to read a compilation of YKYWTMSMWs anymore. As my goals <text:span text:style-name="T56">a</text:span>re to archive material (and create Linux fortune cookies) rather than making a book for <text:span text:style-name="T57">everyday </text:span>reading purposes, I took over the book with <text:span text:style-name="T52">his permission.</text:span></text:p>
      <text:p text:style-name="P19"/>
      <text:p text:style-name="P21">The distribution policy <text:span text:style-name="T49">remains the</text:span> same as version 5 <text:span text:style-name="T49">(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3">or discovered</text:span>, perhaps on an annual <text:span text:style-name="T50">(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1">(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1">(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1">(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6"><text:span text:style-name="T25">While reading, your eyes start playing tricks on you. Instead of seeing the name </text:span><text:span text:style-name="T28">Lisa</text:span><text:span text:style-name="T25"> you see </text:span><text:span text:style-name="T28">Lita</text:span><text:span text:style-name="T25">, </text:span><text:span text:style-name="T28">Nina</text:span><text:span text:style-name="T25"> becomes </text:span><text:span text:style-name="T28">Mina</text:span><text:span text:style-name="T25">, </text:span><text:span text:style-name="T28">Sheena</text:span><text:span text:style-name="T25"> becomes </text:span><text:span text:style-name="T28">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1">(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0">(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6"><text:span text:style-name="T25">You destroy all the sweaters in your house, then later realize that they were cardi</text:span><text:span text:style-name="T28">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6"><text:span text:style-name="T25">You get really mad when everyone considers your best friend a Sailor Moon freak, when you're the one who got her to start watching it. So, you go around screaming "</text:span><text:span text:style-name="T28">I'm</text:span><text:span text:style-name="T25"> the freak! </text:span><text:span text:style-name="T28">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6"><text:span text:style-name="T25">One of the cows on your uncle's farm is now named "</text:span><text:span text:style-name="T27">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6"><text:span text:style-name="T25">People start singing a song about you:<text:line-break/></text:span><text:span text:style-name="T30">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6"><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2"><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35234743472755"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87">All you have to do is THREATEN to talk about Sailor Moon to shut up your friends! :) </text:p>
        </text:list-item>
        <text:list-item>
          <text:p text:style-name="P87">You play all you Sailor Moon sound files backwards to see it there are any hidden messages that everyone else missed. </text:p>
        </text:list-item>
        <text:list-item>
          <text:p text:style-name="P87">You still like Malachite, even though you know 'the truth'. </text:p>
        </text:list-item>
        <text:list-item>
          <text:p text:style-name="P87">You go antiquing for your very own Crystal Key. </text:p>
        </text:list-item>
        <text:list-item>
          <text:p text:style-name="P87">You find a strong resemblance between Tuxedo Nephlyte and Howie D as a vampire in the Everybody (Backstreet's Back) video. </text:p>
        </text:list-item>
        <text:list-item>
          <text:p text:style-name="P87">You now put Star Seed atop you Christmas tree or Hanuchka bush. </text:p>
        </text:list-item>
        <text:list-item>
          <text:p text:style-name="P87">You've printed every Sailor Moon fan-fiction off the web and created you very own Sailor Moon library. </text:p>
        </text:list-item>
        <text:list-item>
          <text:p text:style-name="P87">No matter how hard you try, the people at the publishing company won't seem to accept your Sailor Moon Novel. </text:p>
        </text:list-item>
        <text:list-item>
          <text:p text:style-name="P87">You join anti-moon pages so you can bring them down from the inside! </text:p>
        </text:list-item>
        <text:list-item>
          <text:p text:style-name="P87">People you don't even know come up to you and hand you a Sailor Moon item they bought on their vacation for the simple reason that they "saw it and immediately thought of you". </text:p>
        </text:list-item>
        <text:list-item>
          <text:p text:style-name="P87">You don't want a car for your sixteenth birthday, you want a plane ticket to Japan. </text:p>
        </text:list-item>
        <text:list-item>
          <text:p text:style-name="P87">You whip out your Sailor Moon wallet during a school function, and all the moonies you converted are summoned to you. </text:p>
        </text:list-item>
        <text:list-item>
          <text:p text:style-name="P87">You have been dubbed "The Sailor Moon Queen" but you insist that they call you Queen Serenity instead. </text:p>
        </text:list-item>
        <text:list-item>
          <text:p text:style-name="P87">You had to add extra memory to your computer just so you could keep all your Sailor Moon files. </text:p>
        </text:list-item>
        <text:list-item>
          <text:p text:style-name="P87">You got a Chibi Chibi doll, directly imported from Japan. </text:p>
        </text:list-item>
        <text:list-item>
          <text:p text:style-name="P87">Instead of talking, you just say "Chibi chibi" </text:p>
        </text:list-item>
        <text:list-item>
          <text:p text:style-name="P87"><text:soft-page-break/>You run up to people, shove your Chibi Chibi doll in their face and scream "Chibi Chibi!" in their ears and when they say "Who is this?" you say "Chibi Chibi." and when they say "What?" you say "Chibi Chibi" etc... </text:p>
        </text:list-item>
        <text:list-item>
          <text:p text:style-name="P87">You draw the sign of Mercury on your homework and tests, in hopes of scoring a higher grade. </text:p>
        </text:list-item>
        <text:list-item>
          <text:p text:style-name="P87">You put cheesy quotes from the Sailor Says into your email signature file. </text:p>
        </text:list-item>
        <text:list-item>
          <text:p text:style-name="P87">You decide not to talk about Sailor Moon for the day...you barely manage to get to school. </text:p>
        </text:list-item>
        <text:list-item>
          <text:p text:style-name="P87">You make your very own, "Moonie and proud of it!" pin and stick it onto your backpack. </text:p>
        </text:list-item>
        <text:list-item>
          <text:p text:style-name="P87">You know the theme song by heart, but when someone asks you to recite the Pledge of Allegiance, you're clueless. </text:p>
        </text:list-item>
        <text:list-item>
          <text:p text:style-name="P87">You and your moonie pals hold Sailor Moon Marathons each week, and have contests over who remembers the most lines. </text:p>
        </text:list-item>
        <text:list-item>
          <text:p text:style-name="P87">You are immensely jealous when you don't win those contests..... </text:p>
        </text:list-item>
        <text:list-item>
          <text:p text:style-name="P86"><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6"><text:span text:style-name="T25">You pledge allegiance to the Sailor Scouts:<text:line-break/><text:line-break/></text:span><text:span text:style-name="T29">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87">People stop you in a store or you stop people in a store and ask about their Sailor Moon shirt. </text:p>
        </text:list-item>
        <text:list-item>
          <text:p text:style-name="P87">You love Sailor Moon so much, other moonies can sense you're a moonie. </text:p>
        </text:list-item>
        <text:list-item>
          <text:p text:style-name="P87">You stopped me in a science store and asked about my Sailor Moon t-shirt and proceed to do the "Sailor Moon Says" laugh. </text:p>
        </text:list-item>
        <text:list-item>
          <text:p text:style-name="P87"><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7">You get your boyfriend (or some other tall guy) to dress up in a tux, put on a cape and mask, and follow you around, "appearing out of nowhere" when you get in trouble to save you </text:p>
        </text:list-item>
        <text:list-item>
          <text:p text:style-name="P87">Your friends are then jealous and try to find out who this mysterious guy really is. </text:p>
        </text:list-item>
        <text:list-item>
          <text:p text:style-name="P87">Your creative writing teacher tells you to pretend you are a rosebush, and you automatically pretend you are Darian's. </text:p>
        </text:list-item>
        <text:list-item>
          <text:p text:style-name="P87">You dressed up like a Sailor Scout for Halloween, and you are a guy! </text:p>
        </text:list-item>
        <text:list-item>
          <text:p text:style-name="P87">You write a university paper on how Columbus sailed to America aboard the Mina, the Pinta, and the Santa Maria. </text:p>
        </text:list-item>
        <text:list-item>
          <text:p text:style-name="P87">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7">Dressing like the scouts wasn't enough, so now you TALK like them! The only problem is, you fav. scout is Sailor ChibiMoon (blah!!!!!). </text:p>
        </text:list-item>
        <text:list-item>
          <text:p text:style-name="P87">Your friends ask you to change people, so you choose Sailor Molly and Tuxedo Melvin. </text:p>
        </text:list-item>
        <text:list-item>
          <text:p text:style-name="P87">Your parents refuse to take you on any more vacations because your "Sailor Moon withdrawal symptoms are way too hard to handle." </text:p>
        </text:list-item>
        <text:list-item>
          <text:p text:style-name="P87">You stop right in the middle of what you're doing to send a YKYWTMSMW phrase. </text:p>
        </text:list-item>
        <text:list-item>
          <text:p text:style-name="P87">You get really annoyed when you forget the YKYWTMSMW phrase when you get to your computer and bring up the internet. </text:p>
        </text:list-item>
        <text:list-item>
          <text:p text:style-name="P87">You press your forehead to your computer screen in hopes you get Sailor Mercury's symbol on your forehead. </text:p>
        </text:list-item>
        <text:list-item>
          <text:p text:style-name="P87">You press your forehead to your computer screen in hopes you get Sailor Mercury's symbol on your forehead... And you actually get it. </text:p>
        </text:list-item>
        <text:list-item>
          <text:p text:style-name="P87">Then you realize you don't have it, so you mope around and send nasty letters to your cable operator, threatening to give you Sailor Moon or else! </text:p>
        </text:list-item>
        <text:list-item>
          <text:p text:style-name="P87">You realize you can rearrange your name to have something to do with Sailor Moon. </text:p>
        </text:list-item>
        <text:list-item>
          <text:p text:style-name="P87">You've made up your own characters to Sailor Moon, and you already know how they fit into the plot, past present and future. </text:p>
        </text:list-item>
        <text:list-item>
          <text:p text:style-name="P87">You make up another dreamy hero for the series so that you and your friends don't all have to fight over Darien. (or the Negaverse generals!) </text:p>
        </text:list-item>
        <text:list-item>
          <text:p text:style-name="P87">You make Luna and Artemis as a final project in ceramics. </text:p>
        </text:list-item>
        <text:list-item>
          <text:p text:style-name="P87">Every time you meet with your friends to discuss Sailor Moon with them, you call it "Scout Business". </text:p>
        </text:list-item>
        <text:list-item>
          <text:p text:style-name="P87">You and your friends dress in the color of your respective scouts every Thursday, including the appropriate earrings. </text:p>
        </text:list-item>
        <text:list-item>
          <text:p text:style-name="P87">You write your scout name on your school papers. </text:p>
        </text:list-item>
        <text:list-item>
          <text:p text:style-name="P87">You had a humongous party when you heard the new episodes would be aired! </text:p>
        </text:list-item>
        <text:list-item>
          <text:p text:style-name="P87">You dressed up like your favorite Sailor scout for the return of Sailor moon. </text:p>
        </text:list-item>
        <text:list-item>
          <text:p text:style-name="P87">You have a Sailor Moon shirt for every day of the week. </text:p>
        </text:list-item>
        <text:list-item>
          <text:p text:style-name="P87">You are convinced El Nino is another Negaverse plot to suck the energy out from humans. </text:p>
        </text:list-item>
        <text:list-item>
          <text:p text:style-name="P87">You take it upon yourself to educate the world about Sailor Moon. </text:p>
        </text:list-item>
        <text:list-item>
          <text:p text:style-name="P87">You have an entire video cabinet devoted to Sailor Moon. </text:p>
        </text:list-item>
        <text:list-item>
          <text:p text:style-name="P87">You plan to yell, "World Shaking!" during the next earthquake. </text:p>
        </text:list-item>
        <text:list-item>
          <text:p text:style-name="P87">You plan to yell, "Deep submerge!" during the next flood. </text:p>
        </text:list-item>
        <text:list-item>
          <text:p text:style-name="P87">No matter how hard you try, you always end up saying "Deep Submerge" instead of the title of that new movie, "Deep Impact", much to the amusement of your fellow moonies. </text:p>
        </text:list-item>
        <text:list-item>
          <text:p text:style-name="P87">You make up your own episode and you pretend you're fighting a battle being your own made up senshi whenever you get bored. </text:p>
        </text:list-item>
        <text:list-item>
          <text:p text:style-name="P87">You do the senshi's attacks underwater, since you can't really twirl around as gracefully on land. </text:p>
        </text:list-item>
        <text:list-item>
          <text:p text:style-name="P87">You search for every white horse there is, and you see if they have the golden crystal and a pair of wings. </text:p>
        </text:list-item>
        <text:list-item>
          <text:p text:style-name="P87"><text:soft-page-break/>You've tried to transform into your favorite Senshi more than once. </text:p>
        </text:list-item>
        <text:list-item>
          <text:p text:style-name="P87">You've tried to get so many You Know You Watch Too Much Sailor Moon Whens in that you had to see a doctor because your fingers were stuck in a typing position. </text:p>
        </text:list-item>
        <text:list-item>
          <text:p text:style-name="P87">You try to get more Sailor Moon merchandise than Naoko Takeuchi. </text:p>
        </text:list-item>
        <text:list-item>
          <text:p text:style-name="P87">You book a flight for San Diego for mid-August, just to meet with Naoko Takeuchi! </text:p>
        </text:list-item>
        <text:list-item>
          <text:p text:style-name="P87">You could swear that your teachers have just cut the "-ite" from their names. </text:p>
        </text:list-item>
        <text:list-item>
          <text:p text:style-name="P87">You think that 2 days without Sailor Moon is cruel and unusual punishment, therefore, the parental units cannot, by law, ground you from the TV. </text:p>
        </text:list-item>
        <text:list-item>
          <text:p text:style-name="P87">You start to take the bus EVERYWHERE you go, in hopes that you will find an alternate dimension. </text:p>
        </text:list-item>
        <text:list-item>
          <text:p text:style-name="P87">You plot to have that huge TV screen in Times Square hijacked and turned into a 24-hour Sailor Moon TV, turning all of New York into Moonies!!! </text:p>
        </text:list-item>
        <text:list-item>
          <text:p text:style-name="P87">You "write ykywtmsmw's by moonlight, sleep by daylight", and think it normal behavior. </text:p>
        </text:list-item>
        <text:list-item>
          <text:p text:style-name="P87">You try to turn your room into Central Control. </text:p>
        </text:list-item>
        <text:list-item>
          <text:p text:style-name="P87">You know the ykywtmsmw e-mail address (ykywtmsmw_85@hotmail.com) by heart, but you forget your boyfriend's. </text:p>
        </text:list-item>
        <text:list-item>
          <text:p text:style-name="P87">You go to sleep wearing a sailor fuku, and with your home made-wand in your hand, with faith that you will be a REAL sailor senshi when you wake up. </text:p>
        </text:list-item>
        <text:list-item>
          <text:p text:style-name="P87">You're afraid to wake up and find out that your dream has not come true yet... (yet)... </text:p>
        </text:list-item>
        <text:list-item>
          <text:p text:style-name="P87">In the morning while eating lucky charms, you stick one of the crescent moon marshmallows on your forehead all day, bragging to everyone that Luna finally found you. </text:p>
        </text:list-item>
        <text:list-item>
          <text:p text:style-name="P87">You write to TY demanding that they make a Luna and Artemis beanie babies </text:p>
        </text:list-item>
        <text:list-item>
          <text:p text:style-name="P87">You plan on seeing the movie Small Solders, thinking that the Sailor Scout Action figures will show up to save the day. </text:p>
        </text:list-item>
        <text:list-item>
          <text:p text:style-name="P87">If you go out and buy a $2000 hand held computer just so you have the final pieces of your sailor mercury outfit and it's not just for Halloween any more! </text:p>
        </text:list-item>
        <text:list-item>
          <text:p text:style-name="P87">You draw sailor moon characters in the steam on the mirror when you get out of the shower. </text:p>
        </text:list-item>
        <text:list-item>
          <text:p text:style-name="P87">You go to every toy store in the state hoping to find any Sailor Moon merchandise that is not in your collection already (which is virtually impossible!). </text:p>
        </text:list-item>
        <text:list-item>
          <text:p text:style-name="P87">You joined or created a internet gaming group (clan, guild, etc.) that based on Sailor Moon. </text:p>
        </text:list-item>
        <text:list-item>
          <text:p text:style-name="P87">While in a planetarium, you pretend you're Nephlyte. </text:p>
        </text:list-item>
        <text:list-item>
          <text:p text:style-name="P87">You send Mara eight or more suggestions at a time. </text:p>
        </text:list-item>
        <text:list-item>
          <text:p text:style-name="P87">You begin to cry when you realize that a kid at school has more Sailor Moon stuff than you. </text:p>
        </text:list-item>
        <text:list-item>
          <text:p text:style-name="P87">You hide in the arcades at night hoping to see a black cat walk in and talk to the video games. </text:p>
        </text:list-item>
        <text:list-item>
          <text:p text:style-name="P87">Your best friend's favorite scout is Sailor Mars (whom you hate because she is always so mean to Serena). You decide to find a new best friend. </text:p>
        </text:list-item>
        <text:list-item>
          <text:p text:style-name="P87">You swear revenge on Zoicite for killing both Neflite and Tuxedo Mask. </text:p>
        </text:list-item>
        <text:list-item>
          <text:p text:style-name="P87">You wish Queen Beryl's Generals weren't so cute because you feel guilty for liking the way they look. </text:p>
        </text:list-item>
        <text:list-item>
          <text:p text:style-name="P87">Your ultimate goal to be like Serena is to look good in.... a TOWEL??? </text:p>
        </text:list-item>
        <text:list-item>
          <text:p text:style-name="P87">You blink your eyes during Serena's transformation so your eyes can make little bleeping sounds. </text:p>
        </text:list-item>
        <text:list-item>
          <text:p text:style-name="P87">You buy an ice skating outfit like Litas in hopes it will make you skate better. </text:p>
        </text:list-item>
        <text:list-item>
          <text:p text:style-name="P87">Since you can't wear the moon princess dress to someone's wedding (for fear of taking attention away from the bride) you take the Haruka approach and wear a tux instead. </text:p>
        </text:list-item>
        <text:list-item>
          <text:p text:style-name="P87">You yell "Mars Fire Ignite" when watching the Fourth of July Fireworks...or any fireworks, for that matter. </text:p>
        </text:list-item>
        <text:list-item>
          <text:p text:style-name="P86"><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87">You spend at least an hour each night staring at the moon and wondering about the Moon Kingdom. </text:p>
        </text:list-item>
        <text:list-item>
          <text:p text:style-name="P87">You spend at least an hour during the day staring at the moon (when visible) and wondering about the Moon Kingdom. </text:p>
        </text:list-item>
        <text:list-item>
          <text:p text:style-name="P87">You yell "Mars Fire Ignite" when you light the campfire and then "Mercury Bubbles Blast!" when you dump water on it to put it out. </text:p>
        </text:list-item>
        <text:list-item>
          <text:p text:style-name="P87">You spend inordinate amounts of time thinking up new YKYWTMSMW ideas. </text:p>
        </text:list-item>
        <text:list-item>
          <text:p text:style-name="P87">You voted "Sailor Moon" as your favorite anime on the Project Anime poll. </text:p>
        </text:list-item>
        <text:list-item>
          <text:p text:style-name="P87">You think Sailor Moon + Redwall is a cool idea! ;) </text:p>
        </text:list-item>
        <text:list-item>
          <text:p text:style-name="P87"><text:soft-page-break/>Just because you are like your favorite scout, you think you ARE her! </text:p>
        </text:list-item>
        <text:list-item>
          <text:p text:style-name="P87">You audition for your school musical with the sailor moon theme song or "Oh Starry Night" etc. </text:p>
        </text:list-item>
        <text:list-item>
          <text:p text:style-name="P87">You can match each "sailor moon says" to it's corresponding episode. </text:p>
        </text:list-item>
        <text:list-item>
          <text:p text:style-name="P87">You can match each Sailor Moon sound on your computer to it's corresponding episode. </text:p>
        </text:list-item>
        <text:list-item>
          <text:p text:style-name="P87">You own a prism that looks JUST LIKE the silver crystal and meet Moonies by holding it up and shouting, "Moon Crystal Power!" </text:p>
        </text:list-item>
        <text:list-item>
          <text:p text:style-name="P87">You do the above at the beginning of each meeting of the "Sailor Moon Clan" you started. </text:p>
        </text:list-item>
        <text:list-item>
          <text:p text:style-name="P87">You walk into a store with $50. You walk out with $49.95 in Sailor Moon stuff. </text:p>
        </text:list-item>
        <text:list-item>
          <text:p text:style-name="P87">You start getting "flashbacks" to your life in the Moon Kingdom. </text:p>
        </text:list-item>
        <text:list-item>
          <text:p text:style-name="P87">You see Lawrence of Arabia for the first time, and think "Moonlight Knight? Here? What?! </text:p>
        </text:list-item>
        <text:list-item>
          <text:p text:style-name="P87">You get over a long time crush by getting hooked on Darien/Tuxedo Mask. </text:p>
        </text:list-item>
        <text:list-item>
          <text:p text:style-name="P87">You only listen to Bare Naked Ladies' song "One Week" (http://www.sailormoon.org/~spoon/barenaked_ladies.wav) because they mention Sailor Moon. (They do!) </text:p>
        </text:list-item>
        <text:list-item>
          <text:p text:style-name="P87">Mara knows you. </text:p>
        </text:list-item>
        <text:list-item>
          <text:p text:style-name="P87">You believe you are Serena's long lost sister. </text:p>
        </text:list-item>
        <text:list-item>
          <text:p text:style-name="P87">You're not sad that your girlfriend/best friend is moving to Africa, because you think "Cool, she'll get to meet Rita!" </text:p>
        </text:list-item>
        <text:list-item>
          <text:p text:style-name="P87">You're not sad that your girlfriend/best friend is moving to Japan, because you think "Cool, she'll get to meet Serena!" </text:p>
        </text:list-item>
        <text:list-item>
          <text:p text:style-name="P87">You compare the Phantom of the Opera to Tuxedo Mask. </text:p>
        </text:list-item>
        <text:list-item>
          <text:p text:style-name="P87">You parents have begun charging you for use of the printer just because you went through seven ink cartridges in one day printing Sailor Moon pictures. </text:p>
        </text:list-item>
        <text:list-item>
          <text:p text:style-name="P87">You make your very own copy of this YKYWTMSMW page and add all your own YKYWTMSMW's to it so you can pretend Mara really put them on! </text:p>
        </text:list-item>
        <text:list-item>
          <text:p text:style-name="P87">You go to the barber with a picture of Serena and say, 'Make my hair look like THAT!" </text:p>
        </text:list-item>
        <text:list-item>
          <text:p text:style-name="P87">Your mother absent mindedly begins to hum the theme song to Sailor Moon and doesn't realize it until you, eyes filling with proud tears and elated, tell her so. </text:p>
        </text:list-item>
        <text:list-item>
          <text:p text:style-name="P87">Your mother/brother/sister/friend can outsmart loyal Moonies with her Sailor Moon knowledge/trivia; not because she likes or even watches the show, but because she's been listening to you babble on for so long. </text:p>
        </text:list-item>
        <text:list-item>
          <text:p text:style-name="P87">You search the net for every Ami in Japan and ask them all to marry you! </text:p>
        </text:list-item>
        <text:list-item>
          <text:p text:style-name="P87">You spend a whole year just trying to think up something to put in the YKYWTMSMW archive. </text:p>
        </text:list-item>
        <text:list-item>
          <text:p text:style-name="P87">People say you're a lunatic and you go crazy because Luna doesn't have ticks! </text:p>
        </text:list-item>
        <text:list-item>
          <text:p text:style-name="P87">You write to NASA asking them to take you to the Moon Kingdom. </text:p>
        </text:list-item>
        <text:list-item>
          <text:p text:style-name="P87">You paint your nails sparkly pink in the hopes that it will aid you in your efforts to transform into Sailor Moon. </text:p>
        </text:list-item>
        <text:list-item>
          <text:p text:style-name="P87">You take out your phaser, which you have because you are also a Trekkie, and whenever you shoot it you shout, "Moon... Phaser... Vaporization!" </text:p>
        </text:list-item>
        <text:list-item>
          <text:p text:style-name="P87">You finish reading all of the YKYWTMSMW's and you start to get tears of joy because you finally feel as if you are at home. </text:p>
        </text:list-item>
        <text:list-item>
          <text:p text:style-name="P87">After searching your local mall for earrings that look like Sailor Moon's in vain, you make an emergency trip to your local craft store to buy the supplies needed to make a pair. </text:p>
        </text:list-item>
        <text:list-item>
          <text:p text:style-name="P87">The more you watch Darien, the more irresistible he becomes to you. </text:p>
        </text:list-item>
        <text:list-item>
          <text:p text:style-name="P87">You dress up like Serena in hopes Alan will fall in love with you. </text:p>
        </text:list-item>
        <text:list-item>
          <text:p text:style-name="P87">You call your friends to help you raid YTV to get Sailor Moon tapes. </text:p>
        </text:list-item>
        <text:list-item>
          <text:p text:style-name="P87">You think about stopping school to watch Sailor Moon. </text:p>
        </text:list-item>
        <text:list-item>
          <text:p text:style-name="P87">You make your own constellations of Sailor Scouts! </text:p>
        </text:list-item>
        <text:list-item>
          <text:p text:style-name="P87">You look for the constellations "Tuxedo Mask" and "Andrew from the Arcade"! </text:p>
        </text:list-item>
        <text:list-item>
          <text:p text:style-name="P87">You and your sister go totally gaga every time Darien has any screen time. </text:p>
        </text:list-item>
        <text:list-item>
          <text:p text:style-name="P87">You currently have Sailor Moon characters decorating your desktop. </text:p>
        </text:list-item>
        <text:list-item>
          <text:p text:style-name="P87">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6"><text:soft-page-break/><text:span text:style-name="T25">You've changed the song "My Favorite things" to<text:line-break/></text:span><text:span text:style-name="T29">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87">You dress, talk, walk and look like Serena, down to you uniform for school. Now you are working on the Sailor Moon part. </text:p>
        </text:list-item>
        <text:list-item>
          <text:p text:style-name="P87">You start going out with a guy and accidentally call him Darien. </text:p>
        </text:list-item>
        <text:list-item>
          <text:p text:style-name="P87">On Halloween you and your boyfriend dress up as Serena and Darien or Sailor Moon and Tuxedo Mask or Princess Serena and Prince Darien or all three (by transformation). </text:p>
        </text:list-item>
        <text:list-item>
          <text:p text:style-name="P87">You fantasize about being the "New Generation Sailor Moon" and believe it is true. When you try to transform... YOU DO!!! </text:p>
        </text:list-item>
        <text:list-item>
          <text:p text:style-name="P87">You can think up YKYWTMSMW while you’re in History, Mythology and Chemistry but you can't do it while your at home staring at your computer trying to think up ones. </text:p>
        </text:list-item>
        <text:list-item>
          <text:p text:style-name="P87">Everything you own has a Sailor Moon related nickname. </text:p>
        </text:list-item>
        <text:list-item>
          <text:p text:style-name="P87">You loose sleep over whether you should dye your hair blue or blond. </text:p>
        </text:list-item>
        <text:list-item>
          <text:p text:style-name="P87">You conduct studies to see what happens to moonies when deprived of Sailor Moon paraphernalia. </text:p>
        </text:list-item>
        <text:list-item>
          <text:p text:style-name="P87">You send so many idea's to Mara that she awaits your e-mail every week at the same time/day. </text:p>
        </text:list-item>
        <text:list-item>
          <text:p text:style-name="P87">You think the DIC dubbers are from the Negaverse because they won't show the S series. </text:p>
        </text:list-item>
        <text:list-item>
          <text:p text:style-name="P87">You take it personally when your sister thinks she knows more about Sailor Moon than you when she has only watched one episode and she said she hated it. </text:p>
        </text:list-item>
        <text:list-item>
          <text:p text:style-name="P87">You take it personally when you aren't accepted into a Sailor Moon fan club. </text:p>
        </text:list-item>
        <text:list-item>
          <text:p text:style-name="P87">You take it personally when your Sailor Moon page didn't win an award. </text:p>
        </text:list-item>
        <text:list-item>
          <text:p text:style-name="P87">You make these up from personal experiences. </text:p>
        </text:list-item>
        <text:list-item>
          <text:p text:style-name="P87">You were disappointed when you saw "Mercury rising" because it had nothing to do with sailor mercury getting more powerful. </text:p>
        </text:list-item>
        <text:list-item>
          <text:p text:style-name="P87">Sailor Moon is consuming your computer. </text:p>
        </text:list-item>
        <text:list-item>
          <text:p text:style-name="P87">You don't have anything that doesn't have anything to do with Sailor Moon. </text:p>
        </text:list-item>
        <text:list-item>
          <text:p text:style-name="P87">You've renamed your 'Microsoft Word' to 'Sailor Moon Says'! </text:p>
        </text:list-item>
        <text:list-item>
          <text:p text:style-name="P87">The Papa John's you work at won't let you NEAR the small pans ever since you found out that they make EXCELLENT Moon Discuses... </text:p>
        </text:list-item>
        <text:list-item>
          <text:p text:style-name="P87">Several of the co-workers at your job are now moonies just from hearing you talk about the show, even though not a single one of them has ever seen an episode! </text:p>
        </text:list-item>
        <text:list-item>
          <text:p text:style-name="P87">On Halloween you lend out your sailor senshi costumes to all the little kids in the neighborhood, then dress up as Tuxedo Mask &amp; take them out trick-or-treating. </text:p>
        </text:list-item>
        <text:list-item>
          <text:p text:style-name="P87">The parents actually ask you to do it again next year, too! </text:p>
        </text:list-item>
        <text:list-item>
          <text:p text:style-name="P87">You cried uncontrollably for hours after Serena and Darien broke up but didn't even almost cry when you saw 'Titanic'. </text:p>
        </text:list-item>
        <text:list-item>
          <text:p text:style-name="P87">You were suspended from school for wearing a sailor scout uniform. </text:p>
        </text:list-item>
        <text:list-item>
          <text:p text:style-name="P87">You did it again when you came back. </text:p>
        </text:list-item>
        <text:list-item>
          <text:p text:style-name="P87">You carry a bottle of bubbles with you everywhere you go, just in case... </text:p>
        </text:list-item>
        <text:list-item>
          <text:p text:style-name="P87">Everytime you see a cute guy there always seem to be bubbles and flowers behind his head. </text:p>
        </text:list-item>
        <text:list-item>
          <text:p text:style-name="P87">You dressed up as a scout for Halloween and several months later you're still thinking of ways to improve your costume. </text:p>
        </text:list-item>
        <text:list-item>
          <text:p text:style-name="P87">Your MOM is doing something . . . and is reminded of Tuxedo Mask. </text:p>
        </text:list-item>
        <text:list-item>
          <text:p text:style-name="P87">You begin to think after a while, "So what if Alan is an alien.......he's still a hunkmeister!" </text:p>
        </text:list-item>
        <text:list-item>
          <text:p text:style-name="P87">You went into complete shock when Cartoon Network delayed showing the final episodes of Season R. </text:p>
        </text:list-item>
        <text:list-item>
          <text:p text:style-name="P87">While watching the Sound of Music you start singing "Doe, a dear a female dear, Raye, the sailor scout of Mars..." </text:p>
        </text:list-item>
        <text:list-item>
          <text:p text:style-name="P87"><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7">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7">You never can finish your homework because whenever you get started a brilliant YKYWTMSMW comes to you out of the blue. </text:p>
        </text:list-item>
        <text:list-item>
          <text:p text:style-name="P87">Any word starting with the letters SM remind you of Sailor Moon. Actually, now that you think about it, All words remind you of Sailor Moon. </text:p>
        </text:list-item>
        <text:list-item>
          <text:p text:style-name="P87">Thanks to your Sailor Moon obsession, your three year old sister can recite the names of all nine planets. </text:p>
        </text:list-item>
        <text:list-item>
          <text:p text:style-name="P87">You Sailor Moon obsession saved you from failing a test on the planets. </text:p>
        </text:list-item>
        <text:list-item>
          <text:p text:style-name="P87">You can't go a entire minute without mentioning Sailor Moon. </text:p>
        </text:list-item>
        <text:list-item>
          <text:p text:style-name="P87">You voted for Serena to be on the cover of "teen" magazine this month, and freaked when you found out she was in the lead so far. (Click here (http://www.pathfinder.com/teenpeople/gdml3/cover4.html) to vote, everybody!!!) </text:p>
        </text:list-item>
        <text:list-item>
          <text:p text:style-name="P87">You look on FMC (http://moonchat.animecity.ml.org/FMC/FMC-Login.ASP) to find Sailor Iao/Mara Jade. </text:p>
        </text:list-item>
        <text:list-item>
          <text:p text:style-name="P86"><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7">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2">You want to be exactly like Raye... ouch...</text:p>
        </text:list-item>
      </text:list>
      <text:p text:style-name="P28">From http://www.geocities.com/Tokyo/Towers/2374/index.html (SMPSYCHO)</text:p>
      <text:list xml:id="list135235436233533" text:continue-numbering="true" text:style-name="WW8Num23">
        <text:list-item>
          <text:p text:style-name="P84"><text:soft-page-break/>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You know that if you look hard enough, you can find the steps up to 'Fruit Parlor CROWN'.</text:p>
        </text:list-item>
        <text:list-item>
          <text:p text:style-name="P84">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text:soft-page-break/>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You're a guy and you consider going out as one of the Amazon Trio on Halloween, no matter what anybody might think.</text:p>
        </text:list-item>
        <text:list-item>
          <text:p text:style-name="P84">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35234935736722" text:continue-numbering="true" text:style-name="WW8Num23">
        <text:list-item>
          <text:p text:style-name="P85">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text:soft-page-break/>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You start to pronounce Sailor Moon as Serra-Muun when you talk about the show to your friends.</text:p>
        </text:list-item>
        <text:list-item>
          <text:p text:style-name="P84">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text:soft-page-break/>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You debate whether to jump off a bridge or cut yourself on the wrist on February 8.</text:p>
        </text:list-item>
        <text:list-item>
          <text:p text:style-name="P84">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text:soft-page-break/>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text:soft-page-break/>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text:soft-page-break/>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text:soft-page-break/>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text:soft-page-break/>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35233913309067"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text:soft-page-break/>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text:soft-page-break/>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text:soft-page-break/>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text:soft-page-break/>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text:soft-page-break/>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text:soft-page-break/>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text:soft-page-break/>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13">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35235401210869"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text:soft-page-break/>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84">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111">(REMOVED)</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text:soft-page-break/>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You hate comets just because they suppose to come from Nemesis.</text:p>
        </text:list-item>
        <text:list-item>
          <text:p text:style-name="P84">You were expecting something naughty about Serena and Darien here.</text:p>
        </text:list-item>
        <text:list-item>
          <text:p text:style-name="P84">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110">(REMOVED)</text:p>
        </text:list-item>
        <text:list-item>
          <text:p text:style-name="P84"><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4">[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13">You've dressed as one of the senshi. In public.</text:p>
        </text:list-item>
      </text:list>
      <text:p text:style-name="P31">---While on your vacation at Universal Studios...---</text:p>
      <text:list xml:id="list135234434831680" text:continue-numbering="true" text:style-name="WW8Num23">
        <text:list-item>
          <text:p text:style-name="P84">You immediately suspect that the clowns in the Mardi Gras parade throwing bead necklaces are from the Negaverse</text:p>
        </text:list-item>
        <text:list-item>
          <text:p text:style-name="P84">When ever you hear a little kid wailing while standing in line, you turn around and ask, "Serena!?"</text:p>
        </text:list-item>
        <text:list-item>
          <text:p text:style-name="P84">To the embarrassment of your parents, when ever Jaws leaps out of the water during the Jaws ride, you yell, "Shining Aqua Illusion!" (Or Shabon Spray)</text:p>
        </text:list-item>
        <text:list-item>
          <text:p text:style-name="P84">You think the Senshi may be involved when the decorative pool in the hotel is shaped like a crescent moon</text:p>
        </text:list-item>
        <text:list-item>
          <text:p text:style-name="P84">And it is confirmed when you find out there is a town nearby called "Jupiter"</text:p>
        </text:list-item>
        <text:list-item>
          <text:p text:style-name="P84"><text:soft-page-break/>When you actually start to MISS the opening theme to the show</text:p>
        </text:list-item>
        <text:list-item>
          <text:p text:style-name="P84">You lay awake at night and wonder if your VCR is REALLY taping the show</text:p>
        </text:list-item>
        <text:list-item>
          <text:p text:style-name="P84">And when asked about the highlight of your vacation, tell them it was being able to watch the shows when you returned home</text:p>
        </text:list-item>
        <text:list-item>
          <text:p text:style-name="P84">You conclude that the Negaverse is behind the "Day with Barney" show and Barney is a youma</text:p>
        </text:list-item>
        <text:list-item>
          <text:p text:style-name="P84">You assault him while making the appropriate hand movements and saying "In the name of the moon, I will punish you!"</text:p>
        </text:list-item>
        <text:list-item>
          <text:p text:style-name="P84">At night, when the spotlight are turned on you think, "Oh my gosh! That's Reeny's energy signature! (124-134 <text:s/>- laura1222@aol.com (Laura 1222)) (I didn't do all of this stuff... ...probably only about half of it...;) )</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When wish your cat was smaller (and friendlier) so she could ride on your shoulder like Luna does.</text:p>
        </text:list-item>
        <text:list-item>
          <text:p text:style-name="P84">You look for SM references in everything you see/hear in life. (135-138 <text:s/>- nephlyte7@aol.com (Nephlyte 7))</text:p>
        </text:list-item>
        <text:list-item>
          <text:p text:style-name="P109"><text:span text:style-name="T25">When you're reading King Lear in English, and you see the lines </text:span><text:span text:style-name="T29">"It is the stars,/The stars above us govern our condition"</text:span><text:span text:style-name="T25"> And you wonder how Shakespeare knew Nephlyte. :) - cj136@FreeNet.Carleton.CA (Sarah Mark)</text:span></text:p>
        </text:list-item>
        <text:list-item>
          <text:p text:style-name="P111">(REMOVED)</text:p>
        </text:list-item>
        <text:list-item>
          <text:p text:style-name="P84">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13">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35233936040227"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110">(REMOVE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111">(REMOVED)</text:p>
        </text:list-item>
        <text:list-item>
          <text:p text:style-name="P84">You can play Alan's flute music on your flute, piccolo, and piano.</text:p>
        </text:list-item>
        <text:list-item>
          <text:p text:style-name="P84">You can play the theme song too.</text:p>
        </text:list-item>
        <text:list-item>
          <text:p text:style-name="P84"><text:soft-page-break/>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09"><text:span text:style-name="T25">You read Shakespeare's _Henry V_ prologue and see this line: </text:span><text:span text:style-name="T29">"Assume the port of Mars, and at his heels"</text:span><text:span text:style-name="T25">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text:soft-page-break/>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110">(REMOVED)</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text:soft-page-break/>You start calling a girl you like "Meatball head", tell her things like "Are you stupid or just plain lazy?" or "I'm not worried, I know your gonna fail" because you KNOW this is the way to win her heart. (guys only)</text:p>
        </text:list-item>
        <text:list-item>
          <text:p text:style-name="P110">(REMOVED)</text:p>
        </text:list-item>
        <text:list-item>
          <text:p text:style-name="P84">You fill a balloon with helium, stick eyes, ears, whiskers &amp; an antenna on it and then start asking it for advice.</text:p>
        </text:list-item>
        <text:list-item>
          <text:p text:style-name="P110">(REMOVED)</text:p>
        </text:list-item>
        <text:list-item>
          <text:p text:style-name="P84">You are driving a car and when you turn the headlights on you shout "Venus crescent beam smash!"</text:p>
        </text:list-item>
        <text:list-item>
          <text:p text:style-name="P84">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111">(REMOVED)</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111">(REMOVED)</text:p>
        </text:list-item>
        <text:list-item>
          <text:p text:style-name="P84">Your house looks like the Crystal Palace from Crystal Tokyo.</text:p>
        </text:list-item>
        <text:list-item>
          <text:p text:style-name="P84">You become purely nocturnal, just to look at the moon.</text:p>
        </text:list-item>
        <text:list-item>
          <text:p text:style-name="P111">(REMOVED)</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09"><text:span text:style-name="T31"><text:s/></text:span><text:span text:style-name="T25">(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text:soft-page-break/>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You drove the guards nuts talking about how they looked like Jadeite.</text:p>
        </text:list-item>
        <text:list-item>
          <text:p text:style-name="P113">You offered to sell your soul to keep SM on the air in NA.</text:p>
        </text:list-item>
      </text:list>
      <text:p text:style-name="P31">---During the Olympics...---</text:p>
      <text:list xml:id="list135234006358243" text:continue-numbering="true" text:style-name="WW8Num23">
        <text:list-item>
          <text:p text:style-name="P84">You keep looking for a blonde girl with really long pigtails on the Japanese discus team.</text:p>
        </text:list-item>
        <text:list-item>
          <text:p text:style-name="P84"><text:soft-page-break/>Whenever you play Monopoly, you insist on using the top hat.</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4">You get terrible scores in the Windows _Solitaire: Sailor Moon Edition_(It's Solitaire but with Sailor Moon pics on the cards!!) because you spend all your time admiring the cards instead of concentrating on the game.</text:p>
        </text:list-item>
        <text:list-item>
          <text:p text:style-name="P113">You fax your local newspaper a scathing two page letter when they print a derogatory SM article (I did that to the Toronto Star; they got OVER 10,000 letters - more mail on one subject than they ever got in their 104 year history!)</text:p>
        </text:list-item>
      </text:list>
      <text:p text:style-name="P31">---At the CNE (Canadian National Exhibition)...---</text:p>
      <text:list xml:id="list135233914931294" text:continue-numbering="true" text:style-name="WW8Num23">
        <text:list-item>
          <text:p text:style-name="P84">(Stars)You and a friend stand at the MR. SUB deeply pondering which sandwich to buy - and you both immediately say, "Sub-marine reflection".</text:p>
        </text:list-item>
        <text:list-item>
          <text:p text:style-name="P84">You run around the CyberCafe replacing all the PCs' desktop wallpaper with Sailor Moon pics downloaded from the Internet. (308-315 - gregory.lam@ablelink.org (Gregory Lam))</text:p>
        </text:list-item>
        <text:list-item>
          <text:p text:style-name="P84">You've started using those 'Turn 5$ into 10,000$' schemes in order to come up with the cash to sponsor the continued dubbing of Sailor Moon.(On your own terms, of course)</text:p>
        </text:list-item>
        <text:list-item>
          <text:p text:style-name="P84">Your answering machine greeting says "Welcome to the Sailor Moon Awareness Network..."</text:p>
        </text:list-item>
        <text:list-item>
          <text:p text:style-name="P84">Somebody actually leaves a message on said machine saying "Hi, I'd like to report some suspicious activities by the Moonies..."</text:p>
        </text:list-item>
        <text:list-item>
          <text:p text:style-name="P84">And you follow up on it, thinking the caller was talking about a Sailor Moon convention!</text:p>
        </text:list-item>
        <text:list-item>
          <text:p text:style-name="P84">Activating/deactivating your car alarm, you first do the movements and pose of your favorite Sailor attack before pressing the butto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P84">When you put five TVs and VCRs side by side and watch the English, Japanese, Cantonese, Mandarin, and French editions simultaneously...</text:p>
        </text:list-item>
        <text:list-item>
          <text:p text:style-name="P8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3">When you give yourself a lame Internet nickname based on a SM character... (317-328 - Tuxedo Ramen)</text:p>
        </text:list-item>
      </text:list>
      <text:p text:style-name="P31">---At the hospital...---</text:p>
      <text:list xml:id="list135235482307957" text:continue-numbering="true" text:style-name="WW8Num23">
        <text:list-item>
          <text:p text:style-name="P84">You wake up from surgery and the first thing you think about is Sailor Moon.</text:p>
        </text:list-item>
        <text:list-item>
          <text:p text:style-name="P84">Whenever a nurse asks about your Sailor Moon pillow you feel the need to go into the whole DiC's not going to dub anymore episodes thing.</text:p>
        </text:list-item>
        <text:list-item>
          <text:p text:style-name="P84">You name the stuffed lamb that you got as a present Mako-chan.</text:p>
        </text:list-item>
        <text:list-item>
          <text:p text:style-name="P84">Your grandma brings you roses and you wonder how she knows Tuxedo Mask.</text:p>
        </text:list-item>
        <text:list-item>
          <text:p text:style-name="P84"><text:soft-page-break/>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4">You're more concerned about what you missed on a.f.s-m than catching up on your homework :P (329-334 - Andrea Doolan &lt;ajhd@king.igs.net&gt; (who thinks Usagi could cook better than _anyone_ at the hospital))</text:p>
        </text:list-item>
        <text:list-item>
          <text:p text:style-name="P84">You return your Mistress Nine Halloween costume back as defective merchandise because the 6 foot-long wig doesn't actually strangle people. - inspired by Wendy "Sailor Saturn" Clark</text:p>
        </text:list-item>
        <text:list-item>
          <text:p text:style-name="P84">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P84">They wonder why you simply *must* mention the Death Busters or Hotaru and Tomoe in EVERY conversation (not ALL the time...) (336-342 - *The Original* Sailor Saturn &lt;wtclark@tpoint.net&gt;)</text:p>
        </text:list-item>
        <text:list-item>
          <text:p text:style-name="P113">A young girl with blonde hair in meatballs wearing a sailor outfit on Halloween tells you, "You're obsessed!" - EKEARNEY@flemingc.on.ca (Evan Kearney)</text:p>
        </text:list-item>
      </text:list>
      <text:p text:style-name="P31">---Working at a bookstore (in the kids' section)...---</text:p>
      <text:list xml:id="list135235546377711" text:continue-numbering="true" text:style-name="WW8Num23">
        <text:list-item>
          <text:p text:style-name="P84">You think "Return to the Bunny Planet" MUST be about the Silver Millenium or Crystal Tokyo.</text:p>
        </text:list-item>
        <text:list-item>
          <text:p text:style-name="P84">You can't pass a book called "Fish Eyes" without cracking up.</text:p>
        </text:list-item>
        <text:list-item>
          <text:p text:style-name="P84">You always have a piece of paper on the info. desk at work so you can write down all the YKYWTMSMWs you notice that day.</text:p>
        </text:list-item>
        <text:list-item>
          <text:p text:style-name="P84">You agonize about not being able to remember all the YKYWTMSMWs you thought of that day.</text:p>
        </text:list-item>
        <text:list-item>
          <text:p text:style-name="P84">You pass "Amazon Alphabet" and think "A for Amazons, B for Bad, C for CereCere, D for Dumb, E for Evil, F for Fisheye..."</text:p>
        </text:list-item>
        <text:list-item>
          <text:p text:style-name="P84">You FREAK OUT after seeing a newspaper headline "Sailors' remains found after crash" (344-349 - eponine@delphi.ccs.neu.edu (Jennifer Wand))</text:p>
        </text:list-item>
        <text:list-item>
          <text:p text:style-name="P8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09"><text:span text:style-name="T25">You do a dir/s on your moon directory and get: </text:span><text:span text:style-name="T29">2,459 file(s) <text:s/>749,491,262 bytes</text:span><text:span text:style-name="T25">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text:soft-page-break/>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text:soft-page-break/>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13">You're talking about the Italian eatery East Side Mario's, and it occurs to you that its abbreviation (ESM) also stands for Eternal Sailor Moon.</text:p>
        </text:list-item>
      </text:list>
      <text:p text:style-name="P15">From http://www.geocities.com/TimesSquare/4818/</text:p>
      <text:p text:style-name="P15">("The Annals of YKYWTMSMW Volume II" compiled by Tom Ragsdale and Gregory Lam)</text:p>
      <text:p text:style-name="P15"/>
      <text:list xml:id="list135234860701089"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text:soft-page-break/>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You start having dreams about marrying each of the Sailor Scouts</text:p>
        </text:list-item>
        <text:list-item>
          <text:p text:style-name="P84">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09"><text:span text:style-name="T25">You're watching an episode of "Bewitched" and Samantha says, regarding her sister: </text:span><text:span text:style-name="T29">"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09"><text:span text:style-name="T25">You see an article in the TV Times from the Sunday paper, and it starts: </text:span><text:span text:style-name="T29">"Star Power! It's not the rallying cry of a new superhero from Japan. . ."</text:span><text:span text:style-name="T25">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09"><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09"><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text:soft-page-break/>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4">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text:soft-page-break/>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13">You hear the voices of the Senshi in your head, and conclude that they must be your Goddesses. You then start your own religion. (Senshiism)</text:p>
        </text:list-item>
      </text:list>
      <text:p text:style-name="P31">---During the Olympics...---</text:p>
      <text:list xml:id="list135233696820537" text:continue-numbering="true" text:style-name="WW8Num23">
        <text:list-item>
          <text:p text:style-name="P84">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84">When a girl named Michelle wins a gold in swimming, and you are elated, cause of course she's Michiru and you've been yelling Deep Submerge all through her race.</text:p>
        </text:list-item>
        <text:list-item>
          <text:p text:style-name="P84">You're watching Dominque Moceanu do her routine on the floor exercise and you can imagine her doing it to the NA SM Theme, and all the girls in the stands and on the floor singing along? </text:p>
        </text:list-item>
        <text:list-item>
          <text:p text:style-name="P84">Kerri Strug was doing her last vault to help the US team get the gold, you can hear in the background 'Carry On'.</text:p>
        </text:list-item>
        <text:list-item>
          <text:p text:style-name="P84">You think the coolest thing possible in the gymnastics event would be one of the girls doing their floor exercise to a Sailor Moon song, and ending in one of the Scouts.</text:p>
        </text:list-item>
        <text:list-item>
          <text:p text:style-name="P84">Your method of cheering in the decathlon involves yelling "MOON TIARA ACTION" for the discus, and "SPARKLING WIDE PRESSURE" for the shot put.</text:p>
        </text:list-item>
        <text:list-item>
          <text:p text:style-name="P84">You think Serena could take the gold in the 100 m Sprint, if you told her she was late to school.</text:p>
        </text:list-item>
        <text:list-item>
          <text:p text:style-name="P84">You can't decide to cheer for Japan or America.</text:p>
        </text:list-item>
        <text:list-item>
          <text:p text:style-name="P113">You can decide, and choose Japan.</text:p>
        </text:list-item>
      </text:list>
      <text:p text:style-name="P29">From http://www.reeny.org/smoon.html</text:p>
      <text:list xml:id="list135235071360109" text:continue-numbering="true" text:style-name="WW8Num23">
        <text:list-item>
          <text:p text:style-name="P88">Your goal in life is to convert the world into LOVING Sailor Moon. </text:p>
        </text:list-item>
        <text:list-item>
          <text:p text:style-name="P88">You've seriously considered petitioning your university/college to let you teach a course all about Sailor Moon and its impact on society! ;) </text:p>
        </text:list-item>
        <text:list-item>
          <text:p text:style-name="P88">You would LOVE to go to Japan just so you could learn Japanese and watch all those Sailor Moon episodes that aren't translated, sub-titled or dubbed over into English yet! </text:p>
        </text:list-item>
        <text:list-item>
          <text:p text:style-name="P88">You have however, borrowed Sailor Moon episodes in Japanese, just to gaze in admiration at the awesome animation and you SWEAR you could figure out what's going on in the plot. </text:p>
        </text:list-item>
        <text:list-item>
          <text:p text:style-name="P88">You're SO caught up in Sailor Moon that you even SOUND like your favorite character - you've got the whining down pat! </text:p>
        </text:list-item>
        <text:list-item>
          <text:p text:style-name="P88">You think that you and your significant other are EXACTLY like Darien &amp; Serena and are therefore destined to be together forever! </text:p>
        </text:list-item>
        <text:list-item>
          <text:p text:style-name="P88">You LIVE Sailor Moon. </text:p>
        </text:list-item>
        <text:list-item>
          <text:p text:style-name="P88"><text:soft-page-break/>On the full moon, you think you are at your peak power and NOTHING bad could happen to you then! </text:p>
        </text:list-item>
        <text:list-item>
          <text:p text:style-name="P88">You have all the translated episodes on tape and watch them SO frequently that you know every character's lines! </text:p>
        </text:list-item>
        <text:list-item>
          <text:p text:style-name="P88">You get so wrapped up in each episode that you laugh and cry along with the characters (even if you've seen it so many times you know what's going to happen) </text:p>
        </text:list-item>
        <text:list-item>
          <text:p text:style-name="P88">You play your Sailor Moon CDs loud and proud in your car, despite the weird looks you get from other drivers! </text:p>
        </text:list-item>
        <text:list-item>
          <text:p text:style-name="P88">You walk around and catch yourself humming Sailor Moon songs. </text:p>
        </text:list-item>
        <text:list-item>
          <text:p text:style-name="P88">Your little sister (who is more in the target age group for Sailor Moon than you are) buys YOU Sailor Moon dolls and doesn't buy any for herself! And you're GLAD to get them!</text:p>
        </text:list-item>
        <text:list-item>
          <text:p text:style-name="P88">You have your very own Crescent Moon Wand (which doubles as a lipstick) and you go around healing your friends and family. </text:p>
        </text:list-item>
        <text:list-item>
          <text:p text:style-name="P88">You begged and whined until your boyfriend bought you a tiara and a stuffed version of Luna so you could feel like Serena :) </text:p>
        </text:list-item>
        <text:list-item>
          <text:p text:style-name="P88">You have one of those name-chains with "Serena" on it. </text:p>
        </text:list-item>
        <text:list-item>
          <text:p text:style-name="P88">You have a keychain about how hard it is to be a Princess. </text:p>
        </text:list-item>
        <text:list-item>
          <text:p text:style-name="P88">You love diamonds because they remind you of the Silver Crystal. </text:p>
        </text:list-item>
        <text:list-item>
          <text:p text:style-name="P88">Pink is your favorite color! (heh!) </text:p>
        </text:list-item>
        <text:list-item>
          <text:p text:style-name="P88">You're so addicted you make a whole WEBPAGE to show the WORLD how much you're addicted... ;) </text:p>
        </text:list-item>
        <text:list-item>
          <text:p text:style-name="P88">You always wear your favorite character's colors. Thanks Dara! </text:p>
        </text:list-item>
        <text:list-item>
          <text:p text:style-name="P88">You find yourself striking your fave character's transformation positions. Thanks Dara! </text:p>
        </text:list-item>
        <text:list-item>
          <text:p text:style-name="P88">You figure out how to play "Carry On" on your guitar. Thanks Link! </text:p>
        </text:list-item>
        <text:list-item>
          <text:p text:style-name="P88">You dream about SM episodes in your sleep. Thanks LaJaguaria! </text:p>
        </text:list-item>
        <text:list-item>
          <text:p text:style-name="P88">You're caught drawing SM pictures on your home-work. Thanks LaJaguaria! </text:p>
        </text:list-item>
        <text:list-item>
          <text:p text:style-name="P88">Since they don't make a SM wallpaper, you decide to cover every square inch of your walls with Sailor Moon pics. Thanks Serena! </text:p>
        </text:list-item>
        <text:list-item>
          <text:p text:style-name="P88">All your friends refer to you as 'That Sailor Moon Addict'. </text:p>
        </text:list-item>
        <text:list-item>
          <text:p text:style-name="P88">You add to these 'You know you watch too much Sailor Moon when...' lists. </text:p>
        </text:list-item>
        <text:list-item>
          <text:p text:style-name="P88">You gather a bunch of friends and people you don't even know to create a Sailor Moon arcade game. </text:p>
        </text:list-item>
        <text:list-item>
          <text:p text:style-name="P88">Your girlfriend grows her hair really long and ties it up into meatballs just to look like Serena. The above are thanks to the Mage of Light </text:p>
        </text:list-item>
        <text:list-item>
          <text:p text:style-name="P88">You have turned just about all your friends into SM Fanatics! </text:p>
        </text:list-item>
        <text:list-item>
          <text:p text:style-name="P88">You find yourself talking about SM with your friends more than 50% of the time! The above are thanks to Jynx Da Cat! </text:p>
        </text:list-item>
        <text:list-item>
          <text:p text:style-name="P88">You get your five closest friends together and dress up as the Sailor Scouts for Halloween. Thanks Len! </text:p>
        </text:list-item>
        <text:list-item>
          <text:p text:style-name="P88">You write an essay all about how you wish you were one of the Sailor Scouts. </text:p>
        </text:list-item>
        <text:list-item>
          <text:p text:style-name="P88">Every time the moon's full you pray to Queen Serenity to create REAL Sailor Scouts and have you as their leader. </text:p>
        </text:list-item>
        <text:list-item>
          <text:p text:style-name="P88">You insist on naming all of your pets after Sailor Moon characters. The above are thanks to Kristen! </text:p>
        </text:list-item>
        <text:list-item>
          <text:p text:style-name="P88">You decide to name your children after the characters from Sailor Moon! Thanks Jamie! 8) </text:p>
        </text:list-item>
        <text:list-item>
          <text:p text:style-name="P88">You try to turn your black dog into a CAT and tape a crescent moon onto its forehead. Thanks Cece! </text:p>
        </text:list-item>
        <text:list-item>
          <text:p text:style-name="P88">You sang a song from Sailor Moon for a play audition. </text:p>
        </text:list-item>
        <text:list-item>
          <text:p text:style-name="P88">You wander through the alleys all day trying to give Luna a chance to find you. </text:p>
        </text:list-item>
        <text:list-item>
          <text:p text:style-name="P88">You dress up like Sailor Moon for your grandmother's birthday party and everyone there knows that you're obsessed with that "darn Sailor Planet thingy"! The above are thanks to Sailor Aquamarine! </text:p>
        </text:list-item>
        <text:list-item>
          <text:p text:style-name="P88">You and your friends are each one of the Scouts and you call them by their Scout names in PUBLIC! Thanks Julie! </text:p>
        </text:list-item>
        <text:list-item>
          <text:p text:style-name="P88">You are studying ancient Egypt in school and you make a booklet about the tomb of Queen Serenity. Thanks Lauren! </text:p>
        </text:list-item>
        <text:list-item>
          <text:p text:style-name="P88">You want to dye your hair pink and put it into those famous meatballs and get red contacts so you can look just like Reeny! Thanks Jamie! 8)</text:p>
        </text:list-item>
        <text:list-item>
          <text:p text:style-name="P88"><text:soft-page-break/>Your AWARD winning science project is a model of the solar system complete with bios of every sailor scout, pictures of castles on their planets and a little model of the Moon Kingdom having a party. Thanks Sarah! </text:p>
        </text:list-item>
        <text:list-item>
          <text:p text:style-name="P88">You wish, even if you're not single, to be dating one of the Sailor Scouts. Thanks Adam K </text:p>
        </text:list-item>
        <text:list-item>
          <text:p text:style-name="P88">You constantly fantasize about being a Sailor Scout. </text:p>
        </text:list-item>
        <text:list-item>
          <text:p text:style-name="P88">You are passionately in love with Darien. </text:p>
        </text:list-item>
        <text:list-item>
          <text:p text:style-name="P88">You go to school dances alone hoping that Tuxedo Mask will show up, and when he doesn't, you know that he has a legitimate reason for not doing so. </text:p>
        </text:list-item>
        <text:list-item>
          <text:p text:style-name="P88">You believe that your ex-boyfriend is from the Negaverse. </text:p>
        </text:list-item>
        <text:list-item>
          <text:p text:style-name="P88">You have a real thing for blue, acordian-pleated skirts. </text:p>
        </text:list-item>
        <text:list-item>
          <text:p text:style-name="P88">You rationalize pigging out by thinking, "Hey, Serena does it." </text:p>
        </text:list-item>
        <text:list-item>
          <text:p text:style-name="P88">You want to take a princess seminar just because Serena did. </text:p>
        </text:list-item>
        <text:list-item>
          <text:p text:style-name="P88">You are always trying to make little kids cry to see if a cresent moon shows up on their foreheads. </text:p>
        </text:list-item>
        <text:list-item>
          <text:p text:style-name="P111">(REMOVED)</text:p>
        </text:list-item>
        <text:list-item>
          <text:p text:style-name="P88">You honestly believe that Y2K will be the beginning of the Neo-Silver Millenium. </text:p>
        </text:list-item>
        <text:list-item>
          <text:p text:style-name="P88">You sit in front of the fire place for hours to see if you can read the flames like Raye does. </text:p>
        </text:list-item>
        <text:list-item>
          <text:p text:style-name="P88">You do your bedroom in a bunny motif. </text:p>
        </text:list-item>
        <text:list-item>
          <text:p text:style-name="P88">You become suspicious of all cosmetics sales people.(a.k.a the Four Twisted Sisters) </text:p>
        </text:list-item>
        <text:list-item>
          <text:p text:style-name="P88">You're afraid to touch trees for fear that they'll suck out your energy. </text:p>
        </text:list-item>
        <text:list-item>
          <text:p text:style-name="P88">In objecting to dissection in biology, you suggest a unit in space botany instead. All of the above are thanks to Bunny &amp; Zelda! Thanks guys! </text:p>
        </text:list-item>
        <text:list-item>
          <text:p text:style-name="P88">You record every minute of a channel hoping to record some Sailor Moon commercials. </text:p>
        </text:list-item>
        <text:list-item>
          <text:p text:style-name="P88">You fly to Japan to find that rare (in America, popular in Japan) Sailor Pluto toothbrush. </text:p>
        </text:list-item>
        <text:list-item>
          <text:p text:style-name="P88">You will not speak with someone unless he/she refers to you as "Princess Serena of the Silver Millenium" </text:p>
        </text:list-item>
        <text:list-item>
          <text:p text:style-name="P88">You search every arcade in the state looking for a Sailor V video game. </text:p>
        </text:list-item>
        <text:list-item>
          <text:p text:style-name="P88">You recite every line from all translated episodes, hoping Lucas will make a Sailor Moon movie and discover you. All of the above are thanks to Venus-Cat! </text:p>
        </text:list-item>
        <text:list-item>
          <text:p text:style-name="P88">In class when you raise your hand, you just want to say, "Moon Prism Power." Or other Transformations chants. </text:p>
        </text:list-item>
        <text:list-item>
          <text:p text:style-name="P88">You wonder why the scouts (when they transform) get their nails painted and then cover them with gloves. </text:p>
        </text:list-item>
        <text:list-item>
          <text:p text:style-name="P88">Even though you are allergic to cats, you still get a black cat and name her Luna, a white cat and name him Artemis, and hope they have a purple kitten so you could name her Diana. </text:p>
        </text:list-item>
        <text:list-item>
          <text:p text:style-name="P88">Sometimes you correct others by saying your name is, "Serena," or any other scout name. </text:p>
        </text:list-item>
        <text:list-item>
          <text:p text:style-name="P88">All (or some) your chat names, e-mail names, or code names are Sailor Moon related. </text:p>
        </text:list-item>
        <text:list-item>
          <text:p text:style-name="P88">You talk about Sailor Moon 60% of the time. </text:p>
        </text:list-item>
        <text:list-item>
          <text:p text:style-name="P88">You love Sailor Moon so much, your parents think you should join "Sailor Moon Anynomous." </text:p>
        </text:list-item>
        <text:list-item>
          <text:p text:style-name="P88">When you order Sailor Moon stuff and don't get it right away, you cry like Serena. </text:p>
        </text:list-item>
        <text:list-item>
          <text:p text:style-name="P88">You always compare yourself, and people you know to the Sailor Socuts. </text:p>
        </text:list-item>
        <text:list-item>
          <text:p text:style-name="P88">When you miss a Sailor Moon episode, you cry! </text:p>
        </text:list-item>
        <text:list-item>
          <text:p text:style-name="P88">You don't mind your school having school uniforms as long as there exactly like the ones in the series. </text:p>
        </text:list-item>
        <text:list-item>
          <text:p text:style-name="P88">You memorize every attack and transformation poses or your favorite,or all of the Sailor Scouts. </text:p>
        </text:list-item>
        <text:list-item>
          <text:p text:style-name="P88">You're exactly like your favorite scout, it doesn't even surpise you! </text:p>
        </text:list-item>
        <text:list-item>
          <text:p text:style-name="P88">Your friends call you "Meatball Head" because of your hair style. </text:p>
        </text:list-item>
        <text:list-item>
          <text:p text:style-name="P88">You have joined so many Sailor Moon clubs, you can't even count them. </text:p>
        </text:list-item>
        <text:list-item>
          <text:p text:style-name="P88">You look up Sailor Moon info, pics, and GIFs everyday on the internet. </text:p>
        </text:list-item>
        <text:list-item>
          <text:p text:style-name="P88">When you have kids someday, you'll have them watch, and try to make them obsessed with Sailor Moon. </text:p>
        </text:list-item>
        <text:list-item>
          <text:p text:style-name="P88">Whenever there is a mirror, you check your forehead if there is any Sailor Scout Symbols there. </text:p>
        </text:list-item>
        <text:list-item>
          <text:p text:style-name="P88">Or you take markers and draw a Sailor Scout Symbol on your forehead. </text:p>
        </text:list-item>
        <text:list-item>
          <text:p text:style-name="P88">You wish your pen was the "Luna Pen" or a transformation stick. </text:p>
        </text:list-item>
        <text:list-item>
          <text:p text:style-name="P88">You save up your money, even every penny, to buy Sailor Moon stuff. </text:p>
        </text:list-item>
        <text:list-item>
          <text:p text:style-name="P88"><text:soft-page-break/>You want to learn how to sew and have your very own sewing machine so you can make a Sailor Scout outfit. </text:p>
        </text:list-item>
        <text:list-item>
          <text:p text:style-name="P88">You always hope someone you like, or your boyfriend gives you red or white roses. </text:p>
        </text:list-item>
        <text:list-item>
          <text:p text:style-name="P88">You try to make your boyfriend dress like tuxedo mask for a Halloween dance and you wear a Sailor Moon outfit. Or make him wear a Prince Darien costume and you a Princess Serena costume. </text:p>
        </text:list-item>
        <text:list-item>
          <text:p text:style-name="P88">You sometimes get Nega vibes and feel that the Negaverse is near. </text:p>
        </text:list-item>
        <text:list-item>
          <text:p text:style-name="P88">You wish you lived at a temple like Raye's. </text:p>
        </text:list-item>
        <text:list-item>
          <text:p text:style-name="P88">You wish your cat could talk like Luna, Artemis, or Diana. </text:p>
        </text:list-item>
        <text:list-item>
          <text:p text:style-name="P88">You actually think there is a Sailor Moon....or that you are Sailor Moon! All of the above are thanks to Jennie! Thanks so much! </text:p>
        </text:list-item>
        <text:list-item>
          <text:p text:style-name="P88">You actually conned one of your roommates into taping the show every day that you're not home to tape it yourself! Thanks Samantha! </text:p>
        </text:list-item>
        <text:list-item>
          <text:p text:style-name="P88">You choose not to have any friends exept for a pink haired girl so you can be like Hotaru. </text:p>
        </text:list-item>
        <text:list-item>
          <text:p text:style-name="P88">Whenever you get mad at someone, you bash them over the head with a broomstick that you taped a paper blade to and scream "Death reborn revolution!" </text:p>
        </text:list-item>
        <text:list-item>
          <text:p text:style-name="P88">You tell everyone at school that your dad is a mad scientist. </text:p>
        </text:list-item>
        <text:list-item>
          <text:p text:style-name="P88">If someone doesn't call you Tomoe Hotaru, you attack them with your homemade silence glaive. </text:p>
        </text:list-item>
        <text:list-item>
          <text:p text:style-name="P88">You have so many lamps in your bedroom that planes sometimes try to land at your house! </text:p>
        </text:list-item>
        <text:list-item>
          <text:p text:style-name="P88">You say you live in a mansion when you actually live in a co-op. </text:p>
        </text:list-item>
        <text:list-item>
          <text:p text:style-name="P88">You say that your parents are two women named Michiru-mama and Haruka-papa, when your parents names are really Gilbert and Ingred! All of the above are thanks to Lexington! </text:p>
        </text:list-item>
        <text:list-item>
          <text:p text:style-name="P88">You can spell Usagi in Kanji(A form of writing in symbols that Japanese use similar to the Chinese) </text:p>
        </text:list-item>
        <text:list-item>
          <text:p text:style-name="P88">You can carry on a conversation in Japanese with a person from Japan and they understand you. </text:p>
        </text:list-item>
        <text:list-item>
          <text:p text:style-name="P88">If school gets delayed because it's too foggy and you scream "Thank You Mercury" as loud as you can, out of the window. </text:p>
        </text:list-item>
        <text:list-item>
          <text:p text:style-name="P88">You get kicked out of a car dealership for standing on all of their red Ferrari's and screaming "You're going down Nephlite" as the security men are pulling you off the car. </text:p>
        </text:list-item>
        <text:list-item>
          <text:p text:style-name="P88">You get a 30% on a test and are not upset, because now you are just a little more like Serena. </text:p>
        </text:list-item>
        <text:list-item>
          <text:p text:style-name="P88">People in your French class wonder why you're not taking Japanese and you respond "If our school had a Japanese class I would". </text:p>
        </text:list-item>
        <text:list-item>
          <text:p text:style-name="P88">You secretly talk to your fireplace when no one is watching. </text:p>
        </text:list-item>
        <text:list-item>
          <text:p text:style-name="P88">You buy a cockatoo and dye it purple(If you've seen the episode you know what I'm talking about). </text:p>
        </text:list-item>
        <text:list-item>
          <text:p text:style-name="P88">The word usage makes you think of Usagi. </text:p>
        </text:list-item>
        <text:list-item>
          <text:p text:style-name="P88">During the weekends you used to go through withdrawal, but now you go through withdrawal during the commercials! All of the above are thanks to Neo- Queen Serenity! Thanks so much! </text:p>
        </text:list-item>
        <text:list-item>
          <text:p text:style-name="P88">You think that your cat is proud of you when you memorize the transformation and destroying phrases that Sailor Moon and the Sailor Scouts use. Thanks Courtney! </text:p>
        </text:list-item>
        <text:list-item>
          <text:p text:style-name="P88">The first thing you say in the morning is one of the transformations (e.g. moon prism power), hoping that when you look into the mirror you will be a Sailor Scout. Thanks Kevin! </text:p>
        </text:list-item>
        <text:list-item>
          <text:p text:style-name="P88">You keep a package of temporary crescent moon tattoos around for cheering you up when you're depressed. </text:p>
        </text:list-item>
        <text:list-item>
          <text:p text:style-name="P88">You can't go to sleep without listening to the Sailor Moon theme at least once! </text:p>
        </text:list-item>
        <text:list-item>
          <text:p text:style-name="P88">You're looking for a set of translucent wings to put on your Neo-Queen Serenity outfit. </text:p>
        </text:list-item>
        <text:list-item>
          <text:p text:style-name="P88">You're having a Sailor Moon tiara made especially for you. </text:p>
        </text:list-item>
        <text:list-item>
          <text:p text:style-name="P88">Your computer has a SM background. </text:p>
        </text:list-item>
        <text:list-item>
          <text:p text:style-name="P88">You refuse to leave the house at 4 o'clock for any reason, so that you can watch 'the show'. </text:p>
        </text:list-item>
        <text:list-item>
          <text:p text:style-name="P88">You insist on watching a taped SM episode at 4 o'clock on Saturdays and Sundays so that you won't have to go a day without it. </text:p>
        </text:list-item>
        <text:list-item>
          <text:p text:style-name="P88">You're considering a class in martial arts. </text:p>
        </text:list-item>
        <text:list-item>
          <text:p text:style-name="P88">You're considering a class in Japanese. </text:p>
        </text:list-item>
        <text:list-item>
          <text:p text:style-name="P88">You don't have to read the subtitles on your subtitled SM movies anymore, you know all the words by heart. </text:p>
        </text:list-item>
        <text:list-item>
          <text:p text:style-name="P88">You can sing the SM theme song, both sets of lyrics, in both languages. </text:p>
        </text:list-item>
        <text:list-item>
          <text:p text:style-name="P88">Whenever the subject of Japan comes up in your geography class, you know more than the teacher. All of the above are thanks to LadyPolgara! Thanks so much! </text:p>
        </text:list-item>
        <text:list-item>
          <text:p text:style-name="P88"><text:soft-page-break/>You start to call your bf Mamo-chan and you get really mad when he calls you by your name and not Usako. </text:p>
        </text:list-item>
        <text:list-item>
          <text:p text:style-name="P88">You go to the race track hoping to met someone like Haruka. </text:p>
        </text:list-item>
        <text:list-item>
          <text:p text:style-name="P88">You call your teacher Miss H. </text:p>
        </text:list-item>
        <text:list-item>
          <text:p text:style-name="P88">You try to cook like Makoto and hope that Usagi will come up and ask for some food. All of the above are thanks to HarukaslrUranus2! Thanks! </text:p>
        </text:list-item>
        <text:list-item>
          <text:p text:style-name="P88">When you convince your English teacher to let you write an English paper about Sailor Moon. Thanks Diana! </text:p>
        </text:list-item>
        <text:list-item>
          <text:p text:style-name="P88">You create your own SM character and give her a background, real name, transformation music, famous quote... </text:p>
        </text:list-item>
        <text:list-item>
          <text:p text:style-name="P88">You tape every episode of SM off TV just for insurance. </text:p>
        </text:list-item>
        <text:list-item>
          <text:p text:style-name="P88">You don't like anyone unless they know something about Japanese anime. All of the above are thanks to S.T. </text:p>
        </text:list-item>
        <text:list-item>
          <text:p text:style-name="P88">Whenever you write a story you include the names of characters in it and make them the main characters. </text:p>
        </text:list-item>
        <text:list-item>
          <text:p text:style-name="P88">You get WAY too hyped about gaining half a pound. </text:p>
        </text:list-item>
        <text:list-item>
          <text:p text:style-name="P88">When your mom takes you shopping for your birthday, you go into a store and buy everything from Sailor Moon...even the things you don't really like... </text:p>
        </text:list-item>
        <text:list-item>
          <text:p text:style-name="P88">Your sister buys you a Sailor Moon journal from Claire's with her own money for no occasion whatsoever. All of the above are thanks to Katibugk11 </text:p>
        </text:list-item>
        <text:list-item>
          <text:p text:style-name="P88">You find yourself dressing up as sailor moon and running around town saying "In the name of the moon, I will punish you! Thanks Selene! </text:p>
        </text:list-item>
        <text:list-item>
          <text:p text:style-name="P88">You tell your teacher all about anime and Sailor Moon right before his or her trip to Japan, conveniently, hoping to be brought back some SM presents! </text:p>
        </text:list-item>
        <text:list-item>
          <text:p text:style-name="P88">Right before you open your locker, you yell, "Locker Opening Activation!!!" </text:p>
        </text:list-item>
        <text:list-item>
          <text:p text:style-name="P88">While watching a NASCAR race, you yell, "Sailor Scouts, start your engines!" </text:p>
        </text:list-item>
        <text:list-item>
          <text:p text:style-name="P88">During a hockey game, when your team scores, you yell, "goal scoring power!" All of the above are thanks to TDCmoongrl! </text:p>
        </text:list-item>
        <text:list-item>
          <text:p text:style-name="P88">Your favorites' list page on your start icon has Sailor Moon, and ONLY sailor moon web sites (and takes up the whole screen). </text:p>
        </text:list-item>
        <text:list-item>
          <text:p text:style-name="P88">One of your things to do today (and everyday) is to add a YKYWTMSMW to the list. The above are thanks to Maurice! </text:p>
        </text:list-item>
        <text:list-item>
          <text:p text:style-name="P88">You wonder why the SM movies haven't won an Oscar yet. </text:p>
        </text:list-item>
        <text:list-item>
          <text:p text:style-name="P88">You wonder why Sailor Moon or any of the other scouts don't have stars on the Walk of Fame. Thanks Rei Holt! </text:p>
        </text:list-item>
        <text:list-item>
          <text:p text:style-name="P88">You sing the SM songs while you're asleep. Thanks Sailor Neptune! </text:p>
        </text:list-item>
        <text:list-item>
          <text:p text:style-name="P88">Your parents are getting sick of Sailor Moon so they use it as a punishment if you get into trouble! </text:p>
        </text:list-item>
        <text:list-item>
          <text:p text:style-name="P88">You tape every SM episode, fearing they might replace it with some weird show. Thanks Young! </text:p>
        </text:list-item>
        <text:list-item>
          <text:p text:style-name="P88">You get mad at someone and try to throw your tiara at them. </text:p>
        </text:list-item>
        <text:list-item>
          <text:p text:style-name="P88">The "golf ball" at Epcot reminds you if the Imperium Silver Crystal. </text:p>
        </text:list-item>
        <text:list-item>
          <text:p text:style-name="P88">You ask for Sailor Moon stuff for graduation. </text:p>
        </text:list-item>
        <text:list-item>
          <text:p text:style-name="P88">You get it. The above are thanks to Lady Jupiter! </text:p>
        </text:list-item>
        <text:list-item>
          <text:p text:style-name="P88">You scare your friend every time she comes over by playing Sailor Scouts vs. The Negaverse. </text:p>
        </text:list-item>
        <text:list-item>
          <text:p text:style-name="P88">Your high school has nominated you as prom queen and your sweetie as King and you convince him to go as Prince Darien and you as Neo Queen Serenity.</text:p>
        </text:list-item>
        <text:list-item>
          <text:p text:style-name="P88">You get accepted to Harvard but you won't go because they don't get the Cartoon Network. </text:p>
        </text:list-item>
        <text:list-item>
          <text:p text:style-name="P8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8">You have a dream where you are Sailor Moon (and you are a guy). </text:p>
        </text:list-item>
        <text:list-item>
          <text:p text:style-name="P88">You have multiple Sailor Moon desktop themes on your computer. </text:p>
        </text:list-item>
        <text:list-item>
          <text:p text:style-name="P88">You insist that EVERY computer on your network MUST have a Sailor Moon desktop theme. </text:p>
        </text:list-item>
        <text:list-item>
          <text:p text:style-name="P88">You create your own Sailor Moon version of Monopoly. </text:p>
        </text:list-item>
        <text:list-item>
          <text:p text:style-name="P88">You're a guy and you wear Sailor Moon Underwear. </text:p>
        </text:list-item>
        <text:list-item>
          <text:p text:style-name="P88">You're a guy and you have Sailor Moon's hair style. </text:p>
        </text:list-item>
        <text:list-item>
          <text:p text:style-name="P88"><text:soft-page-break/>You program your own Sailor Moon game. </text:p>
        </text:list-item>
        <text:list-item>
          <text:p text:style-name="P88">You get your favorite Scout symbol tattooed on your forehead. The above are thanks to David! </text:p>
        </text:list-item>
        <text:list-item>
          <text:p text:style-name="P88">You don't sleep in on the weekends just to see Sailor Moon whip butt!! Thanks Polgara! </text:p>
        </text:list-item>
        <text:list-item>
          <text:p text:style-name="P88">You buy an island to try to make a palace on it and train two cats to talk. Thanks Marie! </text:p>
        </text:list-item>
        <text:list-item>
          <text:p text:style-name="P88">You don't go on a cruise ship, for obvious reasons. </text:p>
        </text:list-item>
        <text:list-item>
          <text:p text:style-name="P88">You go to the bodybuilding championships and the first team up is Molly &amp; Melvin. Thanks TDC! </text:p>
        </text:list-item>
        <text:list-item>
          <text:p text:style-name="P88">You wish your whole report was about how much you know about Sailor Moon because you know you'll get straight A's. Thanks RP! </text:p>
        </text:list-item>
        <text:list-item>
          <text:p text:style-name="P88">You see Darien kiss Serena you get really frustrated and wish it was you giving her that kiss. </text:p>
        </text:list-item>
        <text:list-item>
          <text:p text:style-name="P88">You wont let anyone into your home or look at anything belonging to you because you are afraid they will learn that you are a Sailor Scout. </text:p>
        </text:list-item>
        <text:list-item>
          <text:p text:style-name="P88">You get accepted to Princeton but won't go because they won't let you take your talking cat with you. </text:p>
        </text:list-item>
        <text:list-item>
          <text:p text:style-name="P88">You hide under your bed everytime there are dark clouds covering the sky. Who knows, maybe it really IS the Negaverse this time. </text:p>
        </text:list-item>
        <text:list-item>
          <text:p text:style-name="P88">You always wear a top hat, tux, cape, carry a retractable cane, throw roses at everybody who looks evil, and walk around humming Tuxedo Mask's Theme. (If you are a boy SM fanatic) </text:p>
        </text:list-item>
        <text:list-item>
          <text:p text:style-name="P88">Every five minutes you practice throwing a frisbee just right - who knows you might need that skill one of these days. </text:p>
        </text:list-item>
        <text:list-item>
          <text:p text:style-name="P88">Everytime you open a music box, you expect it to play the song from Serena's locket. The above are thanks to Mike! </text:p>
        </text:list-item>
        <text:list-item>
          <text:p text:style-name="P88">You're sitting in math class and you hear the word "prism", you just have to yell 'POWER'! Thanks Erin! </text:p>
        </text:list-item>
        <text:list-item>
          <text:p text:style-name="P88">You have the entire collection of Sailor Moon dolls and you play with them every day... at the age of twenty! Thanks Nefertari! </text:p>
        </text:list-item>
        <text:list-item>
          <text:p text:style-name="P88">You scream at your substitute teacher for calling you by your real name instead of "Neo Queen Serenity of the Moon Kingdom". </text:p>
        </text:list-item>
        <text:list-item>
          <text:p text:style-name="P88">When you get a super good grade (which hopefully is quite often) you shout "Moon Prism Power!" in front of everyone, and you're proud of it. </text:p>
        </text:list-item>
        <text:list-item>
          <text:p text:style-name="P88">You and your friends run around in public "Saving the world from the Negaverse." </text:p>
        </text:list-item>
        <text:list-item>
          <text:p text:style-name="P88">You get your hair dyed blue, like Sailor Mercury. </text:p>
        </text:list-item>
        <text:list-item>
          <text:p text:style-name="P88">Whenever a bully picks on you, you shout "In the name of the moon, I will punish you!" </text:p>
        </text:list-item>
        <text:list-item>
          <text:p text:style-name="P88">You print out so many pictures of Sailor Moon, that your Mom has to practically kick you off the computer to save the world's ink supply. The above are thanks to Alicia! </text:p>
        </text:list-item>
        <text:list-item>
          <text:p text:style-name="P88">You turn your markers into transformation pens. Thanks Irma! </text:p>
        </text:list-item>
        <text:list-item>
          <text:p text:style-name="P88">You are always late for class just like Serena. </text:p>
        </text:list-item>
        <text:list-item>
          <text:p text:style-name="P88">Your answering machine has the Sailor Moon theme on it. </text:p>
        </text:list-item>
        <text:list-item>
          <text:p text:style-name="P88">You fly to Japan to see all the SM movie and shows. </text:p>
        </text:list-item>
        <text:list-item>
          <text:p text:style-name="P88">You only eat pancakes just like Reeny. The above are thanks to Jayla! </text:p>
        </text:list-item>
        <text:list-item>
          <text:p text:style-name="P88">You watch the Williams sisters play tennis &amp; you wonder if they changed their names because they like the show so much, or if their parents had some sort of a premonition. </text:p>
        </text:list-item>
        <text:list-item>
          <text:p text:style-name="P88">You even make your own SM word search. </text:p>
        </text:list-item>
        <text:list-item>
          <text:p text:style-name="P8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8">You're talking on the phone to your other moonie friend she falls asleep listening to you talk about Sailor Moon for the 100th time again today. Thanks SailorJupiterKin! </text:p>
        </text:list-item>
        <text:list-item>
          <text:p text:style-name="P88">Your family and friends can match you to at least 110 of the requirements on this page. Thanks GalaxyGoddess! </text:p>
        </text:list-item>
        <text:list-item>
          <text:p text:style-name="P88">You can't remember your own name because everyone calls you Serena or Neo-Queen Serenity of the Moon Kingdom. </text:p>
        </text:list-item>
        <text:list-item>
          <text:p text:style-name="P88">You ask "People can watch too much Sailor Moon? </text:p>
        </text:list-item>
        <text:list-item>
          <text:p text:style-name="P88">You believe there isn't enough SailorMoon in the world. </text:p>
        </text:list-item>
        <text:list-item>
          <text:p text:style-name="P88">You believe that your little cousin is coming between you and your boyfriend. </text:p>
        </text:list-item>
        <text:list-item>
          <text:p text:style-name="P88">You take pictures of your face and tape them to pictures of Sailor Moon. </text:p>
        </text:list-item>
        <text:list-item>
          <text:p text:style-name="P88">You claim your little Cousin Rini (whose real name is Emily) is really your child. </text:p>
        </text:list-item>
        <text:list-item>
          <text:p text:style-name="P88"><text:soft-page-break/>You talk or argue with a poster of SailorMoon. </text:p>
        </text:list-item>
        <text:list-item>
          <text:p text:style-name="P88">You hear it talk or argue back. </text:p>
        </text:list-item>
        <text:list-item>
          <text:p text:style-name="P88">When your friend calls you Serena or any other scouts' real name You're proud she got it right. </text:p>
        </text:list-item>
        <text:list-item>
          <text:p text:style-name="P88">You only wear clothes you swear you've seen Serena or one of her friends wear. </text:p>
        </text:list-item>
        <text:list-item>
          <text:p text:style-name="P88">Your boyfriend's name is Jake and you call him Darien and he gets jealous because you "spend too much time with this unknown guy". The above are thanks to GalaxyGoddess! </text:p>
        </text:list-item>
        <text:list-item>
          <text:p text:style-name="P88">You and your other SM fanatic friend have a contest to see who can get more SM printouts and you win even though you don't have a computer! </text:p>
        </text:list-item>
        <text:list-item>
          <text:p text:style-name="P88">You buy some of that shampoo that makes your hair grow faster so you can finally put it up in meatballs. </text:p>
        </text:list-item>
        <text:list-item>
          <text:p text:style-name="P88">You cuss out people who say "Sailor Moon sucks". </text:p>
        </text:list-item>
        <text:list-item>
          <text:p text:style-name="P88">You cry when you listen to "My Only Love". </text:p>
        </text:list-item>
        <text:list-item>
          <text:p text:style-name="P88">You have the same birthday as a Sailor Scout and you just know that secretly you're them. </text:p>
        </text:list-item>
        <text:list-item>
          <text:p text:style-name="P88">You try to squeeze in Sailor Moon to every conversation. </text:p>
        </text:list-item>
        <text:list-item>
          <text:p text:style-name="P114">You paint your nails just so you can say your favorite Sailor Scouts transformation line. The above are thanks to Princess Serena.</text:p>
        </text:list-item>
      </text:list>
      <text:p text:style-name="P29">From http://lavender.fortunecity.com/mockingbird/76/smpage.html</text:p>
      <text:list xml:id="list135235098704529" text:continue-numbering="true" text:style-name="WW8Num23">
        <text:list-item>
          <text:p text:style-name="P88">When it doesn't come on, you burst into tears.</text:p>
        </text:list-item>
        <text:list-item>
          <text:p text:style-name="P88">You see people playing cards, and you yell," Oh my gosh, everyone hide, it's Alan and Ann!"</text:p>
        </text:list-item>
        <text:list-item>
          <text:p text:style-name="P88">You take an astronomy course just to learn more about the moon.</text:p>
        </text:list-item>
        <text:list-item>
          <text:p text:style-name="P88">Someone tells you that they've never seen the show, and you say sympathetically, "Poor deprived creature."</text:p>
        </text:list-item>
        <text:list-item>
          <text:p text:style-name="P88">Every time you go on the Internet, that's all you look up. In fact, you even make your own web page about it. (hee hee)</text:p>
        </text:list-item>
        <text:list-item>
          <text:p text:style-name="P88">You see a fire, and you run to it, wave bunches of paper around, and say," Sacred fire, tell me of my future!"</text:p>
        </text:list-item>
        <text:list-item>
          <text:p text:style-name="P88">After you break up a fight and lecture the two involved, you wink and say," Sailor Moon Says...heeheehee!"</text:p>
        </text:list-item>
        <text:list-item>
          <text:p text:style-name="P88">During a notebook check, the teacher has trouble finding the notes in between all the Sailor Moon doodles.</text:p>
        </text:list-item>
        <text:list-item>
          <text:p text:style-name="P88">When you're outside, you pick up a stick and yell, "Moon Sceptre Elimination!"</text:p>
        </text:list-item>
        <text:list-item>
          <text:p text:style-name="P88">It is your main goal in life to convert everyone you know into a Moonie.</text:p>
        </text:list-item>
        <text:list-item>
          <text:p text:style-name="P88">You look at every music store around for the CD, and whine to the clerk when they don't have it.</text:p>
        </text:list-item>
        <text:list-item>
          <text:p text:style-name="P88">Your friends notice lip marks all over a picture of Darien you have printed out. (Submitted by mailto:ILuvLucy77@aol.com)</text:p>
        </text:list-item>
        <text:list-item>
          <text:p text:style-name="P88">You buy a Sailor Moon doll of your best friend's favorite character, stick pins in it to see if it affects her, and it does. (Submitted by ILuvLucy77)</text:p>
        </text:list-item>
        <text:list-item>
          <text:p text:style-name="P88">You live in an area where they don't get Cartoon Network, and you persuade one of your friends who does to tape it for you every single day.</text:p>
        </text:list-item>
        <text:list-item>
          <text:p text:style-name="P88">You and one of you friends buy plain white t-shirts and iron on pictures of Sailor Moon that you have printed.</text:p>
        </text:list-item>
        <text:list-item>
          <text:p text:style-name="P88">You buy one of the electric-static-lightning balls (what are they called?) and rub your hands over to look like Beryl.</text:p>
        </text:list-item>
        <text:list-item>
          <text:p text:style-name="P88">You call the school bully a "Nega-creep."</text:p>
        </text:list-item>
        <text:list-item>
          <text:p text:style-name="P110">(REMOVED)</text:p>
        </text:list-item>
        <text:list-item>
          <text:p text:style-name="P88">You are so into Sailor Moon that you name your cats Luna or Artemis (Submitted by Grovin98@aol.com)</text:p>
        </text:list-item>
        <text:list-item>
          <text:p text:style-name="P88">You pray that Sailor Moon will survive in the next episode (Submitted by Grovin98@aol.com)</text:p>
        </text:list-item>
        <text:list-item>
          <text:p text:style-name="P88">You sing the Sailor Moon song in chorus instead of the song you are supposed to sing.(Submitted by Grovin98@aol.com)</text:p>
        </text:list-item>
        <text:list-item>
          <text:p text:style-name="P88">Whenever you light a match you shout "Mars....Fire.....Ignite!" (Submitted by defaultuser@domain.com)</text:p>
        </text:list-item>
        <text:list-item>
          <text:p text:style-name="P88"><text:soft-page-break/>Every Halloween, you and your friends dress up like the characters, changing the costumes like theirs do for every season. (Submitted by BlndDncer9@aol.com)</text:p>
        </text:list-item>
        <text:list-item>
          <text:p text:style-name="P88">You and a small group of friends *insist* that you're Sailor Moon, and they're the four Sailor Scouts...."Honest!" (Submitted by ANITA98100@aol.com)</text:p>
        </text:list-item>
        <text:list-item>
          <text:p text:style-name="P88">You insist on calling every good-looking guy a 'Hunk of shoova!' (-Molly, in the ep. where Rei is found to be Sailor Mars) (Submitted by ANITA98100@aol.com)</text:p>
        </text:list-item>
        <text:list-item>
          <text:p text:style-name="P88">You carry a spare glowstick around as your 'Moon Pen' (or wand)(Submitted by ANITA98100@aol.com)</text:p>
        </text:list-item>
        <text:list-item>
          <text:p text:style-name="P88">You're a waitress, and you use a Tuxedo Mask pen to take down orders! (Sometimes I use my Bunny pen...)(Submitted by ANITA98100@aol.com)</text:p>
        </text:list-item>
        <text:list-item>
          <text:p text:style-name="P88">You pass out Sailor Moon valentines. (Submitted by ANITA98100@aol.com) </text:p>
        </text:list-item>
        <text:list-item>
          <text:p text:style-name="P88">You lie awake at night wondering if Serena and Darian will get back together. (Submitted by defaultuser@domain.com)</text:p>
        </text:list-item>
        <text:list-item>
          <text:p text:style-name="P88">You dump your best friend 'cause she likes the Spice Girls and search for someone who will be your friend AND likes Sailor Moon. (Submitted by defaultuser@domain.com)</text:p>
        </text:list-item>
        <text:list-item>
          <text:p text:style-name="P88">You ask every musicbox store to see if they can specially make a musicbox for you that plays 'Darien and Serena's' moon locket song. (Submitted by Claudia618@aol.com)</text:p>
        </text:list-item>
        <text:list-item>
          <text:p text:style-name="P88">You rent a tuxedo and a dozen roses just to masqurade as Tuxedo mask for a night. (Submitted by UUUVUUVUUU@aol.com)</text:p>
        </text:list-item>
        <text:list-item>
          <text:p text:style-name="P88">You start imagining Rini's Luna-P following you around. (Submitted by SplashJewl@aol.com)</text:p>
        </text:list-item>
        <text:list-item>
          <text:p text:style-name="P88">You go to school in the morning you take a marker,draw a moon on your forehead, and go around school all day saying Luna finally found you!!! (Submitted by Titanmoon@webtv.net)</text:p>
        </text:list-item>
        <text:list-item>
          <text:p text:style-name="P88">While playing crack the whip you drive your friends nuts by screaming Venus Love Chain Encircle!(Submitted by SandShrew-700@webtv.net)</text:p>
        </text:list-item>
        <text:list-item>
          <text:p text:style-name="P88">Your blanket and pillow are Sailor Moon. (Submitted by Rick142@webtv.net)</text:p>
        </text:list-item>
        <text:list-item>
          <text:p text:style-name="P88">When you go to the Doctor, and insist you don't have the flu, but the Negaverse has been stealing your energy. (Submitted by ANITA98100@aol.com)</text:p>
        </text:list-item>
        <text:list-item>
          <text:p text:style-name="P88">You have more energy than a busload of kindergarteners!! This comes from eating so many nutritional pancakes!! ^_~ (Submitted by ANITA98100@aol.com)</text:p>
        </text:list-item>
        <text:list-item>
          <text:p text:style-name="P88">You fussed at the poor lady at the Cloth World store when she insisted she couldn't order any fabric with little bunnies and moons on it. (Submitted by ANITA98100@aol.com)</text:p>
        </text:list-item>
        <text:list-item>
          <text:p text:style-name="P88">You then bought a fabric stenciling kit, and.....well, you're still working on it! (Submitted by ANITA98100@aol.com)</text:p>
        </text:list-item>
        <text:list-item>
          <text:p text:style-name="P88">You suspect your inability to paint the fabric in a Sailor Moon motif is also a Negaverse scheme. (Submitted by ANITA98100@aol.com)</text:p>
        </text:list-item>
        <text:list-item>
          <text:p text:style-name="P88">You borrow your best friend's kid sister daily so you can practice making meatballs! (Submitted by ANITA98100@aol.com)</text:p>
        </text:list-item>
        <text:list-item>
          <text:p text:style-name="P88">You're growing your hair out so you can make your own meatballs! (Submitted by ANITA98100@aol.com)</text:p>
        </text:list-item>
        <text:list-item>
          <text:p text:style-name="P8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8">You know you watched too much sailor moon when your name's Ann so you find a boy in band playing the flute named Alan and ask him out! (Submitted by QueeSerena@aol.com)</text:p>
        </text:list-item>
        <text:list-item>
          <text:p text:style-name="P88">You want a cat so you can name it Luna, but your mom's allergic to cats so you put cat ears on your dog and glue a crescent moon to his head. (Submitted by SailorJenna@aol.com)</text:p>
        </text:list-item>
        <text:list-item>
          <text:p text:style-name="P88">You dream about it and go to school with your hair in meat balls. (Submitted by QueenSerena@aol.com)</text:p>
        </text:list-item>
        <text:list-item>
          <text:p text:style-name="P88">Your science teacher sends you to the principal's office for throwing darts at the beryllium square on the periodic table. (Submitted by Ularym@aol.com)</text:p>
        </text:list-item>
        <text:list-item>
          <text:p text:style-name="P88">You get a life size painting of tuxedo mask on your wall. (Submitted by LaerPearce@IntegrityOnline7.com)</text:p>
        </text:list-item>
        <text:list-item>
          <text:p text:style-name="P88">You won't go to the movies on weekdays during the summer unless its after 4:30 cuz you'll miss sailor moon. (Submitted by LaerPearce@IntegrityOnline7.com)</text:p>
        </text:list-item>
        <text:list-item>
          <text:p text:style-name="P88">You dye your hair pink and say your Rini. (Submitted by granal@email.msn.com)</text:p>
        </text:list-item>
        <text:list-item>
          <text:p text:style-name="P88"><text:soft-page-break/>You learn how to play the Sailor Moon theme song on your keyboard. (Submitted by par2323@mail.net-connect.net)</text:p>
        </text:list-item>
        <text:list-item>
          <text:p text:style-name="P88">You keep getting a guestbook at GuestWorld(www.lpage.com) until the subdomain of where your guestbook belongs in(i.e. mars.guestworld.com, neptune.guestworld.com) is the planet of one of your favorite Senshi.</text:p>
        </text:list-item>
        <text:list-item>
          <text:p text:style-name="P88">You see fours everywhere, in the weirdest places, and you didn't start to notice it until you started watching Sailor Moon and said you were Sailor Jupiter. (Submitted by tapwoc311@email.msn.com)</text:p>
        </text:list-item>
        <text:list-item>
          <text:p text:style-name="P88">Everyday you bookmark a new Sailor Moon page on your computer. (Submitted by Saturnpwr1@aol.com)</text:p>
        </text:list-item>
        <text:list-item>
          <text:p text:style-name="P88">Your friends can't call you because you're on the internet all the time searching for Sailor Moon pics. (Submitted by Saturnpwr1@aol.com)</text:p>
        </text:list-item>
        <text:list-item>
          <text:p text:style-name="P88">You search every toy store for Sailor Moon collectibles to add to your collection. (Submitted by Saturnpwr1@aol.com)</text:p>
        </text:list-item>
        <text:list-item>
          <text:p text:style-name="P88">You mistakenly call you boyfriend Darien. (Submitted by Saturnpwr1@aol.com)</text:p>
        </text:list-item>
        <text:list-item>
          <text:p text:style-name="P88">You dream that you're Serena and you're marrying Darien. (Submitted by Saturnpwr1@aol.com)</text:p>
        </text:list-item>
        <text:list-item>
          <text:p text:style-name="P88">You'll start to cry if they don't make anymore Sailor Moon episodes. (Submitted by Saturnpwr1@aol.com)</text:p>
        </text:list-item>
        <text:list-item>
          <text:p text:style-name="P88">You cry at Sailor Moon but not at Titanic. (Submitted by Saturnpwr1@aol.com)</text:p>
        </text:list-item>
        <text:list-item>
          <text:p text:style-name="P88">Every time you see a black Cat you scream at it. "Luna I've finally found you." And when it doesn't ANSWER you say. "Luna what's wrong talk to ME!! (Submitted by SailorSkye18283@cs.com)</text:p>
        </text:list-item>
        <text:list-item>
          <text:p text:style-name="P88">You've noticed that Queen Berel and Santa both come from the North Pole and wonder if they're in league. (Submitted by Sailor_Pheniox@hotmail.com.)</text:p>
        </text:list-item>
        <text:list-item>
          <text:p text:style-name="P88">You've gotten sent to the councler at school for writing evil next to beryllium on the periodic table of elements. (Submitted by Sailor_Pheniox@hotmail.com.)</text:p>
        </text:list-item>
        <text:list-item>
          <text:p text:style-name="P88">You turn your councler into a moonie. (Submitted by Sailor_Pheniox@hotmail.com.) </text:p>
        </text:list-item>
        <text:list-item>
          <text:p text:style-name="P88">You go through withdrawal not just between episodes but during commercials. (Submitted by Sailor_Pheniox@hotmail.com.)</text:p>
        </text:list-item>
        <text:list-item>
          <text:p text:style-name="P88">Anything Sailor Moon you put in protecto things! (Submitted by meatballhead@USwest.net.)</text:p>
        </text:list-item>
        <text:list-item>
          <text:p text:style-name="P88">Part of your school folder is dedicated to Sailor Moon PICS. (Submitted by meatballhead@USwest.net.)</text:p>
        </text:list-item>
        <text:list-item>
          <text:p text:style-name="P88">Your room is a sailor moon shrine. (Submitted by meatballhead@USwest.net.)</text:p>
        </text:list-item>
        <text:list-item>
          <text:p text:style-name="P88">You spend all your allowance on Sailor Moon memorabilia (but I guess I should save a little for lunch money, huh?). Submitted by meatballhead@USwest.net.)</text:p>
        </text:list-item>
        <text:list-item>
          <text:p text:style-name="P88">You only date guys that are named Darien, and you made all your friends change there names to Lita, Amy, Raye, and Mina. And you change your name to either Serena or bunny. (Submitted by SailorSkye18283@cs.com.)</text:p>
        </text:list-item>
        <text:list-item>
          <text:p text:style-name="P88">You screamed at your teacher because your school uniforms aren't like the one's on Sailor moon and you're SAILOR MOON!! (Submitted by SailorSkye18283@cs.com.)</text:p>
        </text:list-item>
        <text:list-item>
          <text:p text:style-name="P88">When someone says moon you scream "WHAT DID SOME ONE JUST SAY SAILOR MOON? WHAT ABOUT SAILOR MOON? I LOVE SAILOR MOON MORE THEN LIFE IF THERE WASN'T SAILOR MOON THEN I WOULD DIE!! (Submitted by SailorSkye18283@cs.com.)</text:p>
        </text:list-item>
        <text:list-item>
          <text:p text:style-name="P88">You tape every episode every day. And till the next episode comes on you watch that one over and over and over and over and over. (Submitted by SailorSkye18283@cs.com.)</text:p>
        </text:list-item>
        <text:list-item>
          <text:p text:style-name="P88">If all you eat are meatballs. (Submitted by carpenito1@mediaone.net.)</text:p>
        </text:list-item>
        <text:list-item>
          <text:p text:style-name="P88">If you can't stop humming the Sailormoon theme in your head over and over. (Submitted by carpenito1@mediaone.net.)</text:p>
        </text:list-item>
        <text:list-item>
          <text:p text:style-name="P88">If you're named Diana and you tell every one your 2 cats (coincidently named Artimus and Luna) are your real parents and are under an evil spell. (Submitted by carpenito1@mediaone.net.)</text:p>
        </text:list-item>
        <text:list-item>
          <text:p text:style-name="P88">If your desktop theme is Sailormoon, your screensaver is sailor moon, and you have nothing on your comp but sailor moon music and pictures. (Submitted by carpenito1@mediaone.net.)</text:p>
        </text:list-item>
        <text:list-item>
          <text:p text:style-name="P88">When you made your science product, you did a probe of the sailor system, and you put little scouts on the planets. and sailor moon and tux mask on the moon kissing. (Submitted by SailorSkye18283@cs.com.)</text:p>
        </text:list-item>
        <text:list-item>
          <text:p text:style-name="P88">If you stay up all Saturday night and watch Sailor Moon on Toonami. (Submitted by alvinancy@eatel.net.)</text:p>
        </text:list-item>
        <text:list-item>
          <text:p text:style-name="P88"><text:soft-page-break/>If you make a Sailor Moon poster (like I am). Submitted by alvinancy.eatel.net.) </text:p>
        </text:list-item>
        <text:list-item>
          <text:p text:style-name="P88">You learn gymnastics just so you can learn the "disguise pen" jump thing done by Luna. (Submitted by mailto:catsndragons@home.com)</text:p>
        </text:list-item>
        <text:list-item>
          <text:p text:style-name="P88">You know absolutely nothing about the show, yet you continually create characters for it and then write fanfics based on those characters... (Submitted by ddreddragon@yahoo.com.)</text:p>
        </text:list-item>
        <text:list-item>
          <text:p text:style-name="P88">You continually demand that your friends call you Lita... (Submitted by ddreddragon@yahoo.com.)</text:p>
        </text:list-item>
        <text:list-item>
          <text:p text:style-name="P88">You aspire to dye your hair black so you'll look more like Darian... (Submitted by ddreddragon@yahoo.com.)</text:p>
        </text:list-item>
        <text:list-item>
          <text:p text:style-name="P88">Your best friend happens to look and act like Sailor Jupiter... (Submitted by ddreddragon@yahoo.com.)</text:p>
        </text:list-item>
        <text:list-item>
          <text:p text:style-name="P88">You play downloaded Sailor Moon Midis until your parents wish you were dead... (Submitted by ddreddragon@yahoo.com.)</text:p>
        </text:list-item>
        <text:list-item>
          <text:p text:style-name="P88">You download over 20MB worth of Sailor Moon crap a day... (Submitted by ddreddragon@yahoo.com.)</text:p>
        </text:list-item>
        <text:list-item>
          <text:p text:style-name="P88">You can't remember your own birthday, but have all the Sailor Scouts' birthdays memorized and marked on your calendar at home...(Submitted by ddreddragon@yahoo.com.)</text:p>
        </text:list-item>
        <text:list-item>
          <text:p text:style-name="P88">You are in major debt because you buy sailor moon stuff at internet auctions. (Submitted by trophy@mddc.com.)</text:p>
        </text:list-item>
        <text:list-item>
          <text:p text:style-name="P88">If you have 5 or more messages on this site. (Submitted by SilverPanther.)</text:p>
        </text:list-item>
        <text:list-item>
          <text:p text:style-name="P88">You dump your boyfriend, because you swear Darien winked at you, and you KNOW he's finally noticed you after all these years! (Submitted by maryk@dialpoint.net.)</text:p>
        </text:list-item>
        <text:list-item>
          <text:p text:style-name="P88">When you have dreams that you are Sailormoon every night and wonder what they mean. (Submitted by Lilyg64895@aol.com.)</text:p>
        </text:list-item>
        <text:list-item>
          <text:p text:style-name="P88">At school, you run around looking for trouble-makers, and, when you find one, you raise your hand and shout "Moon Prism Power!" (Submitted by mltrout@prairieweb.com.)</text:p>
        </text:list-item>
        <text:list-item>
          <text:p text:style-name="P88">When you tape every episode and then act it out right after you watch it so that someday when the worlds being attacked by evil forces youll know what to do. (Submitted by sailor@erinet.com.)</text:p>
        </text:list-item>
        <text:list-item>
          <text:p text:style-name="P88">You see someone eating meatballs and they look at you and you yell, "DONT DARE SAY ANYTHING ABOUT COMPARING ME TO THOS MEATBALLS OR ILL MOON DUST YOU!" (Submitted by sailor@erinet.com).</text:p>
        </text:list-item>
        <text:list-item>
          <text:p text:style-name="P88">You legally change your name to Serena through court. (Submitted by sailor@erinet.com).</text:p>
        </text:list-item>
        <text:list-item>
          <text:p text:style-name="P88">You sleep with a stuffed Luna each night and lie awake crying if its not with you. (Submitted by sailor@erinet.com).</text:p>
        </text:list-item>
        <text:list-item>
          <text:p text:style-name="P88">You spend all night every night chatting in Sailormoon chatrooms. (Submitted by sailor@erinet.com).</text:p>
        </text:list-item>
        <text:list-item>
          <text:p text:style-name="P88">You start to act like sailor moon. (Submitted by jetandc@telusplanet.net).</text:p>
        </text:list-item>
        <text:list-item>
          <text:p text:style-name="P88">You change your name to Serena, Amy, Lita, Rai, or another person off sailor moon. (Submitted by jetandc@telusplanet.net).</text:p>
        </text:list-item>
        <text:list-item>
          <text:p text:style-name="P88">You can't get the theme song out of your head. (Submitted by jetandc@telusplanet.net).</text:p>
        </text:list-item>
        <text:list-item>
          <text:p text:style-name="P88">You spaz on anyone that says sailor moon stinks. (Submitted by jetandc@telusplanet.net).</text:p>
        </text:list-item>
        <text:list-item>
          <text:p text:style-name="P88">You watch the episodes so many times you know them by heart. (Submitted by jetandc@telusplanet.net).</text:p>
        </text:list-item>
        <text:list-item>
          <text:p text:style-name="P88">You feel that you know the sailorscouts and the Negaforce are out there fighting. (Submitted by jetandc@telusplanet.net).</text:p>
        </text:list-item>
        <text:list-item>
          <text:p text:style-name="P88">You name your E-mail address after Sailor Mars. (Submitted by sailor__mars_@hotmail.com.)</text:p>
        </text:list-item>
        <text:list-item>
          <text:p text:style-name="P88">You insist your name is Raye Hino when your history teacher calls your name. (Submitted by sailor__mars_@hotmail.com.)</text:p>
        </text:list-item>
        <text:list-item>
          <text:p text:style-name="P88">All you can stand to listen to anymore are the SM music, and are now totally hooked on Japanese rock.(Submitted by kristine@controls-program.com.)</text:p>
        </text:list-item>
        <text:list-item>
          <text:p text:style-name="P88">You get upset because you can't find the lyrics to Flame Sniper or the other Japanese songs.(Submitted by kristine@controls-program.com.)</text:p>
        </text:list-item>
        <text:list-item>
          <text:p text:style-name="P88">You have to listen to (and/or watch) the Outer Senshi's transformations at least once a day, or you feel bad 'cause you missed 'your hit'.(Submitted by kristine@controls-program.com.)</text:p>
        </text:list-item>
        <text:list-item>
          <text:p text:style-name="P88">You refer to your desperate need for Sailor Moon music, episodes, or movie watching/listening as 'your hits'. (Submitted by kristine@controls-program.com.)</text:p>
        </text:list-item>
        <text:list-item>
          <text:p text:style-name="P88"><text:soft-page-break/>I won't say when your ideal man looks and sounds like Darien/Mamoru because that was my ideal BEFORE I ever saw Sailor Moon . . .really!(Submitted by kristine@controls-program.com.)</text:p>
        </text:list-item>
        <text:list-item>
          <text:p text:style-name="P88">You are truly creeped out by Alan and Prince Diamond's obsessive talks/actions about Serena/Sailor Moon.(Submitted by kristine@controls-program.com.)</text:p>
        </text:list-item>
        <text:list-item>
          <text:p text:style-name="P88">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8">When you get goosebumps everytime you hear "Carry On", and get weird feelings when it gets to the part where the Scouts give Sailor Moon their powers.(Submitted by kristine@controls-program.com.)</text:p>
        </text:list-item>
        <text:list-item>
          <text:p text:style-name="P88">When you have done, have thought of doing, or wanted to do everything on every "You Know You Watch Too Much Sailor Moon When . . ." list ever created.(Submitted by kristine@controls-program.com.)</text:p>
        </text:list-item>
        <text:list-item>
          <text:p text:style-name="P88">When you could spend all night (or several nights) adding things that should be on a "You Know You Watch Too Much Sailor Moon When . . ." list.(Submitted by kristine@controls-program.com.)</text:p>
        </text:list-item>
        <text:list-item>
          <text:p text:style-name="P88">When you find your mind making thought-jumps from any subject to Sailor Moon.(Submitted by kristine@controls-program.com.)</text:p>
        </text:list-item>
        <text:list-item>
          <text:p text:style-name="P88">When you thank the universe that you have a four octave range so you can sing the Outer Senshi music in the same octave as the violin. (Submitted by kristine@controls-program.com.)</text:p>
        </text:list-item>
        <text:list-item>
          <text:p text:style-name="P88">When you can't help comparing characters of other anime, other countries' cartoons, live-action shows, and worst of all, real life people, to Sailor Moon characters.(Submitted by kristine@controls-program.com.)</text:p>
        </text:list-item>
        <text:list-item>
          <text:p text:style-name="P8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8">You hang pictures of Sailor Moon in your locker and by the end of the year your locker partner watches the show religiously! (Submitted by pjlmoore@home.com.)</text:p>
        </text:list-item>
        <text:list-item>
          <text:p text:style-name="P88">You're mad if your family members don't play Sailor Moon with you. (Submitted by edlarissa@cs.com.)</text:p>
        </text:list-item>
        <text:list-item>
          <text:p text:style-name="P88">When you look at people and try to decide exactly which character they are and you're not satisfied until you do. (Submitted by mailto:AmiMizuno64289@aol.com.)</text:p>
        </text:list-item>
        <text:list-item>
          <text:p text:style-name="P88">If you say your siblings are from the Negaverse cause they annoy you. (Submitted by smsaturn@raex.com.)</text:p>
        </text:list-item>
        <text:list-item>
          <text:p text:style-name="P88">When you start to rent tapes that are sailor moon in another language. (Submitted by smsaturn@raex.com.)</text:p>
        </text:list-item>
        <text:list-item>
          <text:p text:style-name="P88">When you begin to call guys that are cute "Darien." (Submitted by smsaturn@raex.com.)</text:p>
        </text:list-item>
        <text:list-item>
          <text:p text:style-name="P88">You use up the ink cartridge all on sailor moon pictures. (Submitted by smsaturn@raex.com.)</text:p>
        </text:list-item>
        <text:list-item>
          <text:p text:style-name="P114">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35233566346272" text:continue-numbering="true" text:style-name="WW8Num23">
        <text:list-item>
          <text:p text:style-name="P88">You see the above statement and hit the "Back" button on your server because you believe there is no such thing as too much Sailor Moon. </text:p>
        </text:list-item>
        <text:list-item>
          <text:p text:style-name="P88">You know the wacko who created this site.* </text:p>
        </text:list-item>
        <text:list-item>
          <text:p text:style-name="P88">You publicly admit to knowing the wacko who created this site.* </text:p>
        </text:list-item>
        <text:list-item>
          <text:p text:style-name="P88">You are on this site to begin with.*</text:p>
        </text:list-item>
        <text:list-item>
          <text:p text:style-name="P88">You own all of the movies, have taped every episode (both Japanese and English), own all the mangas, and own all the Sailor Moon merchandise known to man. </text:p>
        </text:list-item>
        <text:list-item>
          <text:p text:style-name="P88">You haven't done the above, but you seriously consider doing it! </text:p>
        </text:list-item>
        <text:list-item>
          <text:p text:style-name="P88">You e-mail me your ideas for this YKYWTMSMW here!: E-mail Me! &lt;Michiru378@aol.com&gt;</text:p>
        </text:list-item>
        <text:list-item>
          <text:p text:style-name="P88">You know more about Sailor Moon than Naoko Takeuchi! </text:p>
        </text:list-item>
        <text:list-item>
          <text:p text:style-name="P88"><text:soft-page-break/>You walk away from your friends backward because you want to never turn your back on a friend. </text:p>
        </text:list-item>
        <text:list-item>
          <text:p text:style-name="P88">You claim to only have taped your favorite Sailor Moon episodes, but you have 6 full tapes of Sailor Moon! </text:p>
        </text:list-item>
        <text:list-item>
          <text:p text:style-name="P88">You feel your meaning in life is to fight evil by moonlight and win love by daylight. </text:p>
        </text:list-item>
        <text:list-item>
          <text:p text:style-name="P88">Your bedroom walls are no longer visible because of your Sailor Moon pictures and drawings. </text:p>
        </text:list-item>
        <text:list-item>
          <text:p text:style-name="P88">You've finally achieved a higher IQ than Ami! No, not in school.......in Sailor Moon trivia! </text:p>
        </text:list-item>
        <text:list-item>
          <text:p text:style-name="P88">You shaved off all of your cat's fur on it's face in hopes of finding a crescent moon on it's forehead. </text:p>
        </text:list-item>
        <text:list-item>
          <text:p text:style-name="P88">Your convinced that the guy across the street is Tuxedo Mask. Now, if you could only get a date... </text:p>
        </text:list-item>
        <text:list-item>
          <text:p text:style-name="P88">You send that guy across the street a dozen roses so you can rest assured that when the time comes, he will be able to save you from the Negaverse. </text:p>
        </text:list-item>
        <text:list-item>
          <text:p text:style-name="P88">Reading this list ups your self-esteem because of all the things you've accomplished off of it! </text:p>
        </text:list-item>
        <text:list-item>
          <text:p text:style-name="P88">You dye your hair blue and cut it short so you can be like Ami </text:p>
        </text:list-item>
        <text:list-item>
          <text:p text:style-name="P88">You let your hair grow out, dye your hair black, and then rinse it with grape Koolade to look more like Raye.. </text:p>
        </text:list-item>
        <text:list-item>
          <text:p text:style-name="P88">You then dye your hair brown and put it in a ponytail to look more like Lita.. </text:p>
        </text:list-item>
        <text:list-item>
          <text:p text:style-name="P88">You finally dye your hair blond and put a red bow in it to look like Mina.. </text:p>
        </text:list-item>
        <text:list-item>
          <text:p text:style-name="P88">You take your now blond hair, put long extensions on it, and put it up like Serena's! </text:p>
        </text:list-item>
        <text:list-item>
          <text:p text:style-name="P88">You drive yourself crazy looking like Serena and decide Rini's hair-do is much cooler. </text:p>
        </text:list-item>
        <text:list-item>
          <text:p text:style-name="P88">You want to BE a sailor senshi!* (^_^ And who doesn't?) </text:p>
        </text:list-item>
        <text:list-item>
          <text:p text:style-name="P88">Your one of those diehard moonies that already believe that they ARE a sailor senshi!* </text:p>
        </text:list-item>
        <text:list-item>
          <text:p text:style-name="P88">Your teacher complains about your low score on a math's quiz you say "At least I'm doing better than Serena!" </text:p>
        </text:list-item>
        <text:list-item>
          <text:p text:style-name="P88">You get sent to the principle's office for shouting out Moon Prism Power! in class and by the time you come out, the principal is a Moonie too! </text:p>
        </text:list-item>
        <text:list-item>
          <text:p text:style-name="P88">You yell out Moon Crystal Power! and expect to get a perfect manicure! </text:p>
        </text:list-item>
        <text:list-item>
          <text:p text:style-name="P88">You go up to a girl at your school called Amy and say to her "I know who you really are!" And she just thinks your insane! </text:p>
        </text:list-item>
        <text:list-item>
          <text:p text:style-name="P88">You have soooooo much Sailor Moon merchandise that Bandai buys stock off you! </text:p>
        </text:list-item>
        <text:list-item>
          <text:p text:style-name="P88">You get a black cat for Christmas and scream at it "I'm Serena and I know you're Luna so, GIVE MY MY BROOCH!" </text:p>
        </text:list-item>
        <text:list-item>
          <text:p text:style-name="P88">You sue Bandai for selling you one of their "transformation sticks", claiming "THIS IS FALSE ADVERTISING! IT DOESN'T WORK!" </text:p>
        </text:list-item>
        <text:list-item>
          <text:p text:style-name="P88">You talk about it at school with your best friend nicknamed Bunny* </text:p>
        </text:list-item>
        <text:list-item>
          <text:p text:style-name="P88">You watch it as soon as you get home then talk about it till late at night on the internet* </text:p>
        </text:list-item>
        <text:list-item>
          <text:p text:style-name="P88">You can draw all the pics from the manga free hand </text:p>
        </text:list-item>
        <text:list-item>
          <text:p text:style-name="P88">You tell all your friends to call you Chibi and your friend Bunny </text:p>
        </text:list-item>
        <text:list-item>
          <text:p text:style-name="P88">You make a website that is full of Sailor Moon stuff* </text:p>
        </text:list-item>
        <text:list-item>
          <text:p text:style-name="P88">You can recite the entire Sailor Moon R, S, and SS movies even though you live in the U.S. </text:p>
        </text:list-item>
        <text:list-item>
          <text:p text:style-name="P88">Your watercolor Sailor Moon pictures now become your new wallpaper </text:p>
        </text:list-item>
        <text:list-item>
          <text:p text:style-name="P88">You get all your friends to dress up as Sailor Senshi for Halloween with you. </text:p>
        </text:list-item>
        <text:list-item>
          <text:p text:style-name="P88">You bribe friends who look like the Senshi, but don't like the show, to do the above.</text:p>
        </text:list-item>
        <text:list-item>
          <text:p text:style-name="P88">You have created your own Sailor Moon character and have given her a real name, powers, etc.* </text:p>
        </text:list-item>
        <text:list-item>
          <text:p text:style-name="P88">You write Sailor Moon fan fiction all the time about your own Sailor Senshi.* </text:p>
        </text:list-item>
        <text:list-item>
          <text:p text:style-name="P88">You have drawn out transformation scenes and attack scenes for your above mentioned fan fiction character* </text:p>
        </text:list-item>
        <text:list-item>
          <text:p text:style-name="P88">You dream about you and your friends being Sailor Senshi and saving your school from evil gremlins, but your principle suspends you for short skirts. </text:p>
        </text:list-item>
        <text:list-item>
          <text:p text:style-name="P88">You try to phone Sailor Pluto to ask her to take you back to the time of the dinosaurs </text:p>
        </text:list-item>
        <text:list-item>
          <text:p text:style-name="P88">An obsession with Sailor Moon is taking over your life* </text:p>
        </text:list-item>
        <text:list-item>
          <text:p text:style-name="P88">You've memorized the transformation scenes yourself and love to act them out to your favorite music* </text:p>
        </text:list-item>
        <text:list-item>
          <text:p text:style-name="P88">You spend all your money on a gold brooch and demand it have a crescent moon shape engraved on it </text:p>
        </text:list-item>
        <text:list-item>
          <text:p text:style-name="P88">You accidentally call your kitten "Diana" </text:p>
        </text:list-item>
        <text:list-item>
          <text:p text:style-name="P88">You’re determined to name your two new black girl cat and white boy cat Artimus and Luna </text:p>
        </text:list-item>
        <text:list-item>
          <text:p text:style-name="P88"><text:soft-page-break/>Your Siberian Husky is named Hotaru </text:p>
        </text:list-item>
        <text:list-item>
          <text:p text:style-name="P88">You dye your six-year-old daughter's long hair pink and tie it up right so she'll look like Chibi-Usa </text:p>
        </text:list-item>
        <text:list-item>
          <text:p text:style-name="P88">You even have a Sailor Moon binkie </text:p>
        </text:list-item>
        <text:list-item>
          <text:p text:style-name="P88">In school you're turning and swirling your pencil like Sailor Moon with the Moon Scepter when you should be listening to the teacher </text:p>
        </text:list-item>
        <text:list-item>
          <text:p text:style-name="P88">You try to convince your Intro to Foreign Language Teacher to teach Japanese so you don't have to wait for the Star anime or manga to come out. </text:p>
        </text:list-item>
        <text:list-item>
          <text:p text:style-name="P88">You stake out at your nearest arcade to watch for guys in tuxedos, then throw your shoe or test at him. </text:p>
        </text:list-item>
        <text:list-item>
          <text:p text:style-name="P88">You sell your soul to the devil so you can be Sailor Moon </text:p>
        </text:list-item>
        <text:list-item>
          <text:p text:style-name="P88">You can sing the Sailor Moon theme song in English &amp; Japanese* </text:p>
        </text:list-item>
        <text:list-item>
          <text:p text:style-name="P88">You also know every word to every other song from both the Japanese AND English dubs, despite having know clue what the Japanese lyrics mean... </text:p>
        </text:list-item>
        <text:list-item>
          <text:p text:style-name="P88">You know what color underwear each senshi wears... ^_^;;; </text:p>
        </text:list-item>
        <text:list-item>
          <text:p text:style-name="P88">You know what color underwear *Mamoru* wears... O_o </text:p>
        </text:list-item>
        <text:list-item>
          <text:p text:style-name="P88">You quote Sailor Moon in your sleep... </text:p>
        </text:list-item>
        <text:list-item>
          <text:p text:style-name="P88">You and your friends can act out every scene from every episode...quite vividly... </text:p>
        </text:list-item>
        <text:list-item>
          <text:p text:style-name="P88">You get tossed in the loony-bin for attacking a robber with a plastic stick and a discus... </text:p>
        </text:list-item>
        <text:list-item>
          <text:p text:style-name="P88">Alternatively, you get tossed in the loony-bin for talking to cats... </text:p>
        </text:list-item>
        <text:list-item>
          <text:p text:style-name="P88">You yell at your gym teacher for not saying "Moon Tiara Magic" when they throw a frisbee </text:p>
        </text:list-item>
        <text:list-item>
          <text:p text:style-name="P88">You are convinced your ex-boyfriend is from the negaverse </text:p>
        </text:list-item>
        <text:list-item>
          <text:p text:style-name="P88">You will not respond to any name other than "Neo-Queen Serenity" </text:p>
        </text:list-item>
        <text:list-item>
          <text:p text:style-name="P88">You have named all of your friends after sailor scouts and call them by those names in public* (You know who you are ^_-) </text:p>
        </text:list-item>
        <text:list-item>
          <text:p text:style-name="P88">You stare at a fire for hours trying to "read" it like Rei does. </text:p>
        </text:list-item>
        <text:list-item>
          <text:p text:style-name="P88">You dyed your white kitten purple so it looks like Diana </text:p>
        </text:list-item>
        <text:list-item>
          <text:p text:style-name="P88">You think all of the teachers who don't like you are from the Negaverse </text:p>
        </text:list-item>
        <text:list-item>
          <text:p text:style-name="P88">You have your own Transformation Pen </text:p>
        </text:list-item>
        <text:list-item>
          <text:p text:style-name="P88">You have a moon wand which you use to heal people you like &amp; turn people you don't like into "moon dust" </text:p>
        </text:list-item>
        <text:list-item>
          <text:p text:style-name="P88">You have a Sailor Moon costume which you wear all the time </text:p>
        </text:list-item>
        <text:list-item>
          <text:p text:style-name="P88">You think you and your boyfriend are just like Serena &amp; Darien which means you are destined to be together FOREVER </text:p>
        </text:list-item>
        <text:list-item>
          <text:p text:style-name="P88">You attend Sailor Moon withdrawal meetings AKA Moonies Anonymous. </text:p>
        </text:list-item>
        <text:list-item>
          <text:p text:style-name="P88">You and your friends have started a Sailor Moon After School Club. </text:p>
        </text:list-item>
        <text:list-item>
          <text:p text:style-name="P88">You spend every penny you receive on Sailor Moon merchandise but you always have to buy more until you practically own Naoko. </text:p>
        </text:list-item>
        <text:list-item>
          <text:p text:style-name="P88">You spend hours reading the TV guide cause you never know when they'll show a Sailor Moon marathon. </text:p>
        </text:list-item>
        <text:list-item>
          <text:p text:style-name="P88">All your conversations end up about Sailor Moon.*(Well, with certain people...) </text:p>
        </text:list-item>
        <text:list-item>
          <text:p text:style-name="P88">You get grounded for going outside at 1AM on a school night cause you were studying the moon in hopes of finding remnance of the Moon Kingdom. </text:p>
        </text:list-item>
        <text:list-item>
          <text:p text:style-name="P88">You fail your test on the solar system because on it you've put all the names, powers, personalities, etc., of all the sailor senshi. </text:p>
        </text:list-item>
        <text:list-item>
          <text:p text:style-name="P88">You run out of ink in your printer 2 times a week cause you print practically every picture you find on the internet in color. </text:p>
        </text:list-item>
        <text:list-item>
          <text:p text:style-name="P88">You name all of your pets after the senshi and knights. </text:p>
        </text:list-item>
        <text:list-item>
          <text:p text:style-name="P88">You take you pets from above and have them act out scenes from the show. </text:p>
        </text:list-item>
        <text:list-item>
          <text:p text:style-name="P88">You believe that all dubbed Sailor Moon is evil, despite the fact that you wouldn't have known of the show if dub didn't exist.* </text:p>
        </text:list-item>
        <text:list-item>
          <text:p text:style-name="P88">You can get people obsessed with Sailor Moon even though they have never seen the show!* </text:p>
        </text:list-item>
        <text:list-item>
          <text:p text:style-name="P88">You suggest Sailor Moon for your annual school play. </text:p>
        </text:list-item>
        <text:list-item>
          <text:p text:style-name="P88">You start having dreams (both during the day and at night)that you're Sailor Moon or another Sailor Senshi and are destroying the Negaverse.* </text:p>
        </text:list-item>
        <text:list-item>
          <text:p text:style-name="P88">You start acting out these dreams in your sleep </text:p>
        </text:list-item>
        <text:list-item>
          <text:p text:style-name="P88"><text:soft-page-break/>You act out these dreams when you're not asleep! </text:p>
        </text:list-item>
        <text:list-item>
          <text:p text:style-name="P88">You buy a round, clear crystal at the mall and since you're convinced that it's real, you shout out "Moon Crystal Power, Make-Up!!" in front of everyone in the store! </text:p>
        </text:list-item>
        <text:list-item>
          <text:p text:style-name="P88">You try to teach your cat to flip on the trampoline so you can get a Luna Disguise Pen. </text:p>
        </text:list-item>
        <text:list-item>
          <text:p text:style-name="P88">You run around the house stark naked yelling (insert favorite senshi's planet here)Planet Power! in hopes of transforming. </text:p>
        </text:list-item>
        <text:list-item>
          <text:p text:style-name="P88">You ask NASA if there is a planet Nemisis. </text:p>
        </text:list-item>
        <text:list-item>
          <text:p text:style-name="P88">You ask NASA to destroy planet Nemisis, even though they insist one doesn't exist! </text:p>
        </text:list-item>
        <text:list-item>
          <text:p text:style-name="P88">You tell your friend that you had since you were little, "Listen Fiore, I am not going to work for you or Kisenian!", and the next thing you know, your friend has abandoned you. </text:p>
        </text:list-item>
        <text:list-item>
          <text:p text:style-name="P88">You have so many Sailormoon pictures you could open your own public museum! </text:p>
        </text:list-item>
        <text:list-item>
          <text:p text:style-name="P8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8">You managed to get your grandparents hooked on Sailormoon! </text:p>
        </text:list-item>
        <text:list-item>
          <text:p text:style-name="P88">Your favorites list has Sailor Moon and only Sailor Moon sites on it (and it takes up the whole screen) </text:p>
        </text:list-item>
        <text:list-item>
          <text:p text:style-name="P88">You make and sell good luck charms in hopes of seeing a really hot guy who looks like Jedeite. </text:p>
        </text:list-item>
        <text:list-item>
          <text:p text:style-name="P88">You can shut your friends up just by threatening to talk about Sailor Moon. </text:p>
        </text:list-item>
        <text:list-item>
          <text:p text:style-name="P88">Every time Sailor Moon gets a new wand you run outside and make one out of a stick (You don't have to worry about missing the rest of the show -you already memorized it!), and you are never seen without your sticks. </text:p>
        </text:list-item>
        <text:list-item>
          <text:p text:style-name="P88">Your friends are ready to kill you if you mention anything of Japanese origin. </text:p>
        </text:list-item>
        <text:list-item>
          <text:p text:style-name="P88">You can speak Japanese even though it was never taught to you. </text:p>
        </text:list-item>
        <text:list-item>
          <text:p text:style-name="P88">You sign your E-mail with the name of a Sailor, fictional or otherwise. * </text:p>
        </text:list-item>
        <text:list-item>
          <text:p text:style-name="P88">You use the morals of the Sailor Moon series as the topic of your English essay for the final exam. </text:p>
        </text:list-item>
        <text:list-item>
          <text:p text:style-name="P88">You use the morals of the Sailor Moon series as the topic for every English essay you write! </text:p>
        </text:list-item>
        <text:list-item>
          <text:p text:style-name="P88">People say that you are obsessed with Sailor Moon and you take it as a compliment.* </text:p>
        </text:list-item>
        <text:list-item>
          <text:p text:style-name="P88">You actually tell people that you are obsessed with Sailor Moon.* </text:p>
        </text:list-item>
        <text:list-item>
          <text:p text:style-name="P88">You and your fellow senshi meet every Friday night for a sailor senshi meeting!!!!!!!! </text:p>
        </text:list-item>
        <text:list-item>
          <text:p text:style-name="P88">You rename the icons on you desktop, My Computer=Central Control, My Documents=Luna's Documents, and so on. </text:p>
        </text:list-item>
        <text:list-item>
          <text:p text:style-name="P88">You get plastic surgery to look like a Sailor Senshi, but end up looking like a freak or a freak with anime eyes </text:p>
        </text:list-item>
        <text:list-item>
          <text:p text:style-name="P88">You design gundams for the Sailor Senshi and their friends </text:p>
        </text:list-item>
        <text:list-item>
          <text:p text:style-name="P88">You're home alone Saturday and all you do is sit down and watch all your taped Sailor Moon episodes, while playing with all your Sailor Moon stuff. </text:p>
        </text:list-item>
        <text:list-item>
          <text:p text:style-name="P88">You invite your friends over for a Sailor Moon sleep over and are brought to your parents at 1:00 in the morning by the police because you were out throwing sticks at people you thought were from the Negaverse. </text:p>
        </text:list-item>
        <text:list-item>
          <text:p text:style-name="P88">You go to the principal's office because at recess you were screaming "MOON TIARA MAGIC" and throwing frisbees at a bully. </text:p>
        </text:list-item>
        <text:list-item>
          <text:p text:style-name="P88">You are at your riding stables trying to tape wings on a white horse and telling it to come in your dream mirror. </text:p>
        </text:list-item>
        <text:list-item>
          <text:p text:style-name="P8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8">You dyed your hair blond and put long extensions in your hair, and now you're demanding every cute guy around you call you Meatball Head </text:p>
        </text:list-item>
        <text:list-item>
          <text:p text:style-name="P88">You draw or paint a crescent moon symbol on your forehead! </text:p>
        </text:list-item>
        <text:list-item>
          <text:p text:style-name="P88">You do SM's "I-Will-Punish-You" Stance perfectly </text:p>
        </text:list-item>
        <text:list-item>
          <text:p text:style-name="P88">You do that above pose in your sleep! </text:p>
        </text:list-item>
        <text:list-item>
          <text:p text:style-name="P88">Your computer is now re-named "Central Control" </text:p>
        </text:list-item>
        <text:list-item>
          <text:p text:style-name="P88">You say "Kitty stalks by moonlight" to "Central Control" everytime it boots up. </text:p>
        </text:list-item>
        <text:list-item>
          <text:p text:style-name="P110">(REMOVED)</text:p>
        </text:list-item>
        <text:list-item>
          <text:p text:style-name="P88"><text:soft-page-break/>Your cat talks to you, but you don't have a cat </text:p>
        </text:list-item>
        <text:list-item>
          <text:p text:style-name="P88">Your mother overhears you talking to a cat, she decides to ban you from Sailor Moon </text:p>
        </text:list-item>
        <text:list-item>
          <text:p text:style-name="P88">Because you were banned from Sailor Moon, you have been sitting in your room repeating "Never suspect the dreams of dreaming kids..... never suspect the dreams of dreaming kids" while staring at your mirror </text:p>
        </text:list-item>
        <text:list-item>
          <text:p text:style-name="P88">Your mother decides that Sailor Moon kept you sane, so she lifts the ban </text:p>
        </text:list-item>
        <text:list-item>
          <text:p text:style-name="P88">You sit through a 24-hour marathon of Sailor Moon after the ban so you can catch up the episodes you "missed". </text:p>
        </text:list-item>
        <text:list-item>
          <text:p text:style-name="P88">Your friends are ready to kill you for accidentally speaking Japanese in front of them because you'd been watching illegally sold Sailor Moon episodes ^_^;; </text:p>
        </text:list-item>
        <text:list-item>
          <text:p text:style-name="P88">Your friends can no longer understand you because of all the Japanese phrases from Sailor Moon you use "accidentally". </text:p>
        </text:list-item>
        <text:list-item>
          <text:p text:style-name="P88">The spell check on your computer has "Endymion", "Elysion", and "Senshi" entered in its dictionary* </text:p>
        </text:list-item>
        <text:list-item>
          <text:p text:style-name="P88">You set the spell check on your computer to check in Japanese. </text:p>
        </text:list-item>
        <text:list-item>
          <text:p text:style-name="P88">You are madly in love with one of the characters </text:p>
        </text:list-item>
        <text:list-item>
          <text:p text:style-name="P88">You carry little fish in your pocket hoping that Luna or Artemis will start following you. </text:p>
        </text:list-item>
        <text:list-item>
          <text:p text:style-name="P88">You tell your boyfriend to where a white turban and protect you </text:p>
        </text:list-item>
        <text:list-item>
          <text:p text:style-name="P88">You spend all of your free time trying to get roses to stick in the ground when you throw them </text:p>
        </text:list-item>
        <text:list-item>
          <text:p text:style-name="P88">Your parents ground you for spending so much money on roses trying to accomplish the above. </text:p>
        </text:list-item>
        <text:list-item>
          <text:p text:style-name="P88">You’ve memorized your parents' credit card pin number because of all the Sailormoon merchandise you've ordered off the internet. </text:p>
        </text:list-item>
        <text:list-item>
          <text:p text:style-name="P88">You TRY to get a score lower than 30 so you can beat Usagi </text:p>
        </text:list-item>
        <text:list-item>
          <text:p text:style-name="P88">You use the Sailormoon theme song to drive your little brother out of your sight. * </text:p>
        </text:list-item>
        <text:list-item>
          <text:p text:style-name="P114">Your little brother is now obsessed with Sailormoon because you sang the theme song so much.</text:p>
        </text:list-item>
      </text:list>
      <text:p text:style-name="P29">From http://www.sailorscout.netfirms.com/welcome_to_the_greatest_sailor_s.htm</text:p>
      <text:list xml:id="list135235484810105" text:continue-numbering="true" text:style-name="WW8Num23">
        <text:list-item>
          <text:p text:style-name="P88">You try to convince your parents to change your little brother’s name to Sammy. </text:p>
        </text:list-item>
        <text:list-item>
          <text:p text:style-name="P88">You buy a Black cat and name it Luna and try to make it mate with your friends white cat Artemis </text:p>
        </text:list-item>
        <text:list-item>
          <text:p text:style-name="P88">Your dad has to wear fake glasses when you’re around. </text:p>
        </text:list-item>
        <text:list-item>
          <text:p text:style-name="P88">You attempt to dye your mom’s hair blue. </text:p>
        </text:list-item>
        <text:list-item>
          <text:p text:style-name="P88">When your mom refuses to dye her hair blue, you make her wear a long blue wig all the time. Even in the summer. </text:p>
        </text:list-item>
        <text:list-item>
          <text:p text:style-name="P88">You ask your French or Spanish teacher if he could teach Japanese instead. </text:p>
        </text:list-item>
        <text:list-item>
          <text:p text:style-name="P88">You know the Sailor Moon TV schedule better than your school schedule. </text:p>
        </text:list-item>
        <text:list-item>
          <text:p text:style-name="P88">You attempt to lower your grades and be late to school every day so you can be like Serena. </text:p>
        </text:list-item>
        <text:list-item>
          <text:p text:style-name="P88">When that doesn’t work. You try to get 100% on everything and be 15 min early every day so you could be like Ami. </text:p>
        </text:list-item>
        <text:list-item>
          <text:p text:style-name="P88">You ask your parents about eye-enlarging surgery. </text:p>
        </text:list-item>
        <text:list-item>
          <text:p text:style-name="P88">When they get scared and run away, you cut out anime eyes and stick them to your face. (Don’t forget to poke holes!) </text:p>
        </text:list-item>
        <text:list-item>
          <text:p text:style-name="P88">You pick a tall guy with black hair and blue eyes and ask him to be your boyfriend. </text:p>
        </text:list-item>
        <text:list-item>
          <text:p text:style-name="P88">You make your boyfriend change his name to Darien and wear an ugly green sports coat all the time. </text:p>
        </text:list-item>
        <text:list-item>
          <text:p text:style-name="P88">You’re the only person in the school who actually wants uniforms, Sailor Moon style of course. </text:p>
        </text:list-item>
        <text:list-item>
          <text:p text:style-name="P88">You get exactly 11 friends to make up the Sailor Scouts </text:p>
        </text:list-item>
        <text:list-item>
          <text:p text:style-name="P88">You won the student council election by scaring people with, “If you don’t vote for me, I’ll punish you!”</text:p>
        </text:list-item>
        <text:list-item>
          <text:p text:style-name="P88">You consider Sailor Moon to be a religion. </text:p>
        </text:list-item>
        <text:list-item>
          <text:p text:style-name="P88">Watching a Sailor Moon episode is like going to church for you. </text:p>
        </text:list-item>
        <text:list-item>
          <text:p text:style-name="P88">You paint your nails your favorite scouts color and then do their transformation </text:p>
        </text:list-item>
        <text:list-item>
          <text:p text:style-name="P88">You convince your smartest friend to cut her long hair and dye it blue. You also make her stare at the computer for a long time so she has to wear glasses. </text:p>
        </text:list-item>
        <text:list-item>
          <text:p text:style-name="P88">You make your friend with the longest black hair to buy a temple, move in it with her grandfather, and go to a private school. </text:p>
        </text:list-item>
        <text:list-item>
          <text:p text:style-name="P88"><text:soft-page-break/>You make your friend with nice brown hair to wear it up all the time. She’s very shy but you “trained” her to be sort of a bully. You also made her go to cooking and sewing lessons. </text:p>
        </text:list-item>
        <text:list-item>
          <text:p text:style-name="P88">You don’t have any more female friends so you make one of your male friends wear a blonde wig all the time, dress in female clothes, and take up volleyball. </text:p>
        </text:list-item>
        <text:list-item>
          <text:p text:style-name="P88">Your friends have been infected by your love for Sailor Moon so they do all this without *much* complaint. </text:p>
        </text:list-item>
        <text:list-item>
          <text:p text:style-name="P88">Whenever someone feels tired, you announce to everyone that “The Negaverse drained their energy! Moon Prism Power!” </text:p>
        </text:list-item>
        <text:list-item>
          <text:p text:style-name="P88">You burnt all of your cards because you just “knew” there were demons in them. </text:p>
        </text:list-item>
        <text:list-item>
          <text:p text:style-name="P88">You tell your teacher at the beginning of each school year that, “My name really is Serena. I won’t answer to any other name.” </text:p>
        </text:list-item>
        <text:list-item>
          <text:p text:style-name="P88">School bullies have been locked up in lockers by you for calling Sailor Moon "stupid". </text:p>
        </text:list-item>
        <text:list-item>
          <text:p text:style-name="P88">The only time you don't wear a Sailor fuku is Halloween! </text:p>
        </text:list-item>
        <text:list-item>
          <text:p text:style-name="P88">Because of you, all your friends are Sailor Moon experts. </text:p>
        </text:list-item>
        <text:list-item>
          <text:p text:style-name="P88">When you hear the word, "sailor" you automatically think "moon" even though the rest of the sentence is "The, mans the board on the large ship." </text:p>
        </text:list-item>
        <text:list-item>
          <text:p text:style-name="P88">You ask your parents about moving to Tokyo. </text:p>
        </text:list-item>
        <text:list-item>
          <text:p text:style-name="P88">When you finally go for a visit, you spoke better Japanese than some of the residents there. </text:p>
        </text:list-item>
        <text:list-item>
          <text:p text:style-name="P88">You do nothing but watch Sailor Moon and shop Sailor Moon in Japan. </text:p>
        </text:list-item>
        <text:list-item>
          <text:p text:style-name="P88">You asked Japanese families with a son a bit younger to you to adopt you. </text:p>
        </text:list-item>
        <text:list-item>
          <text:p text:style-name="P88">When coming home, the police had to bound you into a straight-jacket and haul you onto the plane. </text:p>
        </text:list-item>
        <text:list-item>
          <text:p text:style-name="P88">The people in Japan still remember you. </text:p>
        </text:list-item>
        <text:list-item>
          <text:p text:style-name="P88">You make more money off your Sailor Moon website than your part-time job. </text:p>
        </text:list-item>
        <text:list-item>
          <text:p text:style-name="P88">You have to fake-cry all the time to be like Serena. </text:p>
        </text:list-item>
        <text:list-item>
          <text:p text:style-name="P88">You download Sailor Moon songs off Internet and get a CD burner just so you can burn them on. You’re aiming to have 1000 Sailor Moon songs. </text:p>
        </text:list-item>
        <text:list-item>
          <text:p text:style-name="P88">You have almost 100 of them. </text:p>
        </text:list-item>
        <text:list-item>
          <text:p text:style-name="P88">You’re thinking of making up your own Sailor Moon songs because there doesn’t seem to be enough. </text:p>
        </text:list-item>
        <text:list-item>
          <text:p text:style-name="P88">Whenever you have to do a biography assignment, you always choose a Sailor Moon character. </text:p>
        </text:list-item>
        <text:list-item>
          <text:p text:style-name="P88">When your teacher gets annoyed and says no more fictional characters, you do biographies on Naoko Takeuchi. </text:p>
        </text:list-item>
        <text:list-item>
          <text:p text:style-name="P88">You work out every day so you could have a body like Sailor Moon. (And it’s really hard because you eat like Serena too!) </text:p>
        </text:list-item>
        <text:list-item>
          <text:p text:style-name="P88">When your cousins move into town you make one of them wear a green wig and one of them to cut her hair and dye it blonde. </text:p>
        </text:list-item>
        <text:list-item>
          <text:p text:style-name="P88">Then you try to convince the blonde one that she really has the heart of a guy and really loves the cousin with the green wig. </text:p>
        </text:list-item>
        <text:list-item>
          <text:p text:style-name="P88">You forget what ASAP, LOL, BTW, G2G, and TTYL stands for but you know exactly what YKYWTMSMW stands for. </text:p>
        </text:list-item>
        <text:list-item>
          <text:p text:style-name="P88">You wear a Sailor fuku to school every day even though they’re already banned from your school because of you. </text:p>
        </text:list-item>
        <text:list-item>
          <text:p text:style-name="P88">You kidnap a little girl, throw her off a plane, dye her hair pink, and give her growth stunting pills. You call her Rini and make your family adopt her. You hate her afterwards of course. </text:p>
        </text:list-item>
        <text:list-item>
          <text:p text:style-name="P88">You tell your boyfriend that she’s “our future daughter” and “don’t you dare like her better than me!” </text:p>
        </text:list-item>
        <text:list-item>
          <text:p text:style-name="P88">You buy a porcelain horse for "Rini" and make her talk to it every night. You make her name it Pegasus and tell her “but his real name is Helios and you’re in love with him.” </text:p>
        </text:list-item>
        <text:list-item>
          <text:p text:style-name="P88">Every time the local circus comes, you go to make sure “they don’t hurt innocent people.” </text:p>
        </text:list-item>
        <text:list-item>
          <text:p text:style-name="P88">Because of you, the circus doesn’t come anymore and you say, “They’re moondust!” </text:p>
        </text:list-item>
        <text:list-item>
          <text:p text:style-name="P88">Every time you hear someone say they don’t like Sailor Moon, you suspect they’re the “new enemy.” </text:p>
        </text:list-item>
        <text:list-item>
          <text:p text:style-name="P88">You go the local arcade, make all of the employees leave except the one who's willing to dye his hair blonde, date your friend Rita and change his name to Andrew. </text:p>
        </text:list-item>
        <text:list-item>
          <text:p text:style-name="P88">Your friend Rita had to take up horse-riding, move to Africa and become an archaeologist, and date the arcade guy. </text:p>
        </text:list-item>
        <text:list-item>
          <text:p text:style-name="P88"><text:soft-page-break/>You make your friend Rini befriend an eerie girl. </text:p>
        </text:list-item>
        <text:list-item>
          <text:p text:style-name="P88">The eerie girl’s name is Sarah but you change it to Hotaru. </text:p>
        </text:list-item>
        <text:list-item>
          <text:p text:style-name="P88">You make her take showers with the window open so she catches pneumonia and hypothermia so now she has very poor health. </text:p>
        </text:list-item>
        <text:list-item>
          <text:p text:style-name="P88">Her father is a scientist but you tell everyone he’s a “mad” scientist. </text:p>
        </text:list-item>
        <text:list-item>
          <text:p text:style-name="P88">Her father’s name is Mr. Marvin but you make him change it to Dr. Tomoe. </text:p>
        </text:list-item>
        <text:list-item>
          <text:p text:style-name="P88">You make Hotaru and Dr. Tomoe move out of their apartment and into a mansion that you bought with the money you made off your Sailor Moon website. </text:p>
        </text:list-item>
        <text:list-item>
          <text:p text:style-name="P88">You dream about Sailor Moon, type out your dream on the computer, and try to pass it off as fanfiction. </text:p>
        </text:list-item>
        <text:list-item>
          <text:p text:style-name="P88">People actually like it. </text:p>
        </text:list-item>
        <text:list-item>
          <text:p text:style-name="P88">You got an art scholarship because of your Sailor Moon drawings. </text:p>
        </text:list-item>
        <text:list-item>
          <text:p text:style-name="P88">Your ICQ, MSN, Yahoo! Messenging, QQ, email, Neopets name, and codename is “I_am_the_real_Sailor_Moon.” </text:p>
        </text:list-item>
        <text:list-item>
          <text:p text:style-name="P88">You have a separate computer just to keep Sailor Moon stuff. </text:p>
        </text:list-item>
        <text:list-item>
          <text:p text:style-name="P88">For some reason, you never seem to grow old. You look the same as the time you were 14. </text:p>
        </text:list-item>
        <text:list-item>
          <text:p text:style-name="P88">You can write detailed episode summaries for Sailor Moon without having to watch the episode again. </text:p>
        </text:list-item>
        <text:list-item>
          <text:p text:style-name="P88">You refuse to let any of your family members to keep a mirror in their room because you are afraid that they are plotting against you with Queen Nehelenia. </text:p>
        </text:list-item>
        <text:list-item>
          <text:p text:style-name="P88">All of the male rock bands are afraid of you because you have been known to accuse them of really being women and being the Starlights. </text:p>
        </text:list-item>
        <text:list-item>
          <text:p text:style-name="P88">Sometimes you even bring in a girl with red hair and make them bow to her because according to you, she is Princess Fireball and it's their duty to protect her. </text:p>
        </text:list-item>
        <text:list-item>
          <text:p text:style-name="P88">Your boyfriend has to wear eye patches because you are afraid that glass will fall in it and he'll be bewitched by Queen Nehelenia </text:p>
        </text:list-item>
        <text:list-item>
          <text:p text:style-name="P88">Everyone thinks you're weird because you keep referring to chaos as a person and you insist, "He is! He took over Galaxia's body!" </text:p>
        </text:list-item>
        <text:list-item>
          <text:p text:style-name="P114">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35234639227209" text:continue-numbering="true" text:style-name="WW8Num23">
        <text:list-item>
          <text:p text:style-name="P88">You continually spam "Sailor Moon, Sailor Moon, SAILOR MOON" in any available chatrooms or forums. </text:p>
        </text:list-item>
        <text:list-item>
          <text:p text:style-name="P88">You shout at the nearest department store employee for not having any Sailor Moon merchandise. </text:p>
        </text:list-item>
        <text:list-item>
          <text:p text:style-name="P88">It's Christmas time, but you're still wearing your Sailor Moon costume. </text:p>
        </text:list-item>
        <text:list-item>
          <text:p text:style-name="P88">You complain to each and every company that was responsible for a commercial during Sailor Moon and harass them because the show was 5 minutes shorter because of them. </text:p>
        </text:list-item>
        <text:list-item>
          <text:p text:style-name="P88">You plan to name your daughter after a Sailor Scout. </text:p>
        </text:list-item>
        <text:list-item>
          <text:p text:style-name="P88">You try to convince your daughter that you ARE a Sailor Scout. </text:p>
        </text:list-item>
        <text:list-item>
          <text:p text:style-name="P88">You turn the TV on to YTV at 4:00pm every weekday and cry because Sailor Moon's not on anymore. </text:p>
        </text:list-item>
        <text:list-item>
          <text:p text:style-name="P88">Demand your friends pick a Sailor Scout just so you can rant to them and show off your new merchandise. </text:p>
        </text:list-item>
        <text:list-item>
          <text:p text:style-name="P88">You go to all the pet shops in town to stare at all the black cats. </text:p>
        </text:list-item>
        <text:list-item>
          <text:p text:style-name="P88">When the pet shop employees aren't looking you put 2 band aids over the black cats forehead and shout, "Look it's Luna!" </text:p>
        </text:list-item>
        <text:list-item>
          <text:p text:style-name="P88">You stand in front of the mirror and practice Sailor Scout poses. </text:p>
        </text:list-item>
        <text:list-item>
          <text:p text:style-name="P88">You insist on being called by your favorite Scout's name. </text:p>
        </text:list-item>
        <text:list-item>
          <text:p text:style-name="P88">You only answer to your favorite Scout's name. </text:p>
        </text:list-item>
        <text:list-item>
          <text:p text:style-name="P88">You change your entire lifestyle to match that of your favorite Scout. </text:p>
        </text:list-item>
        <text:list-item>
          <text:p text:style-name="P88">You try and get that Japanese exchange student to sing the theme song...any Sailor Moon song, in Japanese. </text:p>
        </text:list-item>
        <text:list-item>
          <text:p text:style-name="P88"><text:soft-page-break/>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8">You enter the local jewelry store, point your cheesy toy gun at the clerks head and say, "Give me your Silver Crystal!" </text:p>
        </text:list-item>
        <text:list-item>
          <text:p text:style-name="P88">You enter the second nearest jewelry store and ask if they have the Imperial Silver Crystal line. </text:p>
        </text:list-item>
        <text:list-item>
          <text:p text:style-name="P88">When being harassed at school by a bully you shout at them, "Beware! Lita's my best friend." </text:p>
        </text:list-item>
        <text:list-item>
          <text:p text:style-name="P88">You warn everyone that the 2 new students are life sucking aliens. </text:p>
        </text:list-item>
        <text:list-item>
          <text:p text:style-name="P88">You ask everyone in your town if they are 1 of 7 Rainbow Crystal carriers and poke at their chest. </text:p>
        </text:list-item>
        <text:list-item>
          <text:p text:style-name="P88">You go to school late on purpose.</text:p>
        </text:list-item>
        <text:list-item>
          <text:p text:style-name="P88">You get a japanese phone book and look for Tsukino Usagi's phone number. </text:p>
        </text:list-item>
        <text:list-item>
          <text:p text:style-name="P88">You throw a fit and grab the nearest telephone pole each and everytime a bus comes near. </text:p>
        </text:list-item>
        <text:list-item>
          <text:p text:style-name="P88">You buy concert tickets to every concert in your part of the world just to see if the Starlights are playing. </text:p>
        </text:list-item>
        <text:list-item>
          <text:p text:style-name="P88">You call the local radio stations and ask them to play Sailor Moon songs. </text:p>
        </text:list-item>
        <text:list-item>
          <text:p text:style-name="P88">When you can argue with your cat about your homework. </text:p>
        </text:list-item>
        <text:list-item>
          <text:p text:style-name="P88">When you can recite entire episodes...yet still not know the name. But who cares when they're all different in each language, right? </text:p>
        </text:list-item>
        <text:list-item>
          <text:p text:style-name="P88">Nothing, NOTHING is more important then getting your hair up in odangos. </text:p>
        </text:list-item>
        <text:list-item>
          <text:p text:style-name="P88">You actually can get your hair into odangos. </text:p>
        </text:list-item>
        <text:list-item>
          <text:p text:style-name="P88">You know what odangos really mean. </text:p>
        </text:list-item>
        <text:list-item>
          <text:p text:style-name="P88">You stare at the moon and can swear you've seen visions of the Moon Kingdom. </text:p>
        </text:list-item>
        <text:list-item>
          <text:p text:style-name="P88">You can't understand why there isn't a network devoted to each season of Sailor Moon. </text:p>
        </text:list-item>
        <text:list-item>
          <text:p text:style-name="P88">You spend all your time on the internet looking up Sailor Moon and your marks at school suffer because of it. </text:p>
        </text:list-item>
        <text:list-item>
          <text:p text:style-name="P88">You sit up all night writing out to moonies and non-moonie alike why you've watched too much Sailor Moon. </text:p>
        </text:list-item>
        <text:list-item>
          <text:p text:style-name="P88">You enjoy trying to pronounce you and fellow moonies names in Japanese. </text:p>
        </text:list-item>
        <text:list-item>
          <text:p text:style-name="P88">You actually call your friends moonies. </text:p>
        </text:list-item>
        <text:list-item>
          <text:p text:style-name="P88">You make up words to Sailor Moon midis you've never heard in English before. </text:p>
        </text:list-item>
        <text:list-item>
          <text:p text:style-name="P88">When you do hear it in English you discover you were pretty damn close. </text:p>
        </text:list-item>
        <text:list-item>
          <text:p text:style-name="P88">You hassle the nearest pregnant woman to name her child after a Sailor Moon character. </text:p>
        </text:list-item>
        <text:list-item>
          <text:p text:style-name="P88">You try to dye a crescent moon on your pets' head. </text:p>
        </text:list-item>
        <text:list-item>
          <text:p text:style-name="P88">At free face painting fairs you beg the woman doing it to paint a crescent moon on your forehead. </text:p>
        </text:list-item>
        <text:list-item>
          <text:p text:style-name="P88">You have at least one copy of any Sailor Moon movie in any language. </text:p>
        </text:list-item>
        <text:list-item>
          <text:p text:style-name="P88">You own at least one copy of any Sailor Moon album. </text:p>
        </text:list-item>
        <text:list-item>
          <text:p text:style-name="P88">You've made your own Sailor Moon action figurines. </text:p>
        </text:list-item>
        <text:list-item>
          <text:p text:style-name="P88">You potentially jeopardize your entire career as a web designer by making a serious school project into a Sailor Moon thing. </text:p>
        </text:list-item>
        <text:list-item>
          <text:p text:style-name="P88">You refuse to remove any Sailor Moon merchandise from boxes or protective coverings for more then 5 minutes. </text:p>
        </text:list-item>
        <text:list-item>
          <text:p text:style-name="P88">You throw headbands at all your enemies and teachers yelling, "Moon Tiara Magic!" </text:p>
        </text:list-item>
        <text:list-item>
          <text:p text:style-name="P88">You wear your brown hair in a pony tail, wear rose earrings and glare your dazzling green eyes at everyone who looks at you. </text:p>
        </text:list-item>
        <text:list-item>
          <text:p text:style-name="P88">When you think of all the reasons why your boyfriend is like Darien. </text:p>
        </text:list-item>
        <text:list-item>
          <text:p text:style-name="P88">When you stand in front of the mirror trying to figure out a way to make your mouth bigger. </text:p>
        </text:list-item>
        <text:list-item>
          <text:p text:style-name="P88">You play the Sailor Moon CCG by yourself. </text:p>
        </text:list-item>
        <text:list-item>
          <text:p text:style-name="P88">When playing cards with friends or family, you occasionally yell, "STOP! That ones evil!" and throw it in the fireplace. </text:p>
        </text:list-item>
        <text:list-item>
          <text:p text:style-name="P88">At your next party, you force each of your four friends to change their hair style and color to that of each senshi, and present them with cardboard wands. </text:p>
        </text:list-item>
        <text:list-item>
          <text:p text:style-name="P88">You draw swirly marks on your brother's glasses. </text:p>
        </text:list-item>
        <text:list-item>
          <text:p text:style-name="P88">Watching the show leaves you in complete agony from the wonderful storyline and romance, not to mention the great puns! </text:p>
        </text:list-item>
        <text:list-item>
          <text:p text:style-name="P88">You learn to play Alan's flute song to see if you can summon a cardigan. </text:p>
        </text:list-item>
        <text:list-item>
          <text:p text:style-name="P88"><text:soft-page-break/>You wander around at 3 o'clock in the morning trying to play "Three O'Clock Fairy" on a flute, attempting to get kids to follow you.</text:p>
        </text:list-item>
        <text:list-item>
          <text:p text:style-name="P88">You CAN play "Three O'clock fairy" on a flute.</text:p>
        </text:list-item>
        <text:list-item>
          <text:p text:style-name="P88">You insist your blonde friend buy a white cat and you get a black one. </text:p>
        </text:list-item>
        <text:list-item>
          <text:p text:style-name="P88">You buy Sailor Moon games that you don't even have the platfrom to play them on. </text:p>
        </text:list-item>
        <text:list-item>
          <text:p text:style-name="P88">You download Sailor Moon ROMS that are only available in Japanese and try and play them anyways. </text:p>
        </text:list-item>
        <text:list-item>
          <text:p text:style-name="P88">When you vow never to cut your hair until it meets the requirements of your favourite Scout. </text:p>
        </text:list-item>
        <text:list-item>
          <text:p text:style-name="P88">You cry for hours, days, weeks because you DID cut your hair (It was only a trim!!!). </text:p>
        </text:list-item>
        <text:list-item>
          <text:p text:style-name="P88">You want to dye your hair pink with blue streaks and your best friend wants to die his hair blue with pink streaks. </text:p>
        </text:list-item>
        <text:list-item>
          <text:p text:style-name="P88">When you and your friends sit in a circle on your bed and sing Sailor Moon songs to each other. </text:p>
        </text:list-item>
        <text:list-item>
          <text:p text:style-name="P88">Submitted by Neko Sprite - You plaster one or more walls of your room with printed out pictures. </text:p>
        </text:list-item>
        <text:list-item>
          <text:p text:style-name="P88">Submitted by Neko Sprite - You try to translate the text on your Japanese collectable cards ...even though it's just the copyright info. </text:p>
        </text:list-item>
        <text:list-item>
          <text:p text:style-name="P88">Submitted by Neko Sprite - You throw playing cards up in the air while playing that one Cardian song on a flute... </text:p>
        </text:list-item>
        <text:list-item>
          <text:p text:style-name="P88">Submitted by Ryan C. - You download Sailor Moon in any other language. </text:p>
        </text:list-item>
        <text:list-item>
          <text:p text:style-name="P88">Submitted by Jennifer - When you look on the internet for photos on Sailor Moon everyday and place them on a bulletin board. </text:p>
        </text:list-item>
        <text:list-item>
          <text:p text:style-name="P88">Submitted by Page - You know all the SM facts (like the character's blood types and favorite food) which aren't really from the series and someone just made up. </text:p>
        </text:list-item>
        <text:list-item>
          <text:p text:style-name="P88">Submitted by Page - You have, or plan on, buying all the SM episodes (uncut!!) on DVD. </text:p>
        </text:list-item>
        <text:list-item>
          <text:p text:style-name="P88">Submitted by Xander - You dress like Sailor Moon...Every single day! </text:p>
        </text:list-item>
        <text:list-item>
          <text:p text:style-name="P88">Submitted by Kendra - You sing Moonlight Legend in Japanese on the volleyball bus and everyone just stares at you. </text:p>
        </text:list-item>
        <text:list-item>
          <text:p text:style-name="P88">Submitted by Kendra - You can speak every line of the Japanese version while you watch it... </text:p>
        </text:list-item>
        <text:list-item>
          <text:p text:style-name="P88">Submitted by Kendra - You still cry while watching episodes 45 &amp; 46... for the millionth time... But yet, you NEVER cry during other shows and movies... </text:p>
        </text:list-item>
        <text:list-item>
          <text:p text:style-name="P88">Submitted by Kendra - You KNOW what episode 45 and 46 is and you nod along with me with tears building up. </text:p>
        </text:list-item>
        <text:list-item>
          <text:p text:style-name="P88">Submitted by Kendra - You have perfected the 'Serena Yodel'... You know, that weird laugh that Sailor moon English version has... </text:p>
        </text:list-item>
        <text:list-item>
          <text:p text:style-name="P88">Submitted by Kendra - You listen to Sailor moon midi's while you do your work in Computers class AND sing along with them. </text:p>
        </text:list-item>
        <text:list-item>
          <text:p text:style-name="P88">Submitted by Kendra - You successfully and correctly translated 'The Sailor Star' song, into English, AND made it so it so it fits the beat of the music. </text:p>
        </text:list-item>
        <text:list-item>
          <text:p text:style-name="P88">Submitted by Kendra - You use your sailor star song translation and take your midi of it and sing it, then record your voice and the midi together and make it into an MP3... Wow... then you discover you REALLY SUCK at singing! </text:p>
        </text:list-item>
        <text:list-item>
          <text:p text:style-name="P88">Submitted by Karina - You plan to read a SM book and make a book report for school. </text:p>
        </text:list-item>
        <text:list-item>
          <text:p text:style-name="P88">Submitted by Heather - You can sew your own Sailor Moon costumes. </text:p>
        </text:list-item>
        <text:list-item>
          <text:p text:style-name="P88">Submitted by Lucy - You giggle in shame as you read YKUWTMSMW, because you've experienced entirely too many... </text:p>
        </text:list-item>
        <text:list-item>
          <text:p text:style-name="P88">Submitted by Roxi-ZIM - You dress up in a snazzy tuxedo every night and you wait until a citizen is hassled/attacked by someone, then chuck roses at them and say a Tuxedo Kamen/Mask quote. </text:p>
        </text:list-item>
        <text:list-item>
          <text:p text:style-name="P88">Submitted by Roxi-ZIM - You purposely wake up everyday late for school, forgetting your lunch, purposely stepping on a cat, make sure no one is looking and put a band-aid on it, take it off, and pretend to see a crescent mark. </text:p>
        </text:list-item>
        <text:list-item>
          <text:p text:style-name="P88">Submitted by CJ - When you HAVE all the video/DVDs of every series and every language and watch them every day. </text:p>
        </text:list-item>
        <text:list-item>
          <text:p text:style-name="P88">Submitted by Dominic - When you randomly yell out, "Moon Honeymoon Therapy Kiss!" in the grocery store. </text:p>
        </text:list-item>
        <text:list-item>
          <text:p text:style-name="P88">Submitted by Jessica - Your mom gets sick of Sailor Moon so she asks "Who do you love more, me or Sailor Moon?" Next thing you're an orphan. </text:p>
        </text:list-item>
        <text:list-item>
          <text:p text:style-name="P88"><text:soft-page-break/>Submitted by Jessica - You wrinkle up your English Test and throw it at the guy behind you, then yell at him when he didn't look at it and say something about the awful mark. </text:p>
        </text:list-item>
        <text:list-item>
          <text:p text:style-name="P88">Submitted by Jessica - Don't brush your teeth so you can get cavities like Sailor Moon and Chibi Moon. </text:p>
        </text:list-item>
        <text:list-item>
          <text:p text:style-name="P88">Submitted by Lisa - When you compare a Fruedian thesis to a Sailor Moon episode. (For all us college Moonies out there!!) </text:p>
        </text:list-item>
        <text:list-item>
          <text:p text:style-name="P88">Submitted by Grace - When you and your cousins pretend Ann and Alan live with you and try to attack you every day, but luckily you use your Sailor power to send them to the basement. </text:p>
        </text:list-item>
        <text:list-item>
          <text:p text:style-name="P88">Submitted by Crystal Princess -You don't care what your friends think; you're still moving to the moon. (To live in the moon kingdom, what's still there anyway). </text:p>
        </text:list-item>
        <text:list-item>
          <text:p text:style-name="P88">Submitted by Sabrina Pariis - If you scream and kick your TV every day for Cartoon Network taking off Sailor Moon and wish that the people who suggested it would die. </text:p>
        </text:list-item>
        <text:list-item>
          <text:p text:style-name="P88">Submitted by Sabrina Pariis - You chase your cat and paint a yellow crescent moon on its forehead and then put a mic in its mouth and the mic plays dialog from Sailor Moon. </text:p>
        </text:list-item>
        <text:list-item>
          <text:p text:style-name="P88">Submitted by Sabrina Pariis - You give your other Sailor Moon obsessed fans sticks, brooches, and sailor outfits and tell them that they are protectors of the moon and have to save earth from going into darkness.</text:p>
        </text:list-item>
        <text:list-item>
          <text:p text:style-name="P88">Submitted by Kerureyu - When you make your own Ofuda scrolls and take them with you wherever you go just in case there is an evil spirit.</text:p>
        </text:list-item>
        <text:list-item>
          <text:p text:style-name="P88">Submitted by OfudaMaster - When you learn how to throw a fireball like sailor mars and uses it to win dodge ball in gym class.</text:p>
        </text:list-item>
        <text:list-item>
          <text:p text:style-name="P8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8">Submitted by Resident Usagi Kou – When you submit to YKYWTMSMW, and you laugh because you know it. </text:p>
        </text:list-item>
        <text:list-item>
          <text:p text:style-name="P88">Submitted by Resident Usagi Kou – You go the Cartoon Networks [Adult Swim] Message boards, and to any of the swimmods, suggest they bring back Sailor Moon the first season. </text:p>
        </text:list-item>
        <text:list-item>
          <text:p text:style-name="P88">Submitted by Resident Usagi Kou – Cry hopelessly when the swimmod you pleaded with denies your request ruthlessly. </text:p>
        </text:list-item>
        <text:list-item>
          <text:p text:style-name="P88">Submitted by Resident Usagi Kou – When you speak only random bits of Sailor Moon dialogue from the Japanese series. </text:p>
        </text:list-item>
        <text:list-item>
          <text:p text:style-name="P88">Submitted by Resident Usagi Kou – When you downloaded episodes of Sailor Moon from any season in Japanese. </text:p>
        </text:list-item>
        <text:list-item>
          <text:p text:style-name="P88">Submitted by Resident Usagi Kou – You consider going to a Con (like Otakon, or Sakuracon) near you dressed as any form of the Serenity Royalty. </text:p>
        </text:list-item>
        <text:list-item>
          <text:p text:style-name="P88">Submitted by Resident Usagi Kou – When you're so desperate to get the perfect Serenity Royalty gown for said con that you offer a commissioned dressmaker $1000.00 to do so. </text:p>
        </text:list-item>
        <text:list-item>
          <text:p text:style-name="P88">Submitted by Resident Usagi Kou – When the dressmaker e-mails you back telling you you're only fourteen, and therefore your crazy. (You know what, I love NQS manga form dress, and I SHALL HAVE IT!!! =3) </text:p>
        </text:list-item>
        <text:list-item>
          <text:p text:style-name="P88">Submitted by Resident Usagi Kou – When your computer clock reads 2:19 AM and you're writing these out, wondering what became of your once non-Sailor Moon related life. </text:p>
        </text:list-item>
        <text:list-item>
          <text:p text:style-name="P88">Submitted by Resident Usagi Kou – You're on Google, and you search for NQS pictures, and you think to yourself 'I may already have that one =\\. </text:p>
        </text:list-item>
        <text:list-item>
          <text:p text:style-name="P88">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8">Submitted by Resident Usagi Kou – When you type/say everything I've said or done. ((Webmistress comment: Doing that now aren't I? ^_^)) </text:p>
        </text:list-item>
        <text:list-item>
          <text:p text:style-name="P88">Submitted by Resident Usagi Kou – When you call yourself Usagi Kou/ Usagi Tiara. </text:p>
        </text:list-item>
        <text:list-item>
          <text:p text:style-name="P88">Submitted by Resident Usagi Kou – When you legally change your name to Usagi Kou/ Usagi Tiara. </text:p>
        </text:list-item>
        <text:list-item>
          <text:p text:style-name="P88">Submitted by Resident Usagi Kou – You think Seiya is hot. </text:p>
        </text:list-item>
        <text:list-item>
          <text:p text:style-name="P88">Submitted by Resident Usagi Kou – When you wish to all the heavenly bodies you were as beautiful as NQS, Princess Serenity, Queen Serenity, or any of the other Royalty characters. </text:p>
        </text:list-item>
        <text:list-item>
          <text:p text:style-name="P88"><text:soft-page-break/>Submitted by Resident Usagi Kou – When you try to make your legs over three quarters of your total body percentage, and your breasts the last quarter. </text:p>
        </text:list-item>
        <text:list-item>
          <text:p text:style-name="P88">Submitted by Resident Usagi Kou – When you know what I'm talking about in the above statement. </text:p>
        </text:list-item>
        <text:list-item>
          <text:p text:style-name="P88">Submitted by Resident Usagi Kou – When you make your own Doujinshi and then scan it to your site. </text:p>
        </text:list-item>
        <text:list-item>
          <text:p text:style-name="P114">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35234092628421" text:continue-numbering="true" text:style-name="WW8Num23">
        <text:list-item>
          <text:p text:style-name="P88">*You're reading this list ~.O </text:p>
        </text:list-item>
        <text:list-item>
          <text:p text:style-name="P88">*Ideas are already coming into your head as to what to put on this list </text:p>
        </text:list-item>
        <text:list-item>
          <text:p text:style-name="P88">*Everything around you reminds you of Sailor Moon or something on Sailor Moon </text:p>
        </text:list-item>
        <text:list-item>
          <text:p text:style-name="P88">*Haruka and Michiru's relationship is NORMAL!! </text:p>
        </text:list-item>
        <text:list-item>
          <text:p text:style-name="P88">*You know how to put your hair up in odangoes </text:p>
        </text:list-item>
        <text:list-item>
          <text:p text:style-name="P88">*You've already thought up of your OWN way of making odangoes </text:p>
        </text:list-item>
        <text:list-item>
          <text:p text:style-name="P88">*You wear these odangoes every moment you can, despite it's taking thirty minutes to do each one </text:p>
        </text:list-item>
        <text:list-item>
          <text:p text:style-name="P88">*Your hair has to correspond with one of the senshi's </text:p>
        </text:list-item>
        <text:list-item>
          <text:p text:style-name="P88">*Books on the planets start to sound made-up...you KNOW there's a castle somewhere on Mare Serenitatis (where the "Moon Kingdom" is) </text:p>
        </text:list-item>
        <text:list-item>
          <text:p text:style-name="P88">*The term "Sailor" does not necessarily mean somebody on a boat </text:p>
        </text:list-item>
        <text:list-item>
          <text:p text:style-name="P88">*You know only Japanese words that have some kind of connection with Sailor Moon, even if you're studying the whole language </text:p>
        </text:list-item>
        <text:list-item>
          <text:p text:style-name="P88">*You know who Alex Glover is, but have never met him </text:p>
        </text:list-item>
        <text:list-item>
          <text:p text:style-name="P88">*SOS is a distress call?? </text:p>
        </text:list-item>
        <text:list-item>
          <text:p text:style-name="P88">*When listing the nine planets, you add Moon and remove Earth, and wonder why the teacher marked it wrong </text:p>
        </text:list-item>
        <text:list-item>
          <text:p text:style-name="P88">*Anything you do has to do with Sailor Moon </text:p>
        </text:list-item>
        <text:list-item>
          <text:p text:style-name="P88">**You refuuuuse to go out with any guy without black hair and blue eyes </text:p>
        </text:list-item>
        <text:list-item>
          <text:p text:style-name="P88">**You only want girls with long blonde hair tied up in meatballs </text:p>
        </text:list-item>
        <text:list-item>
          <text:p text:style-name="P88">**You want a girlfriend with blue green hair and you're a girl...o.o </text:p>
        </text:list-item>
        <text:list-item>
          <text:p text:style-name="P88">*You start laughing at the concept that the other nine planets are "non-inhabitable" </text:p>
        </text:list-item>
        <text:list-item>
          <text:p text:style-name="P88">*You took the time to learn HTML for the sole purpose of creating a shrine for Sailor Moon </text:p>
        </text:list-item>
        <text:list-item>
          <text:p text:style-name="P88">*You spent a whole summer learning HTML for this shrine </text:p>
        </text:list-item>
        <text:list-item>
          <text:p text:style-name="P88">*People start calling you "Sailor Moon" </text:p>
        </text:list-item>
        <text:list-item>
          <text:p text:style-name="P88">*People start calling you "That Sailor Moon freak" </text:p>
        </text:list-item>
        <text:list-item>
          <text:p text:style-name="P88">*You start calling yourself "That Sailor Moon freak" </text:p>
        </text:list-item>
        <text:list-item>
          <text:p text:style-name="P88">*Your romantic life has always had some connection with Sailor Moon ^.^; </text:p>
        </text:list-item>
        <text:list-item>
          <text:p text:style-name="P88">*You adamantly refuse to go out with anybody who doesn't know or like Sailor Moon U.U </text:p>
        </text:list-item>
        <text:list-item>
          <text:p text:style-name="P88">*Your two year old little sister knows how to say "Moon Prism Power! Make up! while raising her hand in the air </text:p>
        </text:list-item>
        <text:list-item>
          <text:p text:style-name="P88">*Your friend has made you a Sailor tiara out of paper and you squealed for joy </text:p>
        </text:list-item>
        <text:list-item>
          <text:p text:style-name="P88">*You're a girl and you'd rather go to a comic book shop where they sell Sailor Moon videos instead of buying clothes </text:p>
        </text:list-item>
        <text:list-item>
          <text:p text:style-name="P88">*You've thought about dying your hair blue, dark green, blue green, or even pink </text:p>
        </text:list-item>
        <text:list-item>
          <text:p text:style-name="P88">**You've actually dyed your hair blue, dark green, blue green or pink </text:p>
        </text:list-item>
        <text:list-item>
          <text:p text:style-name="P88">*You spend yeeeeears trying to learn how to draw the senshi "manga style" </text:p>
        </text:list-item>
        <text:list-item>
          <text:p text:style-name="P88">*When you're being described, Sailor Moon has to fit in somewhere </text:p>
        </text:list-item>
        <text:list-item>
          <text:p text:style-name="P88">*You know that "The Cult of Serenity" is not dangerous (It isn't!!!) </text:p>
        </text:list-item>
        <text:list-item>
          <text:p text:style-name="P88">*The best way to your heart is to talk about Sailor Moon </text:p>
        </text:list-item>
        <text:list-item>
          <text:p text:style-name="P88">*Your dream present would be to go to Japan and just seeeee Naoko Takeuchi </text:p>
        </text:list-item>
        <text:list-item>
          <text:p text:style-name="P88">*You start thinking about the day when the world would become Crystal Tokyo </text:p>
        </text:list-item>
        <text:list-item>
          <text:p text:style-name="P88"><text:soft-page-break/>*You start daydreaming about being a senshi and destroying your enemies </text:p>
        </text:list-item>
        <text:list-item>
          <text:p text:style-name="P88">*You want uniforms for your school as long as they look like the senshi's!!! </text:p>
        </text:list-item>
        <text:list-item>
          <text:p text:style-name="P88">*Japan is the ideal place to go for your honeymoon </text:p>
        </text:list-item>
        <text:list-item>
          <text:p text:style-name="P88">*You start saying words in Japanese just so that you have an opportunity to explain Sailor Moon </text:p>
        </text:list-item>
        <text:list-item>
          <text:p text:style-name="P88">*You tell everybody you know about Sailor Moon! </text:p>
        </text:list-item>
        <text:list-item>
          <text:p text:style-name="P88">*You wish so badly that you were born in Japan </text:p>
        </text:list-item>
        <text:list-item>
          <text:p text:style-name="P88">*You've thought about becoming a Shinto Maiden, even though you're catholic </text:p>
        </text:list-item>
        <text:list-item>
          <text:p text:style-name="P88">*The computer is there for my Sailor Moon files and nothing else!! </text:p>
        </text:list-item>
        <text:list-item>
          <text:p text:style-name="P114">*You watch Japanese episodes without subtitles, but you don't care! </text:p>
        </text:list-item>
      </text:list>
      <text:p text:style-name="P29">From http://blackmercury.tripod.com/nsm/ykywtmsmw.htm (Nyanko's Sailor Moon)</text:p>
      <text:list xml:id="list135234008093772" text:continue-numbering="true" text:style-name="WW8Num23">
        <text:list-item>
          <text:p text:style-name="P88">You use the Sailor Moon patch on your copy of The Sims</text:p>
        </text:list-item>
        <text:list-item>
          <text:p text:style-name="P88">You've been boycotting Power Rangers ever since that awful Saban Moon trailer resurfaced online</text:p>
        </text:list-item>
        <text:list-item>
          <text:p text:style-name="P88">You think that Tupac Shakur has a song on one of the Japanese CDs</text:p>
        </text:list-item>
        <text:list-item>
          <text:p text:style-name="P88">You burn your house down just so you can talk to the fire</text:p>
        </text:list-item>
        <text:list-item>
          <text:p text:style-name="P88">Every time you roast a marshmallow, you say "Fire Soul!!!!!!"</text:p>
        </text:list-item>
        <text:list-item>
          <text:p text:style-name="P88">You've ever tried to do an Akuryou Taisan</text:p>
        </text:list-item>
        <text:list-item>
          <text:p text:style-name="P88">You tried it, and it worked!!!!!!</text:p>
        </text:list-item>
        <text:list-item>
          <text:p text:style-name="P88">You smash a $2,000 computer system because you think that it has been possessed by an evil entity</text:p>
        </text:list-item>
        <text:list-item>
          <text:p text:style-name="P88">Everytime you throw a snowball, you say any of Sailor Mercury's attack phrases</text:p>
        </text:list-item>
        <text:list-item>
          <text:p text:style-name="P88">You've started a petition to get a Sailor V game out on PlayStation</text:p>
        </text:list-item>
        <text:list-item>
          <text:p text:style-name="P88">You're distrustful of pale women in skimpy outfits</text:p>
        </text:list-item>
        <text:list-item>
          <text:p text:style-name="P88">Instead of NSYNC or BSB, your favorite boyband is the Three Lights</text:p>
        </text:list-item>
        <text:list-item>
          <text:p text:style-name="P88">You've broken several CDs attempting Sailor Moon's tiara attack</text:p>
        </text:list-item>
        <text:list-item>
          <text:p text:style-name="P88">You've spent hours in the mirror trying to put your hair up in odango</text:p>
        </text:list-item>
        <text:list-item>
          <text:p text:style-name="P88">You have drawings of Destiny's Child dressed up like Sailor Senshi</text:p>
        </text:list-item>
        <text:list-item>
          <text:p text:style-name="P88">You've ever tried to send threatening letters to Linda Ballantyne (Especially with cut-out letters from magazines....very Sex Pistols!!)</text:p>
        </text:list-item>
        <text:list-item>
          <text:p text:style-name="P88">Your screen name or e-mail address includes the words "sailor", "chibi", "rini" (In any of it's spellings), "usagi", or "tsukino" (e.g. SailorReenyMoon1997@hotmail.com)</text:p>
        </text:list-item>
        <text:list-item>
          <text:p text:style-name="P88">You have a crescent moon tattooed on any body part that should be covered by underwear</text:p>
        </text:list-item>
        <text:list-item>
          <text:p text:style-name="P88">You actually like those techno mixes with Sailormoon sound clips on Napster</text:p>
        </text:list-item>
        <text:list-item>
          <text:p text:style-name="P88">You make those techno mixes with Sailormoon sound clips on Napster</text:p>
        </text:list-item>
        <text:list-item>
          <text:p text:style-name="P88">You call your play cousin (Who lives 3,000 miles away) just to commentate on the new episodes</text:p>
        </text:list-item>
        <text:list-item>
          <text:p text:style-name="P88">SOS sends you Christmas cards</text:p>
        </text:list-item>
        <text:list-item>
          <text:p text:style-name="P88">You've actually had a physical fight with someone who said that Sailor Moon sucked</text:p>
        </text:list-item>
        <text:list-item>
          <text:p text:style-name="P88">You've spent more than your annual income at AnimeNation.com</text:p>
        </text:list-item>
        <text:list-item>
          <text:p text:style-name="P88">Whenever you eat spaghetti &amp; meatballs, you get a warm, fuzzy feeling</text:p>
        </text:list-item>
        <text:list-item>
          <text:p text:style-name="P88">You played the Moonmix MIDI at a party</text:p>
        </text:list-item>
        <text:list-item>
          <text:p text:style-name="P88">You ever customized JEM dolls into Sailor Senshi (Well, Raya would make a cool Sailor Jupiter...)</text:p>
        </text:list-item>
        <text:list-item>
          <text:p text:style-name="P88">You've ever called a radio station and given a shout-out to you favorite WPR</text:p>
        </text:list-item>
        <text:list-item>
          <text:p text:style-name="P88">You went to a beauty salon and requested a "Hotaru"</text:p>
        </text:list-item>
        <text:list-item>
          <text:p text:style-name="P88">You want to marry Hitoshi Doi</text:p>
        </text:list-item>
        <text:list-item>
          <text:p text:style-name="P88">A night of Japanese snack foods and VKLL's fansubs is your idea of a hot date ("Pass the Pocky and pop in that "Saint Tail" tape, LaQuita!!")</text:p>
        </text:list-item>
        <text:list-item>
          <text:p text:style-name="P88">You show up to marital arts classes wearing pumps</text:p>
        </text:list-item>
        <text:list-item>
          <text:p text:style-name="P88">You've ever set up a cheerleading routine to "Moon Revenge"</text:p>
        </text:list-item>
        <text:list-item>
          <text:p text:style-name="P88">You tried to get Kotono Mitsuishi to sing at your wedding</text:p>
        </text:list-item>
        <text:list-item>
          <text:p text:style-name="P88">You always wear Japanese uniforms to school....but you live in Canada</text:p>
        </text:list-item>
        <text:list-item>
          <text:p text:style-name="P88">You plan your clothing colors around those of your favorite Senshi</text:p>
        </text:list-item>
        <text:list-item>
          <text:p text:style-name="P88">You only date girls with long blond pigtails</text:p>
        </text:list-item>
        <text:list-item>
          <text:p text:style-name="P88">You always get the urge to talk like a Valley Girl and use Ebonics at the same time ("Missy, you're, like, SO off the heezy fo cheezy jiggy, girlfriend!! West SIIIIIDE!!!")</text:p>
        </text:list-item>
        <text:list-item>
          <text:p text:style-name="P88">You make up some lame excuse just to buy the dolls (e.g. "This is for my niece, Kevin!")</text:p>
        </text:list-item>
        <text:list-item>
          <text:p text:style-name="P88"><text:soft-page-break/>You talk to fire.</text:p>
        </text:list-item>
        <text:list-item>
          <text:p text:style-name="P88">You carry around a plastic red rose....just in case.</text:p>
        </text:list-item>
        <text:list-item>
          <text:p text:style-name="P88">You get a 31% on a test and think that at least you did better than Sailor Moon.</text:p>
        </text:list-item>
        <text:list-item>
          <text:p text:style-name="P88">You get a computer just to go to Sailor Moon Websites.</text:p>
        </text:list-item>
        <text:list-item>
          <text:p text:style-name="P88">eBay sends you Christmas cards</text:p>
        </text:list-item>
        <text:list-item>
          <text:p text:style-name="P88">You Paint a Crescent moon on your cat's forehead.</text:p>
        </text:list-item>
        <text:list-item>
          <text:p text:style-name="P88">You dye your hair pink, blue, or green to look like your favorite Sailor.</text:p>
        </text:list-item>
        <text:list-item>
          <text:p text:style-name="P88">You stay after school everyday so you can be as smart as Ami</text:p>
        </text:list-item>
        <text:list-item>
          <text:p text:style-name="P88">Whenever you get in trouble, you wait for a girl in a sailor suit to save you</text:p>
        </text:list-item>
        <text:list-item>
          <text:p text:style-name="P88">You always speak of Crystal Tokyo</text:p>
        </text:list-item>
        <text:list-item>
          <text:p text:style-name="P88">You buy any of the CDs and listen to them twenty times a day</text:p>
        </text:list-item>
        <text:list-item>
          <text:p text:style-name="P88">You wear a tuxedo everywhere</text:p>
        </text:list-item>
        <text:list-item>
          <text:p text:style-name="P88">You where one anywhere, and your a girl!!</text:p>
        </text:list-item>
        <text:list-item>
          <text:p text:style-name="P88">Every time you see a full moon, you get a warm, fuzzy feeling</text:p>
        </text:list-item>
        <text:list-item>
          <text:p text:style-name="P88">You think that the kids that you are babysitting are from the Dead Moon Circus</text:p>
        </text:list-item>
        <text:list-item>
          <text:p text:style-name="P88">You dress like Sailor Venus for Halloween....and you're not female!!!!!</text:p>
        </text:list-item>
        <text:list-item>
          <text:p text:style-name="P88">You try to spot subliminal messages in any of the episodes!</text:p>
        </text:list-item>
        <text:list-item>
          <text:p text:style-name="P88">You only come alive during Chemistry when the teacher mentions Plutonium, Uranium, Neptunium, or Mercury.</text:p>
        </text:list-item>
        <text:list-item>
          <text:p text:style-name="P88">You've ever tried the Sailor Teleport</text:p>
        </text:list-item>
        <text:list-item>
          <text:p text:style-name="P88">You go around sticking grocery store receipts to people's heads saying "Mars Fireball, Charge!!!</text:p>
        </text:list-item>
        <text:list-item>
          <text:p text:style-name="P88">You run a church dedicated to any character</text:p>
        </text:list-item>
        <text:list-item>
          <text:p text:style-name="P88">You always wait for some nut in a tuxedo to rescue you!!</text:p>
        </text:list-item>
        <text:list-item>
          <text:p text:style-name="P88">You can't remember your family's birthdays, but you know all of the ones of Sailor Moon</text:p>
        </text:list-item>
        <text:list-item>
          <text:p text:style-name="P88">You get mad when someone uses the English names for the characters ("She's Usagi, NOT SERENA!!!")</text:p>
        </text:list-item>
        <text:list-item>
          <text:p text:style-name="P114">You weigh 400 pounds, yet you insist on cosplaying as Sailor Starfighter</text:p>
        </text:list-item>
      </text:list>
      <text:p text:style-name="P29">From http://www.angelfire.com/sd/sailormoon11/YKYWSMTMW.html</text:p>
      <text:list xml:id="list135234530955097" text:continue-numbering="true" text:style-name="WW8Num23">
        <text:list-item>
          <text:p text:style-name="P88">You put electric tape on your stomach shaped in the letters S M and tan out in the sun until you get burned!(ok I did this but it just won't come off...and I don't mind!) </text:p>
        </text:list-item>
        <text:list-item>
          <text:p text:style-name="P88">You seriously consider a tattoo of your fav's scouts symbol on you forehead.(Honestly I will do this!) </text:p>
        </text:list-item>
        <text:list-item>
          <text:p text:style-name="P88">You have at least one shirt exactly like your fav scouts!(I only have 4!) </text:p>
        </text:list-item>
        <text:list-item>
          <text:p text:style-name="P88">You gone on sooo many quizzes you e-mail the people who have a question wrong!(I hate it how ppl don't know that there is a Sailor SCout on every planet!) </text:p>
        </text:list-item>
        <text:list-item>
          <text:p text:style-name="P88">You HATE dubbies and want to take them under your control and turn them into moonies! (Dubbies suck!) </text:p>
        </text:list-item>
        <text:list-item>
          <text:p text:style-name="P88">You have beat up at least one person for saying those dreaded words "Sailor Moon Sux"(my nephew &gt;:) </text:p>
        </text:list-item>
        <text:list-item>
          <text:p text:style-name="P88">Reading those words just made you tingle.*shudder* </text:p>
        </text:list-item>
        <text:list-item>
          <text:p text:style-name="P88">You have taken so many quizzes that your comments are usually "Too Easy"(Help I cannot find a quiz I can't pass!) </text:p>
        </text:list-item>
        <text:list-item>
          <text:p text:style-name="P88">No one will ever again say "What is Sailor Moon" because last time you went on FOREVER starting with 1000 years ago... (What I'm not obsessed!) </text:p>
        </text:list-item>
        <text:list-item>
          <text:p text:style-name="P88">You can type Sailor Moon faster than your name. But is usually looks like this: SAilor MOon!(What I don't type SAIlor MOon funny) </text:p>
        </text:list-item>
        <text:list-item>
          <text:p text:style-name="P88">When your teacher asks "What do you want to do when you grow up" you answer "Rule the world" with a strait face. (They all laugh at me... its ok they'll see when I'm queen) </text:p>
        </text:list-item>
        <text:list-item>
          <text:p text:style-name="P88">You yell at your mom for a half an hour telling her how they will prolly turn the Starlights to GIRLS! (I HATE AMerican Translators!) </text:p>
        </text:list-item>
        <text:list-item>
          <text:p text:style-name="P88">YOu have a dream about a Sailor Moon talk show and you win!(I always win) </text:p>
        </text:list-item>
        <text:list-item>
          <text:p text:style-name="P88">Every quiz you take you have to answer the question Japanese version: English version: (I know to much!) </text:p>
        </text:list-item>
        <text:list-item>
          <text:p text:style-name="P88"><text:soft-page-break/>You chewout every person who says Chibi Chibi is Chibiusa's daughter! (She is a frickin star seed for god sakes!) </text:p>
        </text:list-item>
        <text:list-item>
          <text:p text:style-name="P88">When Toonami's web page said Artimus is Darien's cat you send them hate mail and the next week it is all fixed. (WHat ME send HATE mail no way!) </text:p>
        </text:list-item>
        <text:list-item>
          <text:p text:style-name="P88">You grab a pencil in Teen Heath and when you realize it says "moon" you scream "Destiny!"(Don't you hate it when you think out loud!) </text:p>
        </text:list-item>
        <text:list-item>
          <text:p text:style-name="P88">You love Japan so much your sister goes to Disney world and buys you a Japanese flag!!!( I wuv my sissy) </text:p>
        </text:list-item>
        <text:list-item>
          <text:p text:style-name="P88">You know your translated name! (Mine is Kasushi) </text:p>
        </text:list-item>
        <text:list-item>
          <text:p text:style-name="P88">You have a Japanese translation sheet and use it often! (konichiwa minna!) </text:p>
        </text:list-item>
        <text:list-item>
          <text:p text:style-name="P88">You have a Sailor Moon costume in your dresser drawer. (I don't think I’m Sailor Moon I know it!) </text:p>
        </text:list-item>
        <text:list-item>
          <text:p text:style-name="P88">You wear it at your nephews b-day party and he thought you WHERE Sailor Moon.(Well duh because I am!) </text:p>
        </text:list-item>
        <text:list-item>
          <text:p text:style-name="P88">Your room is so stuffed with Sailor Moon stuff if someone comes into your room you are forced to explain. (Every detail!) </text:p>
        </text:list-item>
        <text:list-item>
          <text:p text:style-name="P88">You have turned numerous friends into moonies!!!(well lets count 56,57,58...) </text:p>
        </text:list-item>
        <text:list-item>
          <text:p text:style-name="P88">YOu HATE crossover fics because Usagi is with Mamoru and so on and so forth... (Ok Mina and Lita ARENT together!) </text:p>
        </text:list-item>
        <text:list-item>
          <text:p text:style-name="P88">You have a pic of Mamoru on the inside of your dresser and kiss it every morning. (And before I got o bed!) </text:p>
        </text:list-item>
        <text:list-item>
          <text:p text:style-name="P88">You have also woken up at 3:30 in the morning kissing it!!!(Its DEstiny I tell you DEstiny!) </text:p>
        </text:list-item>
        <text:list-item>
          <text:p text:style-name="P88">You SWEAR someday you will find a full size naked pic of Mamoru and hang it on your wall (Who cares what mom says!) </text:p>
        </text:list-item>
        <text:list-item>
          <text:p text:style-name="P88">Your dream is to buy black &amp; white cats and name them Luna and Artimus (even tho your allergic) </text:p>
        </text:list-item>
        <text:list-item>
          <text:p text:style-name="P88">You want to go to MTV's Fanatic and meet Naoko Takeuchi.(So what if they say she isn't a star... she is in my eyes***) </text:p>
        </text:list-item>
        <text:list-item>
          <text:p text:style-name="P88">You wonder why the scouts get painted nails then put on gloves!(On Halloween I am painting my nails! and putting on gloves!) </text:p>
        </text:list-item>
        <text:list-item>
          <text:p text:style-name="P88">YOu HATE English names (e.g. Amara ) </text:p>
        </text:list-item>
        <text:list-item>
          <text:p text:style-name="P88">YOu just screamed when you read that. (Ahhhhhhh!) </text:p>
        </text:list-item>
        <text:list-item>
          <text:p text:style-name="P88">YOu know Haruka, Michiru, and Setsuna's Apartment numbers (ANd realize they match there b-days 1209, 1306, 1127) </text:p>
        </text:list-item>
        <text:list-item>
          <text:p text:style-name="P88">You refuse to buy a new toothbrush because you love putting Tuxedo Mask in your mouth!!!(Yummy!) </text:p>
        </text:list-item>
        <text:list-item>
          <text:p text:style-name="P88">You are making a house for your SAilor MOon dolls! (They even have a laundry room!) </text:p>
        </text:list-item>
        <text:list-item>
          <text:p text:style-name="P88">And your 14. (so!) </text:p>
        </text:list-item>
        <text:list-item>
          <text:p text:style-name="P88">Sailor Moon got cancelled and you didn't care cause at least ONE of your hate letters will get through to them! (Again I don't send hate letters!) </text:p>
        </text:list-item>
        <text:list-item>
          <text:p text:style-name="P88">OK you did care you cried... then sent hate letters. ( :( ) </text:p>
        </text:list-item>
        <text:list-item>
          <text:p text:style-name="P88">You HATE the R movie cause Mamoru gets hurt :( (sorry if you didn't see it yet oops!) </text:p>
        </text:list-item>
        <text:list-item>
          <text:p text:style-name="P88">If you are 5 foot 4 by the time you are 16 your are going to dye your hair aquamarine. (my sister) </text:p>
        </text:list-item>
        <text:list-item>
          <text:p text:style-name="P88">If you are 5 foot 8 by the time you are 16 your going to chop your hair off :( (she made me) </text:p>
        </text:list-item>
        <text:list-item>
          <text:p text:style-name="P88">But you wont become a lesbian (no offense but my life is boys) </text:p>
        </text:list-item>
        <text:list-item>
          <text:p text:style-name="P88">You have a moonie friend that is 46 and you want to be just like them!!!(OH god that sounds pathetic!) </text:p>
        </text:list-item>
        <text:list-item>
          <text:p text:style-name="P88">You've liked SAilor Moon 3 years 5 months and 21 days or more!!!(so I count!) </text:p>
        </text:list-item>
        <text:list-item>
          <text:p text:style-name="P88">You are going to change your name to Tsukino Usagi when you are 18!(I will) </text:p>
        </text:list-item>
        <text:list-item>
          <text:p text:style-name="P88">You have played the Sailor MOon Theme repeating all night!(It gets sooo stuck inn your head) </text:p>
        </text:list-item>
        <text:list-item>
          <text:p text:style-name="P88">You have recorded your voice saying the episodes 1-82 and summaries.(I like the sound of my voice!) </text:p>
        </text:list-item>
        <text:list-item>
          <text:p text:style-name="P88">You can recite all the episodes and numbers 1-82. (1.A moon star is born 2. Talk radio...) </text:p>
        </text:list-item>
        <text:list-item>
          <text:p text:style-name="P88">You have recorded your Sailor Scout dolls on logtech making it look like they are moving.(I just want them to) </text:p>
        </text:list-item>
        <text:list-item>
          <text:p text:style-name="P88">You are dressing up as Sailor Moon and the scouts for your third year on Halloween.(I can't wait!) </text:p>
        </text:list-item>
        <text:list-item>
          <text:p text:style-name="P88">You sing the theme song in the shower. (What...it is a good song!) </text:p>
        </text:list-item>
        <text:list-item>
          <text:p text:style-name="P88"><text:soft-page-break/>You paint an old golf ball and pretend it's your very own Imperium Silver Crystal.(I am Sailor Moon!) </text:p>
        </text:list-item>
        <text:list-item>
          <text:p text:style-name="P88">You celebrate the Scout's birthdays.(Lita's Next Dec. 5th) </text:p>
        </text:list-item>
        <text:list-item>
          <text:p text:style-name="P88">Every time you hear Aerosmith's song "Dude looks like a lady" you can't help but think of Zoycite. (Man he does look like a lady!) </text:p>
        </text:list-item>
        <text:list-item>
          <text:p text:style-name="P88">When you go to your dads for a month you have two suitcases and 1 and 1/2 of them are filled with Sailor Moon stuff. (WHat, you just gotta have it!) </text:p>
        </text:list-item>
        <text:list-item>
          <text:p text:style-name="P114">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35233543720303" text:continue-numbering="true" text:style-name="WW8Num23">
        <text:list-item>
          <text:p text:style-name="P88">Your answering machine says, "Sailor Moon says, leave a message after the beep!"</text:p>
        </text:list-item>
        <text:list-item>
          <text:p text:style-name="P88">You pretend that your sick just so you can stay home from school and watch Sailor Moon.</text:p>
        </text:list-item>
        <text:list-item>
          <text:p text:style-name="P88">When you shut down your computer it says, "Sailor Moon Says... See Yah!"</text:p>
        </text:list-item>
        <text:list-item>
          <text:p text:style-name="P88">When you’re taking a test and you don’t know the answer to one of the questions, you put one of the Sailor Scouts name in the space.</text:p>
        </text:list-item>
        <text:list-item>
          <text:p text:style-name="P88">You notice that TM and SM (the initials of Tuxedo Mask and Sailor Moon) are side by side in the initials "YKYWTMSMW".</text:p>
        </text:list-item>
        <text:list-item>
          <text:p text:style-name="P88">You only wear the color that your favorite scout wears.</text:p>
        </text:list-item>
        <text:list-item>
          <text:p text:style-name="P110">(REMOVED)</text:p>
        </text:list-item>
        <text:list-item>
          <text:p text:style-name="P88">Your email address is based on Sailor Scout names.</text:p>
        </text:list-item>
        <text:list-item>
          <text:p text:style-name="P88">You realize you just CAN'T watch too much Sailor Moon!!</text:p>
        </text:list-item>
        <text:list-item>
          <text:p text:style-name="P88">Your locker is covered completely in Sailor Moon stickers and pictures.</text:p>
        </text:list-item>
        <text:list-item>
          <text:p text:style-name="P88">You have thousands of pics on your hard drive and it’s driving your family crazy!</text:p>
        </text:list-item>
        <text:list-item>
          <text:p text:style-name="P88">You have a crush on one of the characters.</text:p>
        </text:list-item>
        <text:list-item>
          <text:p text:style-name="P88">You daydream that you’re a Sailor Scout fighting evil or that you’ve meet the Sailor Scouts.</text:p>
        </text:list-item>
        <text:list-item>
          <text:p text:style-name="P88">You and your friends are late to school and your struck with an idea! You grab your friends’ hands and shout. “Sailor teleport!” After your friends stop starring at you, you decide maybe it’s best to run.</text:p>
        </text:list-item>
        <text:list-item>
          <text:p text:style-name="P88">When you’re embarrassed, a teardrop appears on the back of your head.</text:p>
        </text:list-item>
        <text:list-item>
          <text:p text:style-name="P88">Every time you raise your hand in class, you have the uncontrollable urge to shout "Moon Prism Power!"</text:p>
        </text:list-item>
        <text:list-item>
          <text:p text:style-name="P88">When your brother/sister keeps saying mom or dad (your name) keeps going into Sailor Moon sites. </text:p>
        </text:list-item>
        <text:list-item>
          <text:p text:style-name="P88">When you see a cute guy/girl huge hearts pop out of you eyes.</text:p>
        </text:list-item>
        <text:list-item>
          <text:p text:style-name="P111">(REMOVED)</text:p>
        </text:list-item>
        <text:list-item>
          <text:p text:style-name="P88">When your teacher returns your "What I did over Summer Vacation" essay, she asks why you gave her a forty-six page story about 'Sailor Moon'.</text:p>
        </text:list-item>
        <text:list-item>
          <text:p text:style-name="P110">(REMOVED)</text:p>
        </text:list-item>
        <text:list-item>
          <text:p text:style-name="P88">You are on the Internet looking for school research sources and you wind up on a Sailor Moon website.</text:p>
        </text:list-item>
        <text:list-item>
          <text:p text:style-name="P88">Your parents admitted you to a mental institute because last week you chased a motorcycle down the highway screaming "Amara, wait!!!"</text:p>
        </text:list-item>
        <text:list-item>
          <text:p text:style-name="P88">You read the statements on this web page and think, "It's funny, because it's true."</text:p>
        </text:list-item>
        <text:list-item>
          <text:p text:style-name="P88">You stand in front of a sliding glass door for hours, hoping to see your reflection turn into Sailor Moon.</text:p>
        </text:list-item>
        <text:list-item>
          <text:p text:style-name="P88">When your cell phone rings, instead of 'ring.....ring....' the Sailor Moon theme song plays. ^^</text:p>
        </text:list-item>
        <text:list-item>
          <text:p text:style-name="P88">You refer to this list often to see how you may further prove your moonie-ness.</text:p>
        </text:list-item>
        <text:list-item>
          <text:p text:style-name="P88">You know this list so well that you don't HAVE to refer to it.</text:p>
        </text:list-item>
        <text:list-item>
          <text:p text:style-name="P88">You WROTE this list.</text:p>
        </text:list-item>
        <text:list-item>
          <text:p text:style-name="P88">You tell your brother that he's being an idiot by denying that Luna exists when you see a shop called 'Luna's Bridal Shop'.</text:p>
        </text:list-item>
        <text:list-item>
          <text:p text:style-name="P88">You tell everyone that hair colors like brown, blonde, and black are banal- and you don't even know what banal means.</text:p>
        </text:list-item>
        <text:list-item>
          <text:p text:style-name="P88">You received a Sailor Moon calendar for Christmas- and you already had one.</text:p>
        </text:list-item>
        <text:list-item>
          <text:p text:style-name="P88"><text:soft-page-break/>You received a Sailor Moon calendar for Christmas. You already had one, but you REFUSED to return either one and kept commenting "This is great! Now I have TWO!"</text:p>
        </text:list-item>
        <text:list-item>
          <text:p text:style-name="P88">And you MEANT it.</text:p>
        </text:list-item>
        <text:list-item>
          <text:p text:style-name="P88">REALLY meant it.</text:p>
        </text:list-item>
        <text:list-item>
          <text:p text:style-name="P88">You want to take anger management class to see if you can learn to handle your intense hatred of all Sailor Moon villains.</text:p>
        </text:list-item>
        <text:list-item>
          <text:p text:style-name="P88">You say ' -sama' after every sailor scout's name.</text:p>
        </text:list-item>
        <text:list-item>
          <text:p text:style-name="P88">Your little brother was annoying you while you were eating breakfast, so you hurled half of your bagel at his head while screaming: "Moon Bagel MAGIC!"</text:p>
        </text:list-item>
        <text:list-item>
          <text:p text:style-name="P88">When you're angry at someone, you throw anything that slightly resembles a tiara at them, saying: "In the name of the Moon, I shall punish you!"</text:p>
        </text:list-item>
        <text:list-item>
          <text:p text:style-name="P88">You break a mirror and reglue the pieces so that what was previously a mirror now looks (at least to you) like the Silver Imperium Crystal.</text:p>
        </text:list-item>
        <text:list-item>
          <text:p text:style-name="P88">The song "Daddy's Girl" makes you cry because every time you hear it, you think about how Lita doesn't HAVE a Dad anymore.</text:p>
        </text:list-item>
        <text:list-item>
          <text:p text:style-name="P88">It seems perfectly normal to you to spend half an hour copying down the words to "Ai no Senshi" and "Moonlight Denetsu" from a site on the internet.</text:p>
        </text:list-item>
        <text:list-item>
          <text:p text:style-name="P88">You know the Japanese versions of "Ai no Senshi" and "Moonlight Denetsu" SO well that every member of your family can sing along with you.</text:p>
        </text:list-item>
        <text:list-item>
          <text:p text:style-name="P88">Including your three-year-old sister.</text:p>
        </text:list-item>
        <text:list-item>
          <text:p text:style-name="P88">And the cat.</text:p>
        </text:list-item>
        <text:list-item>
          <text:p text:style-name="P88">People constantly ask you why you like Sailor Moon.</text:p>
        </text:list-item>
        <text:list-item>
          <text:p text:style-name="P88">And that strikes you as such a stupid question that you don't even answer.</text:p>
        </text:list-item>
        <text:list-item>
          <text:p text:style-name="P88">Your friend says, "Look! Over there! It's ... Sailor Moon!" And you look.</text:p>
        </text:list-item>
        <text:list-item>
          <text:p text:style-name="P114">And you actually believe you SEE Sailor Moon.</text:p>
        </text:list-item>
      </text:list>
      <text:p text:style-name="P29">From http://membre.megaquebec.net/youma/youknow.html (Scary Sailor Moon site)</text:p>
      <text:p text:style-name="P31">8^) ~= lived by the author or friends</text:p>
      <text:list xml:id="list135233861422865" text:continue-numbering="true" text:style-name="WW8Num23">
        <text:list-item>
          <text:p text:style-name="P88">You decide to do your thesis in history about Sailor Moon... </text:p>
        </text:list-item>
        <text:list-item>
          <text:p text:style-name="P88">You accuse the comity who failed your thesis to be Wise Man's minions...~ </text:p>
        </text:list-item>
        <text:list-item>
          <text:p text:style-name="P88">You make sure your university schedule doesn't interfere with Sailor Moon's diffusion... </text:p>
        </text:list-item>
        <text:list-item>
          <text:p text:style-name="P88">You know all episode titles by heart.... </text:p>
        </text:list-item>
        <text:list-item>
          <text:p text:style-name="P88">When your fifteenth girlfriend leaves you cause she thinks you cheat her with a certain Ami, Raye or Serena...</text:p>
        </text:list-item>
        <text:list-item>
          <text:p text:style-name="P87">You end up in a mental hospital because you keep screaming in a classroom MERCURY POWER in all possible languages.... </text:p>
        </text:list-item>
        <text:list-item>
          <text:p text:style-name="P87">You get treated for thinking yourself as Sailor Moon or Tuxedo Mask. [That's no disease! Not to do so would be abnormal!]</text:p>
        </text:list-item>
        <text:list-item>
          <text:p text:style-name="P87">You came to speak better Japanese than English! [It was originally French, of course!]</text:p>
        </text:list-item>
        <text:list-item>
          <text:p text:style-name="P87">You know every line of the show and that in French, English, German, Japanese, Sumerian and sing language.</text:p>
        </text:list-item>
        <text:list-item>
          <text:p text:style-name="P87">You impatiently wait for the episode where the senshi will finally be beaten by the forces of evil. It can take quite a while before it happens :) </text:p>
        </text:list-item>
        <text:list-item>
          <text:p text:style-name="P87">When you start writing anything!....</text:p>
        </text:list-item>
        <text:list-item>
          <text:p text:style-name="P87">You go to school with your hair done like Serena's or Pluto's. And especially when your friends calls you Setsuna. [Originally the names were Bunny for Serena and S**ine for Setsuna]</text:p>
        </text:list-item>
        <text:list-item>
          <text:p text:style-name="P87">They made an article about you in a collector magazine (I admit it's a bit far!) </text:p>
        </text:list-item>
        <text:list-item>
          <text:p text:style-name="P87">You recognize stories you sent to TOEI... </text:p>
        </text:list-item>
        <text:list-item>
          <text:p text:style-name="P87">At your prom, you sing "only a memory away" </text:p>
        </text:list-item>
        <text:list-item>
          <text:p text:style-name="P87">At your school's talent show, you sing the theme show.</text:p>
        </text:list-item>
        <text:list-item>
          <text:p text:style-name="P87">You're speaking to your Sailor Moon posters, but you start understanding why they don't answer: they are made in Japan, they mustn't speak English. [same note! ^^]</text:p>
        </text:list-item>
        <text:list-item>
          <text:p text:style-name="P87">You get withdrawal symptoms Sailor Moon during commercials. </text:p>
        </text:list-item>
        <text:list-item>
          <text:p text:style-name="P87"><text:soft-page-break/>You are pissed of since you can't wear what your Sailor Moon doll wears.</text:p>
        </text:list-item>
        <text:list-item>
          <text:p text:style-name="P87">At midnight in the New Year, while everyone sings "Ce n'est qu'un au-revoir", you sing "It's a New Day". [I don't know any English equivalent for "Ce n'est qu'un au-revoir"]</text:p>
        </text:list-item>
        <text:list-item>
          <text:p text:style-name="P87">All calendars of the house has the anniversary of all scouts on them. </text:p>
        </text:list-item>
        <text:list-item>
          <text:p text:style-name="P87">When you're late at home, you plaid: "Sorry, I had a job for the Sailor scouts!" </text:p>
        </text:list-item>
        <text:list-item>
          <text:p text:style-name="P87">When you're late at school, you plaid: "My alarm didn't work!"</text:p>
        </text:list-item>
        <text:list-item>
          <text:p text:style-name="P87">You're already worrying about the end when you see the previews.</text:p>
        </text:list-item>
        <text:list-item>
          <text:p text:style-name="P87">You use this list to convince your parents you're not the only maniac around. </text:p>
        </text:list-item>
        <text:list-item>
          <text:p text:style-name="P87">After a short trip to Japan, you're arrested at the customs for trying to drain the Japan's Sailor Moon goodies market. </text:p>
        </text:list-item>
        <text:list-item>
          <text:p text:style-name="P87">You see a fire and cry when you realize it's no use yelling: "Deep submerge". </text:p>
        </text:list-item>
        <text:list-item>
          <text:p text:style-name="P87">You are sure your energy have been drained every time you are tired. </text:p>
        </text:list-item>
        <text:list-item>
          <text:p text:style-name="P87">You draw a Mercury symbol on your pocket computer.</text:p>
        </text:list-item>
        <text:list-item>
          <text:p text:style-name="P87">You sing Sailor Moon songs under the shower. 8^) (Anne-Marie...) </text:p>
        </text:list-item>
        <text:list-item>
          <text:p text:style-name="P87">You look in every jewelry store you see if they have the Silver Crystal. </text:p>
        </text:list-item>
        <text:list-item>
          <text:p text:style-name="P87">Your dream wedding dress is... princess Serenity's! </text:p>
        </text:list-item>
        <text:list-item>
          <text:p text:style-name="P87">When you play with soap bubbles, you scream: "Mercury's bubbles blast!!!" </text:p>
        </text:list-item>
        <text:list-item>
          <text:p text:style-name="P87">Even your parents know the songs by heart. 8^) </text:p>
        </text:list-item>
        <text:list-item>
          <text:p text:style-name="P87">You call your cats Luna and Artemis.</text:p>
        </text:list-item>
        <text:list-item>
          <text:p text:style-name="P87">You try to read the future in front of a fire.</text:p>
        </text:list-item>
        <text:list-item>
          <text:p text:style-name="P87">Every time a new store opens, you suspect the enemy. </text:p>
        </text:list-item>
        <text:list-item>
          <text:p text:style-name="P87">Window's password is Ami Mizuno.</text:p>
        </text:list-item>
        <text:list-item>
          <text:p text:style-name="P87">You imitate Sailor Moon's gestures even in English class... 8^) (hi Marie-Eve!) </text:p>
        </text:list-item>
        <text:list-item>
          <text:p text:style-name="P87">You pretend to be sick to stay home and watch Sailor Moon. 8^) (careful Anne-Marie!) </text:p>
        </text:list-item>
        <text:list-item>
          <text:p text:style-name="P87">When you are compared to Serena, you take it as a complement!</text:p>
        </text:list-item>
        <text:list-item>
          <text:p text:style-name="P87">You get mad at your parents for not having called you by the name of a Sailor.</text:p>
        </text:list-item>
        <text:list-item>
          <text:p text:style-name="P87">When you have a call waiting, it's Sailormoon theme who plays.</text:p>
        </text:list-item>
        <text:list-item>
          <text:p text:style-name="P87">When the moon is full, you take your telescope and try to locate the Silver Millenium.</text:p>
        </text:list-item>
        <text:list-item>
          <text:p text:style-name="P87">If the teacher asks you the name of the planets, you say: " Ami, Minako, Mamoru, Rei, Makoto, Hotaru, Haruka, Michiru and Setsuna!" </text:p>
        </text:list-item>
        <text:list-item>
          <text:p text:style-name="P87">It's your only reason to get up in the morning.</text:p>
        </text:list-item>
        <text:list-item>
          <text:p text:style-name="P87">You want to call your first daughter Serena. </text:p>
        </text:list-item>
        <text:list-item>
          <text:p text:style-name="P87">You can't sleep when episodes finishes in intrigues.</text:p>
        </text:list-item>
        <text:list-item>
          <text:p text:style-name="P87">You pretend to buy Sailor Moon dolls for your sister or cousin but you're lying. 8^)</text:p>
        </text:list-item>
        <text:list-item>
          <text:p text:style-name="P87">You talk to your cat and expect an answer.</text:p>
        </text:list-item>
        <text:list-item>
          <text:p text:style-name="P87">You play Allan's music on the flute to attract girls.</text:p>
        </text:list-item>
        <text:list-item>
          <text:p text:style-name="P87">You try every brooch you find, one has to transform you into Sailor Moon!</text:p>
        </text:list-item>
        <text:list-item>
          <text:p text:style-name="P87">You see yourself in this list. (I think Anne-Marie will kill me...) </text:p>
        </text:list-item>
        <text:list-item>
          <text:p text:style-name="P87">When you throw a Frisbee, you can't help but say: "Moon tiara Magic!" 8^) (good memories...) </text:p>
        </text:list-item>
        <text:list-item>
          <text:p text:style-name="P87">You suspect every new student.</text:p>
        </text:list-item>
        <text:list-item>
          <text:p text:style-name="P87">You are afraid, in your bubble bath, that Chibi-Usa might suddenly come out of it!</text:p>
        </text:list-item>
        <text:list-item>
          <text:p text:style-name="P87">Whenever you see a cat... (You never know, just add a moon crescent and a bit of black and...)</text:p>
        </text:list-item>
        <text:list-item>
          <text:p text:style-name="P87">Whenever you see a rose, then the guy must be Tuxedo Mask!</text:p>
        </text:list-item>
        <text:list-item>
          <text:p text:style-name="P87">When you see a guy with a long ponytail in the street you think: "he must be one of the group Sailorstar light!!! </text:p>
        </text:list-item>
        <text:list-item>
          <text:p text:style-name="P87">You argue with your younger brother because Sailor Moon is way stronger than his super-heroes!</text:p>
        </text:list-item>
        <text:list-item>
          <text:p text:style-name="P87">You ask your parents to move to Japan.</text:p>
        </text:list-item>
        <text:list-item>
          <text:p text:style-name="P87">You think Michiru have abused of seaweed shampoo.</text:p>
        </text:list-item>
        <text:list-item>
          <text:p text:style-name="P87">You swear to your science teacher there have been life on the moon.</text:p>
        </text:list-item>
        <text:list-item>
          <text:p text:style-name="P87">You ask for a pencil, again, and the guy ask you: "again?", you say: "it's for my math", while you know, you missed, one more time, your Sailor Moon drawings.</text:p>
        </text:list-item>
        <text:list-item>
          <text:p text:style-name="P87">You think about your mom whom used to tell you only birds could fly, but... Sailor Moon is not a bird, and she flies?!</text:p>
        </text:list-item>
        <text:list-item>
          <text:p text:style-name="P87">You stare at the big hall mirror (Who does not look alike Nephrenia's) and you are afraid a shadow might come out of it.</text:p>
        </text:list-item>
        <text:list-item>
          <text:p text:style-name="P87"><text:soft-page-break/>You open an empty cage, sure Pegasus will come out.</text:p>
        </text:list-item>
        <text:list-item>
          <text:p text:style-name="P87">You're pissed off since you don't understand anything in your Japanese dictionaries, but still try to translate your manga!</text:p>
        </text:list-item>
        <text:list-item>
          <text:p text:style-name="P87">You don't really notice it but you tell all your friends that, during your vacations, you met this cat with that moon thing on the forehead...</text:p>
        </text:list-item>
        <text:list-item>
          <text:p text:style-name="P87">You keep signing incorrectly the theme song, and you go into depression.</text:p>
        </text:list-item>
        <text:list-item>
          <text:p text:style-name="P87">You work overtime for the new manga volumes...</text:p>
        </text:list-item>
        <text:list-item>
          <text:p text:style-name="P87">You pre-pay all volumes to come but not arrived yet.</text:p>
        </text:list-item>
        <text:list-item>
          <text:p text:style-name="P87">You wonder how comes there is so much blonde Japanese girls.</text:p>
        </text:list-item>
        <text:list-item>
          <text:p text:style-name="P87">When you meet a cat, you whisper: "Hi Luna."</text:p>
        </text:list-item>
        <text:list-item>
          <text:p text:style-name="P87">Your little brother offers you for a supposed sister's day some kind of statue shaped like... human, with paint, yellow, pink, blue and a bit of red.</text:p>
        </text:list-item>
        <text:list-item>
          <text:p text:style-name="P87">You create a page for Sailor Moon.</text:p>
        </text:list-item>
        <text:list-item>
          <text:p text:style-name="P87">You create a second page for Sailor Moon.</text:p>
        </text:list-item>
        <text:list-item>
          <text:p text:style-name="P87">You collect call to Japan just to say "Bishoujo senshi Sailormoon" and hear their reaction.</text:p>
        </text:list-item>
        <text:list-item>
          <text:p text:style-name="P87">You whom had such a nice room with little moons, you see that Usagi completely changed the decoration (argh!)</text:p>
        </text:list-item>
        <text:list-item>
          <text:p text:style-name="P87">Your greatest wish is to find the pen who's going to transform you into...</text:p>
        </text:list-item>
        <text:list-item>
          <text:p text:style-name="P87">You are ecstatic when you get to see a Greek episode of Sailor Moon.</text:p>
        </text:list-item>
        <text:list-item>
          <text:p text:style-name="P87">You collect things with bunnies on them. 8^) </text:p>
        </text:list-item>
        <text:list-item>
          <text:p text:style-name="P87">You write manga.</text:p>
        </text:list-item>
        <text:list-item>
          <text:p text:style-name="P87">You have a Japanese pen-pal even tough you don't understand each other. [Here in parenthesis was written "English is useful sometimes!", but it doesn't make sense anymore...]</text:p>
        </text:list-item>
        <text:list-item>
          <text:p text:style-name="P87">The time is gray and you think: "The Sailor scouts must be fighting"</text:p>
        </text:list-item>
        <text:list-item>
          <text:p text:style-name="P87">You can sing the theme song in many languages, and you do.</text:p>
        </text:list-item>
        <text:list-item>
          <text:p text:style-name="P87">You hastily buy gum, pens, pencils, caps, posters, dolls, even if they are pirates.</text:p>
        </text:list-item>
        <text:list-item>
          <text:p text:style-name="P87">You count Sailormoon sites ( 5681, 5682...) </text:p>
        </text:list-item>
        <text:list-item>
          <text:p text:style-name="P87">You spent 3 mounts making a list of all Sailor Moon sites, now you have to visit them.</text:p>
        </text:list-item>
        <text:list-item>
          <text:p text:style-name="P87">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5">At the pool you receive complements about your great swimming, but you know you'll never swim as good as Ami!</text:p>
        </text:list-item>
      </text:list>
      <text:p text:style-name="P30">Part by Youma Doom</text:p>
      <text:list xml:id="list135235580865808" text:continue-numbering="true" text:style-name="WW8Num23">
        <text:list-item>
          <text:p text:style-name="P87">You think your English teacher is a youma.</text:p>
        </text:list-item>
        <text:list-item>
          <text:p text:style-name="P87">You think you might be a youma, actually.</text:p>
        </text:list-item>
        <text:list-item>
          <text:p text:style-name="P87">Your English teacher thinks you are a youma (My English teacher in a fan of Sailor Venus!).</text:p>
        </text:list-item>
        <text:list-item>
          <text:p text:style-name="P87">You can't just give the bus driver your transfer, you had to stick it on him saying: 'akuriou taisan!!!' (stcum transfers looks like ofuda).</text:p>
        </text:list-item>
        <text:list-item>
          <text:p text:style-name="P87">You try to get the same marks as your favorite senshi (easy for me, my favorite is Sailor Merc... ...do-oh!)</text:p>
        </text:list-item>
        <text:list-item>
          <text:p text:style-name="P87">You manage to get the same marks as your favorite senshi (mercury in my case, the worst is that it's true!)</text:p>
        </text:list-item>
        <text:list-item>
          <text:p text:style-name="P87">You never scream a transformation formula, you know it'll work, and neither the anime nor the manga ever shown you how to transform back!</text:p>
        </text:list-item>
        <text:list-item>
          <text:p text:style-name="P87">You write about 300 pages of fanfic in a month and you can't figure why they say you're exaggerating.</text:p>
        </text:list-item>
        <text:list-item>
          <text:p text:style-name="P87">You like water a lot, you have your name changed for Mizuno Ami.</text:p>
        </text:list-item>
        <text:list-item>
          <text:p text:style-name="P87">You like water a lot, you have your name changed for Beruche.</text:p>
        </text:list-item>
        <text:list-item>
          <text:p text:style-name="P87">You like water a lot, you have your name changed for Tetis.</text:p>
        </text:list-item>
        <text:list-item>
          <text:p text:style-name="P87">You look for the Silver Millennium on the moon.</text:p>
        </text:list-item>
        <text:list-item>
          <text:p text:style-name="P87">You don't search for it, you already found it! It's near the Humboldtianum sea (60N, 90E) </text:p>
        </text:list-item>
        <text:list-item>
          <text:p text:style-name="P87">You just realized your city is _not_ called Tokyo!</text:p>
        </text:list-item>
        <text:list-item>
          <text:p text:style-name="P87"><text:soft-page-break/>You are willing to pay all your fortune for only one episode, poorly subbed, seven generation copy, with no sound, but you are sure you made a good deal!</text:p>
        </text:list-item>
        <text:list-item>
          <text:p text:style-name="P87">You think something is wrong because once, you didn't dream about Sailormoon...</text:p>
        </text:list-item>
        <text:list-item>
          <text:p text:style-name="P87">You analyze the Ginzuishou to try to create your own for personal uses (window ornament, prism to make cute little rainbows, taking over the world...)</text:p>
        </text:list-item>
        <text:list-item>
          <text:p text:style-name="P87">You are sure Sailormoon is a plan to collect energy, as proof, you are always tired after thirty two hours of viewing.</text:p>
        </text:list-item>
        <text:list-item>
          <text:p text:style-name="P87">You buy packs and packs of mister freeze, in hope Jadeite might be in one.</text:p>
        </text:list-item>
        <text:list-item>
          <text:p text:style-name="P87">You think Mercury is lesbian: if she loved Zoisite during the millennium, and DiC made it a woman... ?</text:p>
        </text:list-item>
        <text:list-item>
          <text:p text:style-name="P87">Too obsessed by Sailor Moon? Impossible, we can't love it too much, Sailor Mars told me.</text:p>
        </text:list-item>
        <text:list-item>
          <text:p text:style-name="P87">You were late at school again because you forgot you couldn't teleport.</text:p>
        </text:list-item>
        <text:list-item>
          <text:p text:style-name="P87">You dislike the store's Sailormoon Action figures so you carve your own.</text:p>
        </text:list-item>
        <text:list-item>
          <text:p text:style-name="P87">Sailor Moon action figure for sale, 50$, carved by hand, wood, acrylic and real tissue, only Mercury and only one item. [I still didn't sell it!]</text:p>
        </text:list-item>
        <text:list-item>
          <text:p text:style-name="P87">You name your children after gemstones. (Fulgurite, go eat!!!)</text:p>
        </text:list-item>
        <text:list-item>
          <text:p text:style-name="P87">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7">You built an altar to Naoko sama and you give it human sacrifices.</text:p>
        </text:list-item>
        <text:list-item>
          <text:p text:style-name="P87">You drive your parents on the edge of suicide constantly finding resemblances with your heroin.</text:p>
        </text:list-item>
        <text:list-item>
          <text:p text:style-name="P87">You are exactly like Sailor x???x but she lives in Tokyo, so it isn't you, you must be her evil equivalent.</text:p>
        </text:list-item>
        <text:list-item>
          <text:p text:style-name="P87">Cut your hair and dye it blue? Ya crazy? Your meatballs looks so great!</text:p>
        </text:list-item>
        <text:list-item>
          <text:p text:style-name="P87">You try to find the passage to the Dark Kingdom on the map.(should be on north pole, where is it?)</text:p>
        </text:list-item>
        <text:list-item>
          <text:p text:style-name="P87">You don't try anymore, you know in real life, good guys don't always win, they must control the governments and the Rand McNally.</text:p>
        </text:list-item>
        <text:list-item>
          <text:p text:style-name="P87">You suffer from double personality.(well known fact)</text:p>
        </text:list-item>
        <text:list-item>
          <text:p text:style-name="P87">If people don't like your fanfics, you draw them in manga form, you might have a chance!</text:p>
        </text:list-item>
        <text:list-item>
          <text:p text:style-name="P87">You always overreact when you suspect someone to have stolen your energy, but you would sacrifice it all for some Sailormoon merchandize.</text:p>
        </text:list-item>
        <text:list-item>
          <text:p text:style-name="P87">You examine every image of every episode to prove you were in the show.(Look, I found myself!)</text:p>
        </text:list-item>
        <text:list-item>
          <text:p text:style-name="P87">Rei and Jadeite did well not to stay together (Millennium), we all know genetics: when one parent have black hair and one blonde hair, the daughter has big scary pink hair...</text:p>
        </text:list-item>
        <text:list-item>
          <text:p text:style-name="P86"><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87">You suspect all gifted people to have a nijizuishou.</text:p>
        </text:list-item>
        <text:list-item>
          <text:p text:style-name="P87">You are a gifted, now you have to spend all your life hiding from Zoisite.</text:p>
        </text:list-item>
        <text:list-item>
          <text:p text:style-name="P87">He'll find you anyway, and he's a good looking man, you surrender.</text:p>
        </text:list-item>
        <text:list-item>
          <text:p text:style-name="P86"><text:span text:style-name="T14">No matter if you like the Dark Kingdom or Sailor Moon, you won't keep your nijizuishou, they all want it... </text:span><text:span text:style-name="T17">They</text:span><text:span text:style-name="T14"> are all after me!!!</text:span></text:p>
        </text:list-item>
        <text:list-item>
          <text:p text:style-name="P87">You want to marry with Chiba Mamoru, Urawa Ryo, Yuuichiru, Motoki, Taiki, Jadeite, Zoisite, Kunzite, or any pretty boy of the series.</text:p>
        </text:list-item>
        <text:list-item>
          <text:p text:style-name="P87">You want to marry Umino Gurio.</text:p>
        </text:list-item>
        <text:list-item>
          <text:p text:style-name="P87">You want to marry Chiba Mamoru, Urawa Ryo, Yuuichiru, Motoki, Taiki, Jadeite, Zoisite, Kunzite, or any pretty boy of the series and you are male.</text:p>
        </text:list-item>
        <text:list-item>
          <text:p text:style-name="P87">You want to marry Umino Gurio and you are male.</text:p>
        </text:list-item>
        <text:list-item>
          <text:p text:style-name="P87">You want to marry Umino Gurio and you are not completely crazy.</text:p>
        </text:list-item>
        <text:list-item>
          <text:p text:style-name="P87">Your parents nearly killed you when they saw the phone bill you made by calling all the time to Japan, but is it your fault if Naru is always in danger, you have t make sure she's well.</text:p>
        </text:list-item>
        <text:list-item>
          <text:p text:style-name="P87">You realize you can't communicate with the other senshi, what will happen? It's tragic!</text:p>
        </text:list-item>
        <text:list-item>
          <text:p text:style-name="P87">You end up in a mental hospital for having attacked people screaming 'Zoi!' </text:p>
        </text:list-item>
        <text:list-item>
          <text:p text:style-name="P87">Bad news, your psychiatrist think he's Tuxedo Kamen.</text:p>
        </text:list-item>
        <text:list-item>
          <text:p text:style-name="P87"><text:soft-page-break/>You call every person who gives you orders "My Queen".</text:p>
        </text:list-item>
        <text:list-item>
          <text:p text:style-name="P87">The record of the longest fanfic is five hundred pages long, you try to beat it!</text:p>
        </text:list-item>
        <text:list-item>
          <text:p text:style-name="P87">You wrote over nine hundred pages of fanfics at the total.</text:p>
        </text:list-item>
        <text:list-item>
          <text:p text:style-name="P87">You never went to Tokyo but you could find your way around immediately if you go.</text:p>
        </text:list-item>
        <text:list-item>
          <text:p text:style-name="P87">You think you were in the Silver Millennium in your past life.</text:p>
        </text:list-item>
        <text:list-item>
          <text:p text:style-name="P87">You don't think it, you know it.</text:p>
        </text:list-item>
        <text:list-item>
          <text:p text:style-name="P87">And you can prove it.</text:p>
        </text:list-item>
        <text:list-item>
          <text:p text:style-name="P87">Not only you can prove it, you will go back there, anything is possible since the NASA is infiltrated by a moonie...</text:p>
        </text:list-item>
        <text:list-item>
          <text:p text:style-name="P87">You are the moonie who infiltrated it.</text:p>
        </text:list-item>
        <text:list-item>
          <text:p text:style-name="P87">Your father is desperate because you've put a giant poster of Sailormoon where he wanted to put his giant poster of the Enterprise.</text:p>
        </text:list-item>
        <text:list-item>
          <text:p text:style-name="P87">Your father swears to the gods he'll never talk about Star Trek if you quit speaking about Sailormoon only one second.</text:p>
        </text:list-item>
        <text:list-item>
          <text:p text:style-name="P87">You lose your English only speaking Japanese.</text:p>
        </text:list-item>
        <text:list-item>
          <text:p text:style-name="P87">You are sure the spice girls are the senshi under a false identity.</text:p>
        </text:list-item>
        <text:list-item>
          <text:p text:style-name="P87">Same thing about the Backstreet boys... wait a minute am I crazy???</text:p>
        </text:list-item>
        <text:list-item>
          <text:p text:style-name="P87">You have a solution about the official language conflict in Quebec/Canada, if it was Japanese, nobody would be the little favorite, no jealous, everybody is happy. And the country would be safe: the Sailor could come!</text:p>
        </text:list-item>
        <text:list-item>
          <text:p text:style-name="P87">You wonder if Serenity is a dictator, she was never elected...</text:p>
        </text:list-item>
        <text:list-item>
          <text:p text:style-name="P87">You prepare a big campaign to have the power when Crystal Tokyo will come.</text:p>
        </text:list-item>
        <text:list-item>
          <text:p text:style-name="P87">You give up, being named Wiseman gives you a bad feeling about your chances to beat Serenity.</text:p>
        </text:list-item>
        <text:list-item>
          <text:p text:style-name="P87">You send your gang at your place, they'll be less suspicious. You know, Rubius, Emerald, the gang!</text:p>
        </text:list-item>
        <text:list-item>
          <text:p text:style-name="P87">You try to summon cardians from tarot cards (it does look like Ail and Ann's...).</text:p>
        </text:list-item>
        <text:list-item>
          <text:p text:style-name="P87">You try to summon cardians from play cards.(Show yourself, cardian two of squares!)</text:p>
        </text:list-item>
        <text:list-item>
          <text:p text:style-name="P87">You try to summon cardians from just any card.(Obey me, cardian American Express!)</text:p>
        </text:list-item>
        <text:list-item>
          <text:p text:style-name="P87">You don't understand why people give you weird looks, is there stain on your cape?</text:p>
        </text:list-item>
        <text:list-item>
          <text:p text:style-name="P87">You don't understand why people give you weird looks, is there stain on your fuku?</text:p>
        </text:list-item>
        <text:list-item>
          <text:p text:style-name="P87">You don't understand why people give you weird looks, did you said wrong the transformation formula you just yelled?</text:p>
        </text:list-item>
        <text:list-item>
          <text:p text:style-name="P87">If you come to say, for some dark reason, that you are not a Sailormoon character, all people around you go seek help, they think they are hallucinating.</text:p>
        </text:list-item>
        <text:list-item>
          <text:p text:style-name="P87">You have a pretty henshin pen in real stone and metal, but are too chicken to use it.(my sister is like that, I carved her the henshin pen(No! I'm not Luna!))</text:p>
        </text:list-item>
        <text:list-item>
          <text:p text:style-name="P87">A talking parrot? Yeah, but you have a talking cat!</text:p>
        </text:list-item>
        <text:list-item>
          <text:p text:style-name="P87">You freak about one of the Sailors.</text:p>
        </text:list-item>
        <text:list-item>
          <text:p text:style-name="P87">You freak about Mamoru.</text:p>
        </text:list-item>
        <text:list-item>
          <text:p text:style-name="P87">You freak about the four kings.</text:p>
        </text:list-item>
        <text:list-item>
          <text:p text:style-name="P87">You freak about Queen Beryl.</text:p>
        </text:list-item>
        <text:list-item>
          <text:p text:style-name="P87">You think the beatles are from the Dark Kingdom.</text:p>
        </text:list-item>
        <text:list-item>
          <text:p text:style-name="P87">To do like your hero Zoisite, you change sex every time you change country.</text:p>
        </text:list-item>
        <text:list-item>
          <text:p text:style-name="P87">You always disguise as a Sailor at Halloween.</text:p>
        </text:list-item>
        <text:list-item>
          <text:p text:style-name="P87">You always disguise as a Sailor.</text:p>
        </text:list-item>
        <text:list-item>
          <text:p text:style-name="P87">You disguised as a Sailor long before the series even existed.</text:p>
        </text:list-item>
        <text:list-item>
          <text:p text:style-name="P86"><text:span text:style-name="T14">Disguise? Come on, you </text:span><text:span text:style-name="T18">are</text:span><text:span text:style-name="T14"> a Sailor.</text:span></text:p>
        </text:list-item>
        <text:list-item>
          <text:p text:style-name="P87">You think Sailor Pluto, witch skin color changes all the time (in manga vs anime by example, but even the manga is not constant...), has something to do with Michael Jackson.</text:p>
        </text:list-item>
        <text:list-item>
          <text:p text:style-name="P87">Even your little brother thinks he's Sailor Moon.(but he was so disappointed when he found out she was a girl and nobody told him...)</text:p>
        </text:list-item>
        <text:list-item>
          <text:p text:style-name="P87">Nobody wants to play Frisbee with you, you can't figure out why...</text:p>
        </text:list-item>
        <text:list-item>
          <text:p text:style-name="P87">You wish you were a youma so you could see Kunzite and cie closer.</text:p>
        </text:list-item>
        <text:list-item>
          <text:p text:style-name="P87">You cry every time you can't use your powers(But you must have some).</text:p>
        </text:list-item>
        <text:list-item>
          <text:p text:style-name="P87">You cry every time you see an ending screen, too much painful memories, like when Sailormoon finishes...</text:p>
        </text:list-item>
        <text:list-item>
          <text:p text:style-name="P87"><text:soft-page-break/>You receive your marks and realize with horror you only have seven 100%, and you thought you were Sailor Mercury... (happened to me once, 94% in sciences, I'm still in shock)</text:p>
        </text:list-item>
        <text:list-item>
          <text:p text:style-name="P87">You create a cult about Sailormoon.</text:p>
        </text:list-item>
        <text:list-item>
          <text:p text:style-name="P87">You'd like to have your energy stolen, then you'd see the senshi...</text:p>
        </text:list-item>
        <text:list-item>
          <text:p text:style-name="P87">You create a group of people with the same names of characters at school.</text:p>
        </text:list-item>
        <text:list-item>
          <text:p text:style-name="P87">You never take the 66 bus, fearing it might disappear.(with you in it, what loss for mankind!)</text:p>
        </text:list-item>
        <text:list-item>
          <text:p text:style-name="P87">You forgot your national anthem so you sing Sailormoon theme song instead.</text:p>
        </text:list-item>
        <text:list-item>
          <text:p text:style-name="P87">You never say 'the Sailor senshi', you say 'us'.</text:p>
        </text:list-item>
        <text:list-item>
          <text:p text:style-name="P87">You go to Juban Junior High School.</text:p>
        </text:list-item>
        <text:list-item>
          <text:p text:style-name="P87">You voluntarily arrive late in hope to meet Usagi on the way.</text:p>
        </text:list-item>
        <text:list-item>
          <text:p text:style-name="P87">You learnt to cry exactly like Usagi.</text:p>
        </text:list-item>
        <text:list-item>
          <text:p text:style-name="P87">You teach your sister to cry exactly like Usagi.</text:p>
        </text:list-item>
        <text:list-item>
          <text:p text:style-name="P87">You try to brainwash your sister so she don't know how to cry like Usagi anymore.</text:p>
        </text:list-item>
        <text:list-item>
          <text:p text:style-name="P87">You quit trying that, you actually like Usagi's voice.</text:p>
        </text:list-item>
        <text:list-item>
          <text:p text:style-name="P87">You never do anything before being sure one of the Sailor did it before.</text:p>
        </text:list-item>
        <text:list-item>
          <text:p text:style-name="P87">You are afraid to talk in your sleep, what if you said 'Firesoul' or something like that, it would be terribly dangerous for fire.</text:p>
        </text:list-item>
        <text:list-item>
          <text:p text:style-name="P87">You never use the microwave, you use Mars powers to heat food, well, finally you do use the microwave...</text:p>
        </text:list-item>
        <text:list-item>
          <text:p text:style-name="P87">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7">You consult a psychiatrist because once, weirdly, you had the impression your name was not Mizuno Ami, what can it mean?</text:p>
        </text:list-item>
        <text:list-item>
          <text:p text:style-name="P87">Will there be another Great Ice Storm at Montreal? You haven't decided yet... (Mercury Ice Storm Blast!)</text:p>
        </text:list-item>
        <text:list-item>
          <text:p text:style-name="P86"><text:span text:style-name="T14">You know the name of </text:span><text:span text:style-name="T18">all</text:span><text:span text:style-name="T14"> characters by heart.(it includes supporting roles you only see once and doesn't have a *** of importance)</text:span></text:p>
        </text:list-item>
        <text:list-item>
          <text:p text:style-name="P87">Even Sailormoon would think you're too obsessed by her.</text:p>
        </text:list-item>
        <text:list-item>
          <text:p text:style-name="P87">Why going to school? You just have to find the Ginzuishou and one formula later the world will be under your control.</text:p>
        </text:list-item>
        <text:list-item>
          <text:p text:style-name="P87">Your worst fear is that Sailormoon does not exist for real. (impossible, but when you think about that...)</text:p>
        </text:list-item>
        <text:list-item>
          <text:p text:style-name="P87">Even your potted plant runs away when you come, to not hear about Sailormoon.</text:p>
        </text:list-item>
        <text:list-item>
          <text:p text:style-name="P87">You write a complete encyclopedia about the series and are surprised you don't get published...</text:p>
        </text:list-item>
        <text:list-item>
          <text:p text:style-name="P87">You carry your Kurozuishou around, especially at the arcade in case Joe would be there.</text:p>
        </text:list-item>
        <text:list-item>
          <text:p text:style-name="P87">You tried to count the number of seconds in a day you thought about Sailormoon. 86399.</text:p>
        </text:list-item>
        <text:list-item>
          <text:p text:style-name="P87">There is 86400 seconds in a day, What were you thinking all the rest of the time?</text:p>
        </text:list-item>
        <text:list-item>
          <text:p text:style-name="P87">You catch up the day after and think about it 958343 seconds, thank you Sailor Pluto!</text:p>
        </text:list-item>
        <text:list-item>
          <text:p text:style-name="P87">The governments is a bunch of traitors working for the Death Phantom, but who didn't know that?</text:p>
        </text:list-item>
        <text:list-item>
          <text:p text:style-name="P87">You and thirty two students of your school are expelled for fighting. But is it your fault if they all copied your name? Fans, you are the only real Sailor x???x</text:p>
        </text:list-item>
        <text:list-item>
          <text:p text:style-name="P87">When you have to fight, you begin by trying a couple of formulas. If it's not working, you decide to fight like Makoto, and that's even more fun...</text:p>
        </text:list-item>
        <text:list-item>
          <text:p text:style-name="P87">You never go ice skating in a group of five and even less if it's free.</text:p>
        </text:list-item>
        <text:list-item>
          <text:p text:style-name="P87">Actually, you never accept free stuff, it may be a trap... No, wait, you accept it, if there is really a trap, you must be there, the other Sailor need you!</text:p>
        </text:list-item>
        <text:list-item>
          <text:p text:style-name="P87">You might stop thinking you are Sailor Moon, but she'll have to come and tell you herself.</text:p>
        </text:list-item>
        <text:list-item>
          <text:p text:style-name="P87">All your friends know all dialogues by heart, and they don't even talk Japanese.</text:p>
        </text:list-item>
        <text:list-item>
          <text:p text:style-name="P87">If one of the Sailor doesn't like something, you don't eat it.</text:p>
        </text:list-item>
        <text:list-item>
          <text:p text:style-name="P87">You made yourself the fuku you wear half the time, it's really cool, actually, people wonders how you made it, easy, you explain, you just screamed 'Moon Crystal Power Make Up'</text:p>
        </text:list-item>
        <text:list-item>
          <text:p text:style-name="P87">Crystal Tokyo is not in the atlas? So it was true, the Rand McNally is controlled by the Dark Kingdom.</text:p>
        </text:list-item>
        <text:list-item>
          <text:p text:style-name="P87"><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7">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7">You are expulsed from the Club Price for having screamed to everyone not to touch the samples because it's a plan of the black moon to contaminate them with black energy.</text:p>
        </text:list-item>
        <text:list-item>
          <text:p text:style-name="P87">You make plans to sneak into the Club Price and save everyone anyway.</text:p>
        </text:list-item>
        <text:list-item>
          <text:p text:style-name="P87">You finally give up. If they are to be like that, then they deserve to be taken over by the Black Moon!</text:p>
        </text:list-item>
        <text:list-item>
          <text:p text:style-name="P87">You tried to kill your history teacher because her name was Karine Baryl.</text:p>
        </text:list-item>
        <text:list-item>
          <text:p text:style-name="P87">You are sure Naoko created the universe.</text:p>
        </text:list-item>
        <text:list-item>
          <text:p text:style-name="P87">The title screen of the show is printed on your retina. (yaiiii, I see it everywhere!!!)</text:p>
        </text:list-item>
        <text:list-item>
          <text:p text:style-name="P87">You won't forgive the world for making capes out of fashion.</text:p>
        </text:list-item>
        <text:list-item>
          <text:p text:style-name="P87">You wear your Sailormoon watch, your Sailormoon earrings, your Sailormoon brooch, your Sailormoon pants holder, and so many Sailormoon stuff if you dive in a pool, you sink immediately.</text:p>
        </text:list-item>
        <text:list-item>
          <text:p text:style-name="P87">You only think about that.</text:p>
        </text:list-item>
        <text:list-item>
          <text:p text:style-name="P87">You don't want to think about anything else.</text:p>
        </text:list-item>
        <text:list-item>
          <text:p text:style-name="P87">You think it's abnormal to think about anything else.</text:p>
        </text:list-item>
        <text:list-item>
          <text:p text:style-name="P87">There is something else???</text:p>
        </text:list-item>
        <text:list-item>
          <text:p text:style-name="P87">You finally decide to try a transformation phrase even if you are scared not to be able to transform back but you change your mind at the last second. If it didn't work. Impossible but if it did happen, you would die.</text:p>
        </text:list-item>
        <text:list-item>
          <text:p text:style-name="P87">And even if it works, witch you are sure, maybe the joy will be too much for your heart... You don't want to die so young, the senshi will have to work without you one more day.</text:p>
        </text:list-item>
        <text:list-item>
          <text:p text:style-name="P87">You dream in Japanese subtitled in English.[Exceptionally here English was not French originally, because French subtitled fansubs are virtually impossible to find. I'm still looking for some after two years of intensive moonism]</text:p>
        </text:list-item>
        <text:list-item>
          <text:p text:style-name="P87">You change religion for Shinto.</text:p>
        </text:list-item>
        <text:list-item>
          <text:p text:style-name="P87">You keep calling the prayer 'Boxy'.(episode 26)</text:p>
        </text:list-item>
        <text:list-item>
          <text:p text:style-name="P87">You write some hundred of 'you know you watch too much Sailor Moon when'.</text:p>
        </text:list-item>
        <text:list-item>
          <text:p text:style-name="P87">All based on true stories.</text:p>
        </text:list-item>
        <text:list-item>
          <text:p text:style-name="P86"><text:span text:style-name="T14">But they are bad named, one can't watch </text:span><text:span text:style-name="T17">too much</text:span><text:span text:style-name="T14"> Sailor Moon!</text:span></text:p>
        </text:list-item>
        <text:list-item>
          <text:p text:style-name="P87">You pretend the series of floods and ice storms are just a dual between you (Mercury) and Neptune.</text:p>
        </text:list-item>
        <text:list-item>
          <text:p text:style-name="P87">You saw that glass thing the neighbors have in their window(in the sun it makes niiiiiiiiiice rainbows) and that looks so much like the Ginzuishou, so you want to get into their house and steal it...</text:p>
        </text:list-item>
        <text:list-item>
          <text:p text:style-name="P87">You did steal it, but it wasn't the good one...</text:p>
        </text:list-item>
        <text:list-item>
          <text:p text:style-name="P87">You dedicate a webpage to ., lets say, pictures of something really insignificant, yes, Sailor Chibi Moon's big toe.</text:p>
        </text:list-item>
        <text:list-item>
          <text:p text:style-name="P87">You want to get a sexchange because your hero doesn't have the same as you.</text:p>
        </text:list-item>
        <text:list-item>
          <text:p text:style-name="P87">You still think you have powers, even if it's the third time you go to the hospital for having thought you could levitate.</text:p>
        </text:list-item>
        <text:list-item>
          <text:p text:style-name="P87">Sailor Moon in person would tell you that you would still not believe you are not her.</text:p>
        </text:list-item>
        <text:list-item>
          <text:p text:style-name="P87">You learn a second language just to visit a Sailor Moon page.</text:p>
        </text:list-item>
        <text:list-item>
          <text:p text:style-name="P87">You still visit the pages in languages you don't understand.</text:p>
        </text:list-item>
        <text:list-item>
          <text:p text:style-name="P87">You are shocked if someone ask you if you think you are Sailor Moon, come on, would you do that? You know very well you are Sailor Jupiter.</text:p>
        </text:list-item>
        <text:list-item>
          <text:p text:style-name="P87">You want to move to Mercurey, in France, or to Jupiter, in the United-States, or in another city who has a planet name in honor of your favorite Sailor.</text:p>
        </text:list-item>
        <text:list-item>
          <text:p text:style-name="P87">All currently known planets has their Sailors. Not good, then you can't be one... You pass all your time stuck to the telescope in hope to find a new one and you'll be its Sailor!</text:p>
        </text:list-item>
        <text:list-item>
          <text:p text:style-name="P87">You keep calling the NASA to ask for the new planet they discovered beyond Pluto(Don't get carried away, they aren't sure) to be called Nemesis.</text:p>
        </text:list-item>
        <text:list-item>
          <text:p text:style-name="P87">You even see Sailor Moon in your food. So you stop eating. You won't eat your heroin!</text:p>
        </text:list-item>
        <text:list-item>
          <text:p text:style-name="P87"><text:soft-page-break/>Everyone stops listening when you begin a sentence with the syllab 'Sail..', even if you were saying, say, 'salespersons are thieves'.[That new pun sucks but the old one would not have made sense in English]</text:p>
        </text:list-item>
        <text:list-item>
          <text:p text:style-name="P87">You get confused when you write your name, sometimes. But the teachers are used to it, they know the signature in kanji is yours...</text:p>
        </text:list-item>
        <text:list-item>
          <text:p text:style-name="P87">You draw Nephrite’s symbol everywhere to get people's energy, by example, that of the corrector of your exam, but for what he's doing with his energy, he's better without than with it...</text:p>
        </text:list-item>
        <text:list-item>
          <text:p text:style-name="P87">You think you are more than one character of the series at the time and you end up fighting against yourself. (not to do in public, speaking with experience...)</text:p>
        </text:list-item>
        <text:list-item>
          <text:p text:style-name="P87">You write a bible of Sailor Moon.</text:p>
        </text:list-item>
        <text:list-item>
          <text:p text:style-name="P87">You enroll in the navy so you can say you are a Sailor soldier.</text:p>
        </text:list-item>
        <text:list-item>
          <text:p text:style-name="P87">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0">[above</text:span>]: "I (write your name here) solemnly declare to be faithful and bear a sincere allegiance to her Majesty the Neo Queen Serenity, a ruler of the Earth, to her descendants and to her successors, in accordance with the Law". (translat<text:span text:style-name="T58">ion</text:span> <text:span text:style-name="T59">provided by</text:span> Anton-P/Maraviollantes)</text:p>
      <text:list xml:id="list135234761093215" text:continue-numbering="true" text:style-name="WW8Num23">
        <text:list-item>
          <text:p text:style-name="P87">You will only marry a moonie.</text:p>
        </text:list-item>
        <text:list-item>
          <text:p text:style-name="P87">You think antis are a real threat to mankind.</text:p>
        </text:list-item>
        <text:list-item>
          <text:p text:style-name="P87">At the smallest event you see a reference to Sailor Moon</text:p>
        </text:list-item>
        <text:list-item>
          <text:p text:style-name="P87">At the smallest event you are inspired for two or three new You Know You Watch Too Much Sailor Moon When.</text:p>
        </text:list-item>
        <text:list-item>
          <text:p text:style-name="P87">You are sure to read the word Sailormoon everywhere, but it's just Salomon, but you laugh every time.</text:p>
        </text:list-item>
        <text:list-item>
          <text:p text:style-name="P87">When you can't remember someone, you try to remember to witch character he reminds you most of.</text:p>
        </text:list-item>
        <text:list-item>
          <text:p text:style-name="P87">The judge forbids you to get near Chinatown for harassing the salespersons.</text:p>
        </text:list-item>
        <text:list-item>
          <text:p text:style-name="P87">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7">Some of these YKYWTMSMW already happened to you.</text:p>
        </text:list-item>
        <text:list-item>
          <text:p text:style-name="P87">Some of these YKYWTMSMW already happened to you, many times.</text:p>
        </text:list-item>
        <text:list-item>
          <text:p text:style-name="P87">You are in exercise and when you are in front of the "enemy", you make a speech style "Oshi oki yo!"</text:p>
        </text:list-item>
        <text:list-item>
          <text:p text:style-name="P87">You get up at 5:00 to watch Sailormoon.(it's at 6:00 but you must be fully awake!)</text:p>
        </text:list-item>
        <text:list-item>
          <text:p text:style-name="P87">For year 2000 you go down in the metro stations and distribute religious pamphlets claiming the arrival of Queen Serenity and Crystal Tokyo.</text:p>
        </text:list-item>
        <text:list-item>
          <text:p text:style-name="P87">You ask Santa to see the real Sailor Moon, because you were good all year.</text:p>
        </text:list-item>
        <text:list-item>
          <text:p text:style-name="P87">You were actually good all year in order to see Sailor Moon.</text:p>
        </text:list-item>
        <text:list-item>
          <text:p text:style-name="P87">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ext:soft-page-break/>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35234429085912"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It gets scary when...</text:p>
      <text:list xml:id="list135234824978184" text:continue-numbering="true" text:style-name="WW8Num23">
        <text:list-item>
          <text:p text:style-name="P88">You are sure it's possible to change your age in two seconds. (Chibiusa and Usagi...)</text:p>
        </text:list-item>
        <text:list-item>
          <text:p text:style-name="P88">You like blonde jokes but your friend reminded you Sailor Moon had blonde hair...And then, it was a drama... </text:p>
        </text:list-item>
        <text:list-item>
          <text:p text:style-name="P88">Every time the teacher asks you if you are on the moon, you answer "yes".</text:p>
        </text:list-item>
        <text:list-item>
          <text:p text:style-name="P88">When you hear the song "you have to believe in the power of love" you think dirty.</text:p>
        </text:list-item>
        <text:list-item>
          <text:p text:style-name="P88">You find a garnet orb and a "miroir aquatique", but it's no use, you don't have the space sword, you can't get the Holy Grail, you can't transform into Super Sailor Moon.</text:p>
        </text:list-item>
        <text:list-item>
          <text:p text:style-name="P88">You think "If only I could Turn Back Time" by Aqua is in honor of Sailor Pluto.</text:p>
        </text:list-item>
        <text:list-item>
          <text:p text:style-name="P88"><text:soft-page-break/>You get to talk with James Cameron and ask him to remake Titanic, with, instead of Jack and Rose it would be Serena and Darien (English names make more sense in this case)</text:p>
        </text:list-item>
        <text:list-item>
          <text:p text:style-name="P88">You don't cry at your mother's funerals but are desperate when the Sailors die.</text:p>
        </text:list-item>
        <text:list-item>
          <text:p text:style-name="P88">You want to change your name for Bunny, Minako, Ami... </text:p>
        </text:list-item>
        <text:list-item>
          <text:p text:style-name="P88">When you will die, you want to be buried with Sailormoon objects.</text:p>
        </text:list-item>
        <text:list-item>
          <text:p text:style-name="P88">Instead of R.I.P. on your grave you want R.I.P.W.S.M., Rest In Peace With Sailor Moon.</text:p>
        </text:list-item>
        <text:list-item>
          <text:p text:style-name="P88">You cry all the time you are not watching Sailor Moon.</text:p>
        </text:list-item>
        <text:list-item>
          <text:p text:style-name="P88">You look for the bodies of the scouts at the North Pole.</text:p>
        </text:list-item>
        <text:list-item>
          <text:p text:style-name="P88">You fall in love with Haruka even if she is not a guy.</text:p>
        </text:list-item>
        <text:list-item>
          <text:p text:style-name="P88">You consult a specialist since you think you are Sailor Moon. (NDLR: think??? What you are not really her???)</text:p>
        </text:list-item>
        <text:list-item>
          <text:p text:style-name="P114">You are already in a mental hospital.</text:p>
        </text:list-item>
      </text:list>
      <text:p text:style-name="P31">By Anonymous:</text:p>
      <text:list xml:id="list135234067828432" text:continue-numbering="true" text:style-name="WW8Num23">
        <text:list-item>
          <text:p text:style-name="P88">Your neighborhood doesn't even know Sailormoon but they could recite every episode by heart.</text:p>
        </text:list-item>
        <text:list-item>
          <text:p text:style-name="P114">If you stop watching Sailormoon people think you are possessed by a youma.</text:p>
        </text:list-item>
      </text:list>
      <text:p text:style-name="P31">By Sailor Frog &lt;sailor.frog@caramail.com&gt;</text:p>
      <text:list xml:id="list135234737197088" text:continue-numbering="true" text:style-name="WW8Num23">
        <text:list-item>
          <text:p text:style-name="P88">You do your hair like Sailor Moon and say Moon Tiara Magic everytime someone laugh at you(is it me?)</text:p>
        </text:list-item>
        <text:list-item>
          <text:p text:style-name="P88">You want the same grades as Usagi succeed (me again)</text:p>
        </text:list-item>
        <text:list-item>
          <text:p text:style-name="P88">You bring your moon scepter at school and play it until the supervisor scold you (I'm here often^^')</text:p>
        </text:list-item>
        <text:list-item>
          <text:p text:style-name="P88">You call your locker neighbor Umino because he has big glasses and brown hair (Hi Claudia)</text:p>
        </text:list-item>
        <text:list-item>
          <text:p text:style-name="P88">You call one of the fattest girls of your cycle Chibi-Chibi because you picture Chibi-Chibi with a big butt (Hello Fanny)</text:p>
        </text:list-item>
        <text:list-item>
          <text:p text:style-name="P88">You regret breaking your Sailormoon doll because you had stopped liking it (Yo Alex)</text:p>
        </text:list-item>
        <text:list-item>
          <text:p text:style-name="P88">You call your hamster Luna because it's black and try to make a crescent shaped mark on its forehead (I'm back)</text:p>
        </text:list-item>
        <text:list-item>
          <text:p text:style-name="P88">You call all your friends by Sailor names and call yourself Usagi (that's me and my friends also use these nicknames!) </text:p>
        </text:list-item>
        <text:list-item>
          <text:p text:style-name="P88">You did 95% of these lists (undoubtedly me^^')</text:p>
        </text:list-item>
        <text:list-item>
          <text:p text:style-name="P88">You call your mother Ikuko-sama and ask her to dye her hair purple (Me-_-' and she refused)</text:p>
        </text:list-item>
        <text:list-item>
          <text:p text:style-name="P88">You cry like Usagi each time someone bothers you(me, and now I always cry like that)</text:p>
        </text:list-item>
        <text:list-item>
          <text:p text:style-name="P88">You downloaded the Sailor scouts skins for sims and you're sad because there's no Pluto, Saturn, Luna, Artemis and bad guys (me)</text:p>
        </text:list-item>
        <text:list-item>
          <text:p text:style-name="P88">You create a Sailormoon club with your friends, you all take a sailor name and make "challenges" to become Sailor Scout (me)</text:p>
        </text:list-item>
        <text:list-item>
          <text:p text:style-name="P88">You try to subscribe with the name Sailor Moon with Sailor nationality and force Moon (me but I finally took human force thief)[note: I suppose it's some kind of RPG]</text:p>
        </text:list-item>
        <text:list-item>
          <text:p text:style-name="P114">You try creating a Sailormoon RPG with RPG Maker 2000 but you can't find Sailormoon (me)</text:p>
        </text:list-item>
      </text:list>
      <text:p text:style-name="P29">From http://www.galaxycauldron.com/active/yky/</text:p>
      <text:list xml:id="list135234913962926" text:continue-numbering="true" text:style-name="WW8Num23">
        <text:list-item>
          <text:p text:style-name="P88">You start reciting scenes from the episodes...</text:p>
        </text:list-item>
        <text:list-item>
          <text:p text:style-name="P88">In Japanese...</text:p>
        </text:list-item>
        <text:list-item>
          <text:p text:style-name="P88">In your sleep.</text:p>
        </text:list-item>
        <text:list-item>
          <text:p text:style-name="P88">You learn how to put your hair in odangos.</text:p>
        </text:list-item>
        <text:list-item>
          <text:p text:style-name="P88">You go to school / college / work wearing your hair in odangos.</text:p>
        </text:list-item>
        <text:list-item>
          <text:p text:style-name="P88">You take Japanese lessons for the sole purpose of watching the original, uncut episodes.</text:p>
        </text:list-item>
        <text:list-item>
          <text:p text:style-name="P88">Within a month you are more fluent than the teacher.</text:p>
        </text:list-item>
        <text:list-item>
          <text:p text:style-name="P88">You watch subtitled episodes, looking for mistakes in the translation.</text:p>
        </text:list-item>
        <text:list-item>
          <text:p text:style-name="P88">You actually find mistakes in the translations.</text:p>
        </text:list-item>
        <text:list-item>
          <text:p text:style-name="P88"><text:soft-page-break/>You argue with a chemistry professor that the element Beryllium is evil because Queen Beryl came from it... (Queen Beryl is named after the precious stone that is made out of beryllium).</text:p>
        </text:list-item>
        <text:list-item>
          <text:p text:style-name="P88">You went through textbooks to find out that little fact.</text:p>
        </text:list-item>
        <text:list-item>
          <text:p text:style-name="P114">You go around gloating that you were able to find out that little fact... </text:p>
        </text:list-item>
      </text:list>
      <text:p text:style-name="P31">---angels95</text:p>
      <text:list xml:id="list135234871589350" text:continue-numbering="true" text:style-name="WW8Num23">
        <text:list-item>
          <text:p text:style-name="P88">You decide to get in touch with your 'Sailor Self' and do a fire reading until 1am.</text:p>
        </text:list-item>
        <text:list-item>
          <text:p text:style-name="P88">You somehow manage to buy every Sailor Moon DVD/video/comic etc ever made.</text:p>
        </text:list-item>
        <text:list-item>
          <text:p text:style-name="P88">You make copies of Rei's paper charms and attack your enemies shouting AKU RYO TAI SAN!!</text:p>
        </text:list-item>
        <text:list-item>
          <text:p text:style-name="P88">You try to foretell your future by staring at the bay while you're supposed to be working.</text:p>
        </text:list-item>
        <text:list-item>
          <text:p text:style-name="P88">When you find out someone's in trouble you run into the nearest alleyway and shout 'MOON COSMIC POWER!!'</text:p>
        </text:list-item>
        <text:list-item>
          <text:p text:style-name="P114">You've created your own personal senshi costume and practice your speech every day in front of the mirror.</text:p>
        </text:list-item>
      </text:list>
      <text:p text:style-name="P31">---Moose-chan </text:p>
      <text:list xml:id="list135234018572023" text:continue-numbering="true" text:style-name="WW8Num23">
        <text:list-item>
          <text:p text:style-name="P88">You know the music to Sailor Moon is just too damn catchy.. (Cheshire Catgirl)</text:p>
        </text:list-item>
        <text:list-item>
          <text:p text:style-name="P88">You start having weird visions that YOU are 'the one named Sailor Moon' (Bunnywabbit)</text:p>
        </text:list-item>
        <text:list-item>
          <text:p text:style-name="P88">You force your boyfriend and 4 of your friends to go as the Sailor Senshi and Tuxedo Mask with you as the leader for Halloween.</text:p>
        </text:list-item>
        <text:list-item>
          <text:p text:style-name="P88">You name your kids after the characters.</text:p>
        </text:list-item>
        <text:list-item>
          <text:p text:style-name="P88">When your friends make you mad, you yell at them and call them "Ecchi baka!"</text:p>
        </text:list-item>
        <text:list-item>
          <text:p text:style-name="P88">You call your mom Ilene and your dad Ken.</text:p>
        </text:list-item>
        <text:list-item>
          <text:p text:style-name="P88">When you get in a fight, you try to conjure your crescent moon wand.</text:p>
        </text:list-item>
        <text:list-item>
          <text:p text:style-name="P88">It actually worked.</text:p>
        </text:list-item>
        <text:list-item>
          <text:p text:style-name="P88">You name your cats Luna, Artemis, and Diana.</text:p>
        </text:list-item>
        <text:list-item>
          <text:p text:style-name="P88">They can talk to you.</text:p>
        </text:list-item>
        <text:list-item>
          <text:p text:style-name="P88">You're attracted to tall guys with black hair that wear black tuxedos.</text:p>
        </text:list-item>
        <text:list-item>
          <text:p text:style-name="P88">You absolutely cringe at guys with long silver hair, a white suit and a third eye.</text:p>
        </text:list-item>
        <text:list-item>
          <text:p text:style-name="P88">Whenever the clouds cover up the moon at night, you desperately try to use the silver crystal to get rid of them, because your powers are stronger with the moon.</text:p>
        </text:list-item>
        <text:list-item>
          <text:p text:style-name="P88">You call your sister/daughter Rini or Chibi-moon.</text:p>
        </text:list-item>
        <text:list-item>
          <text:p text:style-name="P114">You also force your little sister to wear pink odangos and red contacts. </text:p>
        </text:list-item>
      </text:list>
      <text:p text:style-name="P31">---Moontears </text:p>
      <text:list xml:id="list135234203071833" text:continue-numbering="true" text:style-name="WW8Num23">
        <text:list-item>
          <text:p text:style-name="P88">You give yourself a fringe (even though you haven't had one for years), dye your hair a rich purple-black and get everyone to call you Rei. (Chibi-V)</text:p>
        </text:list-item>
        <text:list-item>
          <text:p text:style-name="P88">You throw ice cubes at people you dislike and shout Mercury Bubble Blast!!! ( Usagi)</text:p>
        </text:list-item>
        <text:list-item>
          <text:p text:style-name="P88">You've made at least 1 fan fic. (Sailor Star)</text:p>
        </text:list-item>
        <text:list-item>
          <text:p text:style-name="P88">You are confused because you do not know whether you are in the Sailor Moon world or in the real world. (Sailor Star)</text:p>
        </text:list-item>
        <text:list-item>
          <text:p text:style-name="P88">You love Sailor Moon so much you hate one Senshi just to add a new one. (Sailor Star)</text:p>
        </text:list-item>
        <text:list-item>
          <text:p text:style-name="P88">You would do anything to see all the episodes in Japanese uncut. (Sailor Star)</text:p>
        </text:list-item>
        <text:list-item>
          <text:p text:style-name="P88">You can't choose who your favorite senshi is. (Sailor Star)</text:p>
        </text:list-item>
        <text:list-item>
          <text:p text:style-name="P88">You try to get your siblings to like Sailor Moon. (Sailor Star)</text:p>
        </text:list-item>
        <text:list-item>
          <text:p text:style-name="P88">You actually spend your time doing this. (Sailor Star)</text:p>
        </text:list-item>
        <text:list-item>
          <text:p text:style-name="P88">Your house catches fire and you think it's Sailor Mars and you run off to get Sailor Mercury. (Tyler)</text:p>
        </text:list-item>
        <text:list-item>
          <text:p text:style-name="P88">You go around the entire Internet trying to find more "YKYWTMSMWs" just to make sure that the one you type in yourself is not repeated anywhere else. (Archiebald)</text:p>
        </text:list-item>
        <text:list-item>
          <text:p text:style-name="P88">You start telling everyone to call you by the name of a Sailor Scout (Outer, Starlights or Inner). (Gundam Wing Gurl)</text:p>
        </text:list-item>
        <text:list-item>
          <text:p text:style-name="P88">Your friends start calling you by the name of a Sailor Scout. (Gundam Wing Gurl)</text:p>
        </text:list-item>
        <text:list-item>
          <text:p text:style-name="P88"><text:soft-page-break/>You use a Sailor Moon character's name as your screen name. (Gundam Wing Gurl)</text:p>
        </text:list-item>
        <text:list-item>
          <text:p text:style-name="P88">Your goal in life is to try to make the whole world love Sailor Moon. (HolleyFR@aol.com)</text:p>
        </text:list-item>
        <text:list-item>
          <text:p text:style-name="P88">You stay up ALL night trying to think of another "ykywtmsmwy". (Grizabella_Girl)</text:p>
        </text:list-item>
        <text:list-item>
          <text:p text:style-name="P88">You have turned your whole family to Moonitics, even your male cat who now has a crush an Luna. (HolleyFR@aol.com)</text:p>
        </text:list-item>
        <text:list-item>
          <text:p text:style-name="P88">When you have your hair cut like a guy's, dye your hair yellowish blonde, wear green contact lenses and wear guys' clothes. (Viva Eevee)</text:p>
        </text:list-item>
        <text:list-item>
          <text:p text:style-name="P88">When you start flirting with all the girls and hate love confessions! (Viva Eevee)</text:p>
        </text:list-item>
        <text:list-item>
          <text:p text:style-name="P88">When you get a red sword and swing at the air desperately to unleash a power beam from it. (Viva Eevee)</text:p>
        </text:list-item>
        <text:list-item>
          <text:p text:style-name="P88">When people start calling you Amara or Sailor Uranus. (Viva Eevee)</text:p>
        </text:list-item>
        <text:list-item>
          <text:p text:style-name="P88">When you have sudden urges to go and drive a race car even if you don't have a normal license. (Viva Eevee)</text:p>
        </text:list-item>
        <text:list-item>
          <text:p text:style-name="P88">You see someone in trouble so you rip off your heart-shaped belt and yell "VENUS LOVE-ME-CHAIN!" (Shakiya Malfoy)</text:p>
        </text:list-item>
        <text:list-item>
          <text:p text:style-name="P88">During a thunderstorm, you think someone's made Sailor Jupiter angry... (Shakiya Malfoy)</text:p>
        </text:list-item>
        <text:list-item>
          <text:p text:style-name="P88">During the summer you grab the hose, spray it on your father and yell "SHABON SPRAY!" (Shakiya Malfoy)</text:p>
        </text:list-item>
        <text:list-item>
          <text:p text:style-name="P88">Being the brainiac that you are, you've requested your friends to call you "Ami".(Shakiya Malfoy)</text:p>
        </text:list-item>
        <text:list-item>
          <text:p text:style-name="P88">When you get in an argument, you yell "IN THE NAME OF THE MOON, I SHALL PUNISH YOU!" (Shakiya Malfoy)</text:p>
        </text:list-item>
        <text:list-item>
          <text:p text:style-name="P88">There is SOME Sailor Moon reference in ALL of your schoolwork. (Shakiya Malfoy)</text:p>
        </text:list-item>
        <text:list-item>
          <text:p text:style-name="P88">You try to fit various Sailor Moon quotes into all of your conversations. (SailorVguardian)</text:p>
        </text:list-item>
        <text:list-item>
          <text:p text:style-name="P88">When people make fun of you, you sing the Japanese theme song and they go away. (SailorVguardian)</text:p>
        </text:list-item>
        <text:list-item>
          <text:p text:style-name="P88">Your entire class 'suddenly' becomes moonies. (SailorVguardian)</text:p>
        </text:list-item>
        <text:list-item>
          <text:p text:style-name="P88">You make a life-long goal to eat faster than Usagi. (SailorVguardian)</text:p>
        </text:list-item>
        <text:list-item>
          <text:p text:style-name="P88">At a party you request the DJ to play 'My Only Love'. (SailorVguardian)</text:p>
        </text:list-item>
        <text:list-item>
          <text:p text:style-name="P88">He does. (SailorVguardian)</text:p>
        </text:list-item>
        <text:list-item>
          <text:p text:style-name="P88">You WERE a master of the clarinet, but you gave it up just so you could play the violin like Michiru does. (BlameTheSugar)</text:p>
        </text:list-item>
        <text:list-item>
          <text:p text:style-name="P88">You duct tape a banana to a stick and wander around outside and when you spot trouble....you know what will happen with your almighty banana-duct-taped-to-a-stick wand. ;) (Kitty)</text:p>
        </text:list-item>
        <text:list-item>
          <text:p text:style-name="P88">When you look all over the school for somebody named Ami and you persuade her to dye her hair blue and cut it. (Kitty)</text:p>
        </text:list-item>
        <text:list-item>
          <text:p text:style-name="P88">She actually dyes it blue and cuts it. (Kitty)</text:p>
        </text:list-item>
        <text:list-item>
          <text:p text:style-name="P88">You contribute more than 20 to this list. (Kitty)</text:p>
        </text:list-item>
        <text:list-item>
          <text:p text:style-name="P88">You start getting complaints from your neighbors because you keep catching their cats and putting band-aids on their foreheads. ( Periwinkle)</text:p>
        </text:list-item>
        <text:list-item>
          <text:p text:style-name="P8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8">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8">Then you stick by them asking if you can become a senshi too. ( Periwinkle)</text:p>
        </text:list-item>
        <text:list-item>
          <text:p text:style-name="P88">You call your younger brother Shingo and start crying because he injured your cat whom you call Luna. (Sailor Starlight)</text:p>
        </text:list-item>
        <text:list-item>
          <text:p text:style-name="P88">Shoot! You're too tall to be Serena so instead of drinking water, milk etc. all you drink is coffee until you become her height. (Petit_Soldier)</text:p>
        </text:list-item>
        <text:list-item>
          <text:p text:style-name="P88">Sailor Moon (in the later episodes when she is over 16), is so beautiful, if only she was real.... (Scott Bull)</text:p>
        </text:list-item>
        <text:list-item>
          <text:p text:style-name="P88">When your password for Neopets is a Sailor Moon Japanese song title. (Belldandy)</text:p>
        </text:list-item>
        <text:list-item>
          <text:p text:style-name="P88">You take swimming lessons just to become as good a swimmer as Amy! (Minako Aino)</text:p>
        </text:list-item>
        <text:list-item>
          <text:p text:style-name="P88"><text:soft-page-break/>People think you're weird because you shout the Senshi's attacks when you're mad... (Sailor Star Guardian) </text:p>
        </text:list-item>
        <text:list-item>
          <text:p text:style-name="P88">You bought a Sailor Moon costume and wear it even when it's not Halloween. (*Sailor Star*)</text:p>
        </text:list-item>
        <text:list-item>
          <text:p text:style-name="P88">You draw little chibi-Dariens all over your Math notebook. (He's just too hot!!) (*Sailor Star*)</text:p>
        </text:list-item>
        <text:list-item>
          <text:p text:style-name="P88">You do your hair up into yam-like buns. (*Sailor Star*)</text:p>
        </text:list-item>
        <text:list-item>
          <text:p text:style-name="P88">You try to ride a wild white horse that wandered into your yard because you thought it was Helios and he needed help. (*Sailor Star*)</text:p>
        </text:list-item>
        <text:list-item>
          <text:p text:style-name="P88">You open the shower curtain, hoping that Seiya's in there trying to wash off the sticky cake. (LoonieMoonieMinakoGirl)</text:p>
        </text:list-item>
        <text:list-item>
          <text:p text:style-name="P88">You call your little sister/daughter Chibi-Chibi. (LoonieMoonieMinakoGirl)</text:p>
        </text:list-item>
        <text:list-item>
          <text:p text:style-name="P88">You bring your cat to your friend Rei, saying that it will give her a transformation pen. (LoonieMoonieMinakoGirl)</text:p>
        </text:list-item>
        <text:list-item>
          <text:p text:style-name="P88">When your boyfriend decides to break up with you and you tell him that it's very sweet of him trying to protect you, but you think he should stop listening to those dreams his future self sends him. (Anigym)</text:p>
        </text:list-item>
        <text:list-item>
          <text:p text:style-name="P88">You play the Sailor Starlight henshin songs over and over... (Jason)</text:p>
        </text:list-item>
        <text:list-item>
          <text:p text:style-name="P88">…and you try to henshin with them. (Jason)</text:p>
        </text:list-item>
        <text:list-item>
          <text:p text:style-name="P88">To top it off you make a little yellow star with a mike and tie it around your head whilst doing it... (Jason)</text:p>
        </text:list-item>
        <text:list-item>
          <text:p text:style-name="P88">You love Yaten so much, you know that she cant carry anything heavier than chopsticks. (Jason)</text:p>
        </text:list-item>
        <text:list-item>
          <text:p text:style-name="P88">You love Pretty Guardian Sailor Moon because of the hot girls! <text:s/>(Jason)</text:p>
        </text:list-item>
        <text:list-item>
          <text:p text:style-name="P88">You choose your summer camp nickname as "Sailor Moon" (I did this at the camp I work at, where all the staff have to have camp names, and the campers don't find out your real name until the end of the week!) ^^. (Sailor Chibi Moon)</text:p>
        </text:list-item>
        <text:list-item>
          <text:p text:style-name="P88">When Queen Beryl appears in your lounge-room, throws one of your mum's precious plates at you and you scream 'Sailor Kick!' and kick it to pieces! Bwhahahahaha! (intermezzo)</text:p>
        </text:list-item>
        <text:list-item>
          <text:p text:style-name="P88">When you're such a fanatic that you actually buy that icky Sailor Moon ice-cream. (intermezzo)</text:p>
        </text:list-item>
        <text:list-item>
          <text:p text:style-name="P88">When your dog turns out to be a monster and you transform and fight it! (intermezzo)</text:p>
        </text:list-item>
        <text:list-item>
          <text:p text:style-name="P88">When shiny little Sailor Sheep start dancing around you singing "SAILOR MO-OO-OO-OO-OON!" and give you a headache with their song and Darien comes up to you and eats your odangos and Luna throws grapes at you!!! O_o (intermezzo)</text:p>
        </text:list-item>
        <text:list-item>
          <text:p text:style-name="P88">On the first day of school you introduced yourself as Sailor Moon, Champion of Justice and Princess of the Moon Kingdom. (vicky)</text:p>
        </text:list-item>
        <text:list-item>
          <text:p text:style-name="P88">You plan to wear Neo Queen Serenity's dress to your wedding, and you hubby will be as Tuxedo Mask of course! (Vauny-Chan)</text:p>
        </text:list-item>
        <text:list-item>
          <text:p text:style-name="P88">You alter all the epidsode storylines so that Sailor Moon and Tuxedo Mask are always together. Voice in his head? As if he'd listen to that! (Vauny-Chan)</text:p>
        </text:list-item>
        <text:list-item>
          <text:p text:style-name="P88">You think that your boyfriend/girlfriend is Sailor Moon/Tuxedo Mask. (sailor_rainbow)</text:p>
        </text:list-item>
        <text:list-item>
          <text:p text:style-name="P88">You love Mamoru to pieces. (sailor_rainbow)</text:p>
        </text:list-item>
        <text:list-item>
          <text:p text:style-name="P88">Your dream is to meet Naoko Takeuchi. (Fabнola)</text:p>
        </text:list-item>
        <text:list-item>
          <text:p text:style-name="P88">When you meet her you try to give her some ideas for new storylines. (Fabнola)</text:p>
        </text:list-item>
        <text:list-item>
          <text:p text:style-name="P88">If you go to Japan, you would only visit stores that sell Sailor Moon stuff. (Fabнola)</text:p>
        </text:list-item>
        <text:list-item>
          <text:p text:style-name="P88">You buy all the Sailor Moon stuff you can find there, even if it means using up the money for your plane ticket home. (Fabнola)</text:p>
        </text:list-item>
        <text:list-item>
          <text:p text:style-name="P88">When your math teacher gives you a bad grade, you stand up and shout "MOON HEALING ESCALATION!"</text:p>
        </text:list-item>
        <text:list-item>
          <text:p text:style-name="P88">You are then sent to the office and have to face the principal, but 10 minutes later he bacomes a Sailor Moon fan too.</text:p>
        </text:list-item>
        <text:list-item>
          <text:p text:style-name="P88">You have seen all the episodes of the anime, read all the manga and seen all the movies; now you are watching the live-action series and can't help but hope for more.</text:p>
        </text:list-item>
        <text:list-item>
          <text:p text:style-name="P88">You can relate your friends to Sailor Moon characters.</text:p>
        </text:list-item>
        <text:list-item>
          <text:p text:style-name="P88">You know everything about the series, even the facts that hardly anyone else knows.</text:p>
        </text:list-item>
        <text:list-item>
          <text:p text:style-name="P88">You get into debates because of this.</text:p>
        </text:list-item>
        <text:list-item>
          <text:p text:style-name="P88">You're too young to order Sailor Moon stuff online, but you still manage to collect it all anyway.</text:p>
        </text:list-item>
        <text:list-item>
          <text:p text:style-name="P88">You've made your own Sailor Moon character.</text:p>
        </text:list-item>
        <text:list-item>
          <text:p text:style-name="P88">Your dream is to work on the series.</text:p>
        </text:list-item>
        <text:list-item>
          <text:p text:style-name="P88"><text:soft-page-break/>Your parents are fed up with your obsession, but you don't care.</text:p>
        </text:list-item>
        <text:list-item>
          <text:p text:style-name="P88">You can relate yourself to every character.</text:p>
        </text:list-item>
        <text:list-item>
          <text:p text:style-name="P88">You get 100% on every Sailor Moon quiz there is.</text:p>
        </text:list-item>
        <text:list-item>
          <text:p text:style-name="P88">You've visited every Sailor Moon site there is.</text:p>
        </text:list-item>
        <text:list-item>
          <text:p text:style-name="P88">You've drawn so much Sailor Moon fan art that your skills have actually improved!</text:p>
        </text:list-item>
        <text:list-item>
          <text:p text:style-name="P88">You have heard every version of every Sailor Moon song ever made.</text:p>
        </text:list-item>
        <text:list-item>
          <text:p text:style-name="P88">You have seen all of the Sailor Moon musicals, even though you don't live in Japan.</text:p>
        </text:list-item>
        <text:list-item>
          <text:p text:style-name="P88">Because of this you can now speak fluent Japanese.</text:p>
        </text:list-item>
        <text:list-item>
          <text:p text:style-name="P114">For creative writing assignments you hand in Sailor Moon fanfics that you wrote.</text:p>
        </text:list-item>
      </text:list>
      <text:p text:style-name="P31">---Hoshi-hei </text:p>
      <text:list xml:id="list135235071928369" text:continue-numbering="true" text:style-name="WW8Num23">
        <text:list-item>
          <text:p text:style-name="P88">You call your male friends Urawa-kun or Shinozaki. (jane-person)</text:p>
        </text:list-item>
        <text:list-item>
          <text:p text:style-name="P88">Every time you see a ferris wheel, you look to see if Ami and Urawa are on it. (jane-person)</text:p>
        </text:list-item>
        <text:list-item>
          <text:p text:style-name="P88">Your bed-sheets have bunnies and stars and crescent-moons on them so that they match Usagi's.</text:p>
        </text:list-item>
        <text:list-item>
          <text:p text:style-name="P88">You make sure that your hair is cut in a specific way so that you look just like your favourite Senshi.</text:p>
        </text:list-item>
        <text:list-item>
          <text:p text:style-name="P88">You're planning on changing your name to Usagi Tsukino or something similar.</text:p>
        </text:list-item>
        <text:list-item>
          <text:p text:style-name="P88">You complain when your school decides not to have school uniforms.</text:p>
        </text:list-item>
        <text:list-item>
          <text:p text:style-name="P88">You do Sailor Mercury's transformation sequence in the shower.</text:p>
        </text:list-item>
        <text:list-item>
          <text:p text:style-name="P88">And then her "Shabon Spray" attack when you get out.</text:p>
        </text:list-item>
        <text:list-item>
          <text:p text:style-name="P88">You watch Sailor Stars on your laptop at school, just to make a point that you're a fan. (Guilty as charged!)</text:p>
        </text:list-item>
        <text:list-item>
          <text:p text:style-name="P88">You can somehow associate everyday events with scenes in Sailor Moon. "Oh, I'm walking home, I wonder if I'll see a talking black cat.." "Oh, look! A crowd! It must bee the Three Lights!" "Oh! Some birds! Maybe Rei is nearby..."</text:p>
        </text:list-item>
        <text:list-item>
          <text:p text:style-name="P88">You call yourself "Sailor Something".</text:p>
        </text:list-item>
        <text:list-item>
          <text:p text:style-name="P88">You sing your own theme song and run around school with your 'Moon Wand' (a yardstick) whilst looking out for a silver-haired girl in a business suit...</text:p>
        </text:list-item>
        <text:list-item>
          <text:p text:style-name="P88">You are determined to put 'odangos' on the lunch menu at school.</text:p>
        </text:list-item>
        <text:list-item>
          <text:p text:style-name="P88">You sit around for hours on end trying to figure out how Luna, Artemis and Diana can have eyebrows.</text:p>
        </text:list-item>
        <text:list-item>
          <text:p text:style-name="P88">You worship Naoko Takeuchi.</text:p>
        </text:list-item>
        <text:list-item>
          <text:p text:style-name="P88">You have a bracelet that says "What Would Luna Do?"</text:p>
        </text:list-item>
        <text:list-item>
          <text:p text:style-name="P88">You can no longer see the walls in your bedroom because they are completely covered by Tuxedo Mask posters.</text:p>
        </text:list-item>
        <text:list-item>
          <text:p text:style-name="P114">You are easily amused by simplest things like ykywtmsmw lists and Tuxedo Mask's big hat. </text:p>
        </text:list-item>
      </text:list>
      <text:p text:style-name="P30">---xx Sgt. Pepper xx </text:p>
      <text:list xml:id="list135235367120832" text:continue-numbering="true" text:style-name="WW8Num23">
        <text:list-item>
          <text:p text:style-name="P88">You run around in thunderstorms wearing a tin-foil hat and yelling "SUPREME THUNDER!" (starsenshi21)</text:p>
        </text:list-item>
        <text:list-item>
          <text:p text:style-name="P88">You know the lyrics to a whole CD of Japanese Sailor Moon songs by heart. (starsenshi21)</text:p>
        </text:list-item>
        <text:list-item>
          <text:p text:style-name="P88">When you go to an elementary school and yell "Oh my gosh! Chibis everywhere!" (Seiya'sGurl)</text:p>
        </text:list-item>
        <text:list-item>
          <text:p text:style-name="P88">When there's a solar eclipse you look out for Nehelenia and the Dead Moon circus. (moose-chan)</text:p>
        </text:list-item>
        <text:list-item>
          <text:p text:style-name="P88">When you play role-playing-games with your room-mate and they name all of their characters either Makoto Kino or Lita Kino. (serenitydeath)</text:p>
        </text:list-item>
        <text:list-item>
          <text:p text:style-name="P88">Your room-mate's computer is full of Sailor Jupiter stuff. (serenitydeath)</text:p>
        </text:list-item>
        <text:list-item>
          <text:p text:style-name="P88">You spend all your time on the internet downloading more Sailor Moon stuff. (serenitydeath)</text:p>
        </text:list-item>
        <text:list-item>
          <text:p text:style-name="P88">You and your friend begin saying the lyrics of Moon Revenge back and forth to each other to get the little boy sitting next to you to stop listening in on your conversation.</text:p>
        </text:list-item>
        <text:list-item>
          <text:p text:style-name="P88">You know all the lyrics to every Sailor Moon song ever made, including the Japanese ones.</text:p>
        </text:list-item>
        <text:list-item>
          <text:p text:style-name="P88">You use Sailor Moon's (or any other Senshi's) final transformation pose for silly school group photos.</text:p>
        </text:list-item>
        <text:list-item>
          <text:p text:style-name="P88">The Sailor Moon pictures on that you've saved on your computer take up over a gigabyte of memory.</text:p>
        </text:list-item>
        <text:list-item>
          <text:p text:style-name="P88">You're determined to get every Sailor Moon picture there is.</text:p>
        </text:list-item>
        <text:list-item>
          <text:p text:style-name="P88"><text:soft-page-break/>You've caught all the pocket Bishonen and Bishoujo that are Sailor Moon characters.</text:p>
        </text:list-item>
        <text:list-item>
          <text:p text:style-name="P88">Your room is covered in Sailor Moon pictures and posters.</text:p>
        </text:list-item>
        <text:list-item>
          <text:p text:style-name="P88">Fellow moonies admire you just because of your room.</text:p>
        </text:list-item>
        <text:list-item>
          <text:p text:style-name="P114">After watching a few episodes, you look in the mirror and are disappointed to find that your eyes aren't 1/3 the size of your entire face. </text:p>
        </text:list-item>
      </text:list>
      <text:p text:style-name="P31">---PrincessVenus37 </text:p>
      <text:list xml:id="list135234159112518" text:continue-numbering="true" text:style-name="WW8Num23">
        <text:list-item>
          <text:p text:style-name="P88">When your friends have to yell "LOOK! IT'S SAILOR MOON!" to get your attention. (Sailor Kitkat)</text:p>
        </text:list-item>
        <text:list-item>
          <text:p text:style-name="P88">If you cry afterwards because you realize that they were lying. (Sailor Kitkat)</text:p>
        </text:list-item>
        <text:list-item>
          <text:p text:style-name="P88">If you become a klutz just so you can be like Usagi. (Sailor Kitkat)</text:p>
        </text:list-item>
        <text:list-item>
          <text:p text:style-name="P114">When you think that the weather is abnormal you go to the circus to see if you can find the Amazoness Quartet. (Eternal Sailor Moon)</text:p>
        </text:list-item>
      </text:list>
      <text:p text:style-name="P29">From http://smoonmania.no-ip.org/ykywtmsmw.htm</text:p>
      <text:list xml:id="list135233605490686" text:continue-numbering="true" text:style-name="WW8Num23">
        <text:list-item>
          <text:p text:style-name="P88">You go to a Halloween party dressed up as Sailor moon or the other scouts and your guy friend/boyfriend is dressed up as Tuxedo Kamen.</text:p>
        </text:list-item>
        <text:list-item>
          <text:p text:style-name="P88">You see a black cat and wait for it to give you a transformation brooch. </text:p>
        </text:list-item>
        <text:list-item>
          <text:p text:style-name="P88">You dress up as Tuxedo Kamen and try to jump from a high place to the ground.</text:p>
        </text:list-item>
        <text:list-item>
          <text:p text:style-name="P88">You call your friends by the characters names.</text:p>
        </text:list-item>
        <text:list-item>
          <text:p text:style-name="P88">You tell people not to call you meatball head/ondango even if you don't have odangos.</text:p>
        </text:list-item>
        <text:list-item>
          <text:p text:style-name="P88">You try to find the silver impremium crystal.</text:p>
        </text:list-item>
        <text:list-item>
          <text:p text:style-name="P88">You throw roses at people.</text:p>
        </text:list-item>
        <text:list-item>
          <text:p text:style-name="P88">You like to wear skirts like the Sailor Senshi.</text:p>
        </text:list-item>
        <text:list-item>
          <text:p text:style-name="P88">You find 3 people that look like the starlight and ask them if they found the princess yet.</text:p>
        </text:list-item>
        <text:list-item>
          <text:p text:style-name="P88">You ask them if they are the Three Light.</text:p>
        </text:list-item>
        <text:list-item>
          <text:p text:style-name="P88">You tape a yellow crescent moon to its forehead.</text:p>
        </text:list-item>
        <text:list-item>
          <text:p text:style-name="P88">You go around and tell people "Let me see your star seed" and hold up bracelets that look like the animates.</text:p>
        </text:list-item>
        <text:list-item>
          <text:p text:style-name="P88">You know all the episodes starting from number one all the way to 200 in Japanese and English.</text:p>
        </text:list-item>
        <text:list-item>
          <text:p text:style-name="P88">You want to do Sera Myu for a school play.</text:p>
        </text:list-item>
        <text:list-item>
          <text:p text:style-name="P88">You could memorize all the lines from each episode in Japanese even if your not Japanese.</text:p>
        </text:list-item>
        <text:list-item>
          <text:p text:style-name="P88">You are able to make odangos and go to school with them.</text:p>
        </text:list-item>
        <text:list-item>
          <text:p text:style-name="P88">You could recite every Sailor Moon magna. (cough *help* cough)</text:p>
        </text:list-item>
        <text:list-item>
          <text:p text:style-name="P88">You collect Sailor Moon dolls/figurines and have them on display for all to see.</text:p>
        </text:list-item>
        <text:list-item>
          <text:p text:style-name="P88">You have a Sailor Moon shrine in your room (I'm talking posters, dolls, figurines, transformation toys etc.) (cough *help* cough)</text:p>
        </text:list-item>
        <text:list-item>
          <text:p text:style-name="P88">People open your winamp to listen to REGULAR music and all they find is Sailor Moon music and its all Japanese. (umm... yeahhh)</text:p>
        </text:list-item>
        <text:list-item>
          <text:p text:style-name="P88">You have lyrics to half the songs that Sailor Moon ever came out with including the musicals.</text:p>
        </text:list-item>
        <text:list-item>
          <text:p text:style-name="P88">You want to move to Japan so you could see the uniforms and try to find the senshi. (cough *help* cough)</text:p>
        </text:list-item>
        <text:list-item>
          <text:p text:style-name="P88">You ask your science teacher about Kinmoku.</text:p>
        </text:list-item>
        <text:list-item>
          <text:p text:style-name="P88">You yell out "Moon Prism Power Make Up!" when you and your math class are learning about geometry or prisms.</text:p>
        </text:list-item>
        <text:list-item>
          <text:p text:style-name="P88">You own all the Sailor Moon magna in English and Japanese. (That's a lot of money)</text:p>
        </text:list-item>
        <text:list-item>
          <text:p text:style-name="P88">Your whole entire room is sailor moon. (desk covered in Sailor Moon stuff etc.)</text:p>
        </text:list-item>
        <text:list-item>
          <text:p text:style-name="P114">You want to paint Sailor moon Characters and stuff onto your walls. (very experienced people)</text:p>
        </text:list-item>
      </text:list>
      <text:p text:style-name="P29">From http://lunarfigures.homestead.com/humor1.html</text:p>
      <text:p text:style-name="P31">You're obsessed with Sailor Moon if:</text:p>
      <text:list xml:id="list135235517963728" text:continue-numbering="true" text:style-name="WW8Num23">
        <text:list-item>
          <text:p text:style-name="P88"><text:soft-page-break/>You have had your boyfriend breakup with you, because you began calling him Darien</text:p>
        </text:list-item>
        <text:list-item>
          <text:p text:style-name="P88">You promise yourself that when you get a little older a small, black, talking cat will come to you and tell you that you are a super hero.</text:p>
        </text:list-item>
        <text:list-item>
          <text:p text:style-name="P88">You adopted a black cat and named it Luna.</text:p>
        </text:list-item>
        <text:list-item>
          <text:p text:style-name="P88">You decided to wear your hair in meatballs.</text:p>
        </text:list-item>
        <text:list-item>
          <text:p text:style-name="P88">Since you have Serena on the Brain you began tripping constantly and considered it a great accomplishment when you managed to take three other people down with you.</text:p>
        </text:list-item>
        <text:list-item>
          <text:p text:style-name="P88">When people called you 'baseball brain' and 'doughnut head,' you automatically informed them that that wasn't your name; it's meatball head.</text:p>
        </text:list-item>
        <text:list-item>
          <text:p text:style-name="P88">If you're wearing a hat and you see someone doing something wrong, you take off your hat throw it at them while yelling "Moon Tiara Magic!" (Moon Tiara Action)</text:p>
        </text:list-item>
        <text:list-item>
          <text:p text:style-name="P114">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35234430217987" text:continue-numbering="true" text:style-name="WW8Num23">
        <text:list-item>
          <text:p text:style-name="P88">When you went to the hair salon you secretly had the person dye your hair blue and refused to get it fixed when your mother demanded that you did.</text:p>
        </text:list-item>
        <text:list-item>
          <text:p text:style-name="P88">You have began studying at every spare moment, so you can be a smart as Amy.</text:p>
        </text:list-item>
        <text:list-item>
          <text:p text:style-name="P88">Even though you've always hated sandwiches, you like them now, because you can eat them and read at the same time.</text:p>
        </text:list-item>
        <text:list-item>
          <text:p text:style-name="P88">Because Amy loves to read, you have read more books than anyone in your school, to show that you love to read.</text:p>
        </text:list-item>
        <text:list-item>
          <text:p text:style-name="P88">You turned the ice maker on and let the ice come out and called "Mercury Ice Storm Blast!" (Sine Aqua Illusion)</text:p>
        </text:list-item>
        <text:list-item>
          <text:p text:style-name="P114">While you are blowing bubbles you frequently say, "Mercury Bubble Blast." (Shabon Spray)</text:p>
        </text:list-item>
      </text:list>
      <text:p text:style-name="P31">You're obsessed with Sailor Mars if:</text:p>
      <text:list xml:id="list135234074499996" text:continue-numbering="true" text:style-name="WW8Num23">
        <text:list-item>
          <text:p text:style-name="P88">At camp and cookouts you sit and stare into the fire, waiting to see something.</text:p>
        </text:list-item>
        <text:list-item>
          <text:p text:style-name="P88">You have taken great joy in picking on small blonde girls.</text:p>
        </text:list-item>
        <text:list-item>
          <text:p text:style-name="P88">You have burnt your fingers, because you believe you can 'conjure' fire in your hands.</text:p>
        </text:list-item>
        <text:list-item>
          <text:p text:style-name="P88">You cut up paper in small strips, write a few Japanese symbols on it, and throw it at people you don't like, while saying 'AKU RYO TAI SAN!' (Evil Spirit Be Gone)</text:p>
        </text:list-item>
        <text:list-item>
          <text:p text:style-name="P114">When you fall asleep in class, you report to your teacher that you were in a trance and the great fire's spirit told you everything the teacher has covered.</text:p>
        </text:list-item>
      </text:list>
      <text:p text:style-name="P31">You're obsessed with Sailor Venus if:</text:p>
      <text:list xml:id="list135234688691926" text:continue-numbering="true" text:style-name="WW8Num23">
        <text:list-item>
          <text:p text:style-name="P88">You suddenly have started having sudden blonde moments.</text:p>
        </text:list-item>
        <text:list-item>
          <text:p text:style-name="P88">You lost all of your stage fright and started taking singing lessons.</text:p>
        </text:list-item>
        <text:list-item>
          <text:p text:style-name="P88">You frequently mess up old sayings.</text:p>
        </text:list-item>
        <text:list-item>
          <text:p text:style-name="P88">Your best friend smacks you on the top of the head a lot, because you apparently called her Lita, again.</text:p>
        </text:list-item>
        <text:list-item>
          <text:p text:style-name="P114">You gathered a length of rope, taped small, orange paper hearts on it, and began to lasso things with it.</text:p>
        </text:list-item>
      </text:list>
      <text:p text:style-name="P31">You're obsessed with Sailor Jupiter if:</text:p>
      <text:list xml:id="list135234575946198" text:continue-numbering="true" text:style-name="WW8Num23">
        <text:list-item>
          <text:p text:style-name="P88">Although, you never showed an interest in it before, you have taken a liking in the gym. You go there to 'pump up.'</text:p>
        </text:list-item>
        <text:list-item>
          <text:p text:style-name="P88">Every time you see a cute guy or one of your friends does, you sigh and say "He looks just like my old boyfriend!"</text:p>
        </text:list-item>
        <text:list-item>
          <text:p text:style-name="P88">You have gotten in several fights at school, because someone called one of your friends a name.</text:p>
        </text:list-item>
        <text:list-item>
          <text:p text:style-name="P88">You have taken a liking to the outdoors because of all the flowers and trees.</text:p>
        </text:list-item>
        <text:list-item>
          <text:p text:style-name="P88"><text:soft-page-break/>You started wearing 'tall' shoes, so you are taller than everyone else.</text:p>
        </text:list-item>
        <text:list-item>
          <text:p text:style-name="P114">When there's a really bad storm and your mother tells you to come into the basement, you look at her like she's crazy.</text:p>
        </text:list-item>
      </text:list>
      <text:p text:style-name="P31">You're obsessed with Sailor Saturn if:</text:p>
      <text:list xml:id="list135234224369866" text:continue-numbering="true" text:style-name="WW8Num23">
        <text:list-item>
          <text:p text:style-name="P88">You brag to everyone that you and her look so much alike. *shakes head in self pity*</text:p>
        </text:list-item>
        <text:list-item>
          <text:p text:style-name="P88">You like characters from other shows, just because A. They resemble her or B. There name is the name of one of the moon's of Saturn. (Do that, too.)</text:p>
        </text:list-item>
        <text:list-item>
          <text:p text:style-name="P88">You bought violet contacts. <text:s/>(Want to do that.)</text:p>
        </text:list-item>
        <text:list-item>
          <text:p text:style-name="P88">You have suddenly taken a liking to sharp, slightly round objects. </text:p>
        </text:list-item>
        <text:list-item>
          <text:p text:style-name="P88">You bought a pack of fire crackers and set them off all at once so that you could recreate the Silence Glaive Surprise. </text:p>
        </text:list-item>
        <text:list-item>
          <text:p text:style-name="P114">You feel a strange connection with glasses wearing people that sit in the dark all the time.</text:p>
        </text:list-item>
      </text:list>
      <text:p text:style-name="P31">You're obsessed with Sailor Neptune if:</text:p>
      <text:list xml:id="list135233676055722" text:continue-numbering="true" text:style-name="WW8Num23">
        <text:list-item>
          <text:p text:style-name="P88">You dyed your hair aqua, even though you have never actually seen a person, other than Michiru, with aqua hair.</text:p>
        </text:list-item>
        <text:list-item>
          <text:p text:style-name="P88">You have your room's walls painted to resemble the bottom of the sea, even though it cost you a fortune. </text:p>
        </text:list-item>
        <text:list-item>
          <text:p text:style-name="P88">When doing the dishes and your sibling sneaks up on you, you take the sprayer and spray them calling "Neptune Deep Submerge!"</text:p>
        </text:list-item>
        <text:list-item>
          <text:p text:style-name="P88">You carry a mirror around with you and stare at it intently when your trying to think of something.</text:p>
        </text:list-item>
        <text:list-item>
          <text:p text:style-name="P88">You get angry at any mention of the Sailor Moon dub and Michelle's 'cousin' Amara.</text:p>
        </text:list-item>
        <text:list-item>
          <text:p text:style-name="P114">You always hated classical music, because it gave you a headache. Now, you've decided to take up playing the violin.</text:p>
        </text:list-item>
      </text:list>
      <text:p text:style-name="P31">You're obsessed with Sailor Uranus if:</text:p>
      <text:list xml:id="list135234450957811" text:continue-numbering="true" text:style-name="WW8Num23">
        <text:list-item>
          <text:p text:style-name="P88">You've taken a liking to sharp knives.</text:p>
        </text:list-item>
        <text:list-item>
          <text:p text:style-name="P88">You started counting down the days until your 16, so you can get you driver's license.</text:p>
        </text:list-item>
        <text:list-item>
          <text:p text:style-name="P88">You started saving money so you could buy that cool motorcycle when your 16. </text:p>
        </text:list-item>
        <text:list-item>
          <text:p text:style-name="P88">You've started taking fencing lessons, as you're mother wouldn't let you near a REAL sword.</text:p>
        </text:list-item>
        <text:list-item>
          <text:p text:style-name="P114">At your fencing lessons you yell "URANUS SPACE SWORD BLASTER!" before attacking.</text:p>
        </text:list-item>
      </text:list>
      <text:p text:style-name="P31">You're obsessed with Sailor Pluto if:</text:p>
      <text:list xml:id="list135234621039066" text:continue-numbering="true" text:style-name="WW8Num23">
        <text:list-item>
          <text:p text:style-name="P88">When your friend asks why you didn't answer the phone, you say that you were to busy guarding the gate.</text:p>
        </text:list-item>
        <text:list-item>
          <text:p text:style-name="P88">You have steadily lost friends, because you're never around.</text:p>
        </text:list-item>
        <text:list-item>
          <text:p text:style-name="P88">Your grandma offered to teach you how to sew, when she saw the 'wonderful' dresses you had been working on. Not to mention the many pricks in your fingers.</text:p>
        </text:list-item>
        <text:list-item>
          <text:p text:style-name="P88">When you were at Pizza Hut the other day, you could have sworn that the red light coming from the back room was the Garnet Rod, so you jumped the counter and got thrown out.</text:p>
        </text:list-item>
        <text:list-item>
          <text:p text:style-name="P88">You dyed your hair green. Now, you have the greatest nickname, Seaweed Top.</text:p>
        </text:list-item>
        <text:list-item>
          <text:p text:style-name="P114">You have begun to collect clocks.</text:p>
        </text:list-item>
      </text:list>
      <text:p text:style-name="P15">From http://sailormoonmeatballmadness.tuxedomask.com/ykywtmsmw/ykyw.html</text:p>
      <text:p text:style-name="P13">(Michiru and ChibiBunny)</text:p>
      <text:p text:style-name="P13"/>
      <text:list xml:id="list135234037589497" text:continue-numbering="true" text:style-name="WW8Num23">
        <text:list-item>
          <text:p text:style-name="P88">You just have to record every single episode... and you never plan to sell them in the future as antiques for money. </text:p>
        </text:list-item>
        <text:list-item>
          <text:p text:style-name="P88">The world revolves around Sailor Moon. Your teacher is a youma or a monster from the NegaMoon, and your local clock store is a place to snoop around for "clues" </text:p>
        </text:list-item>
        <text:list-item>
          <text:p text:style-name="P88"><text:soft-page-break/>You can name all the sailor scouts in 2 languages but can't name all you're relatives! </text:p>
        </text:list-item>
        <text:list-item>
          <text:p text:style-name="P88">You cry for hours when you find out that they cancelled sailor moon! </text:p>
        </text:list-item>
        <text:list-item>
          <text:p text:style-name="P88">You have a big party when you find out they're bringing sailor moon back on the air! </text:p>
        </text:list-item>
        <text:list-item>
          <text:p text:style-name="P88">You have a party for all the sailor scout on there b-days (7 days till Seiya Kou) </text:p>
        </text:list-item>
        <text:list-item>
          <text:p text:style-name="P88">(You plan to change your name to one the sailor scouts (I don't have to :) jk fr.michiru) </text:p>
        </text:list-item>
        <text:list-item>
          <text:p text:style-name="P88">Bad weather day means that Sailor Jupiter is having a bad day. </text:p>
        </text:list-item>
        <text:list-item>
          <text:p text:style-name="P88">You have long hair, and you spend hours and hours just to put it up in a odango style or a meatball style... and you realize your hair is another color. </text:p>
        </text:list-item>
        <text:list-item>
          <text:p text:style-name="P88">You go cooking, like Lita/Mako-chan and when you stuff it all down, like Serena/Usagi, you find it tastes good, only because you think it was Lita who cooked it. </text:p>
        </text:list-item>
        <text:list-item>
          <text:p text:style-name="P88">You practically kill when somebody bugs you when you watch Sailor Moon!!!!! (ha..ha...hu..fr.michiru) </text:p>
        </text:list-item>
        <text:list-item>
          <text:p text:style-name="P88">Your writing down all the YKYWTMSMW lists and checking off the ones you actually do! </text:p>
        </text:list-item>
        <text:list-item>
          <text:p text:style-name="P88">Your singing talents have majorly improved ever since you have sung Sailor Moon theme songs, and etc. </text:p>
        </text:list-item>
        <text:list-item>
          <text:p text:style-name="P88">Your mother, heck, your whole family, tells you to shut up in the shower when you sing in the shower, Rainy Day Man! (I do that. Obsessed, aren't I?) </text:p>
        </text:list-item>
        <text:list-item>
          <text:p text:style-name="P88">People who offend you in any way walk away disgusted by your little speech on how you're Sailor Moon and how you will punish them. </text:p>
        </text:list-item>
        <text:list-item>
          <text:p text:style-name="P88">You flame every single anti-Sailor Moon site... </text:p>
        </text:list-item>
        <text:list-item>
          <text:p text:style-name="P88">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8">You keep watch of your brother, whom you nicknamed Shingo or Sam. </text:p>
        </text:list-item>
        <text:list-item>
          <text:p text:style-name="P88">You also snoop around his room, for a strange animal that has hypnotic eyes... </text:p>
        </text:list-item>
        <text:list-item>
          <text:p text:style-name="P88">You can sing the Sailor Starlight's song in Japanese but can't sing the national anthem! (Guilty as charged) </text:p>
        </text:list-item>
        <text:list-item>
          <text:p text:style-name="P88">You compare everybody to a SailorMoon character. </text:p>
        </text:list-item>
        <text:list-item>
          <text:p text:style-name="P88">You cry when Serena/Usagi and Darien/Mamoru break up. Then you think, now I have a chance! </text:p>
        </text:list-item>
        <text:list-item>
          <text:p text:style-name="P88">You, a very bad artist in sculpting, get a razor and desperately but inspiredly, shave off a crescent moon on your cat's forehead. Then you paint it with gold paint to make it shine... </text:p>
        </text:list-item>
        <text:list-item>
          <text:p text:style-name="P88">You and all you're 9 closest friend and you're sister go as sailor scouts for Halloween. (Oh well... the costume shop doesn't have those. Better get out those threads, and needles!!!!) </text:p>
        </text:list-item>
        <text:list-item>
          <text:p text:style-name="P88">*b-You call you're friends by a sailor scout name whether they like it or not! </text:p>
        </text:list-item>
        <text:list-item>
          <text:p text:style-name="P88">*b-You call them by that name in public! (Who would do that, ChibiUsa/Rini)*michiru talking to chibi bunny* (I told you I'm Serena/Usagi!)*chibi bunny to michiru* </text:p>
        </text:list-item>
        <text:list-item>
          <text:p text:style-name="P88">*b-You use your lip gloss to transform! </text:p>
        </text:list-item>
        <text:list-item>
          <text:p text:style-name="P88">*B-You only wear the colors of your fave scout. </text:p>
        </text:list-item>
        <text:list-item>
          <text:p text:style-name="P88">*b-After you paint your nails, you scream (your fave scout) Star Power! </text:p>
        </text:list-item>
        <text:list-item>
          <text:p text:style-name="P88">*B-Before you scream you say Pluto Deadly Scream! </text:p>
        </text:list-item>
        <text:list-item>
          <text:p text:style-name="P88">*a*b-You only answer to Moon Princess </text:p>
        </text:list-item>
        <text:list-item>
          <text:p text:style-name="P88">*a*b-You know every single word to all the Sailormoon episodes! </text:p>
        </text:list-item>
        <text:list-item>
          <text:p text:style-name="P88">*A*B-You wear your Sailor Moon pin everywhere! </text:p>
        </text:list-item>
        <text:list-item>
          <text:p text:style-name="P88">*a*b-The only reason you go to prom is because you get to dress like Tuxedo Mask (for guys) </text:p>
        </text:list-item>
        <text:list-item>
          <text:p text:style-name="P88">*A*B-You get in major trouble cause you write Sailor Moon rules with your Mom's fave lipstick all over your house </text:p>
        </text:list-item>
        <text:list-item>
          <text:p text:style-name="P88">*A*B-You try every key in the house but none of them take you to the future! </text:p>
        </text:list-item>
        <text:list-item>
          <text:p text:style-name="P88">*a*b- You cry when it doesn't </text:p>
        </text:list-item>
        <text:list-item>
          <text:p text:style-name="P114">*a*b-The only reason you eat Cosmic Brownies cause it has cosmic in it</text:p>
        </text:list-item>
      </text:list>
      <text:p text:style-name="P29">From http://ae-creations.com/wishingmoon (Wishing Moon)</text:p>
      <text:list xml:id="list135234617202119" text:continue-numbering="true" text:style-name="WW8Num23">
        <text:list-item>
          <text:p text:style-name="P88">Sailor Lumina - Your name is Anna, but you tell everyone to call you amy. </text:p>
        </text:list-item>
        <text:list-item>
          <text:p text:style-name="P88"><text:soft-page-break/>Eternal Sailor Venus - When you grow your hair out long, do it in an odango, and make a Moon Scepter out of cardboard and start whacking your enemies with it saying, "MOON SCEPTER ACTIVATION! MOON SCEPTER ACTIVATION!!" </text:p>
        </text:list-item>
        <text:list-item>
          <text:p text:style-name="P88">Somebody Else - You spend every waking moment telling everyone around you about how the DIC (Drunken Idiots Corperation) Messed up Sailor Moon regardless of whether the people around you even know what Sailor Moon is. </text:p>
        </text:list-item>
        <text:list-item>
          <text:p text:style-name="P88">Nozomu-Chan - You sound like Mitsuishi Kotono (Usagi's seiyuu), wear sailor uniforms, wear odango, call your boyfriend Mamo-Chan, and purposely fail tests just so you can be like Usagi! </text:p>
        </text:list-item>
        <text:list-item>
          <text:p text:style-name="P88">Apuriru - When you start your very own Sailor Scout group and try to fight strange people who look evil on the streets. </text:p>
        </text:list-item>
        <text:list-item>
          <text:p text:style-name="P88">Kakyu - When you call your cat Luna... even though it doesn't have one single black hair! </text:p>
        </text:list-item>
        <text:list-item>
          <text:p text:style-name="P88">Akari Tsukino - You've looked everywhere for Sailor Neptune's adorable shoes, and when you finally found them, you started sobbing because they didn't have your size. </text:p>
        </text:list-item>
        <text:list-item>
          <text:p text:style-name="P88">Bunny - When you get your nails painted the color of Sailor Moon's and yell "Moon Prism Power" when your alone or before you get dressed in the morning. </text:p>
        </text:list-item>
        <text:list-item>
          <text:p text:style-name="P88">Ji - When you eat meatballs or odango, you immediately pick them up and try to fasten them on your head in any which way possible. </text:p>
        </text:list-item>
        <text:list-item>
          <text:p text:style-name="P88">Sailor Bubble - You call your enemies names of villains on Sailor moon. </text:p>
        </text:list-item>
        <text:list-item>
          <text:p text:style-name="P88">Sailor Moonies - You buy Sailor Moon cereal, soup, candy, cookies and don't forget the Sailor Moon gum. They really sell them! </text:p>
        </text:list-item>
        <text:list-item>
          <text:p text:style-name="P88">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8">Guardian - Have Sailor Moon's Wand and say every word she says in a video from beginning to end. </text:p>
        </text:list-item>
        <text:list-item>
          <text:p text:style-name="P88">Brianna - When you grow up, you are going to the moon to re-build the moon kingdom. </text:p>
        </text:list-item>
        <text:list-item>
          <text:p text:style-name="P88">Brianna - You walk around like a zombie saying Sailor Moon this and Sailor Moon that. </text:p>
        </text:list-item>
        <text:list-item>
          <text:p text:style-name="P88">Sailor Saturn - When Your Mom Callz You A Sailor Moon Head!!! </text:p>
        </text:list-item>
        <text:list-item>
          <text:p text:style-name="P88">Queen Serenity - You're late for school all because you expected your black kitty, who you named Luna, to wake you up in the morning! Go figure! </text:p>
        </text:list-item>
        <text:list-item>
          <text:p text:style-name="P88">Taru-chan - Whenever you see a guy named Darien, you jump up and hug him and say, "Did ya miss me, big guy?!" </text:p>
        </text:list-item>
        <text:list-item>
          <text:p text:style-name="P88">SailorMoonFan - you somehow managed to put something Sailor Moon-ish in ALL of your Art projects! (like me ^_^ tee hee!) </text:p>
        </text:list-item>
        <text:list-item>
          <text:p text:style-name="P88">Queen Serenity - You're convinced that one day, Darien is gonna dump Serena and suddenly ask you to marry him! </text:p>
        </text:list-item>
        <text:list-item>
          <text:p text:style-name="P88">Queen Serenity - You go to you local animal shelter, and pick out a black cat, just to name it Luna! (hey at least it's for a good cause!) </text:p>
        </text:list-item>
        <text:list-item>
          <text:p text:style-name="P88">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8">Abcjason - Your parents even know the lyrics to some sailor moon songs and they dont even know any Japanese. Wait. Maybe a little because you peak in it too much! </text:p>
        </text:list-item>
        <text:list-item>
          <text:p text:style-name="P88">Mizu - You have your own staff, brooch, scout, scout knight, and attacks for yourself...and friends. </text:p>
        </text:list-item>
        <text:list-item>
          <text:p text:style-name="P88">WiseOwl11235 -Your siblings give you a weird look every time you turn on the TV (to Sailor Moon of course!) </text:p>
        </text:list-item>
        <text:list-item>
          <text:p text:style-name="P88">Sailor Mom - When your parents forget the sound of your real voice. </text:p>
        </text:list-item>
        <text:list-item>
          <text:p text:style-name="P88">Sailor Eternity - You have an incurable fetish for knee-high boots. </text:p>
        </text:list-item>
        <text:list-item>
          <text:p text:style-name="P88"><text:soft-page-break/>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8">Star - You have to spin around the house naked before you can put your clothes on. </text:p>
        </text:list-item>
        <text:list-item>
          <text:p text:style-name="P88">Silver Angel - You've made yourself a 'moonie' wall of pictures you colored, and look at it every night as inspiration for your next fanfiction. </text:p>
        </text:list-item>
        <text:list-item>
          <text:p text:style-name="P88">Sailor Sun - When someone has to call you Serena/mina/bunny/lite/rei/ami/or meatball head to get your attention. </text:p>
        </text:list-item>
        <text:list-item>
          <text:p text:style-name="P88">Marz - Someone asks a person about Sailormoon, you butt in and started to blab many things about it and continue to blab until they left you. </text:p>
        </text:list-item>
        <text:list-item>
          <text:p text:style-name="P88">Sailor Cloud - Create a group of your own Sailor Scout group and add them into new Sailor Moon episodes. </text:p>
        </text:list-item>
        <text:list-item>
          <text:p text:style-name="P8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8">Sailor Astro - Your friends find a ticket stub to a Three Lights concert under your bed. </text:p>
        </text:list-item>
        <text:list-item>
          <text:p text:style-name="P88">Sailor Astro - You sneak out of your house at night to fight crime (heheh, and no one is the wiser. . ) </text:p>
        </text:list-item>
        <text:list-item>
          <text:p text:style-name="P88">Sailor Silver - You have a Sailor Senshi picture on every corner of your wall and even your ceiling so you always see something Sailor Moon! ^_^ </text:p>
        </text:list-item>
        <text:list-item>
          <text:p text:style-name="P88">Melody - When you find yourself shouting 'Moon Prisim Power!" when no one's looking. hee hee! </text:p>
        </text:list-item>
        <text:list-item>
          <text:p text:style-name="P88">Girl - Your teacher mush become a moonie to EVEN SLIGHTLY get a clue about you!!!! </text:p>
        </text:list-item>
        <text:list-item>
          <text:p text:style-name="P88">Usagi - Your parents wind up dressing like NeoKing Endymion and Neo Queen Serenity just to get your attention! </text:p>
        </text:list-item>
        <text:list-item>
          <text:p text:style-name="P88">Flame Cat - It's a hot day, and you're outside, day dreaming, then you find yourself blowing bubbles with your tongue and yelling out "MERCURY BUBBLES! BLAST!" </text:p>
        </text:list-item>
        <text:list-item>
          <text:p text:style-name="P88">Sailor Sun - When you wear your hair in odango every day, and when people say you look like Baby Spice, you scream "IT'S SAILOR MOON! SAILOR MOOOON!" </text:p>
        </text:list-item>
        <text:list-item>
          <text:p text:style-name="P88">Coaco - When you made a movie and pretend you are sailor moon! </text:p>
        </text:list-item>
        <text:list-item>
          <text:p text:style-name="P88">Sailor Amber - You have checked out every Sailor Moon site there is, and when there's a new one, first you faint, then you check it out. </text:p>
        </text:list-item>
        <text:list-item>
          <text:p text:style-name="P88">Sailor Amber - You have every Sailor Moon site in your Favorites. </text:p>
        </text:list-item>
        <text:list-item>
          <text:p text:style-name="P88">Jennifer - You pass up the man (or woman) of your dreams and pray that Usagi and Mamo-chan break up... for good. </text:p>
        </text:list-item>
        <text:list-item>
          <text:p text:style-name="P114">Jessica - When you spend every waking hour doing something Sailor Moon related!</text:p>
        </text:list-item>
      </text:list>
      <text:p text:style-name="P29">From http://www.angelfire.com/ok4/hawaii22?</text:p>
      <text:list xml:id="list135235710002836" text:continue-numbering="true" text:style-name="WW8Num23">
        <text:list-item>
          <text:p text:style-name="P88">You spend the majority of your paycheck on the subtitled movies.</text:p>
        </text:list-item>
        <text:list-item>
          <text:p text:style-name="P88">The people at the anime store call you to find out what episodes you want.</text:p>
        </text:list-item>
        <text:list-item>
          <text:p text:style-name="P88">You don't have room in your backpack for your moon wand so you paint one on your binder.</text:p>
        </text:list-item>
        <text:list-item>
          <text:p text:style-name="P88">After you let the paint dry on your binder, you put a coat or two of clear fingernail polish on it.</text:p>
        </text:list-item>
        <text:list-item>
          <text:p text:style-name="P88">You don't mind that now your binder will smell like fingernail polish, just as long as the finished product is safe.</text:p>
        </text:list-item>
        <text:list-item>
          <text:p text:style-name="P88">You make your own bunch of Sailor Scouts and write them into stories and/or episodes where you see fit to put them.</text:p>
        </text:list-item>
        <text:list-item>
          <text:p text:style-name="P88">You put them up onto a web site.</text:p>
        </text:list-item>
        <text:list-item>
          <text:p text:style-name="P88">Before inserting a key into the front door you shout, "Crystal Key! Take me home!"</text:p>
        </text:list-item>
        <text:list-item>
          <text:p text:style-name="P88">You give up your social life just to watch Sailor Moon, whether or not you saw the episode a million times.</text:p>
        </text:list-item>
        <text:list-item>
          <text:p text:style-name="P88">You defend Sailor Moon (or any other Sailor Scout) from someone else who dissed her.</text:p>
        </text:list-item>
        <text:list-item>
          <text:p text:style-name="P88">You unintentionally convert your parents' friends to moonies when they are over.</text:p>
        </text:list-item>
        <text:list-item>
          <text:p text:style-name="P88">You go to the last day of a close out sale for a store you like just to get 50 percent off.</text:p>
        </text:list-item>
        <text:list-item>
          <text:p text:style-name="P88"><text:soft-page-break/>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8">There was a sign saying that the people that work at the store will try to buy the store from the current owners, and even thought they say not to, you hold your breath.</text:p>
        </text:list-item>
        <text:list-item>
          <text:p text:style-name="P88">Your face starts changing colors while you hold your breath.</text:p>
        </text:list-item>
        <text:list-item>
          <text:p text:style-name="P88">You look at a full moon and instead of seeing the man in the moon, you see (a manga version of) Serena (of/in) the moon.</text:p>
        </text:list-item>
        <text:list-item>
          <text:p text:style-name="P88">You make up a wicked cool YKYWTMSMW on your way to somewhere important and by the time you go to write it down, you forget what you were going to write, so you start crying like Serena.</text:p>
        </text:list-item>
        <text:list-item>
          <text:p text:style-name="P88">You build a scarecrow in honor of your favorite Scout in a contest at the local fair.</text:p>
        </text:list-item>
        <text:list-item>
          <text:p text:style-name="P88">You win first prize because of the scarecrow.</text:p>
        </text:list-item>
        <text:list-item>
          <text:p text:style-name="P88">You consider piercing your ear lobe along the ridge of your ear, just so you have the 3 earring look like Sailor Mercury. (Note: Sailor Mercury does have 3 earrings in the Manga Sailor Mon comix.)</text:p>
        </text:list-item>
        <text:list-item>
          <text:p text:style-name="P88">You hunt around clothing and fabric stores for the right material to make a Sailor Scout outfit.</text:p>
        </text:list-item>
        <text:list-item>
          <text:p text:style-name="P88">You consider buying knee length boots and spray paint it blue or red to match the Sailor Scout boots.</text:p>
        </text:list-item>
        <text:list-item>
          <text:p text:style-name="P88">You buy some aluminum, some crystals and gold paint, so you can fashion your own tiara.</text:p>
        </text:list-item>
        <text:list-item>
          <text:p text:style-name="P114">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35233751074741" text:continue-numbering="true" text:style-name="WW8Num23">
        <text:list-item>
          <text:p text:style-name="P88">You always wear a red bow in your hair. </text:p>
        </text:list-item>
        <text:list-item>
          <text:p text:style-name="P88">You misquote proverbs on purpose. </text:p>
        </text:list-item>
        <text:list-item>
          <text:p text:style-name="P88">You dye your hair blonde. If you already have blonde hair, you grow it extra long. </text:p>
        </text:list-item>
        <text:list-item>
          <text:p text:style-name="P88">You're always on the lookout for cute guys, even if you already have a boyfriend. </text:p>
        </text:list-item>
        <text:list-item>
          <text:p text:style-name="P88">Your friends call you "Minako-chan" or "Mina-P." </text:p>
        </text:list-item>
        <text:list-item>
          <text:p text:style-name="P88">You have over 350 Sailorvenus images saved on your computer. </text:p>
        </text:list-item>
        <text:list-item>
          <text:p text:style-name="P88">You play matchmaker for your friends, claiming you are "the goddess of love." </text:p>
        </text:list-item>
        <text:list-item>
          <text:p text:style-name="P88">You dream to be an idol. </text:p>
        </text:list-item>
        <text:list-item>
          <text:p text:style-name="P88">You can mimic Fukami Rica's voice. </text:p>
        </text:list-item>
        <text:list-item>
          <text:p text:style-name="P88">You can perform the hand motions for Crescent Beam, Venus Love-Me Chain, and Love and Beauty Shock. </text:p>
        </text:list-item>
        <text:list-item>
          <text:p text:style-name="P88">You have as many roses as Tuxedo Kamen, to use for Venus Love and Beauty Shock (manga only). </text:p>
        </text:list-item>
        <text:list-item>
          <text:p text:style-name="P88">You adore Kunzite, even though he's a villain. </text:p>
        </text:list-item>
        <text:list-item>
          <text:p text:style-name="P88">You like Katarina, because she was a big sister to Minako. </text:p>
        </text:list-item>
        <text:list-item>
          <text:p text:style-name="P88">You hate Katarina, because she stole Minako's first love. </text:p>
        </text:list-item>
        <text:list-item>
          <text:p text:style-name="P88">You are glad that Venus had the shortest death scene in episode 45, because she suffered for less time than the others. </text:p>
        </text:list-item>
        <text:list-item>
          <text:p text:style-name="P88">You were mad that Venus got the shortest death scene, because she always gets jipped on screen time. </text:p>
        </text:list-item>
        <text:list-item>
          <text:p text:style-name="P88">You cried during Minako's flashback in the Sailormoon R movie. </text:p>
        </text:list-item>
        <text:list-item>
          <text:p text:style-name="P88">You saw nothing wrong with Minako's two-timing in episode 141. </text:p>
        </text:list-item>
        <text:list-item>
          <text:p text:style-name="P88">Episode 141 is your favorite episode. </text:p>
        </text:list-item>
        <text:list-item>
          <text:p text:style-name="P88">You love Minako's idol outfits. </text:p>
        </text:list-item>
        <text:list-item>
          <text:p text:style-name="P88">You enter idol contests. </text:p>
        </text:list-item>
        <text:list-item>
          <text:p text:style-name="P88">You dislike little boys, but love little girls, just like Minako. </text:p>
        </text:list-item>
        <text:list-item>
          <text:p text:style-name="P88">You call your boyfriend Kunzite. </text:p>
        </text:list-item>
        <text:list-item>
          <text:p text:style-name="P88">You own both the Sailor V and Sailorvenus fukus. </text:p>
        </text:list-item>
        <text:list-item>
          <text:p text:style-name="P88">People online think that you really are Sailorvenus. </text:p>
        </text:list-item>
        <text:list-item>
          <text:p text:style-name="P88">You have read the Codename wa Sailor V manga. </text:p>
        </text:list-item>
        <text:list-item>
          <text:p text:style-name="P88">You believe that Codename wa Sailor V should have been made into an anime, not Bishoujo Senshi Sailormoon. </text:p>
        </text:list-item>
        <text:list-item>
          <text:p text:style-name="P88"><text:soft-page-break/>You and a Sailormars fan constantly argue over who is the leader of the Sailor Team. (Venus, of course!) </text:p>
        </text:list-item>
        <text:list-item>
          <text:p text:style-name="P88">You constantly practice singing "Route Venus" and Minako's other image songs. </text:p>
        </text:list-item>
        <text:list-item>
          <text:p text:style-name="P88">When no one is around, you shout "Venus Power, make up!" and swirl a gold ribbon around you, attempting to transform into Sailorvenus. </text:p>
        </text:list-item>
        <text:list-item>
          <text:p text:style-name="P88">You do this even when people are around. </text:p>
        </text:list-item>
        <text:list-item>
          <text:p text:style-name="P88">Your license plate says "SLRVENUS," "MINAKO," or "SAILORV." </text:p>
        </text:list-item>
        <text:list-item>
          <text:p text:style-name="P114">You only wear clothes like Minako's.</text:p>
        </text:list-item>
      </text:list>
      <text:p text:style-name="P29">From http://www.angelfire.com/anime2/kasanomiko01/YKYWTMSMW.html</text:p>
      <text:list xml:id="list135235162066871" text:continue-numbering="true" text:style-name="WW8Num23">
        <text:list-item>
          <text:p text:style-name="P88">You ask your best friend to paint a crescent moon on your forehead. </text:p>
        </text:list-item>
        <text:list-item>
          <text:p text:style-name="P88">You get any new friends that you make addicted to SM too. </text:p>
        </text:list-item>
        <text:list-item>
          <text:p text:style-name="P88">You have more SM pictures on your wall than anything else. (Pics of boyfriend, etc.) </text:p>
        </text:list-item>
        <text:list-item>
          <text:p text:style-name="P88">You want to go to prom just so you can see your b-friend in a tuxedo. (There just might be a resemblance, you never know...) </text:p>
        </text:list-item>
        <text:list-item>
          <text:p text:style-name="P88">You cried when Toonami announced it would be showing the S and Super S series. </text:p>
        </text:list-item>
        <text:list-item>
          <text:p text:style-name="P88">You bought your best friend the Sailor Moon Super S movie for Christmas but opened it up and watched it before giving it to her. ^^ </text:p>
        </text:list-item>
        <text:list-item>
          <text:p text:style-name="P88">You refer to your mother as "Queen Beryl". </text:p>
        </text:list-item>
        <text:list-item>
          <text:p text:style-name="P88">You wake up in the middle of the night screaming "Rei, gimme my comic book back!!!" </text:p>
        </text:list-item>
        <text:list-item>
          <text:p text:style-name="P88">You find top hats incredibly sexy (Why someone would I have no idea). </text:p>
        </text:list-item>
        <text:list-item>
          <text:p text:style-name="P88">Your mother informs you that you are no longer allowed to watch SM in her presence. </text:p>
        </text:list-item>
        <text:list-item>
          <text:p text:style-name="P88">You've tried to enroll your cat in speech classes. </text:p>
        </text:list-item>
        <text:list-item>
          <text:p text:style-name="P88">You wear mini skirts in the middle of winter. </text:p>
        </text:list-item>
        <text:list-item>
          <text:p text:style-name="P88">You are convinced that all men with pony tails are actually women, especially if they are in a band. </text:p>
        </text:list-item>
        <text:list-item>
          <text:p text:style-name="P88">You are convinced that it IS possible to do karate in high heels. </text:p>
        </text:list-item>
        <text:list-item>
          <text:p text:style-name="P114">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35234475203291" text:continue-numbering="true" text:style-name="WW8Num23">
        <text:list-item>
          <text:p text:style-name="P88">At sleepovers people claim that you hit them in your sleep while saying Senshi attacks!</text:p>
        </text:list-item>
        <text:list-item>
          <text:p text:style-name="P88">You have a picture of what you would look like as sailor scout!</text:p>
        </text:list-item>
        <text:list-item>
          <text:p text:style-name="P88">You think Sailor Jupiter made "Shock Tarts"! </text:p>
        </text:list-item>
        <text:list-item>
          <text:p text:style-name="P88">You make your own Luna pen! </text:p>
        </text:list-item>
        <text:list-item>
          <text:p text:style-name="P88">You try to fly with an umbrella!</text:p>
        </text:list-item>
        <text:list-item>
          <text:p text:style-name="P88">You wonder if Scooby Doo met Luna &amp; Artemis </text:p>
        </text:list-item>
        <text:list-item>
          <text:p text:style-name="P114">Your call the solar system the sailor system! </text:p>
        </text:list-item>
      </text:list>
      <text:p text:style-name="P29">From http://www.expage.com/ssykywtmsmw (Sailor Saturn's YKYWTMSMW...)</text:p>
      <text:list xml:id="list135234389679815" text:continue-numbering="true" text:style-name="WW8Num23">
        <text:list-item>
          <text:p text:style-name="P88">When you watch Mulan, you wonder if one of the soldiers is Haruka who grew her hair out a little, dyed it black, and got a tan.</text:p>
        </text:list-item>
        <text:list-item>
          <text:p text:style-name="P88">When you play a Pokemon game, you name your character after your fave. Sailor Senshi and your rival after your fave. SM villain.</text:p>
        </text:list-item>
        <text:list-item>
          <text:p text:style-name="P88">Your favorite time of the day is the Moment of Silence.</text:p>
        </text:list-item>
        <text:list-item>
          <text:p text:style-name="P88">You won't eat carrots, no matter what.</text:p>
        </text:list-item>
        <text:list-item>
          <text:p text:style-name="P88">You get in trouble for drawing SM characters in English class.</text:p>
        </text:list-item>
        <text:list-item>
          <text:p text:style-name="P88">You get in trouble for writing a YKYWTMSMW list while you are supposed to be grading a math study sheet in class.</text:p>
        </text:list-item>
        <text:list-item>
          <text:p text:style-name="P88">You want Hair-a-Gami, just so you can try the odango atama.</text:p>
        </text:list-item>
        <text:list-item>
          <text:p text:style-name="P88">When you look at you math homework, the first thing you notice is a polygon with a side names SM.</text:p>
        </text:list-item>
        <text:list-item>
          <text:p text:style-name="P88">When you get Hair-a-Gami, you wear your hair in the odango atama all the time.</text:p>
        </text:list-item>
        <text:list-item>
          <text:p text:style-name="P88">You draw your fave. senshi's symbol by your name on your homework.</text:p>
        </text:list-item>
        <text:list-item>
          <text:p text:style-name="P88"><text:soft-page-break/>At lunch, you scarf down all your food in an attempt to be more like Usagi.</text:p>
        </text:list-item>
        <text:list-item>
          <text:p text:style-name="P88">At lunch, you recreate episodes 110-111 with your moonie friends.</text:p>
        </text:list-item>
        <text:list-item>
          <text:p text:style-name="P88">You wear an SM pin to school every day.</text:p>
        </text:list-item>
        <text:list-item>
          <text:p text:style-name="P88">You switch the class video with episodes 110-111.</text:p>
        </text:list-item>
        <text:list-item>
          <text:p text:style-name="P88">You buy a pack of hair elastics with green balls on them ,dye your hair brown ( if it isn't already brown) and start to cook dinner more often in an attempt to be like Makoto</text:p>
        </text:list-item>
        <text:list-item>
          <text:p text:style-name="P88">You make the S in the S section of your Spalding book look like the S in the Sailormoon S logo.</text:p>
        </text:list-item>
        <text:list-item>
          <text:p text:style-name="P88">When there is a contest in class to see which group can write the most nouns, pronouns, verbs, etc. you write all the senshi's names and all the villains' names you can think of in the noun column.</text:p>
        </text:list-item>
        <text:list-item>
          <text:p text:style-name="P88">You are sure the assigned seats and hand raising thing at lunch was thought up by the Deathbusters. </text:p>
        </text:list-item>
        <text:list-item>
          <text:p text:style-name="P88">You think your school is controlled by the Deathbusters.</text:p>
        </text:list-item>
        <text:list-item>
          <text:p text:style-name="P88">On the day of your big math test, you bring all your Amy stuff to school.</text:p>
        </text:list-item>
        <text:list-item>
          <text:p text:style-name="P88">You put your hand on the SM pin on your shirt instead of your heart for the Pledge of Allegiance.</text:p>
        </text:list-item>
        <text:list-item>
          <text:p text:style-name="P88">You write a pledge to the Sailor Senshi and say it under your breath during the real pledge.</text:p>
        </text:list-item>
        <text:list-item>
          <text:p text:style-name="P88">And make a flag to go with it.</text:p>
        </text:list-item>
        <text:list-item>
          <text:p text:style-name="P88">You sleep with your SM dolls, and not just the plush ones......</text:p>
        </text:list-item>
        <text:list-item>
          <text:p text:style-name="P114">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35233799448750" text:continue-numbering="true" text:style-name="WW8Num23">
        <text:list-item>
          <text:p text:style-name="P88">You put a glow in the dark crescent moon on your black cat's forehead and watch it at night to see if it goes to the arcade and starts to talk to the Sailor V Game.</text:p>
        </text:list-item>
        <text:list-item>
          <text:p text:style-name="P88">You make a moonie page and say Anti Moonies beware this page contains Sailor moon stuff.</text:p>
        </text:list-item>
        <text:list-item>
          <text:p text:style-name="P88">You think your teachers are from the heart snatchers.</text:p>
        </text:list-item>
        <text:list-item>
          <text:p text:style-name="P8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8">You make a sailor outfit for your pet.</text:p>
        </text:list-item>
        <text:list-item>
          <text:p text:style-name="P114">You make your door a sailor moon door (Sailor moon is carved in it).</text:p>
        </text:list-item>
      </text:list>
      <text:p text:style-name="P29">From http://geocities.com/sailormoon185/wykywtmsm.htm</text:p>
      <text:list xml:id="list135235171342593" text:continue-numbering="true" text:style-name="WW8Num23">
        <text:list-item>
          <text:p text:style-name="P88">You print thousands of pictures of Sailor Moon.</text:p>
        </text:list-item>
        <text:list-item>
          <text:p text:style-name="P88">You run around the yard pretending your one of the scouts fighting the Nega Verse when the Nega Verse is actually your little brother.</text:p>
        </text:list-item>
        <text:list-item>
          <text:p text:style-name="P88">When your boyfriend says it's either him or Jedite and guess who you choose?</text:p>
        </text:list-item>
        <text:list-item>
          <text:p text:style-name="P8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8">You meet the new girl at school and the first thing out of your mouth is "Do you like Sailor Moon?"</text:p>
        </text:list-item>
        <text:list-item>
          <text:p text:style-name="P88">You don't talk to your sister for a week because she wouldn't stop watching a movie so you could record Sailor Moon and she said it was stupid.(Submitted by Jenn) </text:p>
        </text:list-item>
        <text:list-item>
          <text:p text:style-name="P88">You look in the mirror and try to stretch your eyes out like the Sailor Senshi.</text:p>
        </text:list-item>
        <text:list-item>
          <text:p text:style-name="P88">When Sailor Moon transforms, you "accidentally" start transforming with her.</text:p>
        </text:list-item>
        <text:list-item>
          <text:p text:style-name="P88">You chase your sister around the house while quoting Wiseman by saying "Come with me little girl! Resistance is futile! HAHAHAHAHA!!!"</text:p>
        </text:list-item>
        <text:list-item>
          <text:p text:style-name="P88">Someone says "Sailor Moon" (or Mercury, or Mars, and so on) and you scream out "WHERE?!"</text:p>
        </text:list-item>
        <text:list-item>
          <text:p text:style-name="P88">Your friend at school says Sailor Moon Sucks. Later you and your friend are in the principals office, she has a black &amp; blue eye and your fist hurts.</text:p>
        </text:list-item>
        <text:list-item>
          <text:p text:style-name="P88">You make transformation sticks &amp; moon scepters so you can use them while you watch the show. (This and the next one submitted by Lindsay)</text:p>
        </text:list-item>
        <text:list-item>
          <text:p text:style-name="P88"><text:soft-page-break/>You run around school yelling "The Negaverse is coming!!! The Negaverse is coming!!!"</text:p>
        </text:list-item>
        <text:list-item>
          <text:p text:style-name="P88">You "accidentally" like the same food or dislike the same food as your fav. scout.</text:p>
        </text:list-item>
        <text:list-item>
          <text:p text:style-name="P88">When your crush asks if you like S&amp;M your like, Cool! He likes Sailor Moon!</text:p>
        </text:list-item>
        <text:list-item>
          <text:p text:style-name="P88">You know all of these are normal for a regular person like you.</text:p>
        </text:list-item>
        <text:list-item>
          <text:p text:style-name="P88">Your room has 2 things in it... bed and SM stuff.</text:p>
        </text:list-item>
        <text:list-item>
          <text:p text:style-name="P88">You go to Wal-Mart and say "Do you have any Henshin sticks up for sale? How about moon scepters?" just as normally as anyone.</text:p>
        </text:list-item>
        <text:list-item>
          <text:p text:style-name="P88">You want to go on MTV's Fanatic and try to meet the Sailor Senshi. When you find out you can't do so you say "Hey, you said only the most famous stars!!! Sailor Moon IS famous!!!!!!!"</text:p>
        </text:list-item>
        <text:list-item>
          <text:p text:style-name="P88">Someone says Sailor Moon isn't real and you go running away screaming "NO NO NO!!! SHE IS REAL!!!! I KNOW SHE IS!!! I SAW HER ON TV!!!" </text:p>
        </text:list-item>
        <text:list-item>
          <text:p text:style-name="P88">You buy all 200 episodes of Sailor Moon in Japanese for over $100 and then when you get them in the mail, they are all really badly taped but you don't care because... they're all 200 episodes!!! How could you be unhappy about that?!</text:p>
        </text:list-item>
        <text:list-item>
          <text:p text:style-name="P88">You buy purple knee length boots for $50 just to look like Sailor Saturn.</text:p>
        </text:list-item>
        <text:list-item>
          <text:p text:style-name="P88">You don't like anyone that doesn't like Sailor Moon.</text:p>
        </text:list-item>
        <text:list-item>
          <text:p text:style-name="P88">Your principle orders you to stop dancing around the halls with a long stick &amp; a crescent moon on the end.</text:p>
        </text:list-item>
        <text:list-item>
          <text:p text:style-name="P88">You order everyone to "Bow down to you, for you are the Princess of the Moon!"</text:p>
        </text:list-item>
        <text:list-item>
          <text:p text:style-name="P88">That X-boyfriend that thinks he's all that will get what he deserves when you use your Garnet Orb, or your Silence Glaive on him.</text:p>
        </text:list-item>
        <text:list-item>
          <text:p text:style-name="P88">When you discovered Amazon is selling the movies, you faint.</text:p>
        </text:list-item>
        <text:list-item>
          <text:p text:style-name="P88">Why does all this stuff sound vaguely familiar???</text:p>
        </text:list-item>
        <text:list-item>
          <text:p text:style-name="P88">You cut or style your old Barbie dolls' hair into your favorite senshi's hair styles. (This one and the next submitted by Cleo402@aol.com)</text:p>
        </text:list-item>
        <text:list-item>
          <text:p text:style-name="P88">You give each person in your class a Sailor Moon name.</text:p>
        </text:list-item>
        <text:list-item>
          <text:p text:style-name="P88">You own $500 worth of Sailor Moon stuff.</text:p>
        </text:list-item>
        <text:list-item>
          <text:p text:style-name="P88">You and your fellow scouts roam the streets at night with henshin sticks looking for yomas.</text:p>
        </text:list-item>
        <text:list-item>
          <text:p text:style-name="P88">While roaming the streets, every time a car drives by, you strike a heroic pose and shout out a speech.</text:p>
        </text:list-item>
        <text:list-item>
          <text:p text:style-name="P88">You go around chasing guys saying it's destiny.</text:p>
        </text:list-item>
        <text:list-item>
          <text:p text:style-name="P88">Everyday you daydream of what it would be like if you were Sailor Moon.</text:p>
        </text:list-item>
        <text:list-item>
          <text:p text:style-name="P88">Everyday you dream of owning the show so you can dub it properly.</text:p>
        </text:list-item>
        <text:list-item>
          <text:p text:style-name="P88">You trip every chance you get.</text:p>
        </text:list-item>
        <text:list-item>
          <text:p text:style-name="P88">You don't believe in garbage cans, you believe trash should be thrown at cute guys.</text:p>
        </text:list-item>
        <text:list-item>
          <text:p text:style-name="P88">You can have a short conversation in Japanese.</text:p>
        </text:list-item>
        <text:list-item>
          <text:p text:style-name="P88">You make up your own Sailor Moon constellations.</text:p>
        </text:list-item>
        <text:list-item>
          <text:p text:style-name="P88">You hang out at the arcade even if the Arcade Guy is a simple ridden geek.</text:p>
        </text:list-item>
        <text:list-item>
          <text:p text:style-name="P88">You buy the Cover Girl Body Art stencils and use the crescent moon to draw Sailor moon's sign or the Dark Moon sign on you forehead. (Submitted by NeoQueenVegeta@aol.com)</text:p>
        </text:list-item>
        <text:list-item>
          <text:p text:style-name="P88">When you hear the new outer senshi voices you yell at the TV because they are too high or too low or just plain crappy.</text:p>
        </text:list-item>
        <text:list-item>
          <text:p text:style-name="P88">You are a Sailor Chibi Moon fan and when you hear that her name is gonna be Sailor MINI Moon you tell people "Kill me, please..."</text:p>
        </text:list-item>
        <text:list-item>
          <text:p text:style-name="P88">You take a hand mirror and twirl around while saying "Submarine Reflection!" </text:p>
        </text:list-item>
        <text:list-item>
          <text:p text:style-name="P88">Monday, June 12, 2000 is a sacred day to you and all your buds.</text:p>
        </text:list-item>
        <text:list-item>
          <text:p text:style-name="P88">You wonder is Tuxedo Kamen's roses are real or origami with paper clips at the end.</text:p>
        </text:list-item>
        <text:list-item>
          <text:p text:style-name="P88">Once you have traveled to Japan, your mad cuz Sailor Moon and co. aren't around, only merchandise!</text:p>
        </text:list-item>
        <text:list-item>
          <text:p text:style-name="P88">You go to the Disney store and buy the princess collection wands. After some spray paint it is sailor scout wand. (This and the next submitted by Monnie)</text:p>
        </text:list-item>
        <text:list-item>
          <text:p text:style-name="P88">In science class you have to make a planet project with info on the planets and pictures of the planets. You make it on you fav. scout with pictures of her all over it.</text:p>
        </text:list-item>
        <text:list-item>
          <text:p text:style-name="P114">Every time you see a rose you yell, "Tuxedo Mask!" Even though the people around you give you those looks you always get when you do that. (Submitted by Erika)</text:p>
        </text:list-item>
      </text:list>
      <text:p text:style-name="P29"><text:soft-page-break/>From http://www.geocities.com/elise507/fiend (Fiend Angelical)</text:p>
      <text:p text:style-name="P31">You Know You Watch Too Much Neherenia When.... </text:p>
      <text:list xml:id="list135234474900643" text:continue-numbering="true" text:style-name="WW8Num23">
        <text:list-item>
          <text:p text:style-name="P88">You wear your hair in odangos and curl the rest.</text:p>
        </text:list-item>
        <text:list-item>
          <text:p text:style-name="P88">When people see your new hairstyle and mistake you for Sailormoon, you attack them.</text:p>
        </text:list-item>
        <text:list-item>
          <text:p text:style-name="P88">You walk around muttering "Princess of the White Moon...".</text:p>
        </text:list-item>
        <text:list-item>
          <text:p text:style-name="P88">You have a dress custom made that matches Neherenia's, and make triple moon earrings to match.</text:p>
        </text:list-item>
        <text:list-item>
          <text:p text:style-name="P88">Since all your friends have now abandoned you, due to your weird Neherenia imitation, you shout "I don't need friends! I'm my own friend!" everywhere you go.</text:p>
        </text:list-item>
        <text:list-item>
          <text:p text:style-name="P88">You have a sudden fascination with mirrors.</text:p>
        </text:list-item>
        <text:list-item>
          <text:p text:style-name="P88">Your new excuse for not doing work is that you were sealed inside a mirror and could not escape without the Golden Crystal.</text:p>
        </text:list-item>
        <text:list-item>
          <text:p text:style-name="P88">You buy a white horse, tape a cone of construction paper to its head and name the horse Helios.</text:p>
        </text:list-item>
        <text:list-item>
          <text:p text:style-name="P88">You are convinced there is a New Moon, despite what your Science teacher says.</text:p>
        </text:list-item>
        <text:list-item>
          <text:p text:style-name="P88">You attempt to eat the dream mirrors of your friends. When they protest, you respond that you'll keep them as circus freaks after their dream is taken.</text:p>
        </text:list-item>
        <text:list-item>
          <text:p text:style-name="P114">You keep an ugly old woman around as a maid and call her your servant.</text:p>
        </text:list-item>
      </text:list>
      <text:p text:style-name="P29">From http://www.galacticparadise.com/smp/ykuw2msmw.html (Serena's Moon Palace)</text:p>
      <text:list xml:id="list135235149839910" text:continue-numbering="true" text:style-name="WW8Num23">
        <text:list-item>
          <text:p text:style-name="P88">You attempt more than once to make your hair into perfect circular buns like Usagi has. You fail miserably, but you've broken a lot of hairbands this way.</text:p>
        </text:list-item>
        <text:list-item>
          <text:p text:style-name="P88">You have looked on eBay for Sailor Moon cosplay costumes and have thought that all of them suck because they don't REALLY look like the cartoon.</text:p>
        </text:list-item>
        <text:list-item>
          <text:p text:style-name="P88">You've taught your friends some self-learnt Japanese from subtitled episodes.</text:p>
        </text:list-item>
        <text:list-item>
          <text:p text:style-name="P88">Your nickname begins with "Sailor". Ex: Sailor Eruri (Elly)</text:p>
        </text:list-item>
        <text:list-item>
          <text:p text:style-name="P88">When you are introduced to someone by your friend, you ask if they like Sailor Moon, and if they don't know what it is or they don't like it, your friend says "Oh, now she'll hate ya".</text:p>
        </text:list-item>
        <text:list-item>
          <text:p text:style-name="P88">Almost all your gifts are Sailor Moon related.</text:p>
        </text:list-item>
        <text:list-item>
          <text:p text:style-name="P88">You get in trouble at school in almost every class for drawing Sailor Moon pictures.</text:p>
        </text:list-item>
        <text:list-item>
          <text:p text:style-name="P88">People you've never met know that you like Sailor Moon</text:p>
        </text:list-item>
        <text:list-item>
          <text:p text:style-name="P88">You judge people based on their anime knowledge.</text:p>
        </text:list-item>
        <text:list-item>
          <text:p text:style-name="P88">Your boyfriend attempts to look like Darien, Prince Diamond, or any male character from Sailor Moon just to turn you on.</text:p>
        </text:list-item>
        <text:list-item>
          <text:p text:style-name="P88">You buy a male black cat with white spouts over it's eyes and name him Tuxedo Mask, and throw rose petals when he walks.</text:p>
        </text:list-item>
        <text:list-item>
          <text:p text:style-name="P88">You've memorized how to write the Japanese characters for almost every character's name.</text:p>
        </text:list-item>
        <text:list-item>
          <text:p text:style-name="P88">You memorize the soundtrack songs in Japanese even though you don't know what they're saying, and slowly it all begins to make sense...</text:p>
        </text:list-item>
        <text:list-item>
          <text:p text:style-name="P88">You have most of the Sailor Moon dolls by Irwin or Bandai.</text:p>
        </text:list-item>
        <text:list-item>
          <text:p text:style-name="P88">You have a Sailor Moon related mouse pad.</text:p>
        </text:list-item>
        <text:list-item>
          <text:p text:style-name="P88">You have fantasies about that guy you saw at the anime convention who was dressed like Tuxedo Mask two years ago.</text:p>
        </text:list-item>
        <text:list-item>
          <text:p text:style-name="P88">When someone touches your keys, you grab them away, screaming to them that the keys can teleport you into Crystal Tokyo and that they are not Small Lady and do not have permission. </text:p>
        </text:list-item>
        <text:list-item>
          <text:p text:style-name="P88">You stare longingly at the moon, wondering how your mother is doing.</text:p>
        </text:list-item>
        <text:list-item>
          <text:p text:style-name="P88">You have memorized the names of all the planets based on the characters from the show. </text:p>
        </text:list-item>
        <text:list-item>
          <text:p text:style-name="P88">You can name every characters name in English and Japanese, and give lectures on manga vs. anime, and Japanese anime vs. the American version. </text:p>
        </text:list-item>
        <text:list-item>
          <text:p text:style-name="P88">Your mother attempts to video tape you giving one of these lectures hoping that somehow it'll get her an A in her surrealism class (true story...don't ask)</text:p>
        </text:list-item>
        <text:list-item>
          <text:p text:style-name="P88">When you drink too many milkshakes your eyes start twirling like Umino's (Melvin's) and you grab the nearest red haired girl and make her rub your stomach.</text:p>
        </text:list-item>
        <text:list-item>
          <text:p text:style-name="P88"><text:soft-page-break/>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8">You often scare people away with your extensive knowledge because when you talk about Sailor Moon your eyes bug out and you become very hyper.</text:p>
        </text:list-item>
        <text:list-item>
          <text:p text:style-name="P88">You hum "Moonlight Densetsu" whenever you're bored or just thinking about your boyfriend.</text:p>
        </text:list-item>
        <text:list-item>
          <text:p text:style-name="P88">Your mom knows who Professor Tomoe is.</text:p>
        </text:list-item>
        <text:list-item>
          <text:p text:style-name="P88">You refuse to believe that Chibi Chibi isn't real.</text:p>
        </text:list-item>
        <text:list-item>
          <text:p text:style-name="P88">You desperately want a boyfriend who's Japanese because of Tuxedo Mask or any other Sailor Moon character...especially the villains...*drools over Prince Diamond*</text:p>
        </text:list-item>
        <text:list-item>
          <text:p text:style-name="P8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8">You go around school telling everyone willing to listen that there is a live-action Sailor Moon show coming out in Japan on October 4th.</text:p>
        </text:list-item>
        <text:list-item>
          <text:p text:style-name="P88">You've finally gotten your boyfriend to accept the fact that you read Sailor Moon manga while downloading Sailor Moon episodes and watching a dubbed tape of Sailor Moon all at the same time.</text:p>
        </text:list-item>
        <text:list-item>
          <text:p text:style-name="P88">While you are watering the garden, you start yelling Neptune Deep Submerge! Or Shine Aqua Illusion!</text:p>
        </text:list-item>
        <text:list-item>
          <text:p text:style-name="P88">You and all your best friends had Sailormoon nicknames in high school, and after 6 years it's still the first name you think of when you talk to them.</text:p>
        </text:list-item>
        <text:list-item>
          <text:p text:style-name="P114">You cosplay as one of the sailor scouts at school.</text:p>
        </text:list-item>
      </text:list>
      <text:p text:style-name="P29">From http://www.angelfire.com/anime3/EternalSerenity/htmls/ykywtmsmw.html (Eternal Kiss)</text:p>
      <text:p text:style-name="P31">(* means the ones the author fits into)</text:p>
      <text:list xml:id="list135233632802719" text:continue-numbering="true" text:style-name="WW8Num23">
        <text:list-item>
          <text:p text:style-name="P88">You immediately print out this page and decide to use it as a check list. </text:p>
        </text:list-item>
        <text:list-item>
          <text:p text:style-name="P88">You have several Japanese Sailor Moon songs completely memorized.</text:p>
        </text:list-item>
        <text:list-item>
          <text:p text:style-name="P88">Due to watching subtitled episodes of SM, small Japanese words have become a prominent part of your vocabulary Ex: hai, onegai, ja'ne, gomen, ne, baka, ohayo gozaimas, arigato gozaimas) </text:p>
        </text:list-item>
        <text:list-item>
          <text:p text:style-name="P88">You blow your entire allowance on Sailor Moon Episodes, movies, and other miscellaneous knick knacks. </text:p>
        </text:list-item>
        <text:list-item>
          <text:p text:style-name="P88">Whenever one of the Senshi transforms or attacks on the show, you actually do the motions with them! * </text:p>
        </text:list-item>
        <text:list-item>
          <text:p text:style-name="P88">You force your non-Sailor Moon loving friends to watch an episode or two every time they come over, hoping they will one too fall into a state of obsession. *</text:p>
        </text:list-item>
        <text:list-item>
          <text:p text:style-name="P88">You take up volleyball as your favorite sport (after you find out it is Minako's favorite, of course). *</text:p>
        </text:list-item>
        <text:list-item>
          <text:p text:style-name="P88">You go to every store that carries anime goods in desperate search for Sailor Moon stuff. * </text:p>
        </text:list-item>
        <text:list-item>
          <text:p text:style-name="P88">You force your boyfriend to call you Usa-ko, and you call him Mamo-chan.</text:p>
        </text:list-item>
        <text:list-item>
          <text:p text:style-name="P88">You scream Senshi attacks at a younger sibling after they steal your CD for the 548th time... </text:p>
        </text:list-item>
        <text:list-item>
          <text:p text:style-name="P88">You adopt every black stray cat you see, but are still waiting for that transformation brooch. </text:p>
        </text:list-item>
        <text:list-item>
          <text:p text:style-name="P88">You sing Sailor moon songs, but change the words a little bit so that instead of "She's the one named Sailor Moon," you sing "She's the one named Sailor (insert your name here)!" *</text:p>
        </text:list-item>
        <text:list-item>
          <text:p text:style-name="P88">You're a Rini lover, so when you hear someone say "Teeny Weeny" you scold them for saying Rini's teeny. </text:p>
        </text:list-item>
        <text:list-item>
          <text:p text:style-name="P88">You can imitate all of the Scouts transformations and attacks perfectly, including the Outer Scouts and the undubbed attacks. * </text:p>
        </text:list-item>
        <text:list-item>
          <text:p text:style-name="P88">You can recite an entire episode of Sailor Moon. </text:p>
        </text:list-item>
        <text:list-item>
          <text:p text:style-name="P88">Your school has a no tolerance policy on bringing roses to school because you tried to use one as a weapon. </text:p>
        </text:list-item>
        <text:list-item>
          <text:p text:style-name="P88">You watch Pokemon only because James has a striking resemblance to Tuxedo Mask. *</text:p>
        </text:list-item>
        <text:list-item>
          <text:p text:style-name="P88">You've nicknamed your computer Ami or Taiki. * </text:p>
        </text:list-item>
        <text:list-item>
          <text:p text:style-name="P88">You've wondered what happens to the scouts when they want to un-transform; do they have 200 fukus lined up in their closet or something? * </text:p>
        </text:list-item>
        <text:list-item>
          <text:p text:style-name="P88"><text:soft-page-break/>You refuse to date anyone that doesn't have blue hair. </text:p>
        </text:list-item>
        <text:list-item>
          <text:p text:style-name="P88">You stay out late at night waiting for the planets to come out and proceed to talk to them. </text:p>
        </text:list-item>
        <text:list-item>
          <text:p text:style-name="P88">You hate Ferraris with a passion. </text:p>
        </text:list-item>
        <text:list-item>
          <text:p text:style-name="P88">Everytime you start your computer, you whisper "Kitty loves her catnip," just in case. </text:p>
        </text:list-item>
        <text:list-item>
          <text:p text:style-name="P88">When you see a cute guy/girl huge hearts pop out of you eyes. </text:p>
        </text:list-item>
        <text:list-item>
          <text:p text:style-name="P88">You go to sleep early so you can see Pegasus. </text:p>
        </text:list-item>
        <text:list-item>
          <text:p text:style-name="P88">You are known by at least one of your friends as 'meatball head.' </text:p>
        </text:list-item>
        <text:list-item>
          <text:p text:style-name="P88">Ever since you've seen "An Unnatural Phenomenon" you've stayed away from squirrels. </text:p>
        </text:list-item>
        <text:list-item>
          <text:p text:style-name="P88">You get up hours before school to attempt Serena's 'buns,' but still aren't successful. *</text:p>
        </text:list-item>
        <text:list-item>
          <text:p text:style-name="P88">You pretend you are actually going out with one of the Sailor Moon characters and cry whenever something bad happens to them. </text:p>
        </text:list-item>
        <text:list-item>
          <text:p text:style-name="P88">Your mom won't make spaghetti anymore because you always put the meatballs in your hair. </text:p>
        </text:list-item>
        <text:list-item>
          <text:p text:style-name="P88">You think it's cool that the 9 planets were named after the Sailor Scouts. *</text:p>
        </text:list-item>
        <text:list-item>
          <text:p text:style-name="P88">You can recite the names of all the episodes in the order that they are shown. </text:p>
        </text:list-item>
        <text:list-item>
          <text:p text:style-name="P88">Whenever there is a lightning storm, you can be found running around your neighborhood looking for Sailor Jupiter. </text:p>
        </text:list-item>
        <text:list-item>
          <text:p text:style-name="P88">All your friends have a chosen character, and you call each other by their scout names (ex- I would be Rei and my other friends are Serena, Lita, Mina, Amarah... (we have a club)). * </text:p>
        </text:list-item>
        <text:list-item>
          <text:p text:style-name="P88">You made Sailor Moon your topic for speech class. </text:p>
        </text:list-item>
        <text:list-item>
          <text:p text:style-name="P88">You do nothing on the computer but Sailor Moon related stuff. *</text:p>
        </text:list-item>
        <text:list-item>
          <text:p text:style-name="P88">You added a sailor collar to every shirt you own. </text:p>
        </text:list-item>
        <text:list-item>
          <text:p text:style-name="P88">You and your moonie friend fight over Darien, and finally decide that one of you gets Mamo-chan and the other one gets Darien (But you have to switch them everyday). </text:p>
        </text:list-item>
        <text:list-item>
          <text:p text:style-name="P88">You have Rei's anti-evil sign written on post-it notes and you stick them on people you don't like. </text:p>
        </text:list-item>
        <text:list-item>
          <text:p text:style-name="P88">When you're looking for a pet, you insist on getting a cat but are disappointed when none of them at the pet store have little crescent moons on their foreheads. </text:p>
        </text:list-item>
        <text:list-item>
          <text:p text:style-name="P88">You look up the Saffron Fan club, hoping to find Melvin listed as a member. </text:p>
        </text:list-item>
        <text:list-item>
          <text:p text:style-name="P88">You forget there are other shows on TV. *</text:p>
        </text:list-item>
        <text:list-item>
          <text:p text:style-name="P88">You have "converted" most/all of your friends into Moonies!!* </text:p>
        </text:list-item>
        <text:list-item>
          <text:p text:style-name="P88">Your boyfriend gets angry at you because you're constantly talking about what a hunk Darien is, and you tell him to act more like him in order to satisfy you.</text:p>
        </text:list-item>
        <text:list-item>
          <text:p text:style-name="P88">You sing Japanese songs like "Moon Revenge" or "Ai no Senshi" better than the actual Japanese singers. </text:p>
        </text:list-item>
        <text:list-item>
          <text:p text:style-name="P88">You paint a piece of wood like a transformation locket and you absolutely never leave home without it pinned on your chest. </text:p>
        </text:list-item>
        <text:list-item>
          <text:p text:style-name="P88">You break both legs attempting to jump from buildings to crime scenes like the scouts. </text:p>
        </text:list-item>
        <text:list-item>
          <text:p text:style-name="P88">You often find yourself stuck on top of tall buildings, light poles, cranes, etc. with your cape and tux. </text:p>
        </text:list-item>
        <text:list-item>
          <text:p text:style-name="P88">You have all five seasons and movies in AVI form on your computer. </text:p>
        </text:list-item>
        <text:list-item>
          <text:p text:style-name="P88">You're actually clumsy on purpose. *</text:p>
        </text:list-item>
        <text:list-item>
          <text:p text:style-name="P88">You rent Monty Python and the Quest for the Holy Grail thinking that it is a Sailor Moon movie. </text:p>
        </text:list-item>
        <text:list-item>
          <text:p text:style-name="P88">You ask your school for a boys' uniform, even though you're a girl. </text:p>
        </text:list-item>
        <text:list-item>
          <text:p text:style-name="P88">Whenever you and your sister make cookies, your cookies look good, but taste bad, and your sister's cookies look bad, but taste good. </text:p>
        </text:list-item>
        <text:list-item>
          <text:p text:style-name="P88">If you hear about a music group made up of three men, you wonder whatever happened to the Three Lights... </text:p>
        </text:list-item>
        <text:list-item>
          <text:p text:style-name="P88">When you hear about a violinist coming to your town, you get tickets, but when you find out the violinist doesn't have turquoise hair, you are VERY disappointed. </text:p>
        </text:list-item>
        <text:list-item>
          <text:p text:style-name="P88">Whenever someone talks about Antarctica or some other cold, snowy place, you say, "That's where the sailor senshi fought Queen Beryl, right?" </text:p>
        </text:list-item>
        <text:list-item>
          <text:p text:style-name="P88">When the last season is finally dubbed, you won't be able to see them cuz you'll be locked up in an insane asylum, crazy from the wait. </text:p>
        </text:list-item>
        <text:list-item>
          <text:p text:style-name="P88">You've tried making transformation sticks out of old M&amp;M Mini's tubes (but they keep falling apart!!). </text:p>
        </text:list-item>
        <text:list-item>
          <text:p text:style-name="P88">Your goal in life is to do everything on this list! *</text:p>
        </text:list-item>
        <text:list-item>
          <text:p text:style-name="P88"><text:soft-page-break/>You throw cards you have drawn of the different cardians and play your little flute you painted to match Alans, but are saddened when nothing happens. </text:p>
        </text:list-item>
        <text:list-item>
          <text:p text:style-name="P88">You realize that you have seen the same episode 20 or 30 times since you started watching the show. *</text:p>
        </text:list-item>
        <text:list-item>
          <text:p text:style-name="P88">You ask your chemistry teacher why all the outer scouts but Saturn have an element named after them (Uranuium, Plutonium, Neptunium). </text:p>
        </text:list-item>
        <text:list-item>
          <text:p text:style-name="P88">Instead of doing school work you make up a bunch of these. </text:p>
        </text:list-item>
        <text:list-item>
          <text:p text:style-name="P88">You live by the words and statements made on the "sailor says" part of the show. And if you disobey them, you run and hide in fear of the Sailor scouts coming to get you. </text:p>
        </text:list-item>
        <text:list-item>
          <text:p text:style-name="P88">Practically your whole collection of books is made up of Sailor Moon comic books, Sailor Moon novels, Sailor Moon fanfics, and any other Sailor Moon reading material. </text:p>
        </text:list-item>
        <text:list-item>
          <text:p text:style-name="P88">When reading a Sailor Moon comic book, you count the number of crescent moons, stars, etc. </text:p>
        </text:list-item>
        <text:list-item>
          <text:p text:style-name="P88">You have a cousin that you swear you've never met before and she looks and acts just like you. </text:p>
        </text:list-item>
        <text:list-item>
          <text:p text:style-name="P88">Your sketchbook for your art class has virtually nothing but pictures you drew of the scouts (and man, those stinking legs are hard to draw...).* </text:p>
        </text:list-item>
        <text:list-item>
          <text:p text:style-name="P88">Your friends begin to comment on the size increasement of your eyes. </text:p>
        </text:list-item>
        <text:list-item>
          <text:p text:style-name="P88">You spend ump-teen thousand dollars to custom order one of those mini-computers that is exactly like Ami's. </text:p>
        </text:list-item>
        <text:list-item>
          <text:p text:style-name="P88">You end up in the emergency room from eating more than 10 donuts/odangos at a time. </text:p>
        </text:list-item>
        <text:list-item>
          <text:p text:style-name="P88">You vow to re-write all history books so they all include the era of the Silver Millennium. </text:p>
        </text:list-item>
        <text:list-item>
          <text:p text:style-name="P88">Your goal in life is to find the 3 talismans. </text:p>
        </text:list-item>
        <text:list-item>
          <text:p text:style-name="P88">You take all the pictures out of your family photo album and replace them with pictures of the sailor scouts (hey, they're family, right?). </text:p>
        </text:list-item>
        <text:list-item>
          <text:p text:style-name="P88">You beg your parents to let you move to Tokyo. </text:p>
        </text:list-item>
        <text:list-item>
          <text:p text:style-name="P88">You cry whenever someone dies or whenever something somewhat emotional happens, even if you've seen the episode 30 some odd times before.* </text:p>
        </text:list-item>
        <text:list-item>
          <text:p text:style-name="P88">You start drawing and watercoloring pictures of Sailor Moon related things and tape them as a border along your bedroom walls.* </text:p>
        </text:list-item>
        <text:list-item>
          <text:p text:style-name="P88">You bring a super lunch to school and eat it ALL, then go around begging your friend with a brown ponytail for more. </text:p>
        </text:list-item>
        <text:list-item>
          <text:p text:style-name="P88">You refuse to get married in a church that doesn't have a stained glass rabbit in a prominent place. </text:p>
        </text:list-item>
        <text:list-item>
          <text:p text:style-name="P88">You spend three (or more) years learning Japanese so that you can translate the Manga into English... and then they come out with the translated versions. </text:p>
        </text:list-item>
        <text:list-item>
          <text:p text:style-name="P88">You rub your hands together time and time again, but you cannot get a purple healing glow to come out of them. </text:p>
        </text:list-item>
        <text:list-item>
          <text:p text:style-name="P88">You sing Ai No Senshi for the school talent show. </text:p>
        </text:list-item>
        <text:list-item>
          <text:p text:style-name="P88">The school loves you and you get a monumentous applause. </text:p>
        </text:list-item>
        <text:list-item>
          <text:p text:style-name="P88">You win the talent show. </text:p>
        </text:list-item>
        <text:list-item>
          <text:p text:style-name="P88">If you have a hard time trying not to say things like "Gotta jet!" or "Let's boogie!" *</text:p>
        </text:list-item>
        <text:list-item>
          <text:p text:style-name="P88">You have cosmetic surgery on your legs so they'll stretch out 3 times longer than your body. </text:p>
        </text:list-item>
        <text:list-item>
          <text:p text:style-name="P88">You changed your sleeping habits so you can watch SM on the Toonami Midnight Run. </text:p>
        </text:list-item>
        <text:list-item>
          <text:p text:style-name="P88">You can draw every single scout, every form, doing every attack, in any position, anywhere with anything, including your own made up senshi and the other senshi from fan fics even if you have never seen the picture. *</text:p>
        </text:list-item>
        <text:list-item>
          <text:p text:style-name="P88">Whenever you go to a shop that has diamonds you ask, "Did you get those from Queen Serenity on the moon?" </text:p>
        </text:list-item>
        <text:list-item>
          <text:p text:style-name="P88">Instead of counting fingers to keep track of numbers, you add and subtract Sailor Scouts. </text:p>
        </text:list-item>
        <text:list-item>
          <text:p text:style-name="P88">While taking a math test you concentrate very hard to try to foresee the correct answers like Greg.</text:p>
        </text:list-item>
        <text:list-item>
          <text:p text:style-name="P88">You swear that SM is the better version of Young and the Restless. *</text:p>
        </text:list-item>
        <text:list-item>
          <text:p text:style-name="P88">You have perfected the Zoicite/Emerald laugh. *</text:p>
        </text:list-item>
        <text:list-item>
          <text:p text:style-name="P88">You can randomly quote any character from any of the episodes at request. *</text:p>
        </text:list-item>
        <text:list-item>
          <text:p text:style-name="P88">You've written Darien's name all over your notebooks at school. </text:p>
        </text:list-item>
        <text:list-item>
          <text:p text:style-name="P88">Your cat is terrified of moon shaped stickers. </text:p>
        </text:list-item>
        <text:list-item>
          <text:p text:style-name="P88">When Sailor Moon was taken off air temporarily, you sent many letters to the makers threatening to come after them with roses and a cane, wearing a tux. ^_~*</text:p>
        </text:list-item>
        <text:list-item>
          <text:p text:style-name="P88"><text:soft-page-break/>You and your friend's try leaving school early via Sailor Teleport. </text:p>
        </text:list-item>
        <text:list-item>
          <text:p text:style-name="P88">You 'attack' anyone who says SM is dumb with various Sailor attacks. </text:p>
        </text:list-item>
        <text:list-item>
          <text:p text:style-name="P88">You'll eat nothing but pancakes for breakfast. </text:p>
        </text:list-item>
        <text:list-item>
          <text:p text:style-name="P88">Your mom often carries a spatula with her... </text:p>
        </text:list-item>
        <text:list-item>
          <text:p text:style-name="P88">You beg your mom to drive you to every music store looking for Sailor Moon soundtracks. </text:p>
        </text:list-item>
        <text:list-item>
          <text:p text:style-name="P88">When you found out about the new episodes being dubbed, you had to be taken to the hospital as a result of a minor heart attack. </text:p>
        </text:list-item>
        <text:list-item>
          <text:p text:style-name="P88">You spend an entire gym period trying to jump as high as Sailor Venus. </text:p>
        </text:list-item>
        <text:list-item>
          <text:p text:style-name="P88">You buy a VCR for the specific purpose of taping Sailor Moon while you're at school.* </text:p>
        </text:list-item>
        <text:list-item>
          <text:p text:style-name="P88">You get mobbed by your classmates for putting on a pro-school uniform campaign. </text:p>
        </text:list-item>
        <text:list-item>
          <text:p text:style-name="P88">When you think someone might like SM more than you, you go out of your way to immerse your mind in the show for the next week or so. *</text:p>
        </text:list-item>
        <text:list-item>
          <text:p text:style-name="P88">You've been arrested for shooting flaming arrows on public property. </text:p>
        </text:list-item>
        <text:list-item>
          <text:p text:style-name="P88">You insist on having friends whose names are only Minako, Makoto, Rei, or Ami. </text:p>
        </text:list-item>
        <text:list-item>
          <text:p text:style-name="P88">You know all the lyrics to Ai No Senshi and other Japanese SM songs and sing them around Japanese people at theme parks to see if they notice.* </text:p>
        </text:list-item>
        <text:list-item>
          <text:p text:style-name="P88">You buy Manga Comic books but never open them for fear of wrecking them, considering just how klutzy you are. </text:p>
        </text:list-item>
        <text:list-item>
          <text:p text:style-name="P88">When you see a fire you scream "DEEP SUBMERGE!" in attempt to put it out. </text:p>
        </text:list-item>
        <text:list-item>
          <text:p text:style-name="P88">You constantly have a Sailor Moon song stuck in your head. * </text:p>
        </text:list-item>
        <text:list-item>
          <text:p text:style-name="P88">You fail your English class because you refuse to do book reports on material other then Sailor Moon novels. </text:p>
        </text:list-item>
        <text:list-item>
          <text:p text:style-name="P88">You have scout meetings once a week concerning all the "weird stuff" thats been happening. </text:p>
        </text:list-item>
        <text:list-item>
          <text:p text:style-name="P88">You've drawn Sailor Moon characters so much you've forgotten how to draw stick people.* </text:p>
        </text:list-item>
        <text:list-item>
          <text:p text:style-name="P88">You order your boyfriend to have his name legally changed to Darien. </text:p>
        </text:list-item>
        <text:list-item>
          <text:p text:style-name="P88">Your mom is very frustrated with the fact you'll call her nothing but "moon mama." </text:p>
        </text:list-item>
        <text:list-item>
          <text:p text:style-name="P88">You look forward to your future child coming to visit you. </text:p>
        </text:list-item>
        <text:list-item>
          <text:p text:style-name="P88">You try to transform, but always end up naked. ^_^; </text:p>
        </text:list-item>
        <text:list-item>
          <text:p text:style-name="P88">You are told to do a report on a planet, but you come to class with a report on a scout. </text:p>
        </text:list-item>
        <text:list-item>
          <text:p text:style-name="P88">You have mysterious scout powers... (like the ability to make car alarms stop with one word, and have premonitions of when things will happen) </text:p>
        </text:list-item>
        <text:list-item>
          <text:p text:style-name="P88">You buy a pair of elbow length gloves so you can do scout poses in the mirror.* </text:p>
        </text:list-item>
        <text:list-item>
          <text:p text:style-name="P88">You add suffixes onto the ends of your friends names (-chan, -sama, -kun, -san, etc)* </text:p>
        </text:list-item>
        <text:list-item>
          <text:p text:style-name="P88">Someone asks you, "What would you have if I took Sailor Moon away from you?" and you reply, "Nothing." *</text:p>
        </text:list-item>
        <text:list-item>
          <text:p text:style-name="P88">When you enter a room, you say, "In the dawn of a new age, I am (your name) appearing Gracefully!" </text:p>
        </text:list-item>
        <text:list-item>
          <text:p text:style-name="P88">When you cheer at sporting events, you yell like Serena (you know, that Tarzan-like scream?)*</text:p>
        </text:list-item>
        <text:list-item>
          <text:p text:style-name="P88">While watching a science fiction movie, you yell out what the Sailor Scouts would've done in the same situation. </text:p>
        </text:list-item>
        <text:list-item>
          <text:p text:style-name="P88">You use the paint program on your computer to edit pictures of the Sailor scouts and make them look like you.* </text:p>
        </text:list-item>
        <text:list-item>
          <text:p text:style-name="P88">Your hair is FINALLY long enough for an odango after growing it out for 10 years. </text:p>
        </text:list-item>
        <text:list-item>
          <text:p text:style-name="P88">You see someone with pink hair... and don't think anything of it.* </text:p>
        </text:list-item>
        <text:list-item>
          <text:p text:style-name="P88">You fear going near even the most ordinary of objects because you think a daimon pod may jump out and take your pure heart. </text:p>
        </text:list-item>
        <text:list-item>
          <text:p text:style-name="P88">When your mom turns on her old disco music, you blast the Sailormoon best song collection and yell "THIS MEANS WAR!" </text:p>
        </text:list-item>
        <text:list-item>
          <text:p text:style-name="P88">You actually went out in public one day wearing odangos and when one fell out you threw a hissy fit because of your failure.* </text:p>
        </text:list-item>
        <text:list-item>
          <text:p text:style-name="P88">Every time you are on an airplane, you clutch your chest in fear of losing your star seed. </text:p>
        </text:list-item>
        <text:list-item>
          <text:p text:style-name="P88">You almost overdosed on Claritin, deeply depressed because of your severe cat allergies. </text:p>
        </text:list-item>
        <text:list-item>
          <text:p text:style-name="P88">Its a huge trend at your school to dye the tips of your hair outrageous colors, but you go all the way in aquamarine. </text:p>
        </text:list-item>
        <text:list-item>
          <text:p text:style-name="P88"><text:soft-page-break/>You're a pitcher and you wrote "SK= starfighter" on your softball glove and you say "fighter star power make up" before every pitch. </text:p>
        </text:list-item>
        <text:list-item>
          <text:p text:style-name="P88">Your little cousin/sister has tried on more than one occasion to steal your boyfriend. </text:p>
        </text:list-item>
        <text:list-item>
          <text:p text:style-name="P88">You swear that when you get your drivers license next year, your license plate will say "H TENOH". </text:p>
        </text:list-item>
        <text:list-item>
          <text:p text:style-name="P88">If you like Sailor Neptune, then you swear that Martha Stewart is an evil clone of Michiru. (Since they are both supposedly perfect). </text:p>
        </text:list-item>
        <text:list-item>
          <text:p text:style-name="P88">If you hate Sailor Neptune, then you swear that Michiru is an evil clone of Martha Stewart. (Since they are both supposedly perfect).</text:p>
        </text:list-item>
        <text:list-item>
          <text:p text:style-name="P88">You know Mars' fire chant by heart, in English and Japanese! (English: sun, moon, earth, sky, fire, air, water, rock, stars! Japanese: rin, byo, sho, kai, ja, rin, retsu, sai, zen!) * </text:p>
        </text:list-item>
        <text:list-item>
          <text:p text:style-name="P88">You are crowned as the prom queen, but everyone gets frustrated when you throw your tiara at people, yelling "Moon Tiara Action!" </text:p>
        </text:list-item>
        <text:list-item>
          <text:p text:style-name="P88">Instead of taking a vow of silence, you take a vow of "chibis." </text:p>
        </text:list-item>
        <text:list-item>
          <text:p text:style-name="P88">You can do all of the sailor senshi's hair dos in your hair. (even Chibichibi's) </text:p>
        </text:list-item>
        <text:list-item>
          <text:p text:style-name="P88">The only reason you get a Nintendo (not N64) is to play the Sailor Moon games for it.*</text:p>
        </text:list-item>
        <text:list-item>
          <text:p text:style-name="P88">You go to the comic store so much to get Sailor Moon stuff they have a nickname for you.(Example: Sailor Moon freak, Sailor Freak etc.) </text:p>
        </text:list-item>
        <text:list-item>
          <text:p text:style-name="P88">You have made the comic store rich cause you've bought so much Sailor Moon stuff. </text:p>
        </text:list-item>
        <text:list-item>
          <text:p text:style-name="P88">You have managed to convince 6 people that your name is Setsuna and that you can control time. </text:p>
        </text:list-item>
        <text:list-item>
          <text:p text:style-name="P88">You now hang SM wall scrolls and such from your ceiling because you have no more room on your walls. </text:p>
        </text:list-item>
        <text:list-item>
          <text:p text:style-name="P88">Your Japanese friend is scared of you because you always call her Ami and try to dye her hair blue. </text:p>
        </text:list-item>
        <text:list-item>
          <text:p text:style-name="P88">You kept a potato chip shaped like a crescent moon in a special baggie, swearing that Sailor Moon put it in there especially for you. </text:p>
        </text:list-item>
        <text:list-item>
          <text:p text:style-name="P88">You have more SM stuff in your room than the store does... * </text:p>
        </text:list-item>
        <text:list-item>
          <text:p text:style-name="P88">You won't go out in public without at least one article of SM clothing on. </text:p>
        </text:list-item>
        <text:list-item>
          <text:p text:style-name="P88">You and your best friend are positive that you are the Sailor Senshi of the Future, and your go out and buy all the earrings and little accessories and such, and then go out searching for your fellow senshi. </text:p>
        </text:list-item>
        <text:list-item>
          <text:p text:style-name="P88">Your 3 fav songs are Japanese* </text:p>
        </text:list-item>
        <text:list-item>
          <text:p text:style-name="P88">You TOTALLY freaked out when they took SM off the air and immediately went up to your room to watch the episodes you taped.* </text:p>
        </text:list-item>
        <text:list-item>
          <text:p text:style-name="P88">Your parents think you have gone crazy because they took SM off the air. *</text:p>
        </text:list-item>
        <text:list-item>
          <text:p text:style-name="P88">You follow Serena's law of addition: Math HW + precipitation = vacation! ^.^ </text:p>
        </text:list-item>
        <text:list-item>
          <text:p text:style-name="P88">You ask if you could get three earrings like super sailor Mercury, but are extremely disappointed when your mom says no. </text:p>
        </text:list-item>
        <text:list-item>
          <text:p text:style-name="P88">You and your little sister shout "MOON COSMIC DREAM ACTION!" whenever someone annoys you. </text:p>
        </text:list-item>
        <text:list-item>
          <text:p text:style-name="P88">Your computer crashes because of all your sailor moon stuff. </text:p>
        </text:list-item>
        <text:list-item>
          <text:p text:style-name="P88">You have died on more than one occasion... </text:p>
        </text:list-item>
        <text:list-item>
          <text:p text:style-name="P88">On Halloween your little brother throws a fit because you got to dress up as a sailor scout and he didn't. </text:p>
        </text:list-item>
        <text:list-item>
          <text:p text:style-name="P88">Your 6 year old sister will sing "Ai no senshi" on demand.</text:p>
        </text:list-item>
        <text:list-item>
          <text:p text:style-name="P88">Whenever you see a picture of a guy with wings you wonder just who Rini will marry. </text:p>
        </text:list-item>
        <text:list-item>
          <text:p text:style-name="P88">Whenever you see someone wearing Butterfly wings you call them a "Three O'clock Fairy". </text:p>
        </text:list-item>
        <text:list-item>
          <text:p text:style-name="P88">You constantly carry a bubble blower with you, and when you use it you yell out "Shabon SPRAY!!!" </text:p>
        </text:list-item>
        <text:list-item>
          <text:p text:style-name="P88">You have at least 6 Sailor Moon dolls and you play with them everyday. </text:p>
        </text:list-item>
        <text:list-item>
          <text:p text:style-name="P88">When your crush calls you a klutz, you think it's a good thing. </text:p>
        </text:list-item>
        <text:list-item>
          <text:p text:style-name="P88">You steal your sister's pendants and lockets, thinking that something will happen to your mom in the future and you'll be able to save her. </text:p>
        </text:list-item>
        <text:list-item>
          <text:p text:style-name="P114">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text:soft-page-break/></text:p>
      <text:list xml:id="list135234620501376" text:continue-numbering="true" text:style-name="WW8Num23">
        <text:list-item>
          <text:p text:style-name="P88">You’d die for Sailor Moon decorated socks.</text:p>
        </text:list-item>
        <text:list-item>
          <text:p text:style-name="P88">You get excited when you find out there's a girl named Serena in your class.</text:p>
        </text:list-item>
        <text:list-item>
          <text:p text:style-name="P88">You stick a lollypop up in the air and yell "Lollypop Power!!"</text:p>
        </text:list-item>
        <text:list-item>
          <text:p text:style-name="P88">You plan to start a religion to worship Naoko Takeuchi and/or Sailor Moon.</text:p>
        </text:list-item>
        <text:list-item>
          <text:p text:style-name="P88">You bake Sailor Moon cookies and play with them.</text:p>
        </text:list-item>
        <text:list-item>
          <text:p text:style-name="P88">You change "The Real Slim Shady" to "The Real Sailor Moon."</text:p>
        </text:list-item>
        <text:list-item>
          <text:p text:style-name="P88">Someone is absent from school, you say the Negaverse took them for brainwashing.</text:p>
        </text:list-item>
        <text:list-item>
          <text:p text:style-name="P88">You’re scared Queen Beryl is alive and coming to get you in your sleep.</text:p>
        </text:list-item>
        <text:list-item>
          <text:p text:style-name="P88">Your school is having a talent show, and you sing "I Wanna Be A Star" wearing a frilly red dress.</text:p>
        </text:list-item>
        <text:list-item>
          <text:p text:style-name="P88">You swear you saw Princess Snow Kaguya everytime you look at the moon.</text:p>
        </text:list-item>
        <text:list-item>
          <text:p text:style-name="P88">Someone has a stroke and you claim their pure heart was stolen.</text:p>
        </text:list-item>
        <text:list-item>
          <text:p text:style-name="P88">You dreamed that you were a Scout and defeated Mistress 9.</text:p>
        </text:list-item>
        <text:list-item>
          <text:p text:style-name="P88">You decorate a trophy cup with hearts and wings and use it as the Holy Grail (Purity Chalice).</text:p>
        </text:list-item>
        <text:list-item>
          <text:p text:style-name="P88">You make Sailor Moon figures out of clay in art class.</text:p>
        </text:list-item>
        <text:list-item>
          <text:p text:style-name="P88">You go to the movies with an inflated Sailor Scout.</text:p>
        </text:list-item>
        <text:list-item>
          <text:p text:style-name="P88">You get mad at Elios for not coming after you say Rini's Twinkle Yell.</text:p>
        </text:list-item>
        <text:list-item>
          <text:p text:style-name="P88">You buy plastic Sailor Moon weapons and use them on strangers.</text:p>
        </text:list-item>
        <text:list-item>
          <text:p text:style-name="P88">You save gum and candy wrappers with Sailor Moon on it.</text:p>
        </text:list-item>
        <text:list-item>
          <text:p text:style-name="P88">You practice wailing just in case you're the next voice actress for Serena.</text:p>
        </text:list-item>
        <text:list-item>
          <text:p text:style-name="P88">You have a Sailor Moon shrine in the back of your closet.</text:p>
        </text:list-item>
        <text:list-item>
          <text:p text:style-name="P88">You make your own Sailor Moon action movie.</text:p>
        </text:list-item>
        <text:list-item>
          <text:p text:style-name="P88">You insist on having Sailor Moon wallpaper in every room.</text:p>
        </text:list-item>
        <text:list-item>
          <text:p text:style-name="P88">You can't find any Sailor Moon wallpaper, you make your own.</text:p>
        </text:list-item>
        <text:list-item>
          <text:p text:style-name="P88">You buy hair extensions so you can put your hair up in meatballs.</text:p>
        </text:list-item>
        <text:list-item>
          <text:p text:style-name="P88">You wear a black cape and hide a rose bush in it.</text:p>
        </text:list-item>
        <text:list-item>
          <text:p text:style-name="P88">You keep a stack of manga next to the toilet.</text:p>
        </text:list-item>
        <text:list-item>
          <text:p text:style-name="P88">You have a Sailor Moon jello mold.</text:p>
        </text:list-item>
        <text:list-item>
          <text:p text:style-name="P88">You paint little Sailor heads on your nails.</text:p>
        </text:list-item>
        <text:list-item>
          <text:p text:style-name="P88">You frame a picture of Sailor Moon cut out from a magazine.</text:p>
        </text:list-item>
        <text:list-item>
          <text:p text:style-name="P88">You sew together your own Sailor Moon dolls.</text:p>
        </text:list-item>
        <text:list-item>
          <text:p text:style-name="P88">You make Sailor Moon shadow puppets and do voices.</text:p>
        </text:list-item>
        <text:list-item>
          <text:p text:style-name="P88">You always keep your Moon Wand in your bag when you go out. (You know, just in case...)</text:p>
        </text:list-item>
        <text:list-item>
          <text:p text:style-name="P88">You trim your hedges to look like Sailor Moon.</text:p>
        </text:list-item>
        <text:list-item>
          <text:p text:style-name="P88">You have matching Sailor Moon pajamas that go with your pillow, blanket, sheets, and curtains.</text:p>
        </text:list-item>
        <text:list-item>
          <text:p text:style-name="P114">You make a scrapbook of all your Sailor Moon memories.</text:p>
        </text:list-item>
      </text:list>
      <text:p text:style-name="P29">From http://riyana.tripod.com/index2.htm (s i l v e r - m i k a z u k i)</text:p>
      <text:list xml:id="list135235420228917" text:continue-numbering="true" text:style-name="WW8Num23">
        <text:list-item>
          <text:p text:style-name="P88">You never wear a single pigtail anymore, there have to be two of them, and on the sides of your head. (Mercurami) </text:p>
        </text:list-item>
        <text:list-item>
          <text:p text:style-name="P88">Every dark-haired boy in your class looks suspiciously like the local masked man. (Mercurami) </text:p>
        </text:list-item>
        <text:list-item>
          <text:p text:style-name="P88">Your boyfriends can no longer walk you anywhere, they have to bound along like a 'rabbit of the earth.' (Mercurami) </text:p>
        </text:list-item>
        <text:list-item>
          <text:p text:style-name="P88">You avoid all children whose hair color is even close to pink. (Mercurami)</text:p>
        </text:list-item>
        <text:list-item>
          <text:p text:style-name="P88">The Halloween costume of your choice, for three years running, has been your favorite Sailor Scout. (Mercurami) </text:p>
        </text:list-item>
        <text:list-item>
          <text:p text:style-name="P88">If anyone ticks you off, you yell "Mars Flame Sniper!" etc., etc. (Mercurami) </text:p>
        </text:list-item>
        <text:list-item>
          <text:p text:style-name="P88">You search the net for hours for the full version of "Oh Starry Night." (Mercurami) </text:p>
        </text:list-item>
        <text:list-item>
          <text:p text:style-name="P88">You’re sent home for dying your hair blue—and suspended for a day because you fought with the principal about how "blue is too a natural hair color!" (Mercurami) </text:p>
        </text:list-item>
        <text:list-item>
          <text:p text:style-name="P88">You don't even watch the show regularly and you can come up with an entire list! (Mercurami) </text:p>
        </text:list-item>
        <text:list-item>
          <text:p text:style-name="P88">You insist that your mother listen to all your favorite Sailor Moon songs. (Mercurami) </text:p>
        </text:list-item>
        <text:list-item>
          <text:p text:style-name="P88">You expect to see a space botany class at your school. (SuperSailorChibiMoon) </text:p>
        </text:list-item>
        <text:list-item>
          <text:p text:style-name="P88"><text:soft-page-break/>You want to buy a cd burner just so you can burn all of your sailor moon mp3s into cds. (SuperSailorChibiMoon) </text:p>
        </text:list-item>
        <text:list-item>
          <text:p text:style-name="P88">You don't swear in English anymore, you use terms like "Shimata" since you have seen the SuperS movie too many times. (SuperSailorChibiMoon) </text:p>
        </text:list-item>
        <text:list-item>
          <text:p text:style-name="P88">You live in America and have seen all of the original Japanese episodes, or even own them!! SuperSailorChibiMoon) </text:p>
        </text:list-item>
        <text:list-item>
          <text:p text:style-name="P88">You run around with a chandelier on your head, demanding star seeds. (Beth) </text:p>
        </text:list-item>
        <text:list-item>
          <text:p text:style-name="P88">People at school call you sailor moon, and you respond by saying "i will punish you on behalf of the moon!" (Sailor Shooting Star) </text:p>
        </text:list-item>
        <text:list-item>
          <text:p text:style-name="P88">You answer a question from your teacher in Japanese. (Sailor Shooting Star) </text:p>
        </text:list-item>
        <text:list-item>
          <text:p text:style-name="P88">At lunch time you build a sailor moon model made out of French fries. (Sailor Shooting Star) </text:p>
        </text:list-item>
        <text:list-item>
          <text:p text:style-name="P88">Your mom says you can repaint your room, and you paint all the sailor scouts on your walls. (Sailor Shooting Star) </text:p>
        </text:list-item>
        <text:list-item>
          <text:p text:style-name="P88">You make up little attacks (i.e. disk activation! plaster power! telephone illumination!) (Chib1) </text:p>
        </text:list-item>
        <text:list-item>
          <text:p text:style-name="P88">You make a transformation pen for your favorite scout and when someone try's to fight you yell out Insert Planet Power Make Up. (Serenity_Darkness) </text:p>
        </text:list-item>
        <text:list-item>
          <text:p text:style-name="P88">You can act out every scene of your favorite episode or movie. (Serenity_Darkness) </text:p>
        </text:list-item>
        <text:list-item>
          <text:p text:style-name="P88">Your computer says phrases from sailor moon in English and Japanese. (Serenity_Darkness) </text:p>
        </text:list-item>
        <text:list-item>
          <text:p text:style-name="P88">You start your computer and you have to enter Luna's password: "A kitty who chases her tail gets no where." (Serenity_Darkness) </text:p>
        </text:list-item>
        <text:list-item>
          <text:p text:style-name="P88">You make an error on your computer and it says "In the name of the Moon I Will Punish You!" (Serenity_Darkness) </text:p>
        </text:list-item>
        <text:list-item>
          <text:p text:style-name="P88">You try to convince your female friends to dress like the senshi to start a fad - you keep on suggesting, no matter how many slaps you've received. (GrrrlTaurus) </text:p>
        </text:list-item>
        <text:list-item>
          <text:p text:style-name="P88">You get cooking lessons to be just like Sailor Juipiter. </text:p>
        </text:list-item>
        <text:list-item>
          <text:p text:style-name="P88">You buy glow in the dark pink fingernails so you can throw your hand in the air and yell, "Moon Prism Power, Make-up!" (Umei-san) </text:p>
        </text:list-item>
        <text:list-item>
          <text:p text:style-name="P88">Your "Sailor Moon Scepter" that you've been pleading for arrives in the mail, and you go around eliminating people. (CrystalCelestial) </text:p>
        </text:list-item>
        <text:list-item>
          <text:p text:style-name="P88">You light a candle along with saying "Mars Fire Soul!" (CrystalCelestial) </text:p>
        </text:list-item>
        <text:list-item>
          <text:p text:style-name="P88">You think every black-haired, 18 year-old is cute. (CrystalCelestial) </text:p>
        </text:list-item>
        <text:list-item>
          <text:p text:style-name="P88">You can relate every one of your friends with a Sailor Moon character. (CrystalCelestial) </text:p>
        </text:list-item>
        <text:list-item>
          <text:p text:style-name="P88">You speculate on the psychological reasons behind the bad guy's attacks. (Dilly) </text:p>
        </text:list-item>
        <text:list-item>
          <text:p text:style-name="P88">You think fukus are a fashion statement. (Dilly) </text:p>
        </text:list-item>
        <text:list-item>
          <text:p text:style-name="P88">You often wonder why the senshi are always teased about being short, but have legs like flag poles. (Dilly) </text:p>
        </text:list-item>
        <text:list-item>
          <text:p text:style-name="P88">You get suspended from school for hitting someone in the gut with a frisbee, claiming they were demons from the Negaverse. (Dusty) </text:p>
        </text:list-item>
        <text:list-item>
          <text:p text:style-name="P88">You can't play basketball anymore because you've turned your ball into a makeshift Luna Ball and have conversations with it on a daily basis. (Dusty) </text:p>
        </text:list-item>
        <text:list-item>
          <text:p text:style-name="P88">You round up girls in your neighborhood to be sailor senshi with you--you being Sailor Moon of course. (Usagi-sama) </text:p>
        </text:list-item>
        <text:list-item>
          <text:p text:style-name="P88">While talking, you move your arms in big motions and show anime expressions on your face--even the happy eyes. (Usagi-sama) </text:p>
        </text:list-item>
        <text:list-item>
          <text:p text:style-name="P88">You learn the song "I Am Sailormoon" and sing it all day long. (Usagi-sama) </text:p>
        </text:list-item>
        <text:list-item>
          <text:p text:style-name="P88">You memorize all of the dialogue in the last five (195-200) episodes of Pretty Soilder Sailormoon Sailor Stars and cry when Sailor Moon does. (Usagi-sama) </text:p>
        </text:list-item>
        <text:list-item>
          <text:p text:style-name="P88">Tears still come to your eyes when you watch "A Crystal Clear Destiny". (Usagi-sama) </text:p>
        </text:list-item>
        <text:list-item>
          <text:p text:style-name="P88">You get mad that you don't have the right complexion for blonde hair. (Usagi-sama) </text:p>
        </text:list-item>
        <text:list-item>
          <text:p text:style-name="P88">Whenever someone says "Sailor Moon" you turn towards them and say "yes?" (Usagi-sama) </text:p>
        </text:list-item>
        <text:list-item>
          <text:p text:style-name="P88">Once you hear about missing children all over the world, you try to protect your pink-haired sister. (Amara the Moonie) </text:p>
        </text:list-item>
        <text:list-item>
          <text:p text:style-name="P88">You hear about the UFO sitings and are convinced it's the Black Moon Clan out to get your sister and your diamond crystal you bought after 20 years of savings. (Amara the Moonie) </text:p>
        </text:list-item>
        <text:list-item>
          <text:p text:style-name="P88"><text:soft-page-break/>Your friend starts trying to kiss you, you yell out AKU RYO TAI SAN! And throw a piece of paper with weird scribbles on it at your friend. (Amara the Moonie) </text:p>
        </text:list-item>
        <text:list-item>
          <text:p text:style-name="P88">You’ve made your own Napster Community with only SM music. (Amara the Moonie) </text:p>
        </text:list-item>
        <text:list-item>
          <text:p text:style-name="P88">You enter your classroom everyday saying 'I am the one named bunny moon' and everyone calls you crazy!! (Mika of the moon and stars) </text:p>
        </text:list-item>
        <text:list-item>
          <text:p text:style-name="P88">Your friend, while in P.E. class during archery practice, embarrasses you by yelling "MARS FLAME SNIPER!", and actually makes a bullseye! (CrystalCelestial) </text:p>
        </text:list-item>
        <text:list-item>
          <text:p text:style-name="P88">Your poor dog looks like a cat with a HUGE bald spot on its head because you were trying to turn it into Luna, Artemis, or Diana. (CrystalCelestial) </text:p>
        </text:list-item>
        <text:list-item>
          <text:p text:style-name="P88">You have over 50 Sailor Moon plushies. (Supervixen) </text:p>
        </text:list-item>
        <text:list-item>
          <text:p text:style-name="P88">You don't go for the cute blonde guys but only for the black hair. </text:p>
        </text:list-item>
        <text:list-item>
          <text:p text:style-name="P88">You suddenly become paranoid about taking a bath for fear of a little girl with pink hair and a shower cap will appear out of nowhere and begin demanding the Silver Crystal. (Lanaya) </text:p>
        </text:list-item>
        <text:list-item>
          <text:p text:style-name="P88">You get desperate after saving, printing or reading everything there is about Sailor Moon, and resort to web pages in different languages to see if you can uncover something new. (Lanaya) </text:p>
        </text:list-item>
        <text:list-item>
          <text:p text:style-name="P88">You attempt to stick a piece of macaroni and cheese to your forehead to look like Serena. (Lanaya) </text:p>
        </text:list-item>
        <text:list-item>
          <text:p text:style-name="P88">You are having trouble with a multi-choice math problem, and wave an invisible wand and shout "Moon Scepter Elimination!" (Mizutamari) </text:p>
        </text:list-item>
        <text:list-item>
          <text:p text:style-name="P88">You intentionally start dissing your crush, hoping that your relationship will turn out the same way as Usagi's and Mamaru's. (Mizutamari) </text:p>
        </text:list-item>
        <text:list-item>
          <text:p text:style-name="P88">You bomb the rock and mineral museum because Jedite, Nephlite, Zoesite, Malachite, Beryl, Emerald, Sapphire and Diamond are there. (sailorryoko) </text:p>
        </text:list-item>
        <text:list-item>
          <text:p text:style-name="P88">Draw pictures of Sailor Moon and price them to $30.00. (Anonymous) </text:p>
        </text:list-item>
        <text:list-item>
          <text:p text:style-name="P114">It thunders it doesn't bother you. "Oh, it's just Jupiter killing off some youma…" (Umei) </text:p>
        </text:list-item>
      </text:list>
      <text:p text:style-name="P29">From http://sailorcrazy.lucky-stars.ca/ykywtmsmw.htm</text:p>
      <text:list xml:id="list135235501384227" text:continue-numbering="true" text:style-name="WW8Num23">
        <text:list-item>
          <text:p text:style-name="P88">You altogether stop watching TV when The Cartoon Network cancels Sailor Moon. </text:p>
        </text:list-item>
        <text:list-item>
          <text:p text:style-name="P88">Your friends consider you the "sailor nerd". </text:p>
        </text:list-item>
        <text:list-item>
          <text:p text:style-name="P88">Your teachers consider you a "sailor nerd". </text:p>
        </text:list-item>
        <text:list-item>
          <text:p text:style-name="P88">Your teacher has taken away all your Sailor Moon toys because you were disturbing the peace with them. </text:p>
        </text:list-item>
        <text:list-item>
          <text:p text:style-name="P88">You spray your brother with soda screaming "Mercury Bubbles Blast!". </text:p>
        </text:list-item>
        <text:list-item>
          <text:p text:style-name="P110">(REMOVED)</text:p>
        </text:list-item>
        <text:list-item>
          <text:p text:style-name="P88">You work on your site nonstop and never pass the 5th grade because you never did your homework. </text:p>
        </text:list-item>
        <text:list-item>
          <text:p text:style-name="P88">You make a site so well that they send you to a school to teach making sites and this is in your spare time. </text:p>
        </text:list-item>
        <text:list-item>
          <text:p text:style-name="P88">You own every movie and comic. </text:p>
        </text:list-item>
        <text:list-item>
          <text:p text:style-name="P88">You read and watch them religiously. </text:p>
        </text:list-item>
        <text:list-item>
          <text:p text:style-name="P88">You play hooky from school so you can hang out at the comic book store. </text:p>
        </text:list-item>
        <text:list-item>
          <text:p text:style-name="P88">You dump your boyfriend because he is just too different from Tuxedo Mask. </text:p>
        </text:list-item>
        <text:list-item>
          <text:p text:style-name="P88">You dump your boyfriend because he gave you white roses and not red roses. </text:p>
        </text:list-item>
        <text:list-item>
          <text:p text:style-name="P88">You dump your boyfriend because he refused to wear the cape, hat, and mask with his tuxedo to the prom. </text:p>
        </text:list-item>
        <text:list-item>
          <text:p text:style-name="P88">You got suspended from school for fighting a kid who said Sailor Moon was stupid. </text:p>
        </text:list-item>
        <text:list-item>
          <text:p text:style-name="P88">You learn the entire Japanese language so you can watch the undubbed episodes but by the time you have it all covered, they dub them. </text:p>
        </text:list-item>
        <text:list-item>
          <text:p text:style-name="P88">Get all your friends into Sailor Moon after they come to your house once. </text:p>
        </text:list-item>
        <text:list-item>
          <text:p text:style-name="P88">You mom says Sailor Moon is so unrealistic and you reply by saying "Yeah, you're right. How can Luna be from Tokyo and have a British accent?". </text:p>
        </text:list-item>
        <text:list-item>
          <text:p text:style-name="P88">You dump your girlfriend because she reminds you too much of Ann, your first love. </text:p>
        </text:list-item>
        <text:list-item>
          <text:p text:style-name="P88">You dump your girlfriend because you went to the gypsy and you weren't meant to be. </text:p>
        </text:list-item>
        <text:list-item>
          <text:p text:style-name="P88">You dump your girlfriend because she is a red head and not a brunette. </text:p>
        </text:list-item>
        <text:list-item>
          <text:p text:style-name="P88">You dump your girlfriend because she can't transform. </text:p>
        </text:list-item>
        <text:list-item>
          <text:p text:style-name="P88">You dump your girlfriend because she doesn't eat enough. </text:p>
        </text:list-item>
        <text:list-item>
          <text:p text:style-name="P88"><text:soft-page-break/>You dump your girlfriend because she dislikes Sailor Moon. </text:p>
        </text:list-item>
        <text:list-item>
          <text:p text:style-name="P88">You get contacts of all the scouts color eyes so each day you can be another scout. </text:p>
        </text:list-item>
        <text:list-item>
          <text:p text:style-name="P88">You are considered the "wig master". </text:p>
        </text:list-item>
        <text:list-item>
          <text:p text:style-name="P88">You cry when Serena cries. </text:p>
        </text:list-item>
        <text:list-item>
          <text:p text:style-name="P88">You laugh when they laugh. </text:p>
        </text:list-item>
        <text:list-item>
          <text:p text:style-name="P88">You find a way to still live the scouts but keep your obsession away from others so you don't get teased. </text:p>
        </text:list-item>
        <text:list-item>
          <text:p text:style-name="P88">You are over the age of 15 and coming to this site or any Sailor Moon site. </text:p>
        </text:list-item>
        <text:list-item>
          <text:p text:style-name="P88">You get all your siblings into Sailor Moon just so they can help you complete your collection of comics. </text:p>
        </text:list-item>
        <text:list-item>
          <text:p text:style-name="P88">You are so into Sailor Moon that instead of collecting the latest pop songs you collect Sailor Moon MP3s. </text:p>
        </text:list-item>
        <text:list-item>
          <text:p text:style-name="P88">You dress up as Sailor Moon at your school dance. </text:p>
        </text:list-item>
        <text:list-item>
          <text:p text:style-name="P88">You're reading this, on a computer in Central Command. </text:p>
        </text:list-item>
        <text:list-item>
          <text:p text:style-name="P88">You talk into your watch. </text:p>
        </text:list-item>
        <text:list-item>
          <text:p text:style-name="P88">Your only pen has the sign of a Sailor Senshi at the top. </text:p>
        </text:list-item>
        <text:list-item>
          <text:p text:style-name="P88">You make a sock puppet of yourself as a Senshi, and make it follow the Senshi around when you're watching Sailor Moon. </text:p>
        </text:list-item>
        <text:list-item>
          <text:p text:style-name="P88">You've gotten animal rights activists after you for trying to tattoo crescent moons on cats' foreheads. </text:p>
        </text:list-item>
        <text:list-item>
          <text:p text:style-name="P88">You're friends know how dangerous you are with a frisbee, a bottle of bubbles, a box of matches, an antenna and a chain. </text:p>
        </text:list-item>
        <text:list-item>
          <text:p text:style-name="P88">You wonder how Chibi-Usa has pink hair, despite her mother having blonde and her father having black. </text:p>
        </text:list-item>
        <text:list-item>
          <text:p text:style-name="P88">You KNOW how Chibi-Usa has pink hair, despite her mother having blonde and her father having black. (In the manga, Usagi's mom has pink hair. So genetics gave Chibi-Usa the pink) </text:p>
        </text:list-item>
        <text:list-item>
          <text:p text:style-name="P88">You have written reports about Sailor Moon. </text:p>
        </text:list-item>
        <text:list-item>
          <text:p text:style-name="P88">You're hoping the Earth will freeze over tomorrow, so you can wake up in Crystal Tokyo. </text:p>
        </text:list-item>
        <text:list-item>
          <text:p text:style-name="P88">You smell like olives (or lilacs, depending on which version you've heard). </text:p>
        </text:list-item>
        <text:list-item>
          <text:p text:style-name="P88">You have all the Sailor Senshi on your buddy list on AIMs. </text:p>
        </text:list-item>
        <text:list-item>
          <text:p text:style-name="P88">You have the other moonies in your school teasing you about your Sailor Moon obsession. </text:p>
        </text:list-item>
        <text:list-item>
          <text:p text:style-name="P111">(REMOVED)</text:p>
        </text:list-item>
        <text:list-item>
          <text:p text:style-name="P88">You eat only Sailor Moon spheghettios, imported from Canada. </text:p>
        </text:list-item>
        <text:list-item>
          <text:p text:style-name="P88">You chase idols around. </text:p>
        </text:list-item>
        <text:list-item>
          <text:p text:style-name="P88">You're paranoid of mirrors, pool balls, bracelet cuffs, and princesses of their own theme park. </text:p>
        </text:list-item>
        <text:list-item>
          <text:p text:style-name="P88">Your sheets have bunnies jumping over crescent moons on them. </text:p>
        </text:list-item>
        <text:list-item>
          <text:p text:style-name="P88">You hang out on your school's roof. </text:p>
        </text:list-item>
        <text:list-item>
          <text:p text:style-name="P88">You drive a helicopter, a car and a motorcycle without a license. </text:p>
        </text:list-item>
        <text:list-item>
          <text:p text:style-name="P88">You can play the violin and/or the piano. </text:p>
        </text:list-item>
        <text:list-item>
          <text:p text:style-name="P88">You're constantly running out of color ink, because you print out so many Sailor Moon pictures to paste up in your Sailor Moon shrine (aka, your room). </text:p>
        </text:list-item>
        <text:list-item>
          <text:p text:style-name="P88">You have a star seed. </text:p>
        </text:list-item>
        <text:list-item>
          <text:p text:style-name="P88">You refer to your friends using -chan at the end of their names. </text:p>
        </text:list-item>
        <text:list-item>
          <text:p text:style-name="P88">You wish your Sailor Moon dolls could talk to you, so you don't feel so stupid talking to them. </text:p>
        </text:list-item>
        <text:list-item>
          <text:p text:style-name="P88">You pack a lunch that's too big for you to eat alone. </text:p>
        </text:list-item>
        <text:list-item>
          <text:p text:style-name="P88">At lunch, you snack on the lunch of a friend's, because they pack too much. </text:p>
        </text:list-item>
        <text:list-item>
          <text:p text:style-name="P88">You either wear rose earrings, star earrings, blue, white, or orange pearl earrings. </text:p>
        </text:list-item>
        <text:list-item>
          <text:p text:style-name="P88">You work at Galaxy TV. </text:p>
        </text:list-item>
        <text:list-item>
          <text:p text:style-name="P88">You tune in to Galaxy TV's channel on TV. </text:p>
        </text:list-item>
        <text:list-item>
          <text:p text:style-name="P88">You pray to the Crystal Tower every night. </text:p>
        </text:list-item>
        <text:list-item>
          <text:p text:style-name="P88">You allow people to think your a guy, when you not. </text:p>
        </text:list-item>
        <text:list-item>
          <text:p text:style-name="P88">You stand in the ocean for hours yelling Deep Submerge. </text:p>
        </text:list-item>
        <text:list-item>
          <text:p text:style-name="P88">You carry a giant stick around trying to convince your friends you're the keeper of time. </text:p>
        </text:list-item>
        <text:list-item>
          <text:p text:style-name="P88">You put on a whole scene when you get possessed by an evil demon named Mistress 9. </text:p>
        </text:list-item>
        <text:list-item>
          <text:p text:style-name="P88">You demand your friends call you Small Lady. </text:p>
        </text:list-item>
        <text:list-item>
          <text:p text:style-name="P88">You tape charms to people's backs and tell them their paralyzed. </text:p>
        </text:list-item>
        <text:list-item>
          <text:p text:style-name="P88"><text:soft-page-break/>You buy a jack hammer and tear up the ground yelling "Uranus earth shaking!" </text:p>
        </text:list-item>
        <text:list-item>
          <text:p text:style-name="P88">You convince your little sister she's your daughter and that she should have pink hair. </text:p>
        </text:list-item>
        <text:list-item>
          <text:p text:style-name="P88">You force yourself to be a good cook and beat anyone up who doesn't agree. </text:p>
        </text:list-item>
        <text:list-item>
          <text:p text:style-name="P88">You rush to crime scenes in your Sailor Moon Oufit and kick the crooks into the sky. </text:p>
        </text:list-item>
        <text:list-item>
          <text:p text:style-name="P88">You always try to draw the scouts, but never completely succeed. </text:p>
        </text:list-item>
        <text:list-item>
          <text:p text:style-name="P88">You call Japan asking for Naoko Takeuchi's Phone Number and end up making the phone bill too high for your family to pay. </text:p>
        </text:list-item>
        <text:list-item>
          <text:p text:style-name="P88">You have at least 1 Sailor Moon lunchbox that you take to school everyday but you may even have three. </text:p>
        </text:list-item>
        <text:list-item>
          <text:p text:style-name="P88">Your friends don't like you because your way too obsessed with it. </text:p>
        </text:list-item>
        <text:list-item>
          <text:p text:style-name="P88">Your sleeping schedule is wrecked because you watched Sailor Moon all night. </text:p>
        </text:list-item>
        <text:list-item>
          <text:p text:style-name="P88">You chant evil spells to get revenge on people who dislike Sailor Moon. </text:p>
        </text:list-item>
        <text:list-item>
          <text:p text:style-name="P88">You pause the episode and copy what Rei's scroll has printed on it. </text:p>
        </text:list-item>
        <text:list-item>
          <text:p text:style-name="P88">You yell at stores that don't have Sailor Moon Trading cards or Comics. </text:p>
        </text:list-item>
        <text:list-item>
          <text:p text:style-name="P88">You own all of the Sailor Moon Trading Cards. </text:p>
        </text:list-item>
        <text:list-item>
          <text:p text:style-name="P88">You e-mail Cartoon Network with complaint letters to put Sailor Moon back on or else you will not watch it anymore. </text:p>
        </text:list-item>
        <text:list-item>
          <text:p text:style-name="P88">Your desktop and Screensaver are Sailor Moon and you yell at parents/siblings for changing it. </text:p>
        </text:list-item>
        <text:list-item>
          <text:p text:style-name="P88">You visit Japan for the whole summer vacation. </text:p>
        </text:list-item>
        <text:list-item>
          <text:p text:style-name="P88">You hold up every pen you have to see if it's the Disguise Pen. </text:p>
        </text:list-item>
        <text:list-item>
          <text:p text:style-name="P88">You paint brooches to look like Sailor Moon's. </text:p>
        </text:list-item>
        <text:list-item>
          <text:p text:style-name="P88">You read Sailor Moon fanfics. </text:p>
        </text:list-item>
        <text:list-item>
          <text:p text:style-name="P88">You can't live 40 seconds without it. </text:p>
        </text:list-item>
        <text:list-item>
          <text:p text:style-name="P88">Your house is dedicated to Sailor Moon. </text:p>
        </text:list-item>
        <text:list-item>
          <text:p text:style-name="P88">You only accept Red Roses and object any other flower or color. </text:p>
        </text:list-item>
        <text:list-item>
          <text:p text:style-name="P88">You want to marry Tuxedo Mask. </text:p>
        </text:list-item>
        <text:list-item>
          <text:p text:style-name="P88">You do marry Tuxedo Mask. </text:p>
        </text:list-item>
        <text:list-item>
          <text:p text:style-name="P88">Sailor Moon is in every part of your schedule. </text:p>
        </text:list-item>
        <text:list-item>
          <text:p text:style-name="P88">You tell your friends all the new websites you find online and they don't care. </text:p>
        </text:list-item>
        <text:list-item>
          <text:p text:style-name="P88">There is a fire and you go in it saying "Mars Fire Ignite!" or "Mercury Bubbles freeze!" but nothing happens so you go to the hospital. </text:p>
        </text:list-item>
        <text:list-item>
          <text:p text:style-name="P88">Your computer says, "TOO MUCH SAILOR MOON IN DRIVE SELF-DESRUCT!!!!!!!" Then you weep day by day of all the information and websites you lost. </text:p>
        </text:list-item>
        <text:list-item>
          <text:p text:style-name="P88">You hate cooking but do it anyway so you are like Lita. </text:p>
        </text:list-item>
        <text:list-item>
          <text:p text:style-name="P88">You cook only what Lita cooks. </text:p>
        </text:list-item>
        <text:list-item>
          <text:p text:style-name="P88">You buy Sailor Moon games that are in Japanese and you understand it. </text:p>
        </text:list-item>
        <text:list-item>
          <text:p text:style-name="P88">You take a mirror and shout, "Submarine Reflection!" </text:p>
        </text:list-item>
        <text:list-item>
          <text:p text:style-name="P114">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35233711018878" text:continue-numbering="true" text:style-name="WW8Num23">
        <text:list-item>
          <text:p text:style-name="P88">You call up DiC and threaten to burn down their building |:} </text:p>
        </text:list-item>
        <text:list-item>
          <text:p text:style-name="P88">You answer your phone like Sailor Iron Mouse </text:p>
        </text:list-item>
        <text:list-item>
          <text:p text:style-name="P88">You confuse Japanese with Spanish </text:p>
        </text:list-item>
        <text:list-item>
          <text:p text:style-name="P88">You think Pikachu is a copy off of Sailor Iron Mouse (they both say "chu") </text:p>
        </text:list-item>
        <text:list-item>
          <text:p text:style-name="P88">You refuse to go to the circus, because you know its the Dead Circus and they're gonna take out your dream mirror!! </text:p>
        </text:list-item>
        <text:list-item>
          <text:p text:style-name="P88">You wait by a pier, and drag your boyfriend out there too and kiss, expecting your daughter from the future to fall from the sky </text:p>
        </text:list-item>
        <text:list-item>
          <text:p text:style-name="P88">You think Eternal Sailor Moon's attacks make sense </text:p>
        </text:list-item>
        <text:list-item>
          <text:p text:style-name="P88">You don't understand why people think Haruka and Michiru's relationship is disturbing </text:p>
        </text:list-item>
        <text:list-item>
          <text:p text:style-name="P88">When you're late for class, you say "I was fighting a youma from the Dark Kingdom!" </text:p>
        </text:list-item>
        <text:list-item>
          <text:p text:style-name="P114"><text:soft-page-break/>You want to destroy a toy company, because the Sailor Moon brooch you bought won't turn you into Sailor Moon. </text:p>
        </text:list-item>
      </text:list>
      <text:p text:style-name="P31">The following were submitted by Kaiko ^-^ </text:p>
      <text:list xml:id="list135234853943322" text:continue-numbering="true" text:style-name="WW8Num23">
        <text:list-item>
          <text:p text:style-name="P88">U laugh whenever u hear someone say "Sailor Mini Moon" thinking they're saying "Sailor Mini Me" </text:p>
        </text:list-item>
        <text:list-item>
          <text:p text:style-name="P88">U shout out "Saturn Silence Glavie Surprise!" when u want to hurt someone u hate at school n get stuck in the principal’s office for 30 minutes proving that u're insane n obsessioned /w BSSM </text:p>
        </text:list-item>
        <text:list-item>
          <text:p text:style-name="P88">You try to teach all the English sm watchers the true story and what they cut out but the police come after you and you shout in your sm watch "I'm in trouble you guys! Henshin yo!" </text:p>
        </text:list-item>
        <text:list-item>
          <text:p text:style-name="P88">You call clover way up and threaten them to dub the sailor stars season or else </text:p>
        </text:list-item>
        <text:list-item>
          <text:p text:style-name="P114">You scream whenever you hear someone sing English sm theme song </text:p>
        </text:list-item>
      </text:list>
      <text:p text:style-name="P31">The following were submitted by Kyle ^^ Whee! </text:p>
      <text:list xml:id="list135235717044878" text:continue-numbering="true" text:style-name="WW8Num23">
        <text:list-item>
          <text:p text:style-name="P88">When my friend explains every aspect of sailor moon… and you listen and write down every word </text:p>
        </text:list-item>
        <text:list-item>
          <text:p text:style-name="P88">You pull out a knife out on people when you hear "sailor moon gay" </text:p>
        </text:list-item>
        <text:list-item>
          <text:p text:style-name="P88">You actually try to burn down DIC instead you get caught and sent downtown to the "sailor moon store" which turns out to be jail </text:p>
        </text:list-item>
        <text:list-item>
          <text:p text:style-name="P88">You call school "the dark kingdom" and anyone you don't like is apart of "the dark kingdom" </text:p>
        </text:list-item>
        <text:list-item>
          <text:p text:style-name="P88">You try to teach your cat to backflip </text:p>
        </text:list-item>
        <text:list-item>
          <text:p text:style-name="P88">It really leans to backflip </text:p>
        </text:list-item>
        <text:list-item>
          <text:p text:style-name="P88">When it backflips you get a magic brooch </text:p>
        </text:list-item>
        <text:list-item>
          <text:p text:style-name="P88">You actually turn into the sailor you made up from before </text:p>
        </text:list-item>
        <text:list-item>
          <text:p text:style-name="P114">You stare at people when they have a flower pin on thinking they'll go into a deep sleep sooner or later</text:p>
        </text:list-item>
      </text:list>
      <text:p text:style-name="P29">From http://www.digital-wing.com/neonobility/ (Neo Nobility)</text:p>
      <text:list xml:id="list135235246268032" text:continue-numbering="true" text:style-name="WW8Num23">
        <text:list-item>
          <text:p text:style-name="P88">You see an old lady in trouble so you run over and do a "Sailor V Kick!" </text:p>
        </text:list-item>
        <text:list-item>
          <text:p text:style-name="P88">On Valentine's Day you gave everyone roses....with a twist (after throwing razor sharp roses at them you say a dorky message) </text:p>
        </text:list-item>
        <text:list-item>
          <text:p text:style-name="P88">You write about Sailormoon when your teacher said to write about one of your heroes. </text:p>
        </text:list-item>
        <text:list-item>
          <text:p text:style-name="P88">Your mom just bought a nifty diamond....you take it and wave it around proclaiming you found Neo Queen Serenity's Ginzuishou. </text:p>
        </text:list-item>
        <text:list-item>
          <text:p text:style-name="P88">You recruit yourself and dominate an unknown planet as yours. </text:p>
        </text:list-item>
        <text:list-item>
          <text:p text:style-name="P88">Your black cat just had kittens...the father was white...you wonder why none of the kittens are grey. </text:p>
        </text:list-item>
        <text:list-item>
          <text:p text:style-name="P88">When there is only one minute left on the clock for the SATS you yell "Time Stop!" </text:p>
        </text:list-item>
        <text:list-item>
          <text:p text:style-name="P88">When it's JUST not just labelled the Moon anymore...rather an ancient civilization long lost. </text:p>
        </text:list-item>
        <text:list-item>
          <text:p text:style-name="P88">You declare the year 2000 as Neo Queen Serenity's reign.</text:p>
        </text:list-item>
        <text:list-item>
          <text:p text:style-name="P88">bunny - You notice your friend's glasses don't have swirls on them, so you draw them on with a 'sharpie' marker. </text:p>
        </text:list-item>
        <text:list-item>
          <text:p text:style-name="P88">caterfree - You try to figure out how to play EVERY melody you hear on BSSM on your favorite instrument. </text:p>
        </text:list-item>
        <text:list-item>
          <text:p text:style-name="P88">chibi-usa2 - when your boyfriend proposes to you, you reject the ring because obviously he didn't know you well enough because he didn't propose to you in a airport and he didn't give you a heart shaped ring </text:p>
        </text:list-item>
        <text:list-item>
          <text:p text:style-name="P88">chibikaoru16 - You usually think your in the 30th century than in the 20th! Then you wonder when will your mother bring you to the past... </text:p>
        </text:list-item>
        <text:list-item>
          <text:p text:style-name="P88">galaxia - You think it is your destiny to capture all the butterflys and put them to rest in a graveyard like Heavy Metal Papillion. </text:p>
        </text:list-item>
        <text:list-item>
          <text:p text:style-name="P88">galaxia - You tell your friend's little sister not to go in her sandbox because the sand might turn into water and she will forget who she is. </text:p>
        </text:list-item>
        <text:list-item>
          <text:p text:style-name="P88">goddess cosmos - You buy the plastic Sailormoon cutie rod wand, and you yell "Moon Healing Escalation!" hoping that your older sister will start being nice to you. </text:p>
        </text:list-item>
        <text:list-item>
          <text:p text:style-name="P88"><text:soft-page-break/>haruka minamino - You try looking in every cranny of your house, hoping an ornate white door/gate (The Time Gate) will pop up. </text:p>
        </text:list-item>
        <text:list-item>
          <text:p text:style-name="P88">haruka minamino - You corner your best, most feminine gal pal on a wall and get caught looking like you're trying to kiss her Haruka-style. </text:p>
        </text:list-item>
        <text:list-item>
          <text:p text:style-name="P88">haruka minamino - You get into motorsports and try to race like the wind. you wonder when your hair will ever grow as long as Mistress 9's. </text:p>
        </text:list-item>
        <text:list-item>
          <text:p text:style-name="P88">haruka minamino - You try to cook up potions and build a secret lab. </text:p>
        </text:list-item>
        <text:list-item>
          <text:p text:style-name="P88">kakyaa - You run around with a plastic star yell yelling "Star Serious Laser!" </text:p>
        </text:list-item>
        <text:list-item>
          <text:p text:style-name="P88">lil dreamer - You wonder why an over protective Father would name his daughter Bunny. </text:p>
        </text:list-item>
        <text:list-item>
          <text:p text:style-name="P88">sailor aurian -You see a lady on a street with red hair and a sheer purple dress and attack her. (Queen Beryl) </text:p>
        </text:list-item>
        <text:list-item>
          <text:p text:style-name="P88">sailor selene - You start to think of Michiru and Haruka as your Mama and Papa. </text:p>
        </text:list-item>
        <text:list-item>
          <text:p text:style-name="P88">tuxedomask - You get 99 on a test and your parents are disappointed (hmmm... I wonder who that could be...) hint: Melvin. </text:p>
        </text:list-item>
        <text:list-item>
          <text:p text:style-name="P114">venus - When you start hanging around Shinto temples too much and annoy the priestess.</text:p>
        </text:list-item>
      </text:list>
      <text:p text:style-name="P29">From http://members.tripod.com/~Sailor_Fu/list2.html</text:p>
      <text:list xml:id="list135235031434055" text:continue-numbering="true" text:style-name="WW8Num23">
        <text:list-item>
          <text:p text:style-name="P88">You wonder who would win in a fight between Sailor Mercury and Mr. Freeze. </text:p>
        </text:list-item>
        <text:list-item>
          <text:p text:style-name="P88">You travel to California so you can picket DIC for Sailor Moon Super. </text:p>
        </text:list-item>
        <text:list-item>
          <text:p text:style-name="P88">You say "FINE!" just like Ann when she's pissed off. </text:p>
        </text:list-item>
        <text:list-item>
          <text:p text:style-name="P88">You bug DIC to release a director's cut of the Sailor Moon series. </text:p>
        </text:list-item>
        <text:list-item>
          <text:p text:style-name="P88">You automatically develop a crush on anyone named Greg. </text:p>
        </text:list-item>
        <text:list-item>
          <text:p text:style-name="P88">You console yourself after a bad day by reading the manga-style episodes on the Castle In The Sky webpage. </text:p>
        </text:list-item>
        <text:list-item>
          <text:p text:style-name="P88">You want to change your name to Amy Anderson, but it wouldn't be a big change because your name IS Amy Anderson. </text:p>
        </text:list-item>
        <text:list-item>
          <text:p text:style-name="P88">The beginning of the song "Your New Cuckoo" by the Cardigans sounds like Sailor Moon's original Japanese henshin music. </text:p>
        </text:list-item>
        <text:list-item>
          <text:p text:style-name="P88">The next step in being like Lita? Becoming an emancipated adult! </text:p>
        </text:list-item>
        <text:list-item>
          <text:p text:style-name="P88">You decide to do drawings in the style of Loni LaNye, with the first being the cut scene in "Worth a Princess's Ransom", where Serena and Darien jump off the balcony with an umbrella. </text:p>
        </text:list-item>
        <text:list-item>
          <text:p text:style-name="P88">You've spent a LARGE amount of cash on hair extensions and a hot red dress so you'll look like Sailor Mars for Prom/Homecoming. </text:p>
        </text:list-item>
        <text:list-item>
          <text:p text:style-name="P88">You look for the Juuban-Azabu AMI building when you're in Tokyo. </text:p>
        </text:list-item>
        <text:list-item>
          <text:p text:style-name="P88">Your new nickname is "Boom Boom Moon". </text:p>
        </text:list-item>
        <text:list-item>
          <text:p text:style-name="P88">Even if you don't have them in your room, those 18-inch dolls STILL creep you out. </text:p>
        </text:list-item>
        <text:list-item>
          <text:p text:style-name="P88">You have a whole bunch of Sailor Moon baby tees and the collection just keeps growing..... </text:p>
        </text:list-item>
        <text:list-item>
          <text:p text:style-name="P88">You were VERY disappointed in 'Toons choices for a Live-Action Sailor Moon because they only chose ONE person that would make the movie work--Rachael Leigh Cook as Sailor Mercury! </text:p>
        </text:list-item>
        <text:list-item>
          <text:p text:style-name="P88">The last 3 graphic novels you bought were Sailor Moon ones. </text:p>
        </text:list-item>
        <text:list-item>
          <text:p text:style-name="P88">You've attended Phoenix Mercury games with the symbol of Mercury painted on your forehead. </text:p>
        </text:list-item>
        <text:list-item>
          <text:p text:style-name="P88">You bought a copy of "Urban Legend" on DVD so you could skip to the part with Vince "Tuxedo Mask" Corazza. </text:p>
        </text:list-item>
        <text:list-item>
          <text:p text:style-name="P114">Your favorite song is "Venus" by Frankie Avalon.</text:p>
        </text:list-item>
      </text:list>
      <text:p text:style-name="P29">From http://heitmat.tripod.com/thekewlsailormoonporch/index.html</text:p>
      <text:p text:style-name="P31">-By Katie (the author)</text:p>
      <text:list xml:id="list135234166051294" text:continue-numbering="true" text:style-name="WW8Num23">
        <text:list-item>
          <text:p text:style-name="P88">When you get upset or worried about something, you sit down and have a cup of hot cocoa. </text:p>
        </text:list-item>
        <text:list-item>
          <text:p text:style-name="P88">You're afraid of eggs, because you think they might steal your pure heart! </text:p>
        </text:list-item>
        <text:list-item>
          <text:p text:style-name="P88">You go through all your Sailor Moon pics playing "Survivor", to decide which one you like best. </text:p>
        </text:list-item>
        <text:list-item>
          <text:p text:style-name="P88">Your dad picks up the phone when it rings, saying a moment later in an annoyed voice, Sailor Mercury's on the phone. You say, "Great, I haven't talk to Anna for ages!" </text:p>
        </text:list-item>
        <text:list-item>
          <text:p text:style-name="P88"><text:soft-page-break/>You hate science class because you always end up screaming at the teacher that people DID live on the moon. </text:p>
        </text:list-item>
        <text:list-item>
          <text:p text:style-name="P88">Your English teacher is always confused when she reads your papers, saying things like, "Who are the Sailor Scouts?" </text:p>
        </text:list-item>
        <text:list-item>
          <text:p text:style-name="P88">You go to anti- Sailor Moon sites just to send them hate mail. </text:p>
        </text:list-item>
        <text:list-item>
          <text:p text:style-name="P88">When people ask if the Starlights are boys or girls, you clear your throat and talk about something else. </text:p>
        </text:list-item>
        <text:list-item>
          <text:p text:style-name="P88">When your parents tell you to get off the internet, you beg to stay on for ten more minutes, to download a movie clip. </text:p>
        </text:list-item>
        <text:list-item>
          <text:p text:style-name="P88">Despite the fact you can't find history info for your report, you CAN find plenty of Sailor Moon sites. </text:p>
        </text:list-item>
        <text:list-item>
          <text:p text:style-name="P114">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35235389386421" text:continue-numbering="true" text:style-name="WW8Num23">
        <text:list-item>
          <text:p text:style-name="P88">You were seen last summer throwing crescent shaped cookies at people while yelling out 'Venus Crescent Cookies Smashi!' *</text:p>
        </text:list-item>
        <text:list-item>
          <text:p text:style-name="P88">You give your red-headed little sister an umbrella and tell her to go back to the planet that she came from.</text:p>
        </text:list-item>
        <text:list-item>
          <text:p text:style-name="P88">You won't go to any concert unless the band is the "The Three Lights"</text:p>
        </text:list-item>
        <text:list-item>
          <text:p text:style-name="P88">You wake up in the middle of the night just to work on your Sailor Moon website. #</text:p>
        </text:list-item>
        <text:list-item>
          <text:p text:style-name="P88">You dye your Sister's hair pink many times, but your mom washes it out and scolds you...</text:p>
        </text:list-item>
        <text:list-item>
          <text:p text:style-name="P88">You keep on getting scolded for dyeing your sister's hair pink, and your mom always washes it out, so you dyed it permanent this time.</text:p>
        </text:list-item>
        <text:list-item>
          <text:p text:style-name="P88">You try putting a crescent moon tattoo on you cat's head, but just get scratched...-_-;; * (Sunny's tried this with her cat, whom she name Luna... though it's gray...-_-...</text:p>
        </text:list-item>
        <text:list-item>
          <text:p text:style-name="P88">You can eat as much as Usagi...(Cherry-chan can... she's hungry every ten minutes or so...-_-</text:p>
        </text:list-item>
        <text:list-item>
          <text:p text:style-name="P88">Your teacher is very close to killing you because you read nothing but Sailor Moon mangas. # (I did that during the end of the school year in seventh grade...)</text:p>
        </text:list-item>
        <text:list-item>
          <text:p text:style-name="P88">You have wasted 282,494,810,383 pencils trying to draw Sailormoon pictures perfectly.</text:p>
        </text:list-item>
        <text:list-item>
          <text:p text:style-name="P88">You have a boyfriend who can't stand your constant crying.</text:p>
        </text:list-item>
        <text:list-item>
          <text:p text:style-name="P88">You wake up five hours early in attempt to make Usagi's odangos.</text:p>
        </text:list-item>
        <text:list-item>
          <text:p text:style-name="P8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4">You tend to get week in the knees when you see some guy that's good looking.</text:p>
        </text:list-item>
      </text:list>
      <text:p text:style-name="P29">From http://dark-phoenix.net/darkrealm/index1.html</text:p>
      <text:list xml:id="list135234431775721" text:continue-numbering="true" text:style-name="WW8Num23">
        <text:list-item>
          <text:p text:style-name="P88">You get good grades and you tell everyone that you have been studying with Ami.</text:p>
        </text:list-item>
        <text:list-item>
          <text:p text:style-name="P88">When you use the mouse you scream; "Mouse Clicking Power!"</text:p>
        </text:list-item>
        <text:list-item>
          <text:p text:style-name="P88">You are convinced that the cutest guy in your neighborhood is Tuxedo Kamen.</text:p>
        </text:list-item>
        <text:list-item>
          <text:p text:style-name="P88">You send that guy a dozen roses that way you know for sure he's prepared to save you and your friends.</text:p>
        </text:list-item>
        <text:list-item>
          <text:p text:style-name="P88">You buy the school lunch, sit down with your friends, then you stand on the seat pointing to the tray you say; "On behalf of the Moon you should be punished!"</text:p>
        </text:list-item>
        <text:list-item>
          <text:p text:style-name="P88">During an earthquake you grab a yellow ball and throw it down as you are screaming, "World Shaking!"</text:p>
        </text:list-item>
        <text:list-item>
          <text:p text:style-name="P88">You tell your friends not to make you mad or you'll let your dragon loose.</text:p>
        </text:list-item>
        <text:list-item>
          <text:p text:style-name="P88">You think eating sandwiches will make you smart.</text:p>
        </text:list-item>
        <text:list-item>
          <text:p text:style-name="P88">People fall asleep in class and you think the Negaverse did this.</text:p>
        </text:list-item>
        <text:list-item>
          <text:p text:style-name="P88">You memorized everyone's transformation just in case you are told to transform.</text:p>
        </text:list-item>
        <text:list-item>
          <text:p text:style-name="P88"><text:soft-page-break/>You go to the local arcade, and when it asks for your name you type in Luna.</text:p>
        </text:list-item>
        <text:list-item>
          <text:p text:style-name="P88">You spend all of your money on Sailor Moon things.</text:p>
        </text:list-item>
        <text:list-item>
          <text:p text:style-name="P88">You have bought every type of Sailor Moon merchandise known to man, or moonies.</text:p>
        </text:list-item>
        <text:list-item>
          <text:p text:style-name="P88">When your teacher bends down you pull back a rubber band and shout it you know where while screaming "Mars Flame Sniper!" I know a guy who did this. ^.^</text:p>
        </text:list-item>
        <text:list-item>
          <text:p text:style-name="P88">You try to turn your room into a temple, put a fire in the middle of it, try to talk to the fire, and you are sad when it does not answer.</text:p>
        </text:list-item>
        <text:list-item>
          <text:p text:style-name="P88">You do the above and fire does answer. o.O;;</text:p>
        </text:list-item>
        <text:list-item>
          <text:p text:style-name="P88">Watching Sailor Moon has made your grade in Science go up. It helps me remember the phases of the moon. &gt;.&lt;</text:p>
        </text:list-item>
        <text:list-item>
          <text:p text:style-name="P110">(REMOVED)</text:p>
        </text:list-item>
        <text:list-item>
          <text:p text:style-name="P88">You wonder if really nice people have pure hearts and you think the death busters might go after the person.</text:p>
        </text:list-item>
        <text:list-item>
          <text:p text:style-name="P88">Every time you play chess you pretend you're playing Ami.</text:p>
        </text:list-item>
        <text:list-item>
          <text:p text:style-name="P88">All you do in class is try to draw Sailor Moon characters.</text:p>
        </text:list-item>
        <text:list-item>
          <text:p text:style-name="P88">Your vision of a perfect Saturday is going on the internet and looking for Sailor Moon things.</text:p>
        </text:list-item>
        <text:list-item>
          <text:p text:style-name="P88">You play the violin at school "just because."</text:p>
        </text:list-item>
        <text:list-item>
          <text:p text:style-name="P88">If someone insults your favorite character you say "In the name of the planet ______ I shall punish you!"</text:p>
        </text:list-item>
        <text:list-item>
          <text:p text:style-name="P88">You take a picture of your favorite character to your hairstylist and say to them, "I want to look like this."</text:p>
        </text:list-item>
        <text:list-item>
          <text:p text:style-name="P88">You try to get an e-mail like, sailor_neptune@email.com or whatever and find out that someone already has that and you send them hate mail.</text:p>
        </text:list-item>
        <text:list-item>
          <text:p text:style-name="P88">Your reading level is now higher because you read so many Sailor Moon fanfics. ^.^;; It's true...</text:p>
        </text:list-item>
        <text:list-item>
          <text:p text:style-name="P88">You start to think that people with blue hair are smarter then most people.</text:p>
        </text:list-item>
        <text:list-item>
          <text:p text:style-name="P88">You now love volleyball, and try to hit it the way Minako does with a flip. ^.^ Still working on it...</text:p>
        </text:list-item>
        <text:list-item>
          <text:p text:style-name="P88">You believe cookies will make you stronger.</text:p>
        </text:list-item>
        <text:list-item>
          <text:p text:style-name="P88">You call your little sister Chibiusa (or any of her names) and you call your little brother Shingo. (Kaichuu does this with her brother and sister.)</text:p>
        </text:list-item>
        <text:list-item>
          <text:p text:style-name="P88">During Science class all you want to do is study about the planets.</text:p>
        </text:list-item>
        <text:list-item>
          <text:p text:style-name="P88">Someone tells you that you look like Usagi, and you get happy, but they meant their friend, Usagi.</text:p>
        </text:list-item>
        <text:list-item>
          <text:p text:style-name="P88">You write a novel length Sailor Moon fan fiction.</text:p>
        </text:list-item>
        <text:list-item>
          <text:p text:style-name="P88">You make up a giant Sailor Moon site that has everything, and you put your life into it.</text:p>
        </text:list-item>
        <text:list-item>
          <text:p text:style-name="P88">Blue haired girls are now your best friends as far as homework goes.</text:p>
        </text:list-item>
        <text:list-item>
          <text:p text:style-name="P88">Instead of "Got milk?" you say "Got moon power?"</text:p>
        </text:list-item>
        <text:list-item>
          <text:p text:style-name="P88">Your new favorite animal is the rabbit.</text:p>
        </text:list-item>
        <text:list-item>
          <text:p text:style-name="P88">You name your pets after the Sailor Moon characters. Your rabbit's name is Usagi, your goldfish is named Michiru, and your Labrador is named Setsuna.</text:p>
        </text:list-item>
        <text:list-item>
          <text:p text:style-name="P88">People don't think it's strange that you've worn your hair in meatballs for the tenth time that month.</text:p>
        </text:list-item>
        <text:list-item>
          <text:p text:style-name="P88">Your parents get hooked on Sailor Moon.</text:p>
        </text:list-item>
        <text:list-item>
          <text:p text:style-name="P88">You have the exact same room as your favorite senshi.</text:p>
        </text:list-item>
        <text:list-item>
          <text:p text:style-name="P88">You can do all of the poses perfectly.</text:p>
        </text:list-item>
        <text:list-item>
          <text:p text:style-name="P88">Your parrot sings the song of choice while you do the poses for them.</text:p>
        </text:list-item>
        <text:list-item>
          <text:p text:style-name="P88">You love water with a very strong passion.</text:p>
        </text:list-item>
        <text:list-item>
          <text:p text:style-name="P88">Whenever you go swimming you see yourself as Michiru or Ami.</text:p>
        </text:list-item>
        <text:list-item>
          <text:p text:style-name="P88">You go around calling yourself the Queen Otaku or the leader of the moonies. Yes, I've seen on girl online do that. -.-;;</text:p>
        </text:list-item>
        <text:list-item>
          <text:p text:style-name="P88">Your bird actually thinks he needs to fight evil by the moonlight and win love by daylight.</text:p>
        </text:list-item>
        <text:list-item>
          <text:p text:style-name="P88">Bandai has had to buy stock from you.</text:p>
        </text:list-item>
        <text:list-item>
          <text:p text:style-name="P88">You practically own Naoko because of all of the money you've invested in Sailor Moon. </text:p>
        </text:list-item>
        <text:list-item>
          <text:p text:style-name="P88">Your parents ban you from Sailor Moon. </text:p>
        </text:list-item>
        <text:list-item>
          <text:p text:style-name="P88">You sing the different Sailor Moon songs in order to keep yourself sane.</text:p>
        </text:list-item>
        <text:list-item>
          <text:p text:style-name="P88">You finally snap and continue to sit in front of your mirror saying "Never ban the minds of the young otaku from Sailor Moon."</text:p>
        </text:list-item>
        <text:list-item>
          <text:p text:style-name="P88">Your cat only responds to the name Luna by now.</text:p>
        </text:list-item>
        <text:list-item>
          <text:p text:style-name="P88"><text:soft-page-break/>You wonder why when you call out one of the henshin phrases you don't get a perfect manicure.</text:p>
        </text:list-item>
        <text:list-item>
          <text:p text:style-name="P88">You think about dilating your eyes.</text:p>
        </text:list-item>
        <text:list-item>
          <text:p text:style-name="P88">You've programmed your computer to find any evil presence in your city (It's possible with Shakaku's computer. -.^)</text:p>
        </text:list-item>
        <text:list-item>
          <text:p text:style-name="P88">You have your own custom transformation music, and play it while you change.</text:p>
        </text:list-item>
        <text:list-item>
          <text:p text:style-name="P88">You've actually read all of the above.</text:p>
        </text:list-item>
        <text:list-item>
          <text:p text:style-name="P114">You've actually done all of the above. (What kind of insane person are you??!!)</text:p>
        </text:list-item>
      </text:list>
      <text:p text:style-name="P79"/>
      <text:p text:style-name="P29">From http://www.virtualinsanity.net/greatsailormoonsite/ (~^_^~'s Sailor Moon Site)</text:p>
      <text:list xml:id="list135233963256439" text:continue-numbering="true" text:style-name="WW8Num23">
        <text:list-item>
          <text:p text:style-name="P88">You drive your friends crazy trying to memorize the whole script of all the episodes of sailor moon.(From Rena ) </text:p>
        </text:list-item>
        <text:list-item>
          <text:p text:style-name="P88">You stand in front of a mirror and say "Moon Prism Power" all night long until your parents freak and send you to a nuthouse (From Bryan d.) </text:p>
        </text:list-item>
        <text:list-item>
          <text:p text:style-name="P88">You put a black crescent moon on your forehead and pretend that you're a person from Nemesis! (From Neo Prince Diamond) </text:p>
        </text:list-item>
        <text:list-item>
          <text:p text:style-name="P88">You start "praying" like Rei to get the guys off your back (From Nyaromon) </text:p>
        </text:list-item>
        <text:list-item>
          <text:p text:style-name="P88">You wear a golden tiara with a ruby imbedded in it (From Nyaromon) </text:p>
        </text:list-item>
        <text:list-item>
          <text:p text:style-name="P88">You make diagrams on how to make meatballs, spades, and hearts out of your hair (From Chibi Chibi) </text:p>
        </text:list-item>
        <text:list-item>
          <text:p text:style-name="P88">You try to make your own sailor suit and try to pass it off as just a Halloween costume but you "try it on" every once in a while to see if it still fits (From Chibi Chibi) </text:p>
        </text:list-item>
        <text:list-item>
          <text:p text:style-name="P88">You catch yourself saying 'chibi chibi' over and over again as you splash merrily along in puddles holding your umbrella (From Chibi Chibi) </text:p>
        </text:list-item>
        <text:list-item>
          <text:p text:style-name="P88">You start to find Melvin attractive ( From ANCNTleaderZapdos ) </text:p>
        </text:list-item>
        <text:list-item>
          <text:p text:style-name="P88">You start to spell out all the scouts names in you abc soup (From ANCNTYuffie ) </text:p>
        </text:list-item>
        <text:list-item>
          <text:p text:style-name="P88">You make your own moon scepter (From Nancy) </text:p>
        </text:list-item>
        <text:list-item>
          <text:p text:style-name="P88">You make your own moon crystal (From Nancy) </text:p>
        </text:list-item>
        <text:list-item>
          <text:p text:style-name="P88">You act like Tuxedo Mask and throw a rose in front of the bullies at school (From Nancy) </text:p>
        </text:list-item>
        <text:list-item>
          <text:p text:style-name="P88">You dream of becoming the head priestess of your grandpa's temple (From ANCNTYuffie) </text:p>
        </text:list-item>
        <text:list-item>
          <text:p text:style-name="P88">You buy a childs chemistry kit so you can make a daimon pod to torture your little brother (since its obvious he DOESN'T have a pure heart)(From Peaches) </text:p>
        </text:list-item>
        <text:list-item>
          <text:p text:style-name="P88">You duck behind a tree and yell Moon Crystal Power! And jump back out and start making a speech to some one that walks by about how you're going to punish them.(From Kathy) </text:p>
        </text:list-item>
        <text:list-item>
          <text:p text:style-name="P88">You print out this list and carry it around as a checklist (From SailorKara200) </text:p>
        </text:list-item>
        <text:list-item>
          <text:p text:style-name="P88">You make a site on anime and it turns out you used all of your space on sailor moon (From Sailor Capricorn) </text:p>
        </text:list-item>
        <text:list-item>
          <text:p text:style-name="P88">You make up your own scouts and scripts and try to send them to Toonami (From Sailor Capricorn) </text:p>
        </text:list-item>
        <text:list-item>
          <text:p text:style-name="P88">You start to write songs to go with your scripts (From Sailor Capricorn) </text:p>
        </text:list-item>
        <text:list-item>
          <text:p text:style-name="P88">You get a trash can, fill it with paper, light it on fire, and then try to find out what the answer to tomorrow’s quiz.(From Sailor Snow Fall) </text:p>
        </text:list-item>
        <text:list-item>
          <text:p text:style-name="P88">During an earth quake, you yell, "Will You Stop That, Uranus!!!!!!!!!!!!!!!!!"(From Sailor Snow Fall) </text:p>
        </text:list-item>
        <text:list-item>
          <text:p text:style-name="P88">NASA is now screening they're calls because 'someone' keeps calling and begging them to search for the ruins of the Moon Kingdom (From Firefly) </text:p>
        </text:list-item>
        <text:list-item>
          <text:p text:style-name="P88">You paint a cat face on a volley ball, tape an antenna to it, press the nose and shout "Sailors! I need you! Heart-snatchers are here!" (From ibsailorscout3000) </text:p>
        </text:list-item>
        <text:list-item>
          <text:p text:style-name="P88">Your art teacher asks you to draw an important moment in your life and you find yourself sketching Sailor Moon's transformation. (From Sailor Spring/May) </text:p>
        </text:list-item>
        <text:list-item>
          <text:p text:style-name="P88">You look at all intelligent people based on Ami. (From James)</text:p>
        </text:list-item>
        <text:list-item>
          <text:p text:style-name="P88">You love it more than Dragon Ball Z (brownie ponts to the guys you also agree with me)(From James)</text:p>
        </text:list-item>
        <text:list-item>
          <text:p text:style-name="P88"><text:soft-page-break/>You have at least 10 of these happen to you in life (I envy those of you who do. If so, e-mail me at j.r.k.1@netzero.net) (From James)</text:p>
        </text:list-item>
        <text:list-item>
          <text:p text:style-name="P88">You ask your florist, "Which type of roses have the best aerodynamics?" (From Destiny_Eternal_Light@sailormoon.com)</text:p>
        </text:list-item>
        <text:list-item>
          <text:p text:style-name="P8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8">You think you actually know how a blonde blue-eyed woman and black-haired blue-eye man produced two daughters, one with hot pink hair and hot pink eyes, and one with light pink hair and red eyes. (From MissyAnne25@webtv.net)</text:p>
        </text:list-item>
        <text:list-item>
          <text:p text:style-name="P88">You go to a jewelry store and points a gun at the cashiers head and say "give me the imperial silver crystal" (From XxLiBrA92xX@aol.com)</text:p>
        </text:list-item>
        <text:list-item>
          <text:p text:style-name="P88">You don't go to hair-maker saloon for fear that Dark Kingdom could procure somehow a piece of your hair and organized a trap for you. (From Anton P.) </text:p>
        </text:list-item>
        <text:list-item>
          <text:p text:style-name="P88">Every time before a dinner you go round a table and paste ofudas on the back of each chair. (From Anton P.)</text:p>
        </text:list-item>
        <text:list-item>
          <text:p text:style-name="P88">You waste a whole day playing your flute before the showcase of a candy store trying to force cookies to dance. (From Anton P.) </text:p>
        </text:list-item>
        <text:list-item>
          <text:p text:style-name="P88">You find yourself throwing papers with fake Japanese words scribbled on them at people you think look evil. (From Hannah_Sophie@msn.com)</text:p>
        </text:list-item>
        <text:list-item>
          <text:p text:style-name="P88">Your secret nick name is one of the Sailors Scouts. (From mel_bisohu_senshi@yahoo.com)</text:p>
        </text:list-item>
        <text:list-item>
          <text:p text:style-name="P88">You have at least used twice a Sailor Moon term as your password. (From mel_bisohu_senshi@yahoo.com)</text:p>
        </text:list-item>
        <text:list-item>
          <text:p text:style-name="P88">You forget when your birthday is, but know all of the Sailor Scouts'. (From resimars417)</text:p>
        </text:list-item>
        <text:list-item>
          <text:p text:style-name="P114">You have spent more time watching Sailor Moon in the last week than you have spent at school/work. (From resimars417)</text:p>
        </text:list-item>
      </text:list>
      <text:p text:style-name="P29">From http://sme.burningdevotion.org/ (Sailor Moon Experience)</text:p>
      <text:list xml:id="list135235057502198" text:continue-numbering="true" text:style-name="WW8Num23">
        <text:list-item>
          <text:p text:style-name="P88">You hear Queen's "Another One Bites the Dust" and think, "Sailor Moon does it again!" *</text:p>
        </text:list-item>
        <text:list-item>
          <text:p text:style-name="P88">You look for Sailor Moon stuff in stores you KNOW wouldn't have any, but you just want to be sure. *</text:p>
        </text:list-item>
        <text:list-item>
          <text:p text:style-name="P111">(REMOVED)</text:p>
        </text:list-item>
        <text:list-item>
          <text:p text:style-name="P88">You get very scared to go in to play Laser-tag.</text:p>
        </text:list-item>
        <text:list-item>
          <text:p text:style-name="P88">You apply to become an exchange student in Japan even though it has absolutely nothing to do with your field of study.</text:p>
        </text:list-item>
        <text:list-item>
          <text:p text:style-name="P88">Your TV activates a Sailor Moon episode automatically whenever you enter the room.</text:p>
        </text:list-item>
        <text:list-item>
          <text:p text:style-name="P88">Every time you watch a Mickey Mouse cartoon, you expect his dog (Pluto) to send him to the past.</text:p>
        </text:list-item>
        <text:list-item>
          <text:p text:style-name="P88">Every time it rains, you start to hum "Rainy Day Man". *</text:p>
        </text:list-item>
        <text:list-item>
          <text:p text:style-name="P88">You think Star Trek: DS9's wormhole leads to the Negaverse.</text:p>
        </text:list-item>
        <text:list-item>
          <text:p text:style-name="P88">You were hoping to find Rei working at the big Mars candy co.</text:p>
        </text:list-item>
        <text:list-item>
          <text:p text:style-name="P88">You think each of the rings, which form the Olympic symbol, can also represent each of the Scouts!!</text:p>
        </text:list-item>
        <text:list-item>
          <text:p text:style-name="P88">You look in the Encyclopedia to see if Malachite is named after an ore.</text:p>
        </text:list-item>
        <text:list-item>
          <text:p text:style-name="P88">Anything having a "nega" prefix (like negative) could be a product from the Negaverse.</text:p>
        </text:list-item>
        <text:list-item>
          <text:p text:style-name="P88">You painted the Sailor Scouts onto your car as bodywork decoration.</text:p>
        </text:list-item>
        <text:list-item>
          <text:p text:style-name="P88">You tried opening your sister's compact to see if it plays music.</text:p>
        </text:list-item>
        <text:list-item>
          <text:p text:style-name="P88">You cried your eyes out when your mom told you that Sailor Moon was just a cartoon.</text:p>
        </text:list-item>
        <text:list-item>
          <text:p text:style-name="P88">You have gone to the paint shop and asked them if they had any Sailor Moon wallpaper.</text:p>
        </text:list-item>
        <text:list-item>
          <text:p text:style-name="P88">Some guy named Melvin just happens to be your new math tutor.</text:p>
        </text:list-item>
        <text:list-item>
          <text:p text:style-name="P88">You vote the Sailor Moon movies as your all time favorite movies.</text:p>
        </text:list-item>
        <text:list-item>
          <text:p text:style-name="P88">You make a Doom WAD file based on SM. </text:p>
        </text:list-item>
        <text:list-item>
          <text:p text:style-name="P88">You wonder when the Negaverse will try to steal energy from the Energizer Bunny.</text:p>
        </text:list-item>
        <text:list-item>
          <text:p text:style-name="P114">You have a set of Glow-in-the-Dark planets on the ceiling above your bed, and you call them your Guardians. *</text:p>
        </text:list-item>
      </text:list>
      <text:p text:style-name="P31"><text:soft-page-break/>Submitted by other fans:</text:p>
      <text:list xml:id="list135235518329713" text:continue-numbering="true" text:style-name="WW8Num23">
        <text:list-item>
          <text:p text:style-name="P88">You dress up in a leotard and short skirt with high boots and you put your hair into buns, take your mothers spatula and run around outside, yelling "moon crystal elimination!" - muyobaby7788@yahoo.com</text:p>
        </text:list-item>
        <text:list-item>
          <text:p text:style-name="P88">That you've never missed an episode of Sailor Moon and you've seen them in Japanese. - Kiagirls@cs.com</text:p>
        </text:list-item>
        <text:list-item>
          <text:p text:style-name="P88">You take your little cousin into Wal-Mart to use as your excuse to buy Sailor Moon tapes. - MissRenee01@hotmail.com</text:p>
        </text:list-item>
        <text:list-item>
          <text:p text:style-name="P88">You cry in hope that the Silver Imperial Crystal will materialize out of one of your tears. - Cheerbear2636@aol.com</text:p>
        </text:list-item>
        <text:list-item>
          <text:p text:style-name="P88">You go to a costume store and find out if they have a giant tennis ball costume, a giant tennis racket costume and a tuxedo and a mask for your boy friend. - Katzkrazzy@aol.com</text:p>
        </text:list-item>
        <text:list-item>
          <text:p text:style-name="P88">You start bouncing around a tennis court and hope to see tuxedo mask save you. - Katzkrazzy@aol.com</text:p>
        </text:list-item>
        <text:list-item>
          <text:p text:style-name="P88">It happens. - Katzkrazzy@aol.com</text:p>
        </text:list-item>
        <text:list-item>
          <text:p text:style-name="P88">You cross out your name on your birth certificate (a photocopy) and write "Minako Chan" and color over your hair in all of your photos of you in green gel pen! - zelda108@aol.com</text:p>
        </text:list-item>
        <text:list-item>
          <text:p text:style-name="P88">You go to Church (Christian services) and when the Priest holds up the Chalice you think "Crisis Make Up!" all the time. - princessjiro@yahoo.com</text:p>
        </text:list-item>
        <text:list-item>
          <text:p text:style-name="P88">When you see somebody bullying someone, you walk over to them and shout, "I'm Sailor Moon." - KellyJeanStar@hotmail.com</text:p>
        </text:list-item>
        <text:list-item>
          <text:p text:style-name="P88">Your school locker is filled with Sailor Moon stuff, including CD's. - KellyJeanStar@hotmail.com</text:p>
        </text:list-item>
        <text:list-item>
          <text:p text:style-name="P88">Your convinced that your sibling is from the Negaverse. - KellyJeanStar@hotmail.com</text:p>
        </text:list-item>
        <text:list-item>
          <text:p text:style-name="P88">You take sewing lessons just so you can sew the Sailor Scout's school uniforms and their Sailor Uniforms. - KellyJeanStar@hotmail.com</text:p>
        </text:list-item>
        <text:list-item>
          <text:p text:style-name="P88">You attach a blue bandanna to your shirt and you run around shouting, "I'm Sailor Moon, the Champion of Justice!" - KellyJeanStar@hotmail.com</text:p>
        </text:list-item>
        <text:list-item>
          <text:p text:style-name="P88">All of your friends can name all of the Sailor Scouts and they haven't even seen the show. - KellyJeanStar@hotmail.com</text:p>
        </text:list-item>
        <text:list-item>
          <text:p text:style-name="P8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8">You have Sailor Moon undies! - Tanjaonemoon@aol.com</text:p>
        </text:list-item>
        <text:list-item>
          <text:p text:style-name="P88">When you went on American Idol, you used the Sailor Moon Theme song. - chelca@comcast.net</text:p>
        </text:list-item>
        <text:list-item>
          <text:p text:style-name="P88">You go to a masked ball and notice a man wearing a cape, hat and glasses just like Tuxedo Mask and have followed him around ever since. - abduque@cox.net</text:p>
        </text:list-item>
        <text:list-item>
          <text:p text:style-name="P88">When you go to the arcade and you are disappointed that you don't see Darien or Andrew - abduque@cox.net</text:p>
        </text:list-item>
        <text:list-item>
          <text:p text:style-name="P88">You start making Sailor Moon weapons out of paper - abduque@cox.net</text:p>
        </text:list-item>
        <text:list-item>
          <text:p text:style-name="P88">You answer your cell phone immediately...the scouts might need you. - abduque@cox.net</text:p>
        </text:list-item>
        <text:list-item>
          <text:p text:style-name="P88">Since you can't find the Silver Crystal in any of the jewelry shops, you just crumple up some tissue and hold it in front of you while shouting "Moon Cosmic Power!" - abduque@cox.net</text:p>
        </text:list-item>
        <text:list-item>
          <text:p text:style-name="P88">You get your boyfriend hooked and the next thing you know he is doing the Sailor Moon positions while saying, "In the name of the Moon, I'm gonna punish you!" - abduque@cox.net</text:p>
        </text:list-item>
        <text:list-item>
          <text:p text:style-name="P88">You say, "Mercury Bubbles Blast!" and you end up farting. - abduque@cox.net</text:p>
        </text:list-item>
        <text:list-item>
          <text:p text:style-name="P88">You start thinking that instead of the Boogyman under your bed, you think Queen Beryl is. - abduque@cox.net</text:p>
        </text:list-item>
        <text:list-item>
          <text:p text:style-name="P114">Every morning you look out your window just in case Tuxedo Mask dropped by. - abduque@cox.net</text:p>
        </text:list-item>
      </text:list>
      <text:p text:style-name="P29">From http://www.fanfiction.net/s/358947/1/ (Princess BOING Serenity)</text:p>
      <text:list xml:id="list135233743296920" text:continue-numbering="true" text:style-name="WW8Num23">
        <text:list-item>
          <text:p text:style-name="P88">Your brother is known as Sammy, no one knows his real name is Fred</text:p>
        </text:list-item>
        <text:list-item>
          <text:p text:style-name="P88">Everything you see/say you can relate to Sailor Moon</text:p>
        </text:list-item>
        <text:list-item>
          <text:p text:style-name="P88">You love being electrocuted</text:p>
        </text:list-item>
        <text:list-item>
          <text:p text:style-name="P88"><text:soft-page-break/>You bring bubbles with you EVERYWHERE</text:p>
        </text:list-item>
        <text:list-item>
          <text:p text:style-name="P88">You're a pyro maniac</text:p>
        </text:list-item>
        <text:list-item>
          <text:p text:style-name="P88">Your school project on your interest lasted the whole year and still wasn't finished, how could you stop talking about Sailor Moon?</text:p>
        </text:list-item>
        <text:list-item>
          <text:p text:style-name="P88">You name your child Serena and call her Rini</text:p>
        </text:list-item>
        <text:list-item>
          <text:p text:style-name="P88">When the plumber comes over you suspect he's from the negaverse, so you chuck ice cubes at him while saying, "Shine Aqua Illusion!"</text:p>
        </text:list-item>
        <text:list-item>
          <text:p text:style-name="P88">You've been to jail for setting people on fire because you could have sworn they were an enemy</text:p>
        </text:list-item>
        <text:list-item>
          <text:p text:style-name="P88">You ask everyone with purple highlights, blue, turquoise, pink, or greenish colored hair what their names are</text:p>
        </text:list-item>
        <text:list-item>
          <text:p text:style-name="P88">You run around with a red garden globe attached to a blue spray painted stick trying to travel time</text:p>
        </text:list-item>
        <text:list-item>
          <text:p text:style-name="P88">You attempt to drown people who you think are enemies</text:p>
        </text:list-item>
        <text:list-item>
          <text:p text:style-name="P88">You steal a sword from a museum and run around in public screaming "Space Sword Blaster" until you are reported</text:p>
        </text:list-item>
        <text:list-item>
          <text:p text:style-name="P88">You make a Silence Glaive out of tinfoil, enough said</text:p>
        </text:list-item>
        <text:list-item>
          <text:p text:style-name="P88">You kill and take over the identity of anyone with the same name as a Sailor Scout.</text:p>
        </text:list-item>
        <text:list-item>
          <text:p text:style-name="P88">You have two major dreams, One: that a talking cat will come and make you a Sailor Scout, Two: All of the moonies in the world have a festival so you can finally meet others with the same obsession as you</text:p>
        </text:list-item>
        <text:list-item>
          <text:p text:style-name="P88">No one knows your real name</text:p>
        </text:list-item>
        <text:list-item>
          <text:p text:style-name="P88">Neither do you</text:p>
        </text:list-item>
        <text:list-item>
          <text:p text:style-name="P88">You make your best friend talk with a strange accent</text:p>
        </text:list-item>
        <text:list-item>
          <text:p text:style-name="P88">You are very proud of being a moonie and never deny it</text:p>
        </text:list-item>
        <text:list-item>
          <text:p text:style-name="P88">You were expelled from your last 10 schools for carrying around and whipping people with a spray painted chain</text:p>
        </text:list-item>
        <text:list-item>
          <text:p text:style-name="P88">You hurl oak leaves at anyone with "bad vibes"</text:p>
        </text:list-item>
        <text:list-item>
          <text:p text:style-name="P88">You burn down your school because in archery you light your arrows on fire and you missed the target</text:p>
        </text:list-item>
        <text:list-item>
          <text:p text:style-name="P88">The door to your room is painted like the Gate of Time and your room is filled with smoke from a smoke machine</text:p>
        </text:list-item>
        <text:list-item>
          <text:p text:style-name="P88">You carry a mirror and a bottle of water in your backpack</text:p>
        </text:list-item>
        <text:list-item>
          <text:p text:style-name="P114">You pretend to faint and act weak, so you can be Hotaru</text:p>
        </text:list-item>
      </text:list>
      <text:p text:style-name="P29">From http://www.expage.com/yktwtmjsmw</text:p>
      <text:list xml:id="list135234358198067" text:continue-numbering="true" text:style-name="WW8Num23">
        <text:list-item>
          <text:p text:style-name="P88">You call each planet by its respective senshi's name.</text:p>
        </text:list-item>
        <text:list-item>
          <text:p text:style-name="P88">You put the English names on your wall to remember them (Ruka: Did that)</text:p>
        </text:list-item>
        <text:list-item>
          <text:p text:style-name="P88">You were daydreaming in Spanish and when your teacher said the word 'triste' you screamed "It's Setsuna, you evil dubbie fan!'</text:p>
        </text:list-item>
        <text:list-item>
          <text:p text:style-name="P88">When your Spanish teacher asks you what 'vaca' (which sounds like baka, b and v sound similar in Spanish.) means, you mindlessly answer 'idiot' and proceed to receive strange looks from the rest of the room.</text:p>
        </text:list-item>
        <text:list-item>
          <text:p text:style-name="P88">You try to telepathically communicate with a senshi. (Comet: Did that)</text:p>
        </text:list-item>
        <text:list-item>
          <text:p text:style-name="P88">And it worked. (Comet: It did! I contacted Michiru! Ruka: Mental problems...)</text:p>
        </text:list-item>
        <text:list-item>
          <text:p text:style-name="P8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8">You wish Mercury was closer to Uranium, Neptunium, and Plutonium on the periodic table and that the moon and other planets had respective elements.</text:p>
        </text:list-item>
        <text:list-item>
          <text:p text:style-name="P8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8">People stare at you when you correct yourself about the Starlights sex change out loud.</text:p>
        </text:list-item>
        <text:list-item>
          <text:p text:style-name="P88"><text:soft-page-break/>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8">When you heard Sting's 'Desert Rose', you thought it was Mamoru singing about his time as the Moonlight Knight. (The song is co-sung by Cheb Mami, you do the math.)</text:p>
        </text:list-item>
        <text:list-item>
          <text:p text:style-name="P88">You think Naru wrote 'Leaving Town' "I remember how we spent time together, and how you used to say that the stars are forever."</text:p>
        </text:list-item>
        <text:list-item>
          <text:p text:style-name="P8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8">Your teacher plans to give you detention if you call her Haruna-sensei one more time.</text:p>
        </text:list-item>
        <text:list-item>
          <text:p text:style-name="P88">You flame any site with NA information.(Please don't do this, ours would be on the original if we'd seen it all.)</text:p>
        </text:list-item>
        <text:list-item>
          <text:p text:style-name="P88">You met your first to high school friends because you heard them insult each other in Japanese during the entrance exams. (Ruka: True! E-mail me if you want the story.)</text:p>
        </text:list-item>
        <text:list-item>
          <text:p text:style-name="P88">You accidentally beat someone up for saying 'Negaverse' in your ear. Because they scared you and because it's 'Dark Kingdom'. (Ruka: Another true one. E-mail for story.)</text:p>
        </text:list-item>
        <text:list-item>
          <text:p text:style-name="P88">You see an episode of Rugrats where Grandpa tells Angelica she could turn her cat into a Ferrari with a magic lamp, you wonder if Nephrite comes with it.</text:p>
        </text:list-item>
        <text:list-item>
          <text:p text:style-name="P88">You wonder where the senshi were when Reptar attacked Tokyo.(From the Rugrats movie 'Runaway Reptar.'</text:p>
        </text:list-item>
        <text:list-item>
          <text:p text:style-name="P88">You go into lesbian chat rooms looking for Haruka or Michiru. Bonus: You use Haruka or Michiru as a screen name to attract the other.</text:p>
        </text:list-item>
        <text:list-item>
          <text:p text:style-name="P88">You try to translate your name into Japanese.</text:p>
        </text:list-item>
        <text:list-item>
          <text:p text:style-name="P88">During a storm, your power goes out before Sailor Moon and you cuss at the sky in Japanese.</text:p>
        </text:list-item>
        <text:list-item>
          <text:p text:style-name="P88">You choose your favorite senshi's name for your name in your Japanese class.</text:p>
        </text:list-item>
        <text:list-item>
          <text:p text:style-name="P114">You beat someone up Haruka-style for making fun of Sailor Moon. Bonus: The other moonie says 'She beat you Haruka-style' and the class stares at both of you.</text:p>
        </text:list-item>
      </text:list>
      <text:p text:style-name="P29">From http://www.angelfire.com/il2/sailorscully/youknow.html</text:p>
      <text:list xml:id="list135233723213044" text:continue-numbering="true" text:style-name="WW8Num23">
        <text:list-item>
          <text:p text:style-name="P88">You have ever had your VCR set to tape Cartoon Network daily, just in case you get home late. </text:p>
        </text:list-item>
        <text:list-item>
          <text:p text:style-name="P88">You have a Sailor Moon t-shirt. </text:p>
        </text:list-item>
        <text:list-item>
          <text:p text:style-name="P88">You've worn it to school. </text:p>
        </text:list-item>
        <text:list-item>
          <text:p text:style-name="P88">You wore it to school again, even though people made fun of you. </text:p>
        </text:list-item>
        <text:list-item>
          <text:p text:style-name="P88">You had a Sailor Moon patch on your backpack, until someone ripped it off. </text:p>
        </text:list-item>
        <text:list-item>
          <text:p text:style-name="P88">You hate DIC for slaughtering the anime. </text:p>
        </text:list-item>
        <text:list-item>
          <text:p text:style-name="P88">You love DIC for introducing you to Sailor Moon. </text:p>
        </text:list-item>
        <text:list-item>
          <text:p text:style-name="P88">You do both of the above. </text:p>
        </text:list-item>
        <text:list-item>
          <text:p text:style-name="P88">You don't understand why they couldn't just keep the original names. Come on, what's so bad about the names Usagi and Mamoru? Really. </text:p>
        </text:list-item>
        <text:list-item>
          <text:p text:style-name="P88">You've never actually seen an episode of the original Japanese series, but you can name a whole bunch of mistakes that the DIC dub makes. </text:p>
        </text:list-item>
        <text:list-item>
          <text:p text:style-name="P8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8">You've spent an hour or more on just the face of a Sailormoon drawing, because you want it to look just right. </text:p>
        </text:list-item>
        <text:list-item>
          <text:p text:style-name="P88">You've entered a piece of Sailormoon fanart in a school art contest. </text:p>
        </text:list-item>
        <text:list-item>
          <text:p text:style-name="P88">It won a medal. </text:p>
        </text:list-item>
        <text:list-item>
          <text:p text:style-name="P88">You've started to forget what was plastered on your walls before you found Sailormoon. </text:p>
        </text:list-item>
        <text:list-item>
          <text:p text:style-name="P88">Your "My Computer" icon has a crescent moon in the "monitor." </text:p>
        </text:list-item>
        <text:list-item>
          <text:p text:style-name="P88">Your "Recycle Bin" icon has an upside down Black Moon on it. </text:p>
        </text:list-item>
        <text:list-item>
          <text:p text:style-name="P88"><text:soft-page-break/>You put so much Sailormoon stuff on your desktop etc. that you decided to just save the whole freakin thing as a Desktop Theme. </text:p>
        </text:list-item>
        <text:list-item>
          <text:p text:style-name="P88">You had only been watching Sailormoon for six months before you had a website about it. </text:p>
        </text:list-item>
        <text:list-item>
          <text:p text:style-name="P88">You had only been watching Sailormoon for eight months before you had two websites about it. </text:p>
        </text:list-item>
        <text:list-item>
          <text:p text:style-name="P88">You actually enjoy coding HTML by hand, because you know in the end you will wind up with a really really cool Sailormoon website. </text:p>
        </text:list-item>
        <text:list-item>
          <text:p text:style-name="P88">You chose to stay inside and code your Sailormoon website instead of going out. </text:p>
        </text:list-item>
        <text:list-item>
          <text:p text:style-name="P88">You haven't gone outside for entire weekends because you've been too busy coding HTML. </text:p>
        </text:list-item>
        <text:list-item>
          <text:p text:style-name="P88">Your parents have become worried that you are spending too much time coding HTML. </text:p>
        </text:list-item>
        <text:list-item>
          <text:p text:style-name="P88">One of your parents nearly fell over when they saw what the raw HTML for your Sailor Moon page looked like. </text:p>
        </text:list-item>
        <text:list-item>
          <text:p text:style-name="P88">You refuse to buy, or even watch, the dubbed movies. Viva la Subtitles! </text:p>
        </text:list-item>
        <text:list-item>
          <text:p text:style-name="P88">The moment you started watching your first subtitled Sailormoon, you decided that some way, some how, you would some day have the entire series on fansub. </text:p>
        </text:list-item>
        <text:list-item>
          <text:p text:style-name="P8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8">One of the words you instantly recognized was "ecchi" ("pervert"). </text:p>
        </text:list-item>
        <text:list-item>
          <text:p text:style-name="P114">You've read an entire tankouban (one volume of the manga) in less than 30 minutes because you couldn't wait to find out what happened next. </text:p>
        </text:list-item>
      </text:list>
      <text:p text:style-name="P29">From http://andy.leuqarte.com/ykyw.htm (SOS-Toronto)</text:p>
      <text:list xml:id="list135233896246369" text:continue-numbering="true" text:style-name="WW8Num23">
        <text:list-item>
          <text:p text:style-name="P88">You infiltrated NASA to access the Hubble Telescope in hopes of finding the Negaverse.</text:p>
        </text:list-item>
        <text:list-item>
          <text:p text:style-name="P88">You and your friends visit an air-conditioned room for a blast of wicked cool air.</text:p>
        </text:list-item>
        <text:list-item>
          <text:p text:style-name="P88">You were hoping that an SM convention would be held at the local planetarium.</text:p>
        </text:list-item>
        <text:list-item>
          <text:p text:style-name="P88">Even though you don't want to risk divorce, you've got second thoughts of buying an anniversary ring for your fiancee since it could drain his/her energy.</text:p>
        </text:list-item>
        <text:list-item>
          <text:p text:style-name="P88">You and your fiancee think twice about spending your honeymoon on a cruise line, fearing Jedite could be there.</text:p>
        </text:list-item>
        <text:list-item>
          <text:p text:style-name="P88">Your French teacher says "Bonjour" while you say "Konnichi Wa".</text:p>
        </text:list-item>
        <text:list-item>
          <text:p text:style-name="P88">You actually got 3M Corp. to produce the Post-It note of the one Raye uses to freeze enemies.</text:p>
        </text:list-item>
        <text:list-item>
          <text:p text:style-name="P88">You check every clock in your house to make sure they don't emit something evil at midnight.</text:p>
        </text:list-item>
        <text:list-item>
          <text:p text:style-name="P88">You have every intention to moving to any city named after one of the Scouts (e.g. Jupiter, Florida; Neptune, Sask.; Saturna, B.C., etc.)</text:p>
        </text:list-item>
        <text:list-item>
          <text:p text:style-name="P88">You claimed to have seen the Imperium Silver Crystal in one those pyramids which house the de-icing salt.</text:p>
        </text:list-item>
        <text:list-item>
          <text:p text:style-name="P88">You interviewed Neil Armstrong for if the Lunar footprint he made in '69 is indeed on the spot where the Moon Kingdom once stood in the past millennium.</text:p>
        </text:list-item>
        <text:list-item>
          <text:p text:style-name="P88">You go to the cosmetics store for some Moon Cosmic Power Make Up.</text:p>
        </text:list-item>
        <text:list-item>
          <text:p text:style-name="P88">You scratched the bacterial surface of your 2 Petri dishes to look like Melvin's pair of glasses (don't do this without supervision of a scientist or teacher).</text:p>
        </text:list-item>
        <text:list-item>
          <text:p text:style-name="P88">You joined the Polar Expedition group in hopes of finding the hole to the Negaverse, and Santa's Workshop as well.</text:p>
        </text:list-item>
        <text:list-item>
          <text:p text:style-name="P88">You and your fiancee ask every local travel agency if their World Tour package includes a trip to the Moon Kingdom.</text:p>
        </text:list-item>
        <text:list-item>
          <text:p text:style-name="P88">You sympathize the airport maintenance crew, knowing they could get run over by any of the planes.</text:p>
        </text:list-item>
        <text:list-item>
          <text:p text:style-name="P88">Even your pager gives the SM theme chime.</text:p>
        </text:list-item>
        <text:list-item>
          <text:p text:style-name="P88">You buy an atlas map of the Moon, hoping you can find the location of the Moon Kingdom.</text:p>
        </text:list-item>
        <text:list-item>
          <text:p text:style-name="P88">Just wearing shades makes you feel "wicked cool".</text:p>
        </text:list-item>
        <text:list-item>
          <text:p text:style-name="P88">The fact it's raining today prompts you to think that Mother Nature is listening to the song "Rainy Day Man".</text:p>
        </text:list-item>
        <text:list-item>
          <text:p text:style-name="P88">You and your fiancee visit Las Vegas, Nevada, for the gambling fun, but want to avoid the Card booths (like Black Jack or 21) for obvious reasons.</text:p>
        </text:list-item>
        <text:list-item>
          <text:p text:style-name="P88">You get your favorite hockey announcer to say that famous phrase... "She shoots, she scores !!!".</text:p>
        </text:list-item>
        <text:list-item>
          <text:p text:style-name="P88"><text:soft-page-break/>You were hoping for the Japanese producers to create Sailor Moon T-Z, then A-Q, so that the series will be truly complete.</text:p>
        </text:list-item>
        <text:list-item>
          <text:p text:style-name="P88">You've just spotted a modified version of the Olympic Flag. In this case, there's a Sailor Scout for each of the 5 rings !!!</text:p>
        </text:list-item>
        <text:list-item>
          <text:p text:style-name="P88">You and your friends now have the natural habit of going to the snack bar for some "muffins".</text:p>
        </text:list-item>
        <text:list-item>
          <text:p text:style-name="P88">You went to the local Optical store, hoping to find the same pair of shades that Darien wears.</text:p>
        </text:list-item>
        <text:list-item>
          <text:p text:style-name="P88">You finally created the Luna Ball using the latest in stealth technology, electronics, and magnetic levitation.</text:p>
        </text:list-item>
        <text:list-item>
          <text:p text:style-name="P88">You and your family look forward to having the Spaghetti &amp; Meatballs dinner every weekend.</text:p>
        </text:list-item>
        <text:list-item>
          <text:p text:style-name="P88">You even played the SM theme song, using the numeric phone keys on your cellular phone.</text:p>
        </text:list-item>
        <text:list-item>
          <text:p text:style-name="P88">You and your friends are among the first to buy the official SM stamps.</text:p>
        </text:list-item>
        <text:list-item>
          <text:p text:style-name="P88">You hope to name a new constellation after the Sailor Scouts.</text:p>
        </text:list-item>
        <text:list-item>
          <text:p text:style-name="P88">Every day during rush hour, instead of outright profanity, you shout, "Moon Scepter Elimination" !!!</text:p>
        </text:list-item>
        <text:list-item>
          <text:p text:style-name="P88">You even see the show on your flight to your destination.</text:p>
        </text:list-item>
        <text:list-item>
          <text:p text:style-name="P88">You and your family don't want to drive over bridges at night.</text:p>
        </text:list-item>
        <text:list-item>
          <text:p text:style-name="P88">Using your stunt plane and some smokescreen, you created a very huge face of Serena in the clear blue sky.</text:p>
        </text:list-item>
        <text:list-item>
          <text:p text:style-name="P88">You and your friends even reprogrammed each of your car's anti-theft security system to play SM's vocal message like this one: "On behalf of the Moon, halt right there".</text:p>
        </text:list-item>
        <text:list-item>
          <text:p text:style-name="P88">You did a portrait of yourself with the Meatball look.</text:p>
        </text:list-item>
        <text:list-item>
          <text:p text:style-name="P88">You shout "Moon Scepter Elimination" to all the other SM-wannabe shows that are on TV now.</text:p>
        </text:list-item>
        <text:list-item>
          <text:p text:style-name="P88">You and your fiancee have second thoughts about going to the House of Mirrors, fearing that Rubius and the Dark Moon Sisters could be there.</text:p>
        </text:list-item>
        <text:list-item>
          <text:p text:style-name="P8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8">Your computer's e-mail pager gives this audio message, "Sailor Moon says, you've got mail".</text:p>
        </text:list-item>
        <text:list-item>
          <text:p text:style-name="P88">You prefer having your photos in slides, because you don't want them as nega-tives.</text:p>
        </text:list-item>
        <text:list-item>
          <text:p text:style-name="P88">You buy that software pgm. called "Microsoft Home Essentials", just because Amy Anderson's name is found at the back of the package (it's true, folks. Just visit your local Computer Store and ask for it).</text:p>
        </text:list-item>
        <text:list-item>
          <text:p text:style-name="P88">You sent a humorous postcard of the New Crystal Tokyo Kingdom to your friends back home.</text:p>
        </text:list-item>
        <text:list-item>
          <text:p text:style-name="P88">You keep reading the final part of that fairy tale, Cinderella, where Prince Charming puts the glass slipper on her foot, and she turns into a princess. However, you were hoping that she'd turn into a Sailor Scout.</text:p>
        </text:list-item>
        <text:list-item>
          <text:p text:style-name="P88">You wrap your sandwich with Serena Wrap.</text:p>
        </text:list-item>
        <text:list-item>
          <text:p text:style-name="P88">You replaced the pieces on your chess board with the SM figurines.</text:p>
        </text:list-item>
        <text:list-item>
          <text:p text:style-name="P88">You want to purchase a cryogenic chamber so that you can sleep in suspended animation (no pun intended) and wake up to see the New Crystal Tokyo Kingdom in the 4th millenium.</text:p>
        </text:list-item>
        <text:list-item>
          <text:p text:style-name="P88">You shop around Chinatown for the Moon Cakes (this is also where the annual Moon Festival is held every Sept.).</text:p>
        </text:list-item>
        <text:list-item>
          <text:p text:style-name="P88">At the local golf club, instead of shouting "FORE", you shout ... "Golf Swinging Power" !!!</text:p>
        </text:list-item>
        <text:list-item>
          <text:p text:style-name="P88">You'd only buy a luxury car that has a moon-roof as standard equipment.</text:p>
        </text:list-item>
        <text:list-item>
          <text:p text:style-name="P88">You want the city mayor to rename the major city highways in honor of the Sailor Scouts.</text:p>
        </text:list-item>
        <text:list-item>
          <text:p text:style-name="P88">You just can't boil water without saying, "Mercury Bubble Blast".</text:p>
        </text:list-item>
        <text:list-item>
          <text:p text:style-name="P88">You just can't wait for the day when travelling to the Moon (and eventually the Universe) will soon be a reality.</text:p>
        </text:list-item>
        <text:list-item>
          <text:p text:style-name="P88">While driving thru the desert (like Sahara, Gobi, or Mojave), you caught a glimpse of the Moonlight Knight ahead of you (mirage, perhaps ?).</text:p>
        </text:list-item>
        <text:list-item>
          <text:p text:style-name="P88">You can forget surfing the Net, because now you can SAIL it (especially if you have a really powerful modem, like ISDN) !</text:p>
        </text:list-item>
        <text:list-item>
          <text:p text:style-name="P88">You don't look forward to winter each year, fearing that it could be the start of that dreaded 1000 yr.-long Ice Age that Serena warned you about (which ultimately would lead to the creation of Crystal Tokyo).</text:p>
        </text:list-item>
        <text:list-item>
          <text:p text:style-name="P88"><text:soft-page-break/>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8">You keep asking where the Sailor Starhealer is when you need her for your injuries.</text:p>
        </text:list-item>
        <text:list-item>
          <text:p text:style-name="P88">You read an eye chart and noticed something peculiar about it. Some of the lines actually spell the names of the Scouts.</text:p>
        </text:list-item>
        <text:list-item>
          <text:p text:style-name="P88">You have some Sailor Moon Love Cards for Valentine's Day.</text:p>
        </text:list-item>
        <text:list-item>
          <text:p text:style-name="P88">You inadvertently included the names of Serena &amp; Co. in your X-mas Files list.</text:p>
        </text:list-item>
        <text:list-item>
          <text:p text:style-name="P88">Instead of counting sheep, you count the moons in your sleep.</text:p>
        </text:list-item>
        <text:list-item>
          <text:p text:style-name="P114">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35235012403579" text:continue-numbering="true" text:style-name="WW8Num23">
        <text:list-item>
          <text:p text:style-name="P88">You try to disguise urself using ur own Disguise pen and sneaking into a bar. </text:p>
        </text:list-item>
        <text:list-item>
          <text:p text:style-name="P88">Cut out a pair of cardboard wings and try to fly. (OUCH!) <text:line-break/></text:p>
          <text:p text:style-name="P89"><text:span text:style-name="T20">You know you're obsessed with Sailor Mercury when- </text:span><text:line-break/></text:p>
        </text:list-item>
        <text:list-item>
          <text:p text:style-name="P88">Insist you're a straight A student and frequently argue w/ ur teacher when u don't get one. </text:p>
        </text:list-item>
        <text:list-item>
          <text:p text:style-name="P114">You carry around a compact and tell everyone it's ur minicomputer. </text:p>
        </text:list-item>
      </text:list>
      <text:p text:style-name="P31">Sailor Mars when- </text:p>
      <text:list xml:id="list135234676776654" text:continue-numbering="true" text:style-name="WW8Num23">
        <text:list-item>
          <text:p text:style-name="P88">You try to become a shinto priestess, but give up b/c you can't find a shrine in your town. </text:p>
        </text:list-item>
        <text:list-item>
          <text:p text:style-name="P88">R constantly fighting w/ ur best friend for no reason </text:p>
        </text:list-item>
        <text:list-item>
          <text:p text:style-name="P88">Keep making predictions for the future and going into trances. </text:p>
        </text:list-item>
        <text:list-item>
          <text:p text:style-name="P114">U sit in front of the fire place and yell at neone that bothers u, telling them ur doing a fire reading. </text:p>
        </text:list-item>
      </text:list>
      <text:p text:style-name="P31">Sailor Jupiter- </text:p>
      <text:list xml:id="list135235491239622" text:continue-numbering="true" text:style-name="WW8Num23">
        <text:list-item>
          <text:p text:style-name="P88">U try to beat up the strongest bully in school (ooo.. painful) </text:p>
        </text:list-item>
        <text:list-item>
          <text:p text:style-name="P88">Start wearing platform shoes to make urself look taller. </text:p>
        </text:list-item>
        <text:list-item>
          <text:p text:style-name="P114">U start cooking everyone u know tons of food (which they politely accept, then throw out) </text:p>
        </text:list-item>
      </text:list>
      <text:p text:style-name="P31">Sailor Venus- </text:p>
      <text:list xml:id="list135235062443489" text:continue-numbering="true" text:style-name="WW8Num23">
        <text:list-item>
          <text:p text:style-name="P114">U start arguing w/ ur friends that u really r an idol named Sailor V </text:p>
        </text:list-item>
      </text:list>
      <text:p text:style-name="P31">Submitted by: ZEBROWSKI1@email.msn.com. </text:p>
      <text:p text:style-name="P31">You know you're obsessed with Sailor Moon when: </text:p>
      <text:list xml:id="list135234684228250" text:continue-numbering="true" text:style-name="WW8Num23">
        <text:list-item>
          <text:p text:style-name="P88">You drag some kid home and say to your mom, "Meet my future daughter!" </text:p>
        </text:list-item>
        <text:list-item>
          <text:p text:style-name="P88">You custom-make your lockets, because the ones in the store are so plain </text:p>
        </text:list-item>
        <text:list-item>
          <text:p text:style-name="P88">You single-handedly try to purge Tokyo (Or wherever you live) of all crime and wrongdoings in a costume you got online </text:p>
        </text:list-item>
        <text:list-item>
          <text:p text:style-name="P88">You don't believe that Serena whines too much </text:p>
        </text:list-item>
        <text:list-item>
          <text:p text:style-name="P88">You glue yellow tennis balls to your head, even though you have brown hair </text:p>
        </text:list-item>
        <text:list-item>
          <text:p text:style-name="P88"><text:soft-page-break/>You tell everyone you meet that they'd better be nice to you, because you're going to be Queen of the Earth someday </text:p>
        </text:list-item>
        <text:list-item>
          <text:p text:style-name="P114">You round up four of your friends and claim they are your planetary bodyguards </text:p>
        </text:list-item>
      </text:list>
      <text:p text:style-name="P31">You know you're obsessed with Sailor Mercury when: </text:p>
      <text:list xml:id="list135235499338105" text:continue-numbering="true" text:style-name="WW8Num23">
        <text:list-item>
          <text:p text:style-name="P88">You try to make a harp out of water </text:p>
        </text:list-item>
        <text:list-item>
          <text:p text:style-name="P88">You spend all your free time trying to design and build a mini-computer </text:p>
        </text:list-item>
        <text:list-item>
          <text:p text:style-name="P88">Your teacher gives you an F on a test and you threaten to freeze her with Aqua Illusion if she doesn't change it </text:p>
        </text:list-item>
        <text:list-item>
          <text:p text:style-name="P88">You speak with a slight British accent for the first 2 series, then change it at the beginning of the S Series </text:p>
        </text:list-item>
        <text:list-item>
          <text:p text:style-name="P88">You never, ever lose your temper </text:p>
        </text:list-item>
        <text:list-item>
          <text:p text:style-name="P114">You never chase guys </text:p>
        </text:list-item>
      </text:list>
      <text:p text:style-name="P31">You know you're obsessed with Sailor Mars when: </text:p>
      <text:list xml:id="list135234341331236" text:continue-numbering="true" text:style-name="WW8Num23">
        <text:list-item>
          <text:p text:style-name="P88">You try to light fire with the tips of your fingers </text:p>
        </text:list-item>
        <text:list-item>
          <text:p text:style-name="P114">You sit on your feet in front of a lit fireplace for hours, just staring at the fire, trying to go into a trance, but you just end up falling asleep </text:p>
        </text:list-item>
      </text:list>
      <text:p text:style-name="P31">You know you're obsessed with Sailor Jupiter when: </text:p>
      <text:list xml:id="list135234414251950" text:continue-numbering="true" text:style-name="WW8Num23">
        <text:list-item>
          <text:p text:style-name="P88">Your main goal in life is to grow six inches taller </text:p>
        </text:list-item>
        <text:list-item>
          <text:p text:style-name="P88">You spend long periods of time baking stuff for your friends and actually believe you had fun doing so afterwards </text:p>
        </text:list-item>
        <text:list-item>
          <text:p text:style-name="P114">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35233693016165" text:continue-numbering="true" text:style-name="WW8Num23">
        <text:list-item>
          <text:p text:style-name="P88">You insist the planet Venus can support life </text:p>
        </text:list-item>
        <text:list-item>
          <text:p text:style-name="P88">You know you're an American Venus worshipper when your main goal in life is to find out were Mina lived before she came to Japan (I live in America. For all you American Venus worshippers, I think it's England. Not positive, though!) </text:p>
        </text:list-item>
        <text:list-item>
          <text:p text:style-name="P114">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35233688799022" text:continue-numbering="true" text:style-name="WW8Num23">
        <text:list-item>
          <text:p text:style-name="P88">You try to travel through time by holding up the key to your diary, yelling "Crystal Key, take me home to the future!", and then jumping off a dock </text:p>
        </text:list-item>
        <text:list-item>
          <text:p text:style-name="P88">You dye your hair pink and get red contacts </text:p>
        </text:list-item>
        <text:list-item>
          <text:p text:style-name="P114">You claim to have the Golden Mirror </text:p>
        </text:list-item>
      </text:list>
      <text:p text:style-name="P31">You know you're obsessed with Sailor Uranus when: </text:p>
      <text:list xml:id="list135233799481576" text:continue-numbering="true" text:style-name="WW8Num23">
        <text:list-item>
          <text:p text:style-name="P88">You have dedicated your life to trying to find the shoes that Sailor Uranus wears </text:p>
        </text:list-item>
        <text:list-item>
          <text:p text:style-name="P88">You don't go to a public school, but you wear an imitation of the Mugen school boys uniform to your school every day </text:p>
        </text:list-item>
        <text:list-item>
          <text:p text:style-name="P88">You've been mistaken for a boy several times </text:p>
        </text:list-item>
        <text:list-item>
          <text:p text:style-name="P88">You get SO p.o.'ed when people make "Ur-anus" jokes </text:p>
        </text:list-item>
        <text:list-item>
          <text:p text:style-name="P114">You asked your cousin to dye her hair green(Uranus and Neptune are cousins in America) </text:p>
        </text:list-item>
      </text:list>
      <text:p text:style-name="P31">You know you're obsessed with Sailor Neptune when: </text:p>
      <text:list xml:id="list135235699630155" text:continue-numbering="true" text:style-name="WW8Num23">
        <text:list-item>
          <text:p text:style-name="P88"><text:soft-page-break/>You dye your hair green, just because your cousin asked you to </text:p>
        </text:list-item>
        <text:list-item>
          <text:p text:style-name="P114">Every time the tide goes out, you say, "The sea is receding...it senses trouble..." </text:p>
        </text:list-item>
      </text:list>
      <text:p text:style-name="P31">You know you're obsessed with Sailor Pluto when: </text:p>
      <text:list xml:id="list135235587414901" text:continue-numbering="true" text:style-name="WW8Num23">
        <text:list-item>
          <text:p text:style-name="P88">You isolate yourself from the world because you have to guard the Gates of Time </text:p>
        </text:list-item>
        <text:list-item>
          <text:p text:style-name="P88">You dye your hair green-black </text:p>
        </text:list-item>
        <text:list-item>
          <text:p text:style-name="P88">The key to your room is bigger than you </text:p>
        </text:list-item>
        <text:list-item>
          <text:p text:style-name="P114">You claim to be the lost child of Cronos, Greek god of Time </text:p>
        </text:list-item>
      </text:list>
      <text:p text:style-name="P79"/>
      <text:p text:style-name="P79"/>
      <text:p text:style-name="P31">You know you're obsessed with Sailor Saturn when: </text:p>
      <text:list xml:id="list135235467242753" text:continue-numbering="true" text:style-name="WW8Num23">
        <text:list-item>
          <text:p text:style-name="P88">You feel cheated that she only appeared for over a minute in one episode (I'll admit to this one!) </text:p>
        </text:list-item>
        <text:list-item>
          <text:p text:style-name="P88">You cried hysterically when it looked like she was going to die </text:p>
        </text:list-item>
        <text:list-item>
          <text:p text:style-name="P88">You danced when Sailor Moon brought her back as a baby </text:p>
        </text:list-item>
        <text:list-item>
          <text:p text:style-name="P114">You made a Silence Scythe in shop class then got sent for counseling </text:p>
        </text:list-item>
      </text:list>
      <text:p text:style-name="P31">You know you're obsessed with Sailor Moon in general when: </text:p>
      <text:list xml:id="list135235668720349" text:continue-numbering="true" text:style-name="WW8Num23">
        <text:list-item>
          <text:p text:style-name="P88">You claim to be Sailor Sun, the lost Senshi of Light </text:p>
        </text:list-item>
        <text:list-item>
          <text:p text:style-name="P114">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35235124680542" text:continue-numbering="true" text:style-name="WW8Num23">
        <text:list-item>
          <text:p text:style-name="P88">You are in sending almost 100 hate emails a day to toonami because they don't have Sailor Stars yet </text:p>
        </text:list-item>
        <text:list-item>
          <text:p text:style-name="P88">You don't buy CDs like a regular girl because you want either to buy Sailor Moon merchandise or think it's a plot of the Negaverse </text:p>
        </text:list-item>
        <text:list-item>
          <text:p text:style-name="P88">You dump your boyfriend because you thought he was Tuxedo Mask and he isn't </text:p>
        </text:list-item>
        <text:list-item>
          <text:p text:style-name="P88">You've watched every Sailor Moon Movie there is and even though you don't have a clue to what the Japanese are saying you still buy the movies in Japanese </text:p>
        </text:list-item>
        <text:list-item>
          <text:p text:style-name="P114">Your in love with Darien (in my opinion that's scary) </text:p>
        </text:list-item>
      </text:list>
      <text:p text:style-name="P31">You know when you've watched too much Sailor Moon when.... (for boys) </text:p>
      <text:list xml:id="list135235823737581" text:continue-numbering="true" text:style-name="WW8Num23">
        <text:list-item>
          <text:p text:style-name="P88">Ok face it, you actually watch Sailor Moon </text:p>
        </text:list-item>
        <text:list-item>
          <text:p text:style-name="P88">You go on a date with a girl and make an entrance on top of a light pole in a tux and start saying one of Tuxedo Mask's intro speeches. </text:p>
        </text:list-item>
        <text:list-item>
          <text:p text:style-name="P88">You think that your best friend is Melvin </text:p>
        </text:list-item>
        <text:list-item>
          <text:p text:style-name="P88">Your not sure but you think one of your classmates is Amara </text:p>
        </text:list-item>
        <text:list-item>
          <text:p text:style-name="P88">You stop playing Basketball and go Motorcross </text:p>
        </text:list-item>
        <text:list-item>
          <text:p text:style-name="P88">You buy a Sailor Moon shirt and wear it to school (Extremely Scary in my opinion) </text:p>
        </text:list-item>
        <text:list-item>
          <text:p text:style-name="P88">You hate all your friends because they don't like Sailor Moon </text:p>
        </text:list-item>
        <text:list-item>
          <text:p text:style-name="P88">You fall in love with Michelle and Rei </text:p>
        </text:list-item>
        <text:list-item>
          <text:p text:style-name="P114">You dump your girlfriend because you thought she was Sailor Mini Moon </text:p>
        </text:list-item>
      </text:list>
      <text:p text:style-name="P31">You know when you have watched to much Sailor Moon when... (for geeks) </text:p>
      <text:list xml:id="list135235635689698" text:continue-numbering="true" text:style-name="WW8Num23">
        <text:list-item>
          <text:p text:style-name="P88">You make 10 or more Sailor Moon Websites </text:p>
        </text:list-item>
        <text:list-item>
          <text:p text:style-name="P114"><text:soft-page-break/>You don't watch the episodes cause you've much rather be on the Internet </text:p>
        </text:list-item>
      </text:list>
      <text:p text:style-name="P31">Submitted by: kawaii_gurl@lelola.zzn.com. </text:p>
      <text:p text:style-name="P31">You know when your obsessed with Sailor moon when: </text:p>
      <text:list xml:id="list135235061742582" text:continue-numbering="true" text:style-name="WW8Num23">
        <text:list-item>
          <text:p text:style-name="P88">You have a boyfriend that looks like Darien (scary!) </text:p>
        </text:list-item>
        <text:list-item>
          <text:p text:style-name="P88">If you don't have a boyfriend, then you find yourself imagining that all of the guys looks like Darien (even scarier!!) </text:p>
        </text:list-item>
        <text:list-item>
          <text:p text:style-name="P88">Your future daughter is identical to Rini!!(how does anyone know how their future daughter does look like. hmmm must be psychic!) </text:p>
        </text:list-item>
        <text:list-item>
          <text:p text:style-name="P88">You have a mural of Sailor moon posters and pictures on your wall </text:p>
        </text:list-item>
        <text:list-item>
          <text:p text:style-name="P88">You start your own "Sailor moon wannabe fan-club" (hehe) </text:p>
        </text:list-item>
        <text:list-item>
          <text:p text:style-name="P114">Your computer is filled with nothing BUT Sailor moon stuff. </text:p>
        </text:list-item>
      </text:list>
      <text:p text:style-name="P31">Submitted by: silversapphirestar@juno.com. </text:p>
      <text:list xml:id="list135234660723792" text:continue-numbering="true" text:style-name="WW8Num23">
        <text:list-item>
          <text:p text:style-name="P88">Every night when you fall to sleep, you dream that you are one of the characters from the show. (Sailor Moon by moonlight. Wannabe by daylight.) </text:p>
        </text:list-item>
        <text:list-item>
          <text:p text:style-name="P88">You are asked to draw a landscape in art, and you put Pegasus in it. </text:p>
        </text:list-item>
        <text:list-item>
          <text:p text:style-name="P88">You get one of those fancy electronic personal organizers, and you draw a mercury symbol on the front. </text:p>
        </text:list-item>
        <text:list-item>
          <text:p text:style-name="P88">You have a little shrine to Sailor Moon sitting on your dresser. </text:p>
        </text:list-item>
        <text:list-item>
          <text:p text:style-name="P88">You get detention for drifting off in class, and you tell your teacher that you will punish him/her in the name of the moon. (Then you have counseling, too!) </text:p>
        </text:list-item>
        <text:list-item>
          <text:p text:style-name="P88">You have been caught prancing around your room in the middle of the night screaming "I stand for love! I stand for justice! I am Sailor Moon!" </text:p>
        </text:list-item>
        <text:list-item>
          <text:p text:style-name="P114">You request to your drama teacher that the class should perform a play, written by you, about Sailor Moon. </text:p>
        </text:list-item>
      </text:list>
      <text:p text:style-name="P29">*submitted to sailorvgame.org*</text:p>
      <text:list xml:id="list135235535995984" text:continue-numbering="true" text:style-name="WW8Num23">
        <text:list-item>
          <text:p text:style-name="P88">You cultivate a bonsai tree hoping it to grow into Makaiju (Michi)</text:p>
        </text:list-item>
        <text:list-item>
          <text:p text:style-name="P88">You draw black circles on your white umbrella and try to hypnotize people on streets, convincing them you are their niece Usagi (Michi)</text:p>
        </text:list-item>
        <text:list-item>
          <text:p text:style-name="P88">You try to hypnotize your little sister by a medallion in order to evoke a spirit from her. (Anton-P)</text:p>
        </text:list-item>
        <text:list-item>
          <text:p text:style-name="P88">You obtain a credit card from your local bank for the sole purpose to pay for Sailor Moon stuff you are constantly ordering from Japan. (Anton-P)</text:p>
        </text:list-item>
        <text:list-item>
          <text:p text:style-name="P114">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35234020564196" text:continue-numbering="true" text:style-name="WW8Num23">
        <text:list-item>
          <text:p text:style-name="P88">You won't accept any gifts if it's not related to Sailor Moon.</text:p>
        </text:list-item>
        <text:list-item>
          <text:p text:style-name="P114">You scream out loud saying "they are stealing my pure heart" just to see if the sailor scouts might show up.</text:p>
        </text:list-item>
      </text:list>
      <text:p text:style-name="P29">From http://www.geocities.com/moonlitdreams10/YKYL.html (Moonlit Dreams)</text:p>
      <text:list xml:id="list135235346183661" text:continue-numbering="true" text:style-name="WW8Num23">
        <text:list-item>
          <text:p text:style-name="P88">You demand everyone to bow to you, as you are the princess</text:p>
        </text:list-item>
        <text:list-item>
          <text:p text:style-name="P88">When you see a bully beating up someone and say, "MOON PRISM POWER!" and try to save the poor kid</text:p>
        </text:list-item>
        <text:list-item>
          <text:p text:style-name="P88">When you search the entire mall for a little frilly red skirt that has underpants attached</text:p>
        </text:list-item>
        <text:list-item>
          <text:p text:style-name="P88">When you actually find the frilly skirt</text:p>
        </text:list-item>
        <text:list-item>
          <text:p text:style-name="P114">When you tape up pictures of "your dearest boyfriend Darien" in your locker</text:p>
        </text:list-item>
      </text:list>
      <text:p text:style-name="P31"><text:soft-page-break/>From Chibi Usa (http://www.geocities.com/thedexstar/index.html)</text:p>
      <text:list xml:id="list135235034575374" text:continue-numbering="true" text:style-name="WW8Num23">
        <text:list-item>
          <text:p text:style-name="P88">You can't find anymore websites on Sailor Moon because you've seen them all, even the Japanese ones.</text:p>
        </text:list-item>
        <text:list-item>
          <text:p text:style-name="P114">You wonder why they don't make any more new Sailor Moon stuff, but only because you own all of it already.</text:p>
        </text:list-item>
      </text:list>
      <text:p text:style-name="P29">From http://www.expage.com/sailororcaotaku (Sailor Star Orca's Sailor Moon site)</text:p>
      <text:list xml:id="list135235733449604" text:continue-numbering="true" text:style-name="WW8Num23">
        <text:list-item>
          <text:p text:style-name="P88">You turn all your friends into SM fanatics. Those who refuse to convert are scum of the Dark Kingdom.</text:p>
        </text:list-item>
        <text:list-item>
          <text:p text:style-name="P88">For guys, you go to girl's basketball, softball, etc. games in a tuxedo &amp; give them words of encouragement &amp; red roses </text:p>
        </text:list-item>
        <text:list-item>
          <text:p text:style-name="P88">You put a paper star on top of a pen &amp; shout: "(Mercury, Mars, Jupiter, or Venus) Star Power! (Make-up!)" You do this randomly throughout the day when you sense evil. </text:p>
        </text:list-item>
        <text:list-item>
          <text:p text:style-name="P88">You take the locket you got for your birthday, thinking it's really from your mother from your past life, &amp; shout: "Moon Crystal Power! (Make-up!)" </text:p>
        </text:list-item>
        <text:list-item>
          <text:p text:style-name="P88">You wonder how all those NASA Apollo moon missions never found the ruins of the Moon Kingdom. Then you suspect a cover-up &amp; try to call the Senshi on your "communicator"</text:p>
        </text:list-item>
        <text:list-item>
          <text:p text:style-name="P88">You tape SM episodes, then watch them religiously, declaring holy days of obligation on each Senshi's birthday.</text:p>
        </text:list-item>
        <text:list-item>
          <text:p text:style-name="P88">You make a SM colluage (sp?) of your fave characters and hang it with pride with the rest of your fav character shrine, then burn incense in daily worship.</text:p>
        </text:list-item>
        <text:list-item>
          <text:p text:style-name="P88">For guys, you were a tux identical to Tuxedo Mask's to your prom--And your date dresses like Princess Serenity. You reenact their final moments during Silver Millennium during the middle of prom. </text:p>
        </text:list-item>
        <text:list-item>
          <text:p text:style-name="P88">You pick up a hand-held mirror, &amp; you can't resist shouting: "Submarine Reflection!" </text:p>
        </text:list-item>
        <text:list-item>
          <text:p text:style-name="P88">Your family &amp; friends have an easy time figuring out what gifts to buy you for Christmas &amp; your B-day: Sailor Moon merchandise, unless you have every Sailor Moon item known to man. </text:p>
        </text:list-item>
        <text:list-item>
          <text:p text:style-name="P114">You introduce yourself saying: "I am the Pretty Suited Champion of Love &amp; Justice, _____, &amp; in the name of the Moon, you're punished!" </text:p>
        </text:list-item>
      </text:list>
      <text:p text:style-name="P29">From http://midnight_rabbit.tripod.com/YKYWTMSMW.html (Caroline Curtis’s website)</text:p>
      <text:list xml:id="list135233967348518" text:continue-numbering="true" text:style-name="WW8Num23">
        <text:list-item>
          <text:p text:style-name="P88">You scribble on toilet roll and throw it at people.</text:p>
        </text:list-item>
        <text:list-item>
          <text:p text:style-name="P88">You get upset at the end of your pack of smarties when there's a colour for each senshi except Neptune. (Guilty) </text:p>
        </text:list-item>
        <text:list-item>
          <text:p text:style-name="P88">You can name each individual song and BGM from each track on the SMR Symphonic Poem and Gasshou Kumikyoku disks (Guilty) </text:p>
        </text:list-item>
        <text:list-item>
          <text:p text:style-name="P88">You believe you are a Sailor Senshi and email random people telling them so. </text:p>
        </text:list-item>
        <text:list-item>
          <text:p text:style-name="P88">You worship each song by the pretty cast because it is Sailormoon related. </text:p>
        </text:list-item>
        <text:list-item>
          <text:p text:style-name="P88">You won't marry anyone unless their name is Usagi/Mamoru/Seiya (knock it off you whining Mamoru-lovers-Seiya is COOL!) </text:p>
        </text:list-item>
        <text:list-item>
          <text:p text:style-name="P88">When your teacher announces your induction day to your new High school is drawing near, you run screaming from the room (see below). </text:p>
        </text:list-item>
        <text:list-item>
          <text:p text:style-name="P8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8">You stand by your garage door with a long pole claiming that it is the Time Gate and telling people that they are not worthy. (Guilty-no wonder our house didn't sell for months)</text:p>
        </text:list-item>
        <text:list-item>
          <text:p text:style-name="P88">You check all mirrors carefully to see if anyone is concealed inside. (Guilty) </text:p>
        </text:list-item>
        <text:list-item>
          <text:p text:style-name="P88">You watch any bishounen you meet annoyingly closely because you're confident they're the next target for a Pure Heart Crystal. (Guilty) </text:p>
        </text:list-item>
        <text:list-item>
          <text:p text:style-name="P114">If anyone offers to show you their botanical science project, you run away yelling 'Aliens! Aliens!' </text:p>
        </text:list-item>
      </text:list>
      <text:p text:style-name="P29">From http://www.smuncensored.com/forums/index.php </text:p>
      <text:p text:style-name="P29"><text:soft-page-break/>(Sailor Moon Uncensored Forums) - as on June 25, 2006</text:p>
      <text:list xml:id="list135234252120359" text:continue-numbering="true" text:style-name="WW8Num23">
        <text:list-item>
          <text:p text:style-name="P88">"You think of "The Sick Rose" as Taiki's special poem." (Rainbow)</text:p>
        </text:list-item>
        <text:list-item>
          <text:p text:style-name="P88">You can't think about Blake without thinking of Taiki (Rainbow)</text:p>
        </text:list-item>
        <text:list-item>
          <text:p text:style-name="P88">You actually do your hair like Chibi-Usa-sama or Chibi Chibi (Rainbow)</text:p>
        </text:list-item>
        <text:list-item>
          <text:p text:style-name="P8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8">You ask if a gentle uterus can hurt anyone.<text:tab/>(Sailor Moon)</text:p>
        </text:list-item>
        <text:list-item>
          <text:p text:style-name="P88">When you walk through the snow you picture yourself in episode 45-46 (Yes, I do that too) (Sailor Moon)</text:p>
        </text:list-item>
        <text:list-item>
          <text:p text:style-name="P88">When you consider the high point of your favorite seiyuu's career to be her/his role in BSSM. (Neo Dead Moon)</text:p>
        </text:list-item>
        <text:list-item>
          <text:p text:style-name="P88">You think of Rei whenever you see crows. (Neo Dead Moon)</text:p>
        </text:list-item>
        <text:list-item>
          <text:p text:style-name="P88">You've gotten interested in Japanese history/myhtology just to understand BSSM better (I have). (Neo Dead Moon)</text:p>
        </text:list-item>
        <text:list-item>
          <text:p text:style-name="P88">You can recite your favorite lines from the Japanese version at will...and you can't even read/write/speak Japanese.(Neo Dead Moon)</text:p>
        </text:list-item>
        <text:list-item>
          <text:p text:style-name="P88">Sailor Plshies litter you desk top along with the doll's (Em)</text:p>
        </text:list-item>
        <text:list-item>
          <text:p text:style-name="P88">You own at least one manga English or otherwise (Em)</text:p>
        </text:list-item>
        <text:list-item>
          <text:p text:style-name="P88">Sialor keyring's have taken over you bag (Em)</text:p>
        </text:list-item>
        <text:list-item>
          <text:p text:style-name="P88">You dress up as one and or join a Sailor Moon cosplay gurop (Em)</text:p>
        </text:list-item>
        <text:list-item>
          <text:p text:style-name="P88">You go round asking people to pose with your Luna Plushie (Em)</text:p>
        </text:list-item>
        <text:list-item>
          <text:p text:style-name="P88">You shout "Star Gentle Uterus!" on your college campus."<text:tab/>(Rainbow)</text:p>
        </text:list-item>
        <text:list-item>
          <text:p text:style-name="P88">You make up anime-ish names for your pets so they can have names like the Sailor Senshi (Aggie: Ai no Inu, Diana: Tsuki no Inu) (Rainbow)</text:p>
        </text:list-item>
        <text:list-item>
          <text:p text:style-name="P88">You add "-sama" after your favorite character's name because you respect/admire them so much, even though they're imaginary. (Rainbow)</text:p>
        </text:list-item>
        <text:list-item>
          <text:p text:style-name="P88">When you're reading silently and the voice you hear in your head is Usagi's (or any other character) (NameGoesHere)</text:p>
        </text:list-item>
        <text:list-item>
          <text:p text:style-name="P88">You can understand everything that's going on during the episode, even if it's your first time watching it and you can't speak Japanese. (NameGoesHere)</text:p>
        </text:list-item>
        <text:list-item>
          <text:p text:style-name="P87">You start creating entirely new Japanese episodes in your dreams, complete with insane Japanese commercials and you can't speak Japanese! (Subliminal message from Nemesis: The Death Phantom ownz j00!) (NameGoesHere)</text:p>
        </text:list-item>
        <text:list-item>
          <text:p text:style-name="P88">You put exact hand-drawn replicas of Rei's Ofuda all over your house. (NameGoesHere)</text:p>
        </text:list-item>
        <text:list-item>
          <text:p text:style-name="P88">You snicker every time someone mentions how much talent you have. (NameGoesHere)</text:p>
        </text:list-item>
        <text:list-item>
          <text:p text:style-name="P88">You think Chibi-Usa-sama works for all the sugar companies that have pink sugar made (like in Pixy Stix). (Rainbow)</text:p>
        </text:list-item>
        <text:list-item>
          <text:p text:style-name="P88">You think Sailor Star Maker brings babies instead of the stork. (Rainbow)</text:p>
        </text:list-item>
        <text:list-item>
          <text:p text:style-name="P88">You're surprised when you DON'T find Hotaru and Ami in your local hospital. (Rainbow)</text:p>
        </text:list-item>
        <text:list-item>
          <text:p text:style-name="P88">You scour music stores for Three Lights merchandise. (Rainbow)</text:p>
        </text:list-item>
        <text:list-item>
          <text:p text:style-name="P88">You send in pictures of the live-action Sailor Moon show to tabloids, saying that the Sailor Senshi are real. (Rainbow)</text:p>
        </text:list-item>
        <text:list-item>
          <text:p text:style-name="P88">You send the pictures to more reputable newspapers and magazines. (Rainbow)</text:p>
        </text:list-item>
        <text:list-item>
          <text:p text:style-name="P88">You treasure the Sailormoon shirt you got when you were little that's a size 10 in girls, although you can no longer wear it. (Anthy)</text:p>
        </text:list-item>
        <text:list-item>
          <text:p text:style-name="P88">You actually waste your time browsing the sailormoon.com message boards. (Anthy)</text:p>
        </text:list-item>
        <text:list-item>
          <text:p text:style-name="P88">Your dream is to make a cosplay that's as good as the ones at PGSM. (Anthy)</text:p>
        </text:list-item>
        <text:list-item>
          <text:p text:style-name="P88">You actually READ other people's fanfiction. (Anthy)</text:p>
        </text:list-item>
        <text:list-item>
          <text:p text:style-name="P88">You've roleplayed SM on the internet or on a LARP. (Anthy)</text:p>
        </text:list-item>
        <text:list-item>
          <text:p text:style-name="P88">You buy an Apple iPod (or any MP3 player) and a majority of it is filled with Sailor Moon music. (Miyamoto)</text:p>
        </text:list-item>
        <text:list-item>
          <text:p text:style-name="P88">You dress up in one of Minako's many outragous outfits whenever you have a performance on stage. (DreamEmpress)</text:p>
        </text:list-item>
        <text:list-item>
          <text:p text:style-name="P88"><text:soft-page-break/>You search through pictures of other planets trying to find the castles of the senshi. (DreamEmpress)</text:p>
        </text:list-item>
        <text:list-item>
          <text:p text:style-name="P88">You visit Sailor Moon websites from your school computers. (Rainbow)</text:p>
        </text:list-item>
        <text:list-item>
          <text:p text:style-name="P88">You take a picture of one of the Senshi as an example for the hair-style you want and show it to the barber. (I've done that with Haruka before, but I think my hair looks a bit more like Ami's naturally, only Haruka's color) (Rainbow)</text:p>
        </text:list-item>
        <text:list-item>
          <text:p text:style-name="P88">You show at least one of your Sailor Moon fanworks to your classmates/teachers. (Rainbow)</text:p>
        </text:list-item>
        <text:list-item>
          <text:p text:style-name="P88">Everytime you hear you someone talk about moon pies you think about the moon princess. (Cardcaptor Takato)</text:p>
        </text:list-item>
        <text:list-item>
          <text:p text:style-name="P88">You get so excited listing silly Sailor Moon jokes that you skip a number. (Rainbow)</text:p>
        </text:list-item>
        <text:list-item>
          <text:p text:style-name="P88">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8">You stormed into Cartoon Network and strangled the Toonami executives because the show got taken off the air. (Rainbow)</text:p>
        </text:list-item>
        <text:list-item>
          <text:p text:style-name="P88">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8">You follow any little red haired kids hoping to find a "world of sweets". (DreamEmpress)</text:p>
        </text:list-item>
        <text:list-item>
          <text:p text:style-name="P88">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8">You go to Japan so you can get a part in the making of PGSM. (Rainbow)</text:p>
        </text:list-item>
        <text:list-item>
          <text:p text:style-name="P88">You learn Japanese because you think that you'll actually be able to talk to your favorite Sailor Moon character then.(Rainbow)</text:p>
        </text:list-item>
        <text:list-item>
          <text:p text:style-name="P88">You go to every Sailor Moon store on the web and buy every last bit of Sailor Moon merchandise, max out you credit card, and have to declare bankruptcy. (Celexa)</text:p>
        </text:list-item>
        <text:list-item>
          <text:p text:style-name="P88">You never can get a boy/girlfriend because you can't find one that likes SM...(Miyamoto)</text:p>
        </text:list-item>
        <text:list-item>
          <text:p text:style-name="P88">You marry a girl named Kino Makoto, and hope that she has the secret identity of Sailor Jupiter. <text:s/>(Miyamoto)</text:p>
        </text:list-item>
        <text:list-item>
          <text:p text:style-name="P109"><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8">You get your best writing critiques and tips from people who read your Sailor Moon fanfiction, and your respect for the show is what drives you to be a better writer. (Rainbow)</text:p>
        </text:list-item>
        <text:list-item>
          <text:p text:style-name="P88">You get your friends to help you make live action music videos to all the theme songs, with all of you cosplaying as the senshi. (DreamEmpress)</text:p>
        </text:list-item>
        <text:list-item>
          <text:p text:style-name="P88">You start looking for your own apartment, even though your only in high school just so you can be like Mako-chan. (DreamEmpress)</text:p>
        </text:list-item>
        <text:list-item>
          <text:p text:style-name="P88">You cook and clean to try to avoid studying. (DreamEmpress)</text:p>
        </text:list-item>
        <text:list-item>
          <text:p text:style-name="P88">You begin to get phrases mixed up and have to be constantly corrected like Minako. (DreamEmpress)</text:p>
        </text:list-item>
        <text:list-item>
          <text:p text:style-name="P88">You collect a whole bunch of Pegasus stuff after watching Supers and hope that someday you'll see Helios too. (DreamEmpress)</text:p>
        </text:list-item>
        <text:list-item>
          <text:p text:style-name="P88">First date: Sailor Moon R movie. If he/she cries at any point of the movie, or gets overly excited during the 'Moon Revenge' sequence, they are a keeper. (Seiya Kou Forever)</text:p>
        </text:list-item>
        <text:list-item>
          <text:p text:style-name="P88">You actually attempt the excuse "Mom, I can't go to school today because my energy was drained by a youma." (Seiya Kou Forever)</text:p>
        </text:list-item>
        <text:list-item>
          <text:p text:style-name="P88">You pay to have a separate phone line installed and for unlimited internet access so you can surf the Web for Sailor Moon sites all day long. (Seiya Kou Forever)</text:p>
        </text:list-item>
        <text:list-item>
          <text:p text:style-name="P88">Your qualifications for a guy/girl include a nifty transformation sequence, and the willingness to jump in front of you and be impaled by some random object or blasted by energy to protect you. <text:s/>(Seiya Kou Forever)</text:p>
        </text:list-item>
        <text:list-item>
          <text:p text:style-name="P88">The poems that you recite at the poetry competition are about Death, Rebirth, and Revolution, and you refuse to tell anyone who the subject of the poems are.... (Lady of the Light)</text:p>
        </text:list-item>
        <text:list-item>
          <text:p text:style-name="P88"><text:soft-page-break/>You search every single antiques store trying to find an incense burner like the one in Stars. (DreamEmpress)</text:p>
        </text:list-item>
        <text:list-item>
          <text:p text:style-name="P88">You start to check your plants carefully to make sure they aren't possessed by one of the witches 5. (DreamEmpress)</text:p>
        </text:list-item>
        <text:list-item>
          <text:p text:style-name="P88">You try to look for those large, square sunglasses Mamoru used in the first season (Starscream)</text:p>
        </text:list-item>
        <text:list-item>
          <text:p text:style-name="P88">You're first major college project revolves around the destruction of the Moon Kingdom. (Starscream)</text:p>
        </text:list-item>
        <text:list-item>
          <text:p text:style-name="P88">You claim you like your favorite Senshi's favorite food and hate their least favorite, even if your actual preferences are opposite. (Rainbow)</text:p>
        </text:list-item>
        <text:list-item>
          <text:p text:style-name="P88">When you can even tolerate Optimum's voices in the English dub of Sailor Moon. (Neo Dead Moon)</text:p>
        </text:list-item>
        <text:list-item>
          <text:p text:style-name="P88">You bought an import PlayStation/Super Famicom/etc. just to play Sailor Moon games on it. (Neo Dead Moon)</text:p>
        </text:list-item>
        <text:list-item>
          <text:p text:style-name="P88">You actually like Serena's CWI voice EQUAL to the original Usagi voice! (Rainbow)</text:p>
        </text:list-item>
        <text:list-item>
          <text:p text:style-name="P88">You call Mickey Mouse pancakes ""Usagi pancakes"" because the ears look somewhat like her hair buns. And then you make heart and cone shaped ones for Chibi Chibi and Chibi-Usa-sama too! ( Rainbow)</text:p>
        </text:list-item>
        <text:list-item>
          <text:p text:style-name="P88">You don't trust any dentist with a super awesome office.(DreamEmpress)</text:p>
        </text:list-item>
        <text:list-item>
          <text:p text:style-name="P88">You beg your parents to buy you sheets with moons and bunnies on them. (DreamEmpress)</text:p>
        </text:list-item>
        <text:list-item>
          <text:p text:style-name="P88">You suddenly decide to become a shrine maiden and learn the art of exorizing demons. (DreamEmpress)</text:p>
        </text:list-item>
        <text:list-item>
          <text:p text:style-name="P88">You call out various Senshi attacks when hitting the birdie in badminton AND the volleyball (Rainbow)</text:p>
        </text:list-item>
        <text:list-item>
          <text:p text:style-name="P88">When playing ANY sport in P.E. you give everyone names of Sailor Moon characters to make it more fun (Rainbow)</text:p>
        </text:list-item>
        <text:list-item>
          <text:p text:style-name="P88">Not only have you beaten Another Story without the English translation, you did it without using the Pluto trick. (Specter)</text:p>
        </text:list-item>
        <text:list-item>
          <text:p text:style-name="P88">You think it's ironic how someone who's prone to fighting has pink as their favorite color. (Specter)</text:p>
        </text:list-item>
        <text:list-item>
          <text:p text:style-name="P88">You've watched the Japanese version on DVD/fansub tapes for so long, that when people ask if you've ever heard of the Cloverway or DiC dubs, you go "Di who? Clover what?"(Neo Dead Moon)</text:p>
        </text:list-item>
        <text:list-item>
          <text:p text:style-name="P88">You've actually had to rebuy a Sailormoon tape or DVD from playing it too much. (Neo Dead Moon)</text:p>
        </text:list-item>
        <text:list-item>
          <text:p text:style-name="P88">You can tell each and every character is being voiced by without looking at the screen, even the youma of the day! (Neo Dead Moon)</text:p>
        </text:list-item>
        <text:list-item>
          <text:p text:style-name="P88">Every Christmas and birthday, you hope and pray that you will get a copy of the manga. <text:s/>(Hino_Rei552)</text:p>
        </text:list-item>
        <text:list-item>
          <text:p text:style-name="P88">You've tried to watch Sailor Moon in all languages it came out in. (Seiya Kou Forever)</text:p>
        </text:list-item>
        <text:list-item>
          <text:p text:style-name="P88">You question the sex/gender/senshi identity of every boy band coming onto the scene.(DurgaRea)</text:p>
        </text:list-item>
        <text:list-item>
          <text:p text:style-name="P88">You watch The new show "Pretty Cure", see Bunny sheets just like Usagi's and wonder if there is a connection with BSSM! (sailormoonaddict)</text:p>
        </text:list-item>
        <text:list-item>
          <text:p text:style-name="P88">You collect and download all of the SM piano music scores available from Rini's Sailor Moon Midi site. (Miyamoto)</text:p>
        </text:list-item>
        <text:list-item>
          <text:p text:style-name="P88">When u find yourself singing ""search for your love" at work (sailod diva)</text:p>
        </text:list-item>
        <text:list-item>
          <text:p text:style-name="P88">When u are with your boyfriend and u wish he would say "am i not good enough" (sailod diva)</text:p>
        </text:list-item>
        <text:list-item>
          <text:p text:style-name="P88">You watch all episodes in order to draw an exact scheme of Tsukino family's house. (Anton-P)</text:p>
        </text:list-item>
        <text:list-item>
          <text:p text:style-name="P88">After doing the above one you have your own house destroyed and build a new one accordingly to the scheme. (Anton-P)</text:p>
        </text:list-item>
        <text:list-item>
          <text:p text:style-name="P88">After you have taped all the episodes you disconnect from your cable TV operator in order to economize a little more money and buy more Sailor Moon merchandise. (Anton-P)</text:p>
        </text:list-item>
        <text:list-item>
          <text:p text:style-name="P88">In your room you have a bottle with weirdly-shaped eyes that you painted on it. After your mother occasionally breaks it you mutter something about released evil shadows.<text:tab/>(Anton-P)</text:p>
        </text:list-item>
        <text:list-item>
          <text:p text:style-name="P88">You start programming a dating simulator game featuring Usagi as a main character. (Anton-P)</text:p>
        </text:list-item>
        <text:list-item>
          <text:p text:style-name="P88">You declare all PGSM fans to be heretics because you think no one human girl can compare with real Sailor Moon. (Anton-P)</text:p>
        </text:list-item>
        <text:list-item>
          <text:p text:style-name="P88">Since roses are too expensive to throw them around you use humming tops instead (S movie...) (Anton-P)</text:p>
        </text:list-item>
        <text:list-item>
          <text:p text:style-name="P88">Every time you see Santa you expect him to be disguised Tuxedomask (S movie...) (Anton-P)</text:p>
        </text:list-item>
        <text:list-item>
          <text:p text:style-name="P88"><text:soft-page-break/>You take it upon yourself to prove to the world that not all dinosaurs are extinct. At least some plesiosaurs still are living in the ocean. (Anton-P)</text:p>
        </text:list-item>
        <text:list-item>
          <text:p text:style-name="P88">Every time you see any kind of statue on the lake shore you absolutely refuse to swim there for fear of a certain phantom that may be lurking on the bottom. (Anton-P)</text:p>
        </text:list-item>
        <text:list-item>
          <text:p text:style-name="P88">You suggest a new starting point to keep track of years - not the birth of Christ, but the first air of Sailormoon in Japan. (Anton-P)</text:p>
        </text:list-item>
        <text:list-item>
          <text:p text:style-name="P88">People you have recently met ask you to serenade them with the theme, so you do so. In Japanese."(Jusenkyo no Pikachu)</text:p>
        </text:list-item>
        <text:list-item>
          <text:p text:style-name="P88">When your little brother scratches up one of your S DVDs to the point that two whole episodes are unplayable, you get horribly upset. (Hobbes)</text:p>
        </text:list-item>
        <text:list-item>
          <text:p text:style-name="P88">You and your other Sailor Moon obsessed friend leave your other friends confused when talking about the Amazon Trio. (Hobbes)</text:p>
        </text:list-item>
        <text:list-item>
          <text:p text:style-name="P88">You're the reason she's obsessed.(Hobbes)</text:p>
        </text:list-item>
        <text:list-item>
          <text:p text:style-name="P88">When on the hunt for DVDs, you dream of finding them all on tape in Best Buy. (Hobbes)</text:p>
        </text:list-item>
        <text:list-item>
          <text:p text:style-name="P88">You've dreamed on more than occasion of flying with Senshi over your house. (Hobbes)</text:p>
        </text:list-item>
        <text:list-item>
          <text:p text:style-name="P88">You consider Hakura and Michiru to be role models if you're a homo/bixsexual. (Hikari no Senshi)</text:p>
        </text:list-item>
        <text:list-item>
          <text:p text:style-name="P88">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8">You have at least 150 volumes of licensed Sailormoon books (Anton-P)</text:p>
        </text:list-item>
        <text:list-item>
          <text:p text:style-name="P88">You have a framed poster of Usagi above your bed. (Chibisteven)</text:p>
        </text:list-item>
        <text:list-item>
          <text:p text:style-name="P88">You don’t have a separate "Moon" folder on your PC hard drive anymore, because Sailor Moon has flooded all existing folders on it. (Anton-P)</text:p>
        </text:list-item>
        <text:list-item>
          <text:p text:style-name="P88">When you have the entire series on your favorites on YouTube.com (DumplingHead)</text:p>
        </text:list-item>
        <text:list-item>
          <text:p text:style-name="P88">You avoid dealing with boom boxes due to a fear they'll blow up. (Aya Reiko)</text:p>
        </text:list-item>
        <text:list-item>
          <text:p text:style-name="P88">You practice Rei's Shinto prayer despite not being Shinto yourself. (FYI: It's "Rin, Byo, To, Sha, Kai, Jin, Retsu, Zai, Zen.") (Aya Reiko)</text:p>
        </text:list-item>
        <text:list-item>
          <text:p text:style-name="P88">If you met somebody that had all the the Japanese R2 Sailor Moon TV seasons and movies IN THEIR NICE PACKAGES, you'd probably go psycho and kill them and steal/order a region-free DVD player. (Hikari no Senshi)</text:p>
        </text:list-item>
        <text:list-item>
          <text:p text:style-name="P88">The Sailor Moon show makes you convert to Shintoism, even if you were a staunch atheist before. (Rainbow)</text:p>
        </text:list-item>
        <text:list-item>
          <text:p text:style-name="P88">You go out to see the stars at night for the sake of seeing what are THE most Sailor Moon related things. (that is, the planets) (Rainbow)</text:p>
        </text:list-item>
        <text:list-item>
          <text:p text:style-name="P88">While out there, you furiously debate with another budding astronomer/Sailor Moon fan as to which star exactly has the planet Kinmoku orbiting it. (Rainbow)</text:p>
        </text:list-item>
        <text:list-item>
          <text:p text:style-name="P88">You believe that comets have the magic power to stop the rain if you just wish hard enough. (Rainbow)</text:p>
        </text:list-item>
        <text:list-item>
          <text:p text:style-name="P88">You go to an observatory and expect to find either Kakeru and Himeko, or all 5 Inners and Taiki. (Rainbow)</text:p>
        </text:list-item>
        <text:list-item>
          <text:p text:style-name="P88">You get banned from your local observatory because the staff are absolutely sick of you demanding to know when Wataru comet will appear next. (Rainbow)</text:p>
        </text:list-item>
        <text:list-item>
          <text:p text:style-name="P88">You want a Saturn symbol as your tombstone. (Sailorasteroid)</text:p>
        </text:list-item>
        <text:list-item>
          <text:p text:style-name="P88">You play Sailormoon KiSS dolls at your computer and you are a guy. (Anton-P)</text:p>
        </text:list-item>
        <text:list-item>
          <text:p text:style-name="P88">You start to study chemistry and biology as the first step in becoming professor Tomoe. (Anton-P)</text:p>
        </text:list-item>
        <text:list-item>
          <text:p text:style-name="P88">Have the entire series in Sub and English Dub (Nostalgia) as well as the movies on your computer, and are working on converting it to DVD (DragonMasterZero)</text:p>
        </text:list-item>
        <text:list-item>
          <text:p text:style-name="P88">Start using Sailor Moon characters as the subject in art assignments (DragonMasterZero)</text:p>
        </text:list-item>
        <text:list-item>
          <text:p text:style-name="P88">Have watched more than 20 episodes of SM in a single day (DragonMasterZero)</text:p>
        </text:list-item>
        <text:list-item>
          <text:p text:style-name="P88">You don't have a printer so you use the one at your work to print out Sailormoon fanfics (Anton-P) </text:p>
        </text:list-item>
        <text:list-item>
          <text:p text:style-name="P88">You have entered so many Japanese words into MS Word spellchecker that now it understands Japanese language only and always suggests you to replace "sorry" with "gomen", "thank you" with "arigato" etc. (Anton-P)</text:p>
        </text:list-item>
        <text:list-item>
          <text:p text:style-name="P88">You dream of entering a pottery store and tossing the vases at people while screaming "not acceptable!" (NameGoesHere)</text:p>
        </text:list-item>
        <text:list-item>
          <text:p text:style-name="P88"><text:soft-page-break/>Being around black rotary-dial telephones makes you uneasy. (NameGoesHere)</text:p>
        </text:list-item>
        <text:list-item>
          <text:p text:style-name="P88">You have or own at least three different copies of some of the same episodes. (Aya Reiko)</text:p>
        </text:list-item>
        <text:list-item>
          <text:p text:style-name="P88">During a fight, you think that the best way to charge at your opponent is to do cartwheels at them instead of just plain running. (see the live-action version if you don't get this one) (Rainbow)</text:p>
        </text:list-item>
        <text:list-item>
          <text:p text:style-name="P88">You go around smashing eggs because you're certain they're daimon pods. (Rainbow)</text:p>
        </text:list-item>
        <text:list-item>
          <text:p text:style-name="P88">You make comparisons of major world leaders, past or not, to major Sailor Moon Villains. (yoshmaster5)</text:p>
        </text:list-item>
        <text:list-item>
          <text:p text:style-name="P88">You idolize Kunzite and Zoicite's relationship, and want to die like Zoicite did. (yoshmaster5)</text:p>
        </text:list-item>
        <text:list-item>
          <text:p text:style-name="P88">You and your friend argue over Fish Eye's gender because she won't watch the originals although you tell her again and again he's a man but she won't listen. (Hobbes)</text:p>
        </text:list-item>
        <text:list-item>
          <text:p text:style-name="P88">You watch the entire series straight through, without getting up for a bathroom break (kingofgames)</text:p>
        </text:list-item>
        <text:list-item>
          <text:p text:style-name="P88">When buying a new computer you choose the one that has "Venus" written on the case (I did this) (Anton-P)</text:p>
        </text:list-item>
        <text:list-item>
          <text:p text:style-name="P88">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8">When you finally find a really cute Sailor Venus keychain you immediately buy it. (Hobbes)</text:p>
        </text:list-item>
        <text:list-item>
          <text:p text:style-name="P88">You cuss internally when said keychain is sold to cosplayers and you must now wait a week in order to get it, the last Super S DVD, and a cute Sailor Jupiter keychain. (Hobbes)</text:p>
        </text:list-item>
        <text:list-item>
          <text:p text:style-name="P88">You buy Unreal Tournament game for the sole purpose of playing Sailormoon models for it. (Anton-P)</text:p>
        </text:list-item>
        <text:list-item>
          <text:p text:style-name="P88">You spend a literature tutorial comparing the symbolism in "A Midsummer Night's Dream" and "Sailor Moon SuperS". (Pipestrell)</text:p>
        </text:list-item>
        <text:list-item>
          <text:p text:style-name="P88">You wait two weeks for the package of your DVD and keychains and discover that the company that carries these keychains no longer has any. (Hobbes)</text:p>
        </text:list-item>
        <text:list-item>
          <text:p text:style-name="P88">You have a dream about Chibi-usa and Hotaru and they're both speaking in their Japanese voices but in clear English in your dream. (Cardcaptor Takato)</text:p>
        </text:list-item>
        <text:list-item>
          <text:p text:style-name="P88">You see the number 200 on a road sign and you immediately think "Sailor Moon" because of 200 episodes. (Cardcaptor Takato)</text:p>
        </text:list-item>
        <text:list-item>
          <text:p text:style-name="P88">You've gotten one of your family members to watch the Japanese version of Sailor Moon and they actually liked it (I've actually done all three of these) (Cardcaptor Takato)</text:p>
        </text:list-item>
        <text:list-item>
          <text:p text:style-name="P88">You have made a CAS of one or more Sailormoon characters in Soul Calibur III (Sailormars Obsessed fan)</text:p>
        </text:list-item>
        <text:list-item>
          <text:p text:style-name="P88">You have the Sailormoon rpg book and are trying to find players to run a game and are upset because no one wants to. (Sailormars Obsessed fan)</text:p>
        </text:list-item>
        <text:list-item>
          <text:p text:style-name="P88">You have so many SM DVD's, you have a separate case to store them. (Aya Reiko)</text:p>
        </text:list-item>
        <text:list-item>
          <text:p text:style-name="P88">You catch every reference to SM in other anime series. (Aya Reiko)</text:p>
        </text:list-item>
        <text:list-item>
          <text:p text:style-name="P88">There was a time when you would buy at least 15 boxes of poptarts everytime you went to the grocery store. (Rin)</text:p>
        </text:list-item>
        <text:list-item>
          <text:p text:style-name="P88">You've had to explain to at least ten people that Sailor Uranus was not a prince in her past life (Rin)</text:p>
        </text:list-item>
        <text:list-item>
          <text:p text:style-name="P88">You have at one point created a Sailor Earth or a Sailor Sun (Rin)</text:p>
        </text:list-item>
        <text:list-item>
          <text:p text:style-name="P88">You have created at least 10 otaku senshi (Rin)</text:p>
        </text:list-item>
        <text:list-item>
          <text:p text:style-name="P88">You dread watching the last few episodes that feature your favorite villain. (Rin)</text:p>
        </text:list-item>
        <text:list-item>
          <text:p text:style-name="P88">You created an anti anti Sailor Moon website (I've actually seen some of these) (Rin)</text:p>
        </text:list-item>
        <text:list-item>
          <text:p text:style-name="P88">You wonder if Luna Lovegood from Harry Potter is Luna from Sailor Moon in disguise. (Rin)</text:p>
        </text:list-item>
        <text:list-item>
          <text:p text:style-name="P88">When watching a rerun on tv with your best friend you feel the need to say "Oh, this one was so much better in the Japanese version" (Bonus points if you've never even seen the Japanese version) (Rin)</text:p>
        </text:list-item>
        <text:list-item>
          <text:p text:style-name="P88">You feel ripped off because your Uranus and Neptune dolls say that their real names are Corrin and Narissa. (I kind of like the name Narissa) (Rin)</text:p>
        </text:list-item>
        <text:list-item>
          <text:p text:style-name="P88">You buy and read books about PHP and JavaScript for the sole purpose of constructing your Sailormoon website. (Anton-P)</text:p>
        </text:list-item>
        <text:list-item>
          <text:p text:style-name="P88"><text:soft-page-break/>Whenever you play a video game that allows you to change the characters names you change them all to Sailormoon characters and as a result played Final Fantasy 7 with Cloud renamed Usagi (Sailormars Obsessed fan)</text:p>
        </text:list-item>
        <text:list-item>
          <text:p text:style-name="P88">After getting too much spam messages into guestbook of your Sailor Moon website, you write on the top of guestbook: "In the name of the Moon, all web spammers will be punished!" (Anton-P)</text:p>
        </text:list-item>
        <text:list-item>
          <text:p text:style-name="P88">You refused to save a group of Sailors who were ship wrecked on an island because they were using the Morse Code to say SOS (Rin)</text:p>
        </text:list-item>
        <text:list-item>
          <text:p text:style-name="P88">On your first trip to Japan you were surprised to find out that everyone had black hair as opposed to blond, blue, green, brown, pink, etc... (Rin)</text:p>
        </text:list-item>
        <text:list-item>
          <text:p text:style-name="P88">Before you know about S, you created your own Sailor Saturn, Uranus, Neptune, or Pluto.(Rin)</text:p>
        </text:list-item>
        <text:list-item>
          <text:p text:style-name="P88">You go begging your tech-smart friend if she can put the sad sailor moon theme into your locket. (I did this, but my friend said she couldn't put the song in, lol) (artemis_is_my_dawg)</text:p>
        </text:list-item>
        <text:list-item>
          <text:p text:style-name="P88">You actually taped over one of your Star Trek or X-Files tapes for Sailor Moon! (moonprincess7070)</text:p>
        </text:list-item>
        <text:list-item>
          <text:p text:style-name="P88">You can spell the name of each of the major enemies- but you suck at spelling. (Just like our favorite blonde!) (moonprincess7070)</text:p>
        </text:list-item>
        <text:list-item>
          <text:p text:style-name="P88">You object to the translation of 'Sailor Senshi' into 'Sailor Scout,' when a closer (and more empowering) translation is something more like 'Sailor Soldier.' (moonprincess7070)</text:p>
        </text:list-item>
        <text:list-item>
          <text:p text:style-name="P88">You go out and 'evangelize' Sailor Moon, or collect signatures for a petition to get more of the series translated. (moonprincess7070)</text:p>
        </text:list-item>
        <text:list-item>
          <text:p text:style-name="P88">You sit at home writing questions to test whether or not you're obsessed with Sailor Moon. Wait a sec... (moonprincess7070)</text:p>
        </text:list-item>
        <text:list-item>
          <text:p text:style-name="P88">Upon seeing any Sailor Moon screenshot on the Net you can instantly recognize episode number and the minute/second from beginning of this episode where the shot was taken from. (Anton-P)</text:p>
        </text:list-item>
        <text:list-item>
          <text:p text:style-name="P114">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35233890027767" text:continue-numbering="true" text:style-name="WW8Num23">
        <text:list-item>
          <text:p text:style-name="P88">You buy a package of the little round crystals from the bead section of Hobby Lobby, put one on a gold chain and say it's your own ginzuishou (SailorAria)</text:p>
        </text:list-item>
        <text:list-item>
          <text:p text:style-name="P88">You write a letter to Kodak company suggesting them a new design for a camera in the form of an eyeball with wings. (Anton_P.)</text:p>
        </text:list-item>
        <text:list-item>
          <text:p text:style-name="P88">3/4 of your bookmarked websites are Sailor Moon related. (SailorAria)</text:p>
        </text:list-item>
        <text:list-item>
          <text:p text:style-name="P88">You have downloaded every single anime/musical/live action album ever created and have them neatly organized into playlists on your iPod.(SailorAria)</text:p>
        </text:list-item>
        <text:list-item>
          <text:p text:style-name="P88">You own a copy of the book, "Sailor Moo," and write in an 'n' at the end of every "Moo" on every page. (I'm guilty of this one) (Shynki)</text:p>
        </text:list-item>
        <text:list-item>
          <text:p text:style-name="P88">On the school bus in the morning, listening to your iPod, you burst out into singing when a Sailor Moon song comes on, (yet again, I do this) (Shynki)</text:p>
        </text:list-item>
        <text:list-item>
          <text:p text:style-name="P88">You print out so much Sailor Moon fanfics and other stuff that you have to organize your Sailor Moon papers into several ring binders to keep track of them all. (Anton_P.)</text:p>
        </text:list-item>
        <text:list-item>
          <text:p text:style-name="P88">While at beach, you build a sand castle and it turns out to be remarkably similar to the Moon castle from Silver Millennium. (Anton_P.)</text:p>
        </text:list-item>
        <text:list-item>
          <text:p text:style-name="P88">Your alarm clock sings the Sailor Moon theme song (guilty!) (Kitty_Strange)</text:p>
        </text:list-item>
        <text:list-item>
          <text:p text:style-name="P88">You buy a toy of the star locket and give it to your significant other, telling them that as long as they have that, you're always with them. (Thought about doing it!) (Chains Of Fate)</text:p>
        </text:list-item>
        <text:list-item>
          <text:p text:style-name="P88">While trying to sleep you start to count youma instead of sheep (one Garoben, two Garobens, three Garobens...) (Anton_P.)</text:p>
        </text:list-item>
        <text:list-item>
          <text:p text:style-name="P114">You are afraid of cormorants now, expecting them to be professor Tomoe's disguised daimones. (Anton_P.)</text:p>
        </text:list-item>
      </text:list>
      <text:p text:style-name="P29">From http://www.angelfire.com/anime/sailormexico/</text:p>
      <text:p text:style-name="P29"><text:soft-page-break/>(Sailor Moon en Mexico) - translated from Spanish by Anton-P</text:p>
      <text:list xml:id="list135234561315327" text:continue-numbering="true" text:style-name="WW8Num23">
        <text:list-item>
          <text:p text:style-name="P88">You walk all the time around your house with a whip thinking that you are Tiger's Eye.</text:p>
        </text:list-item>
        <text:list-item>
          <text:p text:style-name="P88">When you are going to Taxco you say that you must find Silver Crystal.</text:p>
        </text:list-item>
        <text:list-item>
          <text:p text:style-name="P88">When a new subterrain laboratory appears in your city, you expect it was open by Professor Tomoe.</text:p>
        </text:list-item>
        <text:list-item>
          <text:p text:style-name="P88">You arrange all your merchandise and try to build a religion around it.</text:p>
        </text:list-item>
        <text:list-item>
          <text:p text:style-name="P108"><text:span text:style-name="T32"><text:s/></text:span><text:span text:style-name="T7">You are depressed that you did not see Pegasus in your dream.</text:span></text:p>
        </text:list-item>
        <text:list-item>
          <text:p text:style-name="P88">You wake your parents at the midnight to show them a new webpage about Sailor Moon.</text:p>
        </text:list-item>
        <text:list-item>
          <text:p text:style-name="P88">You like the sounds of your heels while running because they are identical to those of Sailor Scouts.</text:p>
        </text:list-item>
        <text:list-item>
          <text:p text:style-name="P88">When you see a cat you scream LUNA! disregardful of its color.</text:p>
        </text:list-item>
        <text:list-item>
          <text:p text:style-name="P88">You have a sticker bumper on your car that says "Attention, Sailor is driving"</text:p>
        </text:list-item>
        <text:list-item>
          <text:p text:style-name="P88">In order not to be interrupted while watching Sailor Moon, you hang at your door "Do not enter or you'll be punished on behalf of the Moon".</text:p>
        </text:list-item>
        <text:list-item>
          <text:p text:style-name="P88">You make a piercing in your nose with an earring that has an image of Sailor Moon on it.</text:p>
        </text:list-item>
        <text:list-item>
          <text:p text:style-name="P88">You hope Servando and Florentino to have a duet with Three Lights.</text:p>
        </text:list-item>
        <text:list-item>
          <text:p text:style-name="P88">Before going to bed you pray for your father, your mother, Sailor Scouts and not returning of the Negaverse.</text:p>
        </text:list-item>
        <text:list-item>
          <text:p text:style-name="P88">You write letters to United States for Darien waiting for answers.</text:p>
        </text:list-item>
        <text:list-item>
          <text:p text:style-name="P88">You travel to United States hoping to see Darien.</text:p>
        </text:list-item>
        <text:list-item>
          <text:p text:style-name="P88">You like Reeni so much that you call your big sister "stupid Serena"</text:p>
        </text:list-item>
        <text:list-item>
          <text:p text:style-name="P88">You teach your little sister to answer to people who bully her: "I am a Sailor Scout in training and I'll punish you in the name of the future Moon".</text:p>
        </text:list-item>
        <text:list-item>
          <text:p text:style-name="P88">You create Sailor Moon fan club and give up everything else (family, university, job, girlfriend) to dedicate yourself entirely to this club.</text:p>
        </text:list-item>
        <text:list-item>
          <text:p text:style-name="P88">You start your own Sailor Moon magazine, and it has much success.</text:p>
        </text:list-item>
        <text:list-item>
          <text:p text:style-name="P88">You get up in eight in the morning to browse through Sailor Moon pages or to look at those you saved yesterday without even having breakfast.</text:p>
        </text:list-item>
        <text:list-item>
          <text:p text:style-name="P88">You join a softball team of your school and you rejoice each time you are hit in the face.</text:p>
        </text:list-item>
        <text:list-item>
          <text:p text:style-name="P88">Your parents are glad when you watch Dragon Ball or Ranma 1/2 for change.</text:p>
        </text:list-item>
        <text:list-item>
          <text:p text:style-name="P88">You are suspended in your school for throwing a hair band decorated with golden paper (it looks similar to the Moon Tiara) at your teacher after getting 87 on your exam.</text:p>
        </text:list-item>
        <text:list-item>
          <text:p text:style-name="P88">You almost cried after spending three days without sleep searching the whole Net for a certain page where transformation of Luna into human was shown.</text:p>
        </text:list-item>
        <text:list-item>
          <text:p text:style-name="P88">After finding it finally you was so angry that did not talk with anyone for two days because the page was not willing to open.</text:p>
        </text:list-item>
        <text:list-item>
          <text:p text:style-name="P88">You think about learning genetics in order to be able to breed talking cats with crescent moon marks on their foreheads.</text:p>
        </text:list-item>
        <text:list-item>
          <text:p text:style-name="P114">You paint a giant sign on the door of your house that reads: “Welcome to Crystal Tokyo”.</text:p>
        </text:list-item>
      </text:list>
      <text:p text:style-name="P31">Since you are a fan of the villains, you (the ones with *):</text:p>
      <text:list xml:id="list135234678997825" text:continue-numbering="true" text:style-name="WW8Num23">
        <text:list-item>
          <text:p text:style-name="P109"><text:span text:style-name="T19"><text:s/></text:span><text:span text:style-name="T14">* Place different strange objects into a stove hoping them to turn into monsters that will steal pure hearts.</text:span></text:p>
        </text:list-item>
        <text:list-item>
          <text:p text:style-name="P88">* Buy a white car and paint black stars on each door.</text:p>
        </text:list-item>
        <text:list-item>
          <text:p text:style-name="P88">* The door at your work reads: “Witches 5”</text:p>
        </text:list-item>
        <text:list-item>
          <text:p text:style-name="P88">* When you do not like someone, you take out a whip, a curtain and say: “One... two... THREE!!”</text:p>
        </text:list-item>
        <text:list-item>
          <text:p text:style-name="P88">If you are living near your school you tell as your excuse that you go swimming while you go to home to watch Sailor Moon.</text:p>
        </text:list-item>
        <text:list-item>
          <text:p text:style-name="P88">Your 27 years old brother tells you must mature and not watch Sailor Moon because YOU ARE THE ELDEST ONE.</text:p>
        </text:list-item>
        <text:list-item>
          <text:p text:style-name="P88">You hate Mc’Donalds food but if they have got mini Sailor Scouts you go and buy all Happy Meals despite how much you spend and the food itself ends being given to your dog, but... YOU HAVE AT LAST MINI SAILOR SCOUTS.</text:p>
        </text:list-item>
        <text:list-item>
          <text:p text:style-name="P88">You have a stomach illness because you eat so many yogurts and milk desserts solely for collecting the covers that come with pictures of Sailor Moon.</text:p>
        </text:list-item>
        <text:list-item>
          <text:p text:style-name="P88"><text:soft-page-break/>You convince your friends that have bought the same kind of desserts to give you the covers you do not have as yet.</text:p>
        </text:list-item>
        <text:list-item>
          <text:p text:style-name="P88">You decide not to kiss your fiance because Sailor Scouts died without kissing the ones they wished.</text:p>
        </text:list-item>
        <text:list-item>
          <text:p text:style-name="P88">You decide not to kiss your fiance because he is not Darien.</text:p>
        </text:list-item>
        <text:list-item>
          <text:p text:style-name="P114">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35234348509497" text:continue-numbering="true" text:style-name="WW8Num23">
        <text:list-item>
          <text:p text:style-name="P88">You've bought a piece of sailor moon merchandise this week. (R. Manley)</text:p>
        </text:list-item>
        <text:list-item>
          <text:p text:style-name="P109"><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88">You kiss ALL your sailor moon dolls good night, which takes an hour. (R. Manley)</text:p>
        </text:list-item>
        <text:list-item>
          <text:p text:style-name="P114">You starting wonder if Malachite’s nick name was Sephirot (From Final Fantasy VII). (Pilar Fernandez Alvarez-Cienfuegos)</text:p>
        </text:list-item>
      </text:list>
      <text:p text:style-name="P29">From http://lildizzle87.tripod.com/id21.html</text:p>
      <text:list xml:id="list135234559611219" text:continue-numbering="true" text:style-name="WW8Num23">
        <text:list-item>
          <text:p text:style-name="P88">You've brushed your hair looking into the mirror humming the theme song.</text:p>
        </text:list-item>
        <text:list-item>
          <text:p text:style-name="P88">You've made your own Crescent Moon Wand out of paper, popsical sticks, and tape (I was creative!)</text:p>
        </text:list-item>
        <text:list-item>
          <text:p text:style-name="P88">You've made your favorite Sailor Senshi's fuku out of construction paper and tape when you where a child. Then got mad when your mom threw it away when you were 16.</text:p>
        </text:list-item>
        <text:list-item>
          <text:p text:style-name="P88">You've made of 60 some petitions on www.petitionspot.com just to see if Cartoon Network would put Sailor Moon back on (It's not their decision, it's all about the expired licenses, c'mon people.)</text:p>
        </text:list-item>
        <text:list-item>
          <text:p text:style-name="P88">You have a youtube account for just Sailor Moon stuff (that's not only what's on my account)</text:p>
        </text:list-item>
        <text:list-item>
          <text:p text:style-name="P114">You have more then 2 otaku mangas that you've created just about Sailor Moon. (YEAH! I have SIX!)</text:p>
        </text:list-item>
      </text:list>
      <text:p text:style-name="P29">From http://www.geocities.com/lanapower87/humor2.html</text:p>
      <text:list xml:id="list135235089025087" text:continue-numbering="true" text:style-name="WW8Num23">
        <text:list-item>
          <text:p text:style-name="P88">You stare up at the sky and shout" Hey future daughter come on down to the past with me!</text:p>
        </text:list-item>
        <text:list-item>
          <text:p text:style-name="P88">You build a crystal palace and tell your family that in the future you will all live there.</text:p>
        </text:list-item>
        <text:list-item>
          <text:p text:style-name="P88">You chase guys to be like Mina and Serena.</text:p>
        </text:list-item>
        <text:list-item>
          <text:p text:style-name="P88">You name your house the Moon Kingdom and tell everyone that's the new name of the house.</text:p>
        </text:list-item>
        <text:list-item>
          <text:p text:style-name="P88">You build a gate around the school playground and make it look foggy, then you get a big, long stick and tell your friends that they can't come in because it's the gate of time and space that can lead to the future.</text:p>
        </text:list-item>
        <text:list-item>
          <text:p text:style-name="P88">When Sailor Moon dies you kill yourself too so you can die too, when Sailor Moon revives you try to but you realize you can't and you stay in heaven.</text:p>
        </text:list-item>
        <text:list-item>
          <text:p text:style-name="P88">You try to train your cat to "save" you from your big brother</text:p>
        </text:list-item>
        <text:list-item>
          <text:p text:style-name="P88">You fall in love with your horse.</text:p>
        </text:list-item>
        <text:list-item>
          <text:p text:style-name="P88">You meet a girl named Amy and ask her for help on your homework, never mind the fact she's failing all her subjects and has been held back three times.</text:p>
        </text:list-item>
        <text:list-item>
          <text:p text:style-name="P88">You suffocate while trying to form a sweat-drop.</text:p>
        </text:list-item>
        <text:list-item>
          <text:p text:style-name="P88">When you move to a new house and the bus doesn't get to your house until 4: 45, you kill yourself because you won't be able to watch Sailor Moon for a two whole weeks, when Summer Break starts.</text:p>
        </text:list-item>
        <text:list-item>
          <text:p text:style-name="P88">You hold the Sailor Moon directors captive until they let you be the voice actor/actress for one of the characters.</text:p>
        </text:list-item>
        <text:list-item>
          <text:p text:style-name="P88">You get a tiger's eye rock and purposely throw it into the forest and get it lost forever.</text:p>
        </text:list-item>
        <text:list-item>
          <text:p text:style-name="P88">Whenever you look through a telescope at the moon, you shout, "HI, QUEEN SERENITY!!!!!"</text:p>
        </text:list-item>
        <text:list-item>
          <text:p text:style-name="P88">You put blue contacts in your eyes, even if they look wonderful when thier green.</text:p>
        </text:list-item>
        <text:list-item>
          <text:p text:style-name="P88"><text:soft-page-break/>When you find out your parents are going move to another time zone, where Sailor Moon ends just as get home from school, you take your stuff and stay in the house.</text:p>
        </text:list-item>
        <text:list-item>
          <text:p text:style-name="P88">To make others like sailor moon, you make Galaxia bracelets, and attempt to take their star seeds, knowing that they'll turn into an evil sailor scout (remember sailor sweat 0_o)</text:p>
        </text:list-item>
        <text:list-item>
          <text:p text:style-name="P88">Every evening, you put on a sailor scout outfit and fight crime(or trees painted as enemies)</text:p>
        </text:list-item>
        <text:list-item>
          <text:p text:style-name="P88">Whenever you meet people, the first thing they find out about you is that you're a moonie.</text:p>
        </text:list-item>
        <text:list-item>
          <text:p text:style-name="P88">That wicked cool store up the street from your house had to close, because you ran around telling everyone that it was a conspiracy that they were working with the Negaverse.</text:p>
        </text:list-item>
        <text:list-item>
          <text:p text:style-name="P88">When you go to church, you stand up in the middle of it and begin worshipping the moon kingdom.</text:p>
        </text:list-item>
        <text:list-item>
          <text:p text:style-name="P88">In school you don't listen to your teacher and when she asks a question you reply "That's not about sailor moon!"</text:p>
        </text:list-item>
        <text:list-item>
          <text:p text:style-name="P88">In school you demand for a Sailor Moon Class!</text:p>
        </text:list-item>
        <text:list-item>
          <text:p text:style-name="P88">Wear the same glasses as sailor V.</text:p>
        </text:list-item>
        <text:list-item>
          <text:p text:style-name="P88">You wish your cook teacher was Lita so you start calling her that.</text:p>
        </text:list-item>
        <text:list-item>
          <text:p text:style-name="P88">You begin Middle School and realize that school only gets out at 4:15! You then vow to sue the school for making you miss Sailor Moon. (You must be obsessed!)</text:p>
        </text:list-item>
        <text:list-item>
          <text:p text:style-name="P88">Your mom is thinking of a name for your new baby brother and you quickly reply, "Sammy!"</text:p>
        </text:list-item>
        <text:list-item>
          <text:p text:style-name="P88">You wish to be Neo-Queen Serenity because she lives forever.</text:p>
        </text:list-item>
        <text:list-item>
          <text:p text:style-name="P88">You hate dogs because you think Luna is out there and she might get hurt.</text:p>
        </text:list-item>
        <text:list-item>
          <text:p text:style-name="P88">You believe that if Naoko Takeuchi is real then Sailor Moon is real too.</text:p>
        </text:list-item>
        <text:list-item>
          <text:p text:style-name="P88">You have never missed a Sailor Moon episode in your life.</text:p>
        </text:list-item>
        <text:list-item>
          <text:p text:style-name="P88">You buy a new pair of ear-rings and expect that when you touch them a pair of blue goggles will show up.</text:p>
        </text:list-item>
        <text:list-item>
          <text:p text:style-name="P88">You try to see everything from Serena's point of view.</text:p>
        </text:list-item>
        <text:list-item>
          <text:p text:style-name="P88">You believe you had a dream about a white horse.</text:p>
        </text:list-item>
        <text:list-item>
          <text:p text:style-name="P88">You hope that you hold a golden dream mirror.</text:p>
        </text:list-item>
        <text:list-item>
          <text:p text:style-name="P88">Instead of teaching your little cousins mother goose, you teach them Sailor Moon songs.</text:p>
        </text:list-item>
        <text:list-item>
          <text:p text:style-name="P88">You said your mother is not your mother because her name is not Ikuko.</text:p>
        </text:list-item>
        <text:list-item>
          <text:p text:style-name="P88">You keep your mother away from any guy who looks like hawks eye.</text:p>
        </text:list-item>
        <text:list-item>
          <text:p text:style-name="P114">You kiss your tuxedo mask doll.</text:p>
        </text:list-item>
      </text:list>
      <text:p text:style-name="P29">From http://sailorsaturnspalace.com/WYKYOWSS.php</text:p>
      <text:p text:style-name="P31">WYKYOWSS (When You Know Your Obsessed With Sailor Saturn)</text:p>
      <text:list xml:id="list135234966434152" text:continue-numbering="true" text:style-name="WW8Num23">
        <text:list-item>
          <text:p text:style-name="P88">When you yell "Silence Wall!" and your mom says, "Honey, why can't I open your bedroom door?"</text:p>
        </text:list-item>
        <text:list-item>
          <text:p text:style-name="P88">When you try to heal people... and it works!</text:p>
        </text:list-item>
        <text:list-item>
          <text:p text:style-name="P88">When you yell, "Silence Glaive Surprise" when you want your worst enemy to die and it works!</text:p>
        </text:list-item>
        <text:list-item>
          <text:p text:style-name="P88">You don't watch the episodes before Saturn comes in.... "what's so good about them".</text:p>
        </text:list-item>
        <text:list-item>
          <text:p text:style-name="P88">When you scream "Galactica Cannon!!" and a real cannon shoots a cannon ball.</text:p>
        </text:list-item>
        <text:list-item>
          <text:p text:style-name="P88">You go onto Senshi websites and you keep wondering who they're talking about when they mention other Senshi... bonus points if you don't understand what I'm talking about-Sailor Saturn IS the only Senshi!</text:p>
        </text:list-item>
        <text:list-item>
          <text:p text:style-name="P88">You dress up as Sailor Saturn and the cost of the costume was $1,000</text:p>
        </text:list-item>
        <text:list-item>
          <text:p text:style-name="P88">You start harassing Sailor Saturn site owners and complain that you are the REAL Hotaru Tomoe.</text:p>
        </text:list-item>
        <text:list-item>
          <text:p text:style-name="P88">Trying to have a look-a-like contest.</text:p>
        </text:list-item>
        <text:list-item>
          <text:p text:style-name="P88">Screaming, "I AM HOTARU NOT YOU!!! I'M THE ONLY HOTARU IN THE WHOLE WORLD"</text:p>
        </text:list-item>
        <text:list-item>
          <text:p text:style-name="P88">Learning Japanese to only say, "My guardian deity is the planet of silence, the soldier of death and rebirth, Sailor Saturn!!!!!!" and "Chinmoku no hoshi, dosei o shugo ni motsu. Hametsu to tanjou no Senshi, Sailor Saturn!!"</text:p>
        </text:list-item>
        <text:list-item>
          <text:p text:style-name="P88">Moving to Japan to live with someone family with the last name Tomoe and happen to have a child with the name Hotaru.</text:p>
        </text:list-item>
        <text:list-item>
          <text:p text:style-name="P88">Changing your name to be legally Hotaru while you live there.</text:p>
        </text:list-item>
        <text:list-item>
          <text:p text:style-name="P88">You start complaining to your mom, "YOU KNOW I HATE MILK!!! SO WHY DID YOU GIVE ME IT"</text:p>
        </text:list-item>
        <text:list-item>
          <text:p text:style-name="P88"><text:soft-page-break/>You start to scream at the TV, "DAMN YOU SAILOR MOON!!!!! LET SAILOR SATURN KILL IT FOR ONCE. YOUR A MAJOR DITZ".</text:p>
        </text:list-item>
        <text:list-item>
          <text:p text:style-name="P88">You have a HUGE craving for Nihon Soba(buckwheat noodles).</text:p>
        </text:list-item>
        <text:list-item>
          <text:p text:style-name="P88">Saying to your parents, "The revolution is coming".</text:p>
        </text:list-item>
        <text:list-item>
          <text:p text:style-name="P88">You start swinging a Glaive like object and pointing it at someone's throat and saying "I am the Senshi of Death, Sailor Saturn".</text:p>
        </text:list-item>
        <text:list-item>
          <text:p text:style-name="P88">Your parents say: "Okay, that's it! Sailor Saturn... Sailor Saturn... that's all you ever talk about. You have one minute to choose: Who do you love more, Sailor Saturn or your dear parents?" One minute later, you're an orphan.</text:p>
        </text:list-item>
        <text:list-item>
          <text:p text:style-name="P88">You move to France and change your name to Olivia and hope your parents don't find out.</text:p>
        </text:list-item>
        <text:list-item>
          <text:p text:style-name="P88">You create a Sailor Saturn site and it less than a year the counter hits over 5000.</text:p>
        </text:list-item>
        <text:list-item>
          <text:p text:style-name="P88">You stay in your house all day and your skin turns pale.</text:p>
        </text:list-item>
        <text:list-item>
          <text:p text:style-name="P88">When you wear a Sailor Saturn's sailor outfit to school and hit your teacher with your plastic Glaive 'cause she said it was not appropriate for school.</text:p>
        </text:list-item>
        <text:list-item>
          <text:p text:style-name="P114">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35235112966314" text:continue-numbering="true" text:style-name="WW8Num23">
        <text:list-item>
          <text:p text:style-name="P88">When you see a book on botany you try to find info about Xenian flower in it. (Anton-P)</text:p>
        </text:list-item>
        <text:list-item>
          <text:p text:style-name="P88">You Imagine beating the crap out of that Mio-San girl in PGSM. (nap*)</text:p>
        </text:list-item>
        <text:list-item>
          <text:p text:style-name="P88">You believe that everyone had a heart crystal and star seed. (nap*)</text:p>
        </text:list-item>
        <text:list-item>
          <text:p text:style-name="P88">Your planning on making a Sailor Moon game that will interest the world hoping to force them to continue the story. (I'm actually going to make this wait a couple of years) (nap*)</text:p>
        </text:list-item>
        <text:list-item>
          <text:p text:style-name="P88">Putting quotes from sailor moon into replies (nap*)</text:p>
        </text:list-item>
        <text:list-item>
          <text:p text:style-name="P88">You practice being a ribbon dancer so you can imitate the little people in Venus' pgsm henshin (nap*)</text:p>
        </text:list-item>
        <text:list-item>
          <text:p text:style-name="P88">You say Luna prism power, press 672 on your phone and hope to transform. (nap*)</text:p>
        </text:list-item>
        <text:list-item>
          <text:p text:style-name="P109"><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09"><text:span text:style-name="T14">The way you remember the "wo" hiragana (Picture) is that it's the Saturn symbol plus the Moon symbol.</text:span><text:span text:style-name="T13"> (</text:span><text:span text:style-name="T14">Sailorasteroid)</text:span></text:p>
        </text:list-item>
        <text:list-item>
          <text:p text:style-name="P88">You learn that your mom has the job of winding the clock in the clock tower near her work and you immediately think of Sailor Pluto! (Rainbow)</text:p>
        </text:list-item>
        <text:list-item>
          <text:p text:style-name="P88">You think "The Motorcycle Song" is about Sailor Mars because it mentions the name "Ray" in it. (it's the one with the lines "I don't want a pickle, I just wanna ride on my motor-cicle" in it) (Rainbow)</text:p>
        </text:list-item>
        <text:list-item>
          <text:p text:style-name="P88">You look at a map and see a city named Neptune, and automatically think of Sailor Neptune! (guilty) (SMfanx1000)</text:p>
        </text:list-item>
        <text:list-item>
          <text:p text:style-name="P88">You watch the Kirari Super Live concert on DVD all day. (Sailor Rose)</text:p>
        </text:list-item>
        <text:list-item>
          <text:p text:style-name="P88">You always make coffee professor Tomoe-style: using a spirit-lamp and a flask. (Anton-P)</text:p>
        </text:list-item>
        <text:list-item>
          <text:p text:style-name="P109"><text:span text:style-name="T14">You attend an exam / written competition and choose for yourself the nickname "Mercurius". (I did this).</text:span> <text:span text:style-name="T13">(</text:span><text:span text:style-name="T14">Crecent beam)</text:span></text:p>
        </text:list-item>
        <text:list-item>
          <text:p text:style-name="P88">While playing Starcraft you see a map named "Crescent Moon" and freak out. (Anton-P)</text:p>
        </text:list-item>
        <text:list-item>
          <text:p text:style-name="P88">You make a birthday cake for each Senshi on their birthdays (like today would be Mercury's!). (Rainbow)</text:p>
        </text:list-item>
        <text:list-item>
          <text:p text:style-name="P88">And are surprised when the real Senshi don't show up for your party. (Rainbow)</text:p>
        </text:list-item>
        <text:list-item>
          <text:p text:style-name="P8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8">You spend weeks acquiring your Sailor Moon Collection, and planning to watch the first two seasons in a super, two day marathon (wish me luck- I'm almost there). (StarFlame Soldier)</text:p>
        </text:list-item>
        <text:list-item>
          <text:p text:style-name="P88"><text:soft-page-break/>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8">you watch Sailormoon on Youtube during journalism class. (I have done this, I also managed to get three articles done for my project at the same time. ^^;; (Nehelenia's Crazy Fangirl)</text:p>
        </text:list-item>
        <text:list-item>
          <text:p text:style-name="P88">you suggest to you colorguard instructor that you do your winter show to sailor moon music, then get laughed by the entire team (done it. my instructor just stared at me for a whole minute.) (the*blue*girl)</text:p>
        </text:list-item>
        <text:list-item>
          <text:p text:style-name="P88">You learn Visual Basic only because Mamoru knows it. (Anton-P)</text:p>
        </text:list-item>
        <text:list-item>
          <text:p text:style-name="P88">You spend your time learning Visual Basic and feel really depressed after finding out that Mamoru actually knows BASIC and not Visual Basic. (Anton-P)</text:p>
        </text:list-item>
        <text:list-item>
          <text:p text:style-name="P88">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88">Astronomers re-designate Pluto as a Dwarf Planet, and the first thing you think is "Poor Setsuna..." (Starscream)</text:p>
        </text:list-item>
        <text:list-item>
          <text:p text:style-name="P88">You die your hair blue and try to do stuff like fixing cars with NO PRIOR KNOWLEDGE.(Sailor V)</text:p>
        </text:list-item>
        <text:list-item>
          <text:p text:style-name="P88">You karate-choh random people in the street because you suspect they are from the "Negaverse". (Sailor V)</text:p>
        </text:list-item>
        <text:list-item>
          <text:p text:style-name="P88">You put different items, like a drum, a rose, a doorknob, into your microwave in hopes to produce daemons from them. (Anton-P)</text:p>
        </text:list-item>
        <text:list-item>
          <text:p text:style-name="P88">You think your body is inhabited by two spirits. (Hotaru) (Sailor V)</text:p>
        </text:list-item>
        <text:list-item>
          <text:p text:style-name="P88">When you're at a planetarium, you demand that the narrator tell about the legendary Sailor Senshi of the planets as well as the usual stuff about Roman gods. (Rainbow)</text:p>
        </text:list-item>
        <text:list-item>
          <text:p text:style-name="P8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8">You've held a party for Ceres congratulating her on her promotion. (Rin)</text:p>
        </text:list-item>
        <text:list-item>
          <text:p text:style-name="P88">On the date 6-30-01, you celebrated the birth of Chibi Usa by sending out birth announcements. (Rin)</text:p>
        </text:list-item>
        <text:list-item>
          <text:p text:style-name="P88">Your boyfriend/girlfriend actually listens to you when you rave on about seeing the Japanese originals because you've talked about it so much they get the equivalent of Stockholms Syndrome. (StarFlame Soldier)</text:p>
        </text:list-item>
        <text:list-item>
          <text:p text:style-name="P88">you quit your job because they wont let you come to work in a sailormoon cosplay (or crossplay lol) (Sailormars Obsessed fan)</text:p>
        </text:list-item>
        <text:list-item>
          <text:p text:style-name="P88">You start to like Godzilla series only because Usagi was going to watch it in one episode. (Anton-P)</text:p>
        </text:list-item>
        <text:list-item>
          <text:p text:style-name="P88">You tie a red collar with a bell around the neck of your kitten so that it will look more like Diana. (Anton-P)</text:p>
        </text:list-item>
        <text:list-item>
          <text:p text:style-name="P114">You believe that after you die your star seed will return into Galactic Cauldron to be reborn in the future. (Anton-P)</text:p>
        </text:list-item>
      </text:list>
      <text:p text:style-name="P29">Submitted to Ykywtmsmw Compilation by Dominique &lt;puff22_2001@yahoo.com&gt;</text:p>
      <text:list xml:id="list135234364951178" text:continue-numbering="true" text:style-name="WW8Num23">
        <text:list-item>
          <text:p text:style-name="P88">As far as you care, Sailor Moon IS the news! *</text:p>
        </text:list-item>
        <text:list-item>
          <text:p text:style-name="P88">Dying is less scary then your mother throwing out your raggedy, molding Sailor Moon blanket!</text:p>
        </text:list-item>
        <text:list-item>
          <text:p text:style-name="P88">Everyday you go to a different search engine and search for SOMETHING Sailor Moon. *</text:p>
        </text:list-item>
        <text:list-item>
          <text:p text:style-name="P88">Forgetting to do homework, eating like a pig, and talking to cats are some of your favorite pastimes.</text:p>
        </text:list-item>
        <text:list-item>
          <text:p text:style-name="P88">Most of your time is used in thinking about/reading about/looking at/hearing/touching SailorMoon/Sailor Moon and related stuff! *</text:p>
        </text:list-item>
        <text:list-item>
          <text:p text:style-name="P88">When your best friend (who is coincidently is named Ken/Shinozaki) is getting hurt by a rabid dog, you try to transform!</text:p>
        </text:list-item>
        <text:list-item>
          <text:p text:style-name="P88">You are disqualified from the finals of the 'Miss Teen USA' competition because you threw your tiara at the other girl while shouting, "Moon Ugly Transformation Tiara Magic/Action!"</text:p>
        </text:list-item>
        <text:list-item>
          <text:p text:style-name="P88"><text:soft-page-break/>You are disqualified from the finals of the 'Miss Teen USA' competition because you sung a wonderful rendition of 'Moonlight Densetsu' in the original Japanese, and no one knows what you're saying!</text:p>
        </text:list-item>
        <text:list-item>
          <text:p text:style-name="P88">You are successful in fighting crime!</text:p>
        </text:list-item>
        <text:list-item>
          <text:p text:style-name="P88">You are the National Frisbee champion because you practice your 'Moon Tiara Magic/Action' three hours a day!</text:p>
        </text:list-item>
        <text:list-item>
          <text:p text:style-name="P88">You attack anyone that dresses bad, and when are reprimanded for it you tell everyone you thought they were a youma/cardian/etc.!</text:p>
        </text:list-item>
        <text:list-item>
          <text:p text:style-name="P88">You bookmark every site that comes up!</text:p>
        </text:list-item>
        <text:list-item>
          <text:p text:style-name="P88">You actually GO to every site you bookmark!</text:p>
        </text:list-item>
        <text:list-item>
          <text:p text:style-name="P88">You buy the most ugly tree at the nursery, and try to feed your little brother to it. When that doesn't work, you scream for Alan/Ail/Earl and Ann/An to 'get their butts down here'!</text:p>
        </text:list-item>
        <text:list-item>
          <text:p text:style-name="P88">You can barely live with yourself, because you had said (six years prior to your BSSM/SM obsession) that it was a stupid show! *</text:p>
        </text:list-item>
        <text:list-item>
          <text:p text:style-name="P88">You can turn ANY topic of conversation to Sailor Moon! *</text:p>
        </text:list-item>
        <text:list-item>
          <text:p text:style-name="P88">You can't decide which planet is more beautiful, Neptune or Mars! *</text:p>
        </text:list-item>
        <text:list-item>
          <text:p text:style-name="P88">You change your first name to Sailor!</text:p>
        </text:list-item>
        <text:list-item>
          <text:p text:style-name="P88">You cry when you find out you only got a 98% on ANY Sailor Moon quiz!</text:p>
        </text:list-item>
        <text:list-item>
          <text:p text:style-name="P88">You date any boy who makes fun of you; hoping ONE of them is your true love from a former life!</text:p>
        </text:list-item>
        <text:list-item>
          <text:p text:style-name="P88">You deliberately fail all your courses, because "it's easier to imitate Usagi/Serena than Ami/Amy"!</text:p>
        </text:list-item>
        <text:list-item>
          <text:p text:style-name="P88">You dream for a 'Dream Mirror'!</text:p>
        </text:list-item>
        <text:list-item>
          <text:p text:style-name="P88">You eat everything in sight, and get mad when you still gain weight!</text:p>
        </text:list-item>
        <text:list-item>
          <text:p text:style-name="P88">You eat everything like a total pig and insist "if Princess Serena/Selena/Serenity/Selenity can eat like this, so can I!"</text:p>
        </text:list-item>
        <text:list-item>
          <text:p text:style-name="P88">You hit your best friend, and when she complains, you state "Well, Rei/Raye would understand. It's how we show affection. Duh!"</text:p>
        </text:list-item>
        <text:list-item>
          <text:p text:style-name="P88">You know more Japanese than French simply from liking Sailor Moon, and French is your Second Language Class!</text:p>
        </text:list-item>
        <text:list-item>
          <text:p text:style-name="P88">You say, while reading this, (to quote 'The Simpsons' the show) "it's funny 'cause it's true." *</text:p>
        </text:list-item>
        <text:list-item>
          <text:p text:style-name="P88">You see a teenage boy with long black hair practicing Judo, and ask him why he isn't at the temple!</text:p>
        </text:list-item>
        <text:list-item>
          <text:p text:style-name="P88">You spend every afternoon at your parent's house, because you don't have cable, and Sailor Moon is more important then the news!</text:p>
        </text:list-item>
        <text:list-item>
          <text:p text:style-name="P88">You spend more time on the computer reading Sailor Moon fan-fiction then you do going to school!</text:p>
        </text:list-item>
        <text:list-item>
          <text:p text:style-name="P88">You study everything, every single day, even though you graduated collage three years ago. When asked why, you state, "Ami/Amy would!"</text:p>
        </text:list-item>
        <text:list-item>
          <text:p text:style-name="P88">You think every thing on every 'YKYWTMSM' or 'YKYOWSM' list you ever seen are hilarious! *</text:p>
        </text:list-item>
        <text:list-item>
          <text:p text:style-name="P88">You think the astronomers got it wrong when they put the planets in order!</text:p>
        </text:list-item>
        <text:list-item>
          <text:p text:style-name="P88">You think the reason Saturn doesn't have her own mineral (Uranium, Neptunium, Plutonium) is because she's only really in two seasons!</text:p>
        </text:list-item>
        <text:list-item>
          <text:p text:style-name="P88">You think your cat is Luna and is just not talking!</text:p>
        </text:list-item>
        <text:list-item>
          <text:p text:style-name="P88">You try to rip out your Mom's heart, in hopes it's a pure, crystal one!</text:p>
        </text:list-item>
        <text:list-item>
          <text:p text:style-name="P88">You wonder if you will ever return to the moon!</text:p>
        </text:list-item>
        <text:list-item>
          <text:p text:style-name="P88">You wonder if your brother's best friend will ever create an evil doll factory!</text:p>
        </text:list-item>
        <text:list-item>
          <text:p text:style-name="P88">You won't eat ANY cake after seeing episode 69!</text:p>
        </text:list-item>
        <text:list-item>
          <text:p text:style-name="P88">You won't eat any carrots, milk, yellowtail tuna, etc. after reading your first set of senshi/scout profiles!</text:p>
        </text:list-item>
        <text:list-item>
          <text:p text:style-name="P88">You won't go to the Zoo, for fear Eiru/Ail/Earl/Al/Ali/Allan/Alan/Alen/Allen and Ann/An/Enn/En's Lion will eat you!</text:p>
        </text:list-item>
        <text:list-item>
          <text:p text:style-name="P88">Your boyfriend tells you you're a freak, then dumps you and you are absolutely positive he is really receiving nightmares from his future self!</text:p>
        </text:list-item>
        <text:list-item>
          <text:p text:style-name="P88">Your brother hates you because you are forever calling him Sammy/Shingo, even though his name is Emanuel!</text:p>
        </text:list-item>
        <text:list-item>
          <text:p text:style-name="P88">Your daughter hates you because you call her 'Spore' and 'Fungus' as terms of affection!</text:p>
        </text:list-item>
        <text:list-item>
          <text:p text:style-name="P88">Your doctor tells you that NO; you don't have a 'Starseed'!</text:p>
        </text:list-item>
        <text:list-item>
          <text:p text:style-name="P88">Your parents know the Sailor Moon theme song by heart! *</text:p>
        </text:list-item>
        <text:list-item>
          <text:p text:style-name="P88">Your entire family knows the Sailor Moon theme song by heart! *</text:p>
        </text:list-item>
        <text:list-item>
          <text:p text:style-name="P88"><text:soft-page-break/>You are more of a Moonie then Takeuchi Naoko!</text:p>
        </text:list-item>
        <text:list-item>
          <text:p text:style-name="P88">Your friends are more Moonie then Takeuchi Naoko, simply from your influence!</text:p>
        </text:list-item>
        <text:list-item>
          <text:p text:style-name="P88">Your mom says you can't get a cat so you paint a mouse black, put a crescent moon sticker on it's head, and say it's Luna transformed by the NegaVerse/Dark Kingdom!</text:p>
        </text:list-item>
        <text:list-item>
          <text:p text:style-name="P88">Your mother buys you a completed doll set of the Inners and you get upset because you don't have the Outers too! *</text:p>
        </text:list-item>
        <text:list-item>
          <text:p text:style-name="P88">Your mother screams at you that for the tenth time in the last four hours that NO, she can't buy you a 'Ginzuishou'!</text:p>
        </text:list-item>
        <text:list-item>
          <text:p text:style-name="P88">After listening to your mother, you KNOW she is from some evil cabal that's keeping the Ginzuishou for themselves!</text:p>
        </text:list-item>
        <text:list-item>
          <text:p text:style-name="P88">After listening to your doctor, you feel left out!</text:p>
        </text:list-item>
        <text:list-item>
          <text:p text:style-name="P88">Your only friend is a floating (don't ask me how) black ball that, when you are feeling particularly depressed, you imagine becomes anything you want.</text:p>
        </text:list-item>
        <text:list-item>
          <text:p text:style-name="P88">You actually believe it can become anything you want!</text:p>
        </text:list-item>
        <text:list-item>
          <text:p text:style-name="P88">You actually DO!</text:p>
        </text:list-item>
        <text:list-item>
          <text:p text:style-name="P88">It actually DOES become anything you want!</text:p>
        </text:list-item>
        <text:list-item>
          <text:p text:style-name="P88">Your only friends are girls who, for some odd reason, can eat anything, and still look great.</text:p>
        </text:list-item>
        <text:list-item>
          <text:p text:style-name="P88">Your second-cousin-three-times-removed, who lives in Albania, knows the entire BSSM/SM story!</text:p>
        </text:list-item>
        <text:list-item>
          <text:p text:style-name="P88">Your second-cousin-three-times-removed, who lives in Albania, is more of a Moonie then Takeuchi Naoko, simply from your letters!</text:p>
        </text:list-item>
        <text:list-item>
          <text:p text:style-name="P88">You're reading this on commercial breaks from you fifth Sailor Moon marathon the week!</text:p>
        </text:list-item>
        <text:list-item>
          <text:p text:style-name="P88">You're still on last week's marathon!</text:p>
        </text:list-item>
        <text:list-item>
          <text:p text:style-name="P114">You've seen one or more seasons three or four times straight through and you STILL watch it/them!*</text:p>
        </text:list-item>
      </text:list>
      <text:p text:style-name="P29">Submitted to Ykywtmsmw Compilation by Reynir Stefansson &lt;reynirhs@mi.is&gt;</text:p>
      <text:list xml:id="list135235001033269" text:continue-numbering="true" text:style-name="WW8Num23">
        <text:list-item>
          <text:p text:style-name="P88">You and your cat duet to the Sailor Moon music.</text:p>
        </text:list-item>
        <text:list-item>
          <text:p text:style-name="P88">You replace your SM tapes (and the VCR) once a month due to wear.</text:p>
        </text:list-item>
        <text:list-item>
          <text:p text:style-name="P88">Your mother dyes her hair violet and your first response is "Ikuko-san?"</text:p>
        </text:list-item>
        <text:list-item>
          <text:p text:style-name="P88">You look for online Shinto courses so you can start your own shrine.</text:p>
        </text:list-item>
        <text:list-item>
          <text:p text:style-name="P88">You put a Vanessa-Mae CD on and imagine Michiru is playing.</text:p>
        </text:list-item>
        <text:list-item>
          <text:p text:style-name="P88">...it's a Jascha Heifetz CD.</text:p>
        </text:list-item>
        <text:list-item>
          <text:p text:style-name="P88">Someone mentions 'racing' and 'the Suzuka track' and you think of Haruka.</text:p>
        </text:list-item>
        <text:list-item>
          <text:p text:style-name="P88">You look for Haruka in every clip you see from the Suzuka track.</text:p>
        </text:list-item>
        <text:list-item>
          <text:p text:style-name="P88">You read everything you can find about Minato City just because that's where the Azabu Juban district is.</text:p>
        </text:list-item>
        <text:list-item>
          <text:p text:style-name="P88">You read Minato Times every month on the web in hope of finding Sailor Moon stuff.</text:p>
        </text:list-item>
        <text:list-item>
          <text:p text:style-name="P88">You read every SM-related story on fanfiction.net.</text:p>
        </text:list-item>
        <text:list-item>
          <text:p text:style-name="P88">You read every SM-related thread on the Addventure.</text:p>
        </text:list-item>
        <text:list-item>
          <text:p text:style-name="P88">You wish you were Ranma in the Lust Dust thread (where he wound up with all five Inners).</text:p>
        </text:list-item>
        <text:list-item>
          <text:p text:style-name="P88">You wish you were Ranma in the Lemon Flu thread (where he got Pluto, Uranus and Saturn).</text:p>
        </text:list-item>
        <text:list-item>
          <text:p text:style-name="P88">You place all fanfic you've read in an offline library so you can read it again without logging on.</text:p>
        </text:list-item>
        <text:list-item>
          <text:p text:style-name="P88">You learn to use wget so you can grab entire SM web sites and browse them offline. You're just backing them up, you know...</text:p>
        </text:list-item>
        <text:list-item>
          <text:p text:style-name="P88">You run a nightly cron script that auto-updates your offline library with new chapters so you need only sit down in the morning and start reading.</text:p>
        </text:list-item>
        <text:list-item>
          <text:p text:style-name="P88">You build a Linux server dedicated to serving you your Sailor Moon content and updating same for you so you can spend more time shopping for SM merchandise.</text:p>
        </text:list-item>
        <text:list-item>
          <text:p text:style-name="P88">You build another Linux computer to use as your desktop because you can customize literally everything to fit your SM-oriented lifestyle. (Sounds better than "SM obsession"!)</text:p>
        </text:list-item>
        <text:list-item>
          <text:p text:style-name="P88">You buy a Linux palmtop because you *know* you can customize it to look and *act* like the Mercury Computer.</text:p>
        </text:list-item>
        <text:list-item>
          <text:p text:style-name="P88">You customize a Sony Vaio to look like the Mercury Computer.</text:p>
        </text:list-item>
        <text:list-item>
          <text:p text:style-name="P88">You grep the kernel source code for everything, anything, SM-related.</text:p>
        </text:list-item>
        <text:list-item>
          <text:p text:style-name="P88"><text:soft-page-break/>You learn C just so you can write a dedicated smvwm (Sailor Moon Virtual Window Manager) for your Linux computer.</text:p>
        </text:list-item>
        <text:list-item>
          <text:p text:style-name="P88">You hack Sailor Moon quotes into the source for each and every program on your Linux box.</text:p>
        </text:list-item>
        <text:list-item>
          <text:p text:style-name="P88">You build an en_SM locale for your Linux box.</text:p>
        </text:list-item>
        <text:list-item>
          <text:p text:style-name="P88">All you've ever done with timidity is render Sailor Moon MIDI files to MP3s.</text:p>
        </text:list-item>
        <text:list-item>
          <text:p text:style-name="P88">You change the shutdown sound on every Windows computer you see to akuryo-taisan.wav.</text:p>
        </text:list-item>
        <text:list-item>
          <text:p text:style-name="P88">You exaggerate your computer exploits or make them up, solely to match them to a YKYOWSMW list.</text:p>
        </text:list-item>
        <text:list-item>
          <text:p text:style-name="P88">You become a certified martial arts sensei so you can go to Juban and teach the Senshi.</text:p>
        </text:list-item>
        <text:list-item>
          <text:p text:style-name="P88">You trawl through ecchi and hentai sites because they appeared in your Google searches for Sailor Moon.</text:p>
        </text:list-item>
        <text:list-item>
          <text:p text:style-name="P88">Your vocabulary is peppered with otaku-Japanese and you don't notice it.</text:p>
        </text:list-item>
        <text:list-item>
          <text:p text:style-name="P88">...your friends don't notice it either.</text:p>
        </text:list-item>
        <text:list-item>
          <text:p text:style-name="P88">Your fellow SM otaku make up ykywtmsmw entries about you.</text:p>
        </text:list-item>
        <text:list-item>
          <text:p text:style-name="P88">You miss your own wedding because there's an SM marathon on TV.</text:p>
        </text:list-item>
        <text:list-item>
          <text:p text:style-name="P88">You see NGE on TV and wonder if Third Impact is the coming Big Disaster.</text:p>
        </text:list-item>
        <text:list-item>
          <text:p text:style-name="P88">You see Love Hina and think that Uranus oughta learn the God's Cry sword school.</text:p>
        </text:list-item>
        <text:list-item>
          <text:p text:style-name="P88">You see Ranma and want Jupiter to take courses at the Tendo Dojo.</text:p>
        </text:list-item>
        <text:list-item>
          <text:p text:style-name="P88">... wonder if Akane and Ami are related.</text:p>
        </text:list-item>
        <text:list-item>
          <text:p text:style-name="P88">... wonder if Ranma would make a good husband for a Senshi.</text:p>
        </text:list-item>
        <text:list-item>
          <text:p text:style-name="P88">You see Tenchi Muyo and wonder if Katsuhito knows Grandpa Hino.</text:p>
        </text:list-item>
        <text:list-item>
          <text:p text:style-name="P88">You see Macross and wonder if the Senshi would be more effective at fighting evil if they got VF-1 Valkyries.</text:p>
        </text:list-item>
        <text:list-item>
          <text:p text:style-name="P88">You wouldn't notice if a real Senshi/Scout walked by because your eyes are glued to the telly.</text:p>
        </text:list-item>
        <text:list-item>
          <text:p text:style-name="P88">You wonder why "Athlon Computing Power MAKE UP!" doesn't work as your henshin phrase (...or was it "Super Star Destroyer Power"? ...no, it must have been "Caterpillar Turbo Diesel Power" then).</text:p>
        </text:list-item>
        <text:list-item>
          <text:p text:style-name="P88">You hear the Kraftwerk oldie "Computer Love" and Sailor Mercury comes to mind.</text:p>
        </text:list-item>
        <text:list-item>
          <text:p text:style-name="P88">MSWindows crashes yet again and you wonder if Microsoft is a DK outpost.</text:p>
        </text:list-item>
        <text:list-item>
          <text:p text:style-name="P88">... that MS is SM reversed just serves to convince you further.</text:p>
        </text:list-item>
        <text:list-item>
          <text:p text:style-name="P88">DK means Dark Kingdom and not Dorling Kindersley (a UK book publisher).</text:p>
        </text:list-item>
        <text:list-item>
          <text:p text:style-name="P88">You can't wait to see Makoto/Lita on Rachael Ray.</text:p>
        </text:list-item>
        <text:list-item>
          <text:p text:style-name="P88">You mope because Rachael Ray doesn't have long black hair.</text:p>
        </text:list-item>
        <text:list-item>
          <text:p text:style-name="P88">You dedicate your Kraftwerk/OMD album collection to Ami/Amy.</text:p>
        </text:list-item>
        <text:list-item>
          <text:p text:style-name="P88">You insist Minako/Mina wrote "Love Shine A Light" for Katrina and the Waves.</text:p>
        </text:list-item>
        <text:list-item>
          <text:p text:style-name="P88">You start a motion that the caduceus (symbol of the medical profession) be replaced by the Silence Glaive.</text:p>
        </text:list-item>
        <text:list-item>
          <text:p text:style-name="P88">You name your honeymoon resort Starlight Honeymoon Therapy Kiss.</text:p>
        </text:list-item>
        <text:list-item>
          <text:p text:style-name="P88">"The Senshi" or "the Scouts" is a group of nine teenaged girls, nothing more, nothing less.</text:p>
        </text:list-item>
        <text:list-item>
          <text:p text:style-name="P88">You view the world through Sailor-Moon's-hair-coloured glasses.</text:p>
        </text:list-item>
        <text:list-item>
          <text:p text:style-name="P88">Your whole life is SM-themed.</text:p>
        </text:list-item>
        <text:list-item>
          <text:p text:style-name="P88">You just *know* you'd make a good spouse for a Senshi.</text:p>
        </text:list-item>
        <text:list-item>
          <text:p text:style-name="P114">You just *know* your favourite Senshi wants to be with *you* forever.</text:p>
        </text:list-item>
      </text:list>
      <text:p text:style-name="P29">From http://seramyuantics.takaginaosama.com/myufun/ykylsmtmw.htm (SeraMyu Antics)</text:p>
      <text:p text:style-name="P31">You Know You Love SeraMyu Too Much When...</text:p>
      <text:list xml:id="list135235037254610" text:continue-numbering="true" text:style-name="WW8Num23">
        <text:list-item>
          <text:p text:style-name="P88">You have SeraMyu related dreams.</text:p>
        </text:list-item>
        <text:list-item>
          <text:p text:style-name="P88">You print out pictures of your favorite SeraMyu actress/actor and cover your walls.</text:p>
        </text:list-item>
        <text:list-item>
          <text:p text:style-name="P88">Someone asks you who Usagi's seiyuu is and you can't remember, except that it's one of five people...</text:p>
        </text:list-item>
        <text:list-item>
          <text:p text:style-name="P88">You take 350 screenshots from Last Dracul and send them to your online friends.</text:p>
        </text:list-item>
        <text:list-item>
          <text:p text:style-name="P88">You've considered writing to Ono Hikari and asking her to send you her pink pants.</text:p>
        </text:list-item>
        <text:list-item>
          <text:p text:style-name="P88">You get butterflies in your stomach every time your favorite actress/actor walks on stage...and you've already watched the musical fifty times!</text:p>
        </text:list-item>
        <text:list-item>
          <text:p text:style-name="P88"><text:soft-page-break/>You buy the same style clothing that your favorite actress always wears in rehearsal.</text:p>
        </text:list-item>
        <text:list-item>
          <text:p text:style-name="P88">You would pay twice as much as it costs to see the actual musical just to sit in and watch the photoshoots.</text:p>
        </text:list-item>
        <text:list-item>
          <text:p text:style-name="P88">You own hundreds of dollars worth of SeraMyu merchandise (videos, books, CDs, Sailormoon World stuff, etc.) and you've never even been to Japan!</text:p>
        </text:list-item>
        <text:list-item>
          <text:p text:style-name="P88">You've considered visiting Japan for the sole purpose of seeing a musical live.</text:p>
        </text:list-item>
        <text:list-item>
          <text:p text:style-name="P88">If you were on your deathbed your last request would be for your favorite actress/actor to be with you in your last moments.</text:p>
        </text:list-item>
        <text:list-item>
          <text:p text:style-name="P88">Your fanfiction and fanart has turned to SeraMyu instead of the anime and manga.</text:p>
        </text:list-item>
        <text:list-item>
          <text:p text:style-name="P88">You've become almost as obsessed with the actress who plays your favorite Senshi as you are with that Senshi!</text:p>
        </text:list-item>
        <text:list-item>
          <text:p text:style-name="P88">You can't help thinking that there will never be an actress in SeraMyu cuter than Marina.</text:p>
        </text:list-item>
        <text:list-item>
          <text:p text:style-name="P88">You think the music in SeraMyu is way better than anything the anime composers could have ever come up with.</text:p>
        </text:list-item>
        <text:list-item>
          <text:p text:style-name="P88">You own every single original musical video and DVD, despite the insane prices.</text:p>
        </text:list-item>
        <text:list-item>
          <text:p text:style-name="P88">You build a website confessing your love for SeraMyu.</text:p>
        </text:list-item>
        <text:list-item>
          <text:p text:style-name="P88">You have debates with your friends about whether or not certain songs are live or recorded.</text:p>
        </text:list-item>
        <text:list-item>
          <text:p text:style-name="P88">You've created silly but loving nicknames for the majority of the cast.</text:p>
        </text:list-item>
        <text:list-item>
          <text:p text:style-name="P88">Someone asks you what your favorite episode of Sailormoon is and you automatically reply "Transylvania no Mori!"</text:p>
        </text:list-item>
        <text:list-item>
          <text:p text:style-name="P88">You've searched and searched, but you just can't find any flights to Kaguya Island. Too bad, because you refuse to take a boat.</text:p>
        </text:list-item>
        <text:list-item>
          <text:p text:style-name="P114">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35234215196275" text:continue-numbering="true" text:style-name="WW8Num23">
        <text:list-item>
          <text:p text:style-name="P88">You re-watch myu as if they were regular anime episodes, even when they last an hour and a half longer... (Kappa)</text:p>
        </text:list-item>
        <text:list-item>
          <text:p text:style-name="P88">You know all the actress's names from first stage to fourth stage. (MizunoAmi)</text:p>
        </text:list-item>
        <text:list-item>
          <text:p text:style-name="P88">You call them by their first names. (MizunoAmi)</text:p>
        </text:list-item>
        <text:list-item>
          <text:p text:style-name="P88">You try to find all the info you can about your favorite Myu actress (MizunoAmi)</text:p>
        </text:list-item>
        <text:list-item>
          <text:p text:style-name="P88">You only have one Myu, but you watch it all the time and the scenes still make you laugh/cry/die. (MizunoAmi) <text:s/></text:p>
        </text:list-item>
        <text:list-item>
          <text:p text:style-name="P88">You make Myu costumes for the characters. (MizunoAmi)</text:p>
        </text:list-item>
        <text:list-item>
          <text:p text:style-name="P88">You dream about being in a musical. (Sui)</text:p>
        </text:list-item>
        <text:list-item>
          <text:p text:style-name="P88">You pour over dozens of photos for hours looking for every last detail for a cosplay. (Sui)</text:p>
        </text:list-item>
        <text:list-item>
          <text:p text:style-name="P88">You dream of wearing that said cosplay to watch a live myu performance. (Sui)</text:p>
        </text:list-item>
        <text:list-item>
          <text:p text:style-name="P88">One of your nicknames is your favorite Myu actress' name. (yuhka) </text:p>
        </text:list-item>
        <text:list-item>
          <text:p text:style-name="P88">You know all the lyrics to your favorite musical, even ones sung by your least favorite characters. (yuhka)</text:p>
        </text:list-item>
        <text:list-item>
          <text:p text:style-name="P88">Although it's a creepy song, you know all the lyrics to "Black Moon Signal" (yuhka)</text:p>
        </text:list-item>
        <text:list-item>
          <text:p text:style-name="P88">When you are really angry or upset, you play "Black Moon Signal" repeatedly (yuhka)</text:p>
        </text:list-item>
        <text:list-item>
          <text:p text:style-name="P88">You join a forum and post about ways to tell you love Sera Myu too much (Peridot) </text:p>
        </text:list-item>
        <text:list-item>
          <text:p text:style-name="P88">You would rather cuddle up with your favorite myu than a boyfriend/girlfriend (Peridot)</text:p>
        </text:list-item>
        <text:list-item>
          <text:p text:style-name="P88">You watch a particular song so many times that you can learn the dance. (Venus_Princess)</text:p>
        </text:list-item>
        <text:list-item>
          <text:p text:style-name="P88">You are deeply hurt, when your lover/friend tries to suggest that Anza's fuku/wig looks funny in the first musicals. (Usako) </text:p>
        </text:list-item>
        <text:list-item>
          <text:p text:style-name="P88">Maybe you didn't like Anza/Fumina/Miyuki/Marina at first, but now if someone tries to insult them, you`ll be right there to finish them!! (Usako) </text:p>
        </text:list-item>
        <text:list-item>
          <text:p text:style-name="P88">You watch Shin Kaguya Shima's service numbers(LINK!!!!!!) 24/7 and do the "tsubasa ni kaete"-thing when you see a mirror...then cry &amp; whine about "not getting it right". (Usako)</text:p>
        </text:list-item>
        <text:list-item>
          <text:p text:style-name="P88">When you make the soundtrack to your life as a movie, the following songs show up, (maybe more than once and maybe more than the ones listed): Salad Time, Bloody Mystery, Fire, Link, La Soldier, <text:soft-page-break/>Lonely Distance, You're My Jewellery, Tuxedo Versus, Innocent Demand, Koi no Senshi ja irenai, Drive me the Mercury, It's Great To Be Young, Prince of The Earth, Chasin' After You, and Solar Miracle Make Up. (Ai no Shinobi) </text:p>
        </text:list-item>
        <text:list-item>
          <text:p text:style-name="P88">You throw a Sera Myu Party and try to con people into coming. Once arrived, you will immobilize them and force them to enjoy the myu goodness. (Ai no Shinobi)</text:p>
        </text:list-item>
        <text:list-item>
          <text:p text:style-name="P88">You have a favorite wig. (Venus_Princess)</text:p>
        </text:list-item>
        <text:list-item>
          <text:p text:style-name="P88">When someone asks you who your favorite actress, you answer, "You wouldn't know her, she's from Japan..." (Venus_Princess) </text:p>
        </text:list-item>
        <text:list-item>
          <text:p text:style-name="P88">...or you go right out and say, "It's ______!!! I LOVE HER!!!" even though people go, "Who?!" (Venus_Princess) </text:p>
        </text:list-item>
        <text:list-item>
          <text:p text:style-name="P88">You watch with an eagle eye, searching for mistakes, and when you find one, you watch that scene just to see that mistake. (Venus_Princess) </text:p>
        </text:list-item>
        <text:list-item>
          <text:p text:style-name="P88">You constantly get into an arguement with a fellow Sera Myu friend over who's the best actor/actress for particular characters. (Venus_Princess)</text:p>
        </text:list-item>
        <text:list-item>
          <text:p text:style-name="P88">You've done the dance to "Chikyuu Iro wa Salad Time" or some other equally crazy dance...in public. (Venus_Princess)</text:p>
        </text:list-item>
        <text:list-item>
          <text:p text:style-name="P88">You sing "Innocent Demand" for your school's talent show...and they actually LIKE IT! (TakagiNaoSama)</text:p>
        </text:list-item>
        <text:list-item>
          <text:p text:style-name="P88">You play Sims and have Myu skins(= clothing &amp; face). For example, I currently have Marina and Chieko living together. 8) In their "on stage" clothing, ofcourse... (Usako)</text:p>
        </text:list-item>
        <text:list-item>
          <text:p text:style-name="P88">When it makes you cry! (TheWretchedOne)</text:p>
        </text:list-item>
        <text:list-item>
          <text:p text:style-name="P88">You ask family members who know nothing about Myu for Myu for cristmas and go insane tring to describe exsactly what you want(....god it was insane tring to get them to get them for me......but I did *hugs them*) (Yayamaya)</text:p>
        </text:list-item>
        <text:list-item>
          <text:p text:style-name="P8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8">You have a playlist of your favorite SeraMyu songs! (unmei_no_seramun)</text:p>
        </text:list-item>
        <text:list-item>
          <text:p text:style-name="P88">You can pick out the Moon when you listen to a group recording! (unmei_no_seramun)</text:p>
        </text:list-item>
        <text:list-item>
          <text:p text:style-name="P88">You name your dog in Nintendogs Momoko (Yayamaya)</text:p>
        </text:list-item>
        <text:list-item>
          <text:p text:style-name="P88">you record yourself dancing to la soldier (Yayamaya)</text:p>
        </text:list-item>
        <text:list-item>
          <text:p text:style-name="P88">You're looking at gallery pictures and you're giggling like a maniac. You eventually get to a picture of Anza and Yuuta *SQUEAL AND GLOMPS* and you giggle again to the point of your mother asking what you're doing. (Queen Galaxia)</text:p>
        </text:list-item>
        <text:list-item>
          <text:p text:style-name="P88">Whenever you say demand you have the strangest urge to say "innocent demando" instead of just plain ol' demand. (Queen Galaxia)</text:p>
        </text:list-item>
        <text:list-item>
          <text:p text:style-name="P88">You take the time to put all the Sera Myu actresses/actors birthdays down in a specific calendar. (Nao Tenou)</text:p>
        </text:list-item>
        <text:list-item>
          <text:p text:style-name="P88">You walk into another room, start singing Hare Hare &amp; doing the hand motions from the video... Though that might just be lovin' Antics too much. (Nessa)</text:p>
        </text:list-item>
        <text:list-item>
          <text:p text:style-name="P88">Whenever someone says something about flying, you immediately need to jump in and make a Flying-Neptune joke. (Queen Galaxia)</text:p>
        </text:list-item>
        <text:list-item>
          <text:p text:style-name="P88">You find out Kasahara Ryuji was a seiyuu and the character he played came out with a single and you proceed to hunt it down. (Lithium_Kitsune)</text:p>
        </text:list-item>
        <text:list-item>
          <text:p text:style-name="P88">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8">When you see a muy sprite and are able to tell which actress/actor it is (Yayamaya)</text:p>
        </text:list-item>
        <text:list-item>
          <text:p text:style-name="P88">You forget that yellow,pink,green,blue ext. aren't natural hair colors after watching so much myu. (Yayamaya)</text:p>
        </text:list-item>
        <text:list-item>
          <text:p text:style-name="P88">You're at your locker, having Innocent Demand in your head, someone suddenly says to someone else, "Oh yeah, that's sexy!" and you think, "Hikari?" (Queen Galaxia)</text:p>
        </text:list-item>
        <text:list-item>
          <text:p text:style-name="P88"><text:soft-page-break/>You have difficulty pronouncing "jewelry" because you seem to keep saying "ju-e-ri" instead of "jewel-ry." (Well, at least "jueri" is prettier sounding). (Queen Galaxia)</text:p>
        </text:list-item>
        <text:list-item>
          <text:p text:style-name="P88">You have to do a project on genetics and you name everyone on the chart after Myu actresses/actors. (Yayamaya)</text:p>
        </text:list-item>
        <text:list-item>
          <text:p text:style-name="P114">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35234550519882" text:continue-numbering="true" text:style-name="WW8Num23">
        <text:list-item>
          <text:p text:style-name="P88">You think someone is after your dream mirror. (supersailorearth)</text:p>
        </text:list-item>
        <text:list-item>
          <text:p text:style-name="P88">Every time you see a bad driver you think Eugeal is at it again. (supersailorearth)</text:p>
        </text:list-item>
        <text:list-item>
          <text:p text:style-name="P88">You believe that the nearest high standard school is the location of a group of people trying to bring evil to destroy the world to earth by stealing your pure heart crystal. (supersailorearth)</text:p>
        </text:list-item>
        <text:list-item>
          <text:p text:style-name="P88">You compose little prayers to mentally address Sailor Moon during difficult moments of your life. (Anton-P)</text:p>
        </text:list-item>
        <text:list-item>
          <text:p text:style-name="P88">You stare fondly at the moon at night, and subconsciously start slowly whistling "Moonlight Densetsu". (Lightweight)</text:p>
        </text:list-item>
        <text:list-item>
          <text:p text:style-name="P88">When you're watching the anime, you get an Usagi-like craving for sweets and food. (Lightweight)</text:p>
        </text:list-item>
        <text:list-item>
          <text:p text:style-name="P88">Whenever you introduce yourself, you throw rose petals in front of you. (Lightweight)</text:p>
        </text:list-item>
        <text:list-item>
          <text:p text:style-name="P88">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35235637312153" text:continue-numbering="true" text:style-name="WW8Num23">
        <text:list-item>
          <text:p text:style-name="P90">You buy a heart shaped compact with wings on it and say "Moon Eternal, Make Up!" hoping to become Eternal Sailor Moon.</text:p>
        </text:list-item>
        <text:list-item>
          <text:p text:style-name="P90">You draw a picture of Sailor Moon's tiara, cut it out and say "Moon Tiara Action!"</text:p>
        </text:list-item>
        <text:list-item>
          <text:p text:style-name="P90">You think the Moon Kingdom will be rebuilt.</text:p>
        </text:list-item>
        <text:list-item>
          <text:p text:style-name="P90">You see Sailor Moon everywhere, even in the trash you see her!</text:p>
        </text:list-item>
        <text:list-item>
          <text:p text:style-name="P90">You buy a bow and arrow, light it on fire, throw it and shout "Mars Flame Sniper!"</text:p>
        </text:list-item>
      </text:list>
      <text:p text:style-name="P35"/>
      <text:p text:style-name="P57">From <text:span text:style-name="T34">ways to know you love sailormoon</text:span>, a <text:span text:style-name="T35">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35234678603880" text:continue-numbering="true" text:style-name="WW8Num23">
        <text:list-item>
          <text:p text:style-name="P91">You start to call your cat Luna/Artemis.</text:p>
        </text:list-item>
        <text:list-item>
          <text:p text:style-name="P91">You get two pet crows and name them Phobos and Deimos.</text:p>
        </text:list-item>
        <text:list-item>
          <text:p text:style-name="P91">You start to memorize every single episode line by line in English/Japanese.</text:p>
        </text:list-item>
        <text:list-item>
          <text:p text:style-name="P91">You have over 1,000 pictures on your hard drive.</text:p>
        </text:list-item>
        <text:list-item>
          <text:p text:style-name="P91">Your desktop theme is ALL Sailormoon.</text:p>
        </text:list-item>
        <text:list-item>
          <text:p text:style-name="P91">You and your friends start calling each other the character's names.</text:p>
        </text:list-item>
        <text:list-item>
          <text:p text:style-name="P91">You start acting like them.</text:p>
        </text:list-item>
        <text:list-item>
          <text:p text:style-name="P91">You start to laugh like Zoisite.</text:p>
        </text:list-item>
        <text:list-item>
          <text:p text:style-name="P91">You say, "Ai to seigi no, sera bishoujo senshi Sailormoon, tsukini kawatte oshioki yo" to strangers.</text:p>
        </text:list-item>
        <text:list-item>
          <text:p text:style-name="P91">You put your hair in odango(meatballs).</text:p>
        </text:list-item>
        <text:list-item>
          <text:p text:style-name="P91">You start to take pictures of yourself doing the senshi's moves.</text:p>
        </text:list-item>
        <text:list-item>
          <text:p text:style-name="P91">You start seeing Tuxedo Kamen in your dreams.</text:p>
        </text:list-item>
        <text:list-item>
          <text:p text:style-name="P91">Everytime you want a cookie you say, "But I want a cookie."</text:p>
        </text:list-item>
        <text:list-item>
          <text:p text:style-name="P91">You start to believe the characters are real people.</text:p>
        </text:list-item>
        <text:list-item>
          <text:p text:style-name="P91">Your theme: The Moon.</text:p>
        </text:list-item>
        <text:list-item>
          <text:p text:style-name="P91">Your favorite flower all of a sudden becomes a rose.</text:p>
        </text:list-item>
        <text:list-item>
          <text:p text:style-name="P91">You start to take a can opener and pretend your Sailorsaturn.</text:p>
        </text:list-item>
        <text:list-item>
          <text:p text:style-name="P91"><text:soft-page-break/>8 words "But I wanna be the pansy pink star."</text:p>
        </text:list-item>
        <text:list-item>
          <text:p text:style-name="P91">You start to be late to school and everything you do, everyday.</text:p>
        </text:list-item>
        <text:list-item>
          <text:p text:style-name="P91">You start saying "let's/gotta book it."</text:p>
        </text:list-item>
        <text:list-item>
          <text:p text:style-name="P91">You act like Ann by reading Siren's mind, but to others you pretend to drain their energy.</text:p>
        </text:list-item>
        <text:list-item>
          <text:p text:style-name="P91">You take a deck of cards and say to your friends, "Pick a cardian, any cardian."</text:p>
        </text:list-item>
        <text:list-item>
          <text:p text:style-name="P91">You take your wire whisk and pretend it is the moon scepter.</text:p>
        </text:list-item>
        <text:list-item>
          <text:p text:style-name="P91">You take up flute lesson's just to play Ail's(Alan's) song.</text:p>
        </text:list-item>
        <text:list-item>
          <text:p text:style-name="P91">You take Ice cubes and throw them saying, "Shabon Spray Freezing!".</text:p>
        </text:list-item>
        <text:list-item>
          <text:p text:style-name="P91">You plant a tree and call it the Doom Tree.</text:p>
        </text:list-item>
        <text:list-item>
          <text:p text:style-name="P91">You light a match and see if you can read fire.</text:p>
        </text:list-item>
        <text:list-item>
          <text:p text:style-name="P91">You take a bell and ring it saying, "Twinkle Yell!".</text:p>
        </text:list-item>
        <text:list-item>
          <text:p text:style-name="P91">You get strips of paper and throw them saying, "Aku Ryo Tai San (Mars Fireballs Charge)!".</text:p>
        </text:list-item>
        <text:list-item>
          <text:p text:style-name="P91">You see your mom and say, "I feel a strange force here...An Evil one!".</text:p>
        </text:list-item>
        <text:list-item>
          <text:p text:style-name="P91">You start believing everyone is from the Dark Force (Negaverse).</text:p>
        </text:list-item>
        <text:list-item>
          <text:p text:style-name="P91">People start to believe your a Sailor senshi.</text:p>
        </text:list-item>
        <text:list-item>
          <text:p text:style-name="P91">You believe you are a Sailor senshi.</text:p>
        </text:list-item>
        <text:list-item>
          <text:p text:style-name="P91">You get a small locket and pretend you are Sailormoon transforming.</text:p>
        </text:list-item>
        <text:list-item>
          <text:p text:style-name="P91">You take a pen and try to transform into a Sailor senshi.</text:p>
        </text:list-item>
        <text:list-item>
          <text:p text:style-name="P91">You go to a music box shop and ask them to make the star locket for you.</text:p>
        </text:list-item>
        <text:list-item>
          <text:p text:style-name="P91">You color your hair like Ann or Ail's.</text:p>
        </text:list-item>
        <text:list-item>
          <text:p text:style-name="P91">You watch Sailormoon everyday even though you've seen the episode 200 times already.</text:p>
        </text:list-item>
        <text:list-item>
          <text:p text:style-name="P91">You start to wear a turban on your head and throw white roses.</text:p>
        </text:list-item>
        <text:list-item>
          <text:p text:style-name="P91">You start to eat like Usagi.</text:p>
        </text:list-item>
        <text:list-item>
          <text:p text:style-name="P91">You go crazy trying to find Sailormoon stuff.</text:p>
        </text:list-item>
        <text:list-item>
          <text:p text:style-name="P91">You drive your friends and family nuts.</text:p>
        </text:list-item>
        <text:list-item>
          <text:p text:style-name="P91">You memorize the songs in English/Japanese.</text:p>
        </text:list-item>
        <text:list-item>
          <text:p text:style-name="P91">You start to tell everyone that you came to Earth in a bubble.</text:p>
        </text:list-item>
        <text:list-item>
          <text:p text:style-name="P91">You tell people that you are a princess/prince from a planet in space.</text:p>
        </text:list-item>
        <text:list-item>
          <text:p text:style-name="P91">You go up to your boyfriend/girlfriend and tell him/her "Venus Love Me Chain!".</text:p>
        </text:list-item>
        <text:list-item>
          <text:p text:style-name="P91">When it's thundering and lightning outside; you say, " Mom!, Jupiter is at it again!"</text:p>
        </text:list-item>
        <text:list-item>
          <text:p text:style-name="P91">When lightning begins to crash you say "Supreme Thunder!"</text:p>
        </text:list-item>
        <text:list-item>
          <text:p text:style-name="P91">You say to every guy you see, "He looks like my old sempai!"</text:p>
        </text:list-item>
        <text:list-item>
          <text:p text:style-name="P91">Your worried if Makoto was OK, after first hearing about those comet fragments hitting Jupiter.</text:p>
        </text:list-item>
        <text:list-item>
          <text:p text:style-name="P91">You tape a banana to a stick and run around yelling "Moon Healing Escalation!"</text:p>
        </text:list-item>
        <text:list-item>
          <text:p text:style-name="P91">When you get a bad grade on a test, you go up to your teacher with your carved pencil/pen and shout "In the name of the Moon I will punish you!!"</text:p>
        </text:list-item>
        <text:list-item>
          <text:p text:style-name="P91">A while back you were found in a thunderstorm wearing an aluminum hat jumping up and down and shouting "Supreme Thunder!"</text:p>
        </text:list-item>
        <text:list-item>
          <text:p text:style-name="P91">You go to every place that sells Chocolate parfaits in your town then put up a sign saying you have them all hoping that you will finally find Naru (Molly).</text:p>
        </text:list-item>
        <text:list-item>
          <text:p text:style-name="P91">You throw a party and you only serve hot cocoa, squid-on-a-stick, donuts, meatballs, vanilla-prune shakes, curry, muffins, cherry pie and weight gain bars to everyone.</text:p>
        </text:list-item>
        <text:list-item>
          <text:p text:style-name="P91">You actually begin to like Naru's, Laurie's and Cooans' (Catzys) voices.</text:p>
        </text:list-item>
        <text:list-item>
          <text:p text:style-name="P91">You grab every pen you come across, hold it up in the air, and shout "Moon power! Turn me into a beautiful princess! ni nare."</text:p>
        </text:list-item>
        <text:list-item>
          <text:p text:style-name="P91">While driving a car, every time you turn on the headlights, you shout "Crescent Beam!".</text:p>
        </text:list-item>
        <text:list-item>
          <text:p text:style-name="P91">You single handily try to bring all the Sailormoon fans at your school together, to establish a "Save Our Sailors" campaign.</text:p>
        </text:list-item>
        <text:list-item>
          <text:p text:style-name="P91">When you walk into the local arcade, you immediately look for the "Sailor V" game.</text:p>
        </text:list-item>
        <text:list-item>
          <text:p text:style-name="P91">You try to talk your girlfriend into letting her hair grow 5 feet long, and doing it up in Usagi's style.</text:p>
        </text:list-item>
        <text:list-item>
          <text:p text:style-name="P91">On a hot day, you go outside and shout "Deep Submerge" at the sun.</text:p>
        </text:list-item>
        <text:list-item>
          <text:p text:style-name="P91">You dream of Mamoru/Usagi as your boyfriend/girlfriend.</text:p>
        </text:list-item>
        <text:list-item>
          <text:p text:style-name="P91">You dream about one of the senshi as your girlfriend.</text:p>
        </text:list-item>
        <text:list-item>
          <text:p text:style-name="P91">You try to put out fires by yelling "Shine Aqua Allusion!"</text:p>
        </text:list-item>
        <text:list-item>
          <text:p text:style-name="P91"><text:soft-page-break/>You learn to cut glass so you can make the "Ginzuishou" (Imperium Silver Crystal) to put on your Moon Wand.</text:p>
        </text:list-item>
        <text:list-item>
          <text:p text:style-name="P91">Once every week, you do a search for any traces that time had stopped, to see if Sailorpluto had stopped by.</text:p>
        </text:list-item>
        <text:list-item>
          <text:p text:style-name="P91">On a bad hair day, you grab a pen and shout (senshi's name) Crystal Power...Make Up!!!</text:p>
        </text:list-item>
        <text:list-item>
          <text:p text:style-name="P91">Right before a big test, you go to an observatory and consult the stars for the answers.</text:p>
        </text:list-item>
        <text:list-item>
          <text:p text:style-name="P91">Shinto temples have hired guards to keep you out, because you think Rei is hiding in there.</text:p>
        </text:list-item>
        <text:list-item>
          <text:p text:style-name="P110">(REMOVED)</text:p>
        </text:list-item>
        <text:list-item>
          <text:p text:style-name="P91">Every time you see someone who you think looks odd, you tell your friends "I'm getting weird vibes from him!" just like the weird vibes the senshi get.</text:p>
        </text:list-item>
        <text:list-item>
          <text:p text:style-name="P91">You steal a control chip from the schools engineering room, and hope that the negative energy flowing from the teachers will eventually stop.</text:p>
        </text:list-item>
        <text:list-item>
          <text:p text:style-name="P91">You take gemstones thinking they are rainbow crystals and hope they will all form the Ginzuishou</text:p>
        </text:list-item>
        <text:list-item>
          <text:p text:style-name="P91">The neighbors are scared of you since they've been seeing you on the roof every time it rains, with a radio antenna strapped to your forehead, yelling "Supreme Thunder"</text:p>
        </text:list-item>
        <text:list-item>
          <text:p text:style-name="P91">You put up want ad posters looking for the senshi thinking you're a lost senshi.</text:p>
        </text:list-item>
        <text:list-item>
          <text:p text:style-name="P91">You buy a purple and a white cat, and glue yellow paper moons to their foreheads making them your guardian cats.</text:p>
        </text:list-item>
        <text:list-item>
          <text:p text:style-name="P91">You get a bottle of bubbles and blow them while screaming "Shabon Spray."</text:p>
        </text:list-item>
        <text:list-item>
          <text:p text:style-name="P91">You buy golden bracelets and hope you can zap people and take their star seeds.</text:p>
        </text:list-item>
        <text:list-item>
          <text:p text:style-name="P91">You make Naoko think she should have never made Sailormoon.</text:p>
        </text:list-item>
        <text:list-item>
          <text:p text:style-name="P91">You capture the creators of Sailormoon and make them draw in characters to look like you so you are a sailor senshi!</text:p>
        </text:list-item>
        <text:list-item>
          <text:p text:style-name="P91">You do a thorough research on unicorns hoping you can find a unicorn with a golden horn.</text:p>
        </text:list-item>
        <text:list-item>
          <text:p text:style-name="P91">You try to convince your teachers to change the timetable and make lessons on Sailormoon instead of Math, English and Science.</text:p>
        </text:list-item>
        <text:list-item>
          <text:p text:style-name="P91">You can answer all the questions in my Sailormoon quiz.</text:p>
        </text:list-item>
        <text:list-item>
          <text:p text:style-name="P91">You worship Sailormoon and the other Senshi.</text:p>
        </text:list-item>
        <text:list-item>
          <text:p text:style-name="P91">You refere Sailormoon as "Our Queen".</text:p>
        </text:list-item>
        <text:list-item>
          <text:p text:style-name="P91">You can think of 100 more things to add to this list.</text:p>
        </text:list-item>
        <text:list-item>
          <text:p text:style-name="P91">You actually bothered to read everything written in this list.</text:p>
        </text:list-item>
        <text:list-item>
          <text:p text:style-name="P91">You can name every Sailormoon website on the web.</text:p>
        </text:list-item>
      </text:list>
      <text:p text:style-name="P36"/>
      <text:p text:style-name="P47"><text:span text:style-name="T8">From </text:span><text:span text:style-name="T12">various SailorMoonForum.com threads</text:span></text:p>
      <text:p text:style-name="P38"/>
      <text:list xml:id="list135234057664504" text:continue-numbering="true" text:style-name="WW8Num23">
        <text:list-item>
          <text:p text:style-name="P93">You believe that Christian "Serenity Prayer" actually is addressed to Neo Queen Serenity. (Mariaviollantes)</text:p>
        </text:list-item>
        <text:list-item>
          <text:p text:style-name="P93">(This one is more for general anime watching) Your dreams are cell-shaded. (Dan)</text:p>
        </text:list-item>
        <text:list-item>
          <text:p text:style-name="P93">(This one is more SM-related) You dream about fighting youma at the movies... and doing the whole cross-gender-henshin-starlight-thing.</text:p>
        </text:list-item>
        <text:list-item>
          <text:p text:style-name="P94">You watch to much sailor moon when you think about it all the day long (new_york)</text:p>
        </text:list-item>
        <text:list-item>
          <text:p text:style-name="P94">Whenever someone mentions marriage and children, you picture yourself with someone from the show...and then wonder what a half-"real", half-anime baby would look like. (mercury22)</text:p>
        </text:list-item>
        <text:list-item>
          <text:p text:style-name="P94">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4">(parodying Christian fundamentalism) you're converted from straight to gay (Rika-Chicchi)</text:p>
        </text:list-item>
        <text:list-item>
          <text:p text:style-name="P95">Your mother asks: "If Sailor Moon jumped off a bridge, would you?!" You remind her that Sailor Moon DID jump off a bridge, into a time warp. And had you been there at the time, you would certainly have followed. (Salem Saberhagen)</text:p>
        </text:list-item>
        <text:list-item>
          <text:p text:style-name="P95">You talk to your cat. I talk to mine. Daily. (Clow)</text:p>
        </text:list-item>
        <text:list-item>
          <text:p text:style-name="P95">You start calling your cat Luna. (Clare Gundersen)</text:p>
        </text:list-item>
        <text:list-item>
          <text:p text:style-name="P95">You blame everything on chiba to the point of making memes about it (Prince Rose)</text:p>
        </text:list-item>
        <text:list-item>
          <text:p text:style-name="P95">You make countless Fan Fics lol (Ryo Urawa)</text:p>
        </text:list-item>
        <text:list-item>
          <text:p text:style-name="P95"><text:soft-page-break/>You assume any snow storms are being caused by Princess Snow Kaguya and when the warm weather returns, it's because the Sailor Guardians saved the day. (Neon Genesis)</text:p>
        </text:list-item>
        <text:list-item>
          <text:p text:style-name="P95">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5">You stay up late to 5:00 a.m. to live tweet all the latest updates about Sailor Moon Crystal (I've also done this). (Neon Genesis)</text:p>
        </text:list-item>
        <text:list-item>
          <text:p text:style-name="P95">You go to anything the voice actors are participating in just to get their autograph. (kikyo hino)</text:p>
        </text:list-item>
        <text:list-item>
          <text:p text:style-name="P95">When you start humming the OP. (CureNa11)</text:p>
        </text:list-item>
        <text:list-item>
          <text:p text:style-name="P95">You thought that the Pokémon Go fad just was a trick of the Dark Kingdom (or Negaverse or whatever). (Eldsjäl)</text:p>
        </text:list-item>
        <text:list-item>
          <text:p text:style-name="P95">You refer to Sailor Moon lore when in political debates with people. (MariaTenebre)</text:p>
        </text:list-item>
        <text:list-item>
          <text:p text:style-name="P95">When your 3 year old is being a turd and you take off your SM belt and (jokingly) tell him, "In the name of the Moon, I'll punish you!" (mydnyghtamethyst)</text:p>
        </text:list-item>
        <text:list-item>
          <text:p text:style-name="P95">Also when he wants to watch the show and "see" the Sailor Guardians on your phone AKA play Sailor Moon Drops. (mydnyghtamethyst)</text:p>
        </text:list-item>
        <text:list-item>
          <text:p text:style-name="P95">You paint (or dye) your cat's fur black, glue a crescent moon on its/her forehead and start calling it/her "Luna". (Onuzim Ima)</text:p>
        </text:list-item>
        <text:list-item>
          <text:p text:style-name="P95">However, if you favor Artemis instead, you could hopefully keep it white. (Onuzim Ima)</text:p>
        </text:list-item>
        <text:list-item>
          <text:p text:style-name="P95">You propose at NASA HQ for the next Moon Mission, just for getting to see the ruins of the Lunar Castle. (Onuzim Ima)</text:p>
        </text:list-item>
        <text:list-item>
          <text:p text:style-name="P95">You try to have a frilly notebook to write down Sm stuffs,including those ykywtmsmw jokes (i try to do it too) (litacan)</text:p>
        </text:list-item>
        <text:list-item>
          <text:p text:style-name="P95">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35234196539391" text:continue-numbering="true" text:style-name="WW8Num23">
        <text:list-item>
          <text:p text:style-name="P96">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6">If your school grades are so bad you're running around all over the city, desperately asking for some 'Crystal Seminar' (Same here)</text:p>
        </text:list-item>
      </text:list>
      <text:p text:style-name="P48"/>
      <text:p text:style-name="P59">From wikimoon.org’s YKYWTMSMW entry:</text:p>
      <text:p text:style-name="P48"/>
      <text:list xml:id="list135234727832827" text:continue-numbering="true" text:style-name="WW8Num23">
        <text:list-item>
          <text:p text:style-name="P97">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
      <text:p text:style-name="P61">YKYWTMSM(and you’re Wiccan!) When...</text:p>
      <text:p text:style-name="P36"/>
      <text:list xml:id="list135235087028535" text:continue-numbering="true" text:style-name="WW8Num23">
        <text:list-item>
          <text:p text:style-name="P92">Your purification ritual is visualized as a henshin sequence </text:p>
        </text:list-item>
        <text:list-item>
          <text:p text:style-name="P92">You have computer print-outs of Sailor Mars (fire) Sailor Mercury (water) Sailor Jupiter (earth) and Sailor Venus (air) placed at their respective places on your alter. </text:p>
        </text:list-item>
        <text:list-item>
          <text:p text:style-name="P92">You consider Princess Serenity and Prince Endymion "the Lord and Lady" </text:p>
        </text:list-item>
        <text:list-item>
          <text:p text:style-name="P92">You're the only Sailor Moon fan who noticed, and is greatly upset by the Saturn/Pluto mythology mix-up. (and have read Antie's article to try to make sense of it all) </text:p>
        </text:list-item>
        <text:list-item>
          <text:p text:style-name="P92">You have at one time used one of Usagi's brooch designs, as your personal craft symbol. </text:p>
        </text:list-item>
        <text:list-item>
          <text:p text:style-name="P92">You scryed during a past life meditation, but for some reason the words "Silver Millennium" kept popping up. </text:p>
        </text:list-item>
        <text:list-item>
          <text:p text:style-name="P92"><text:soft-page-break/>You try to convince your fellow craft members that a sailor fuku counts as "ritual garb". </text:p>
        </text:list-item>
        <text:list-item>
          <text:p text:style-name="P92">Rei Hino, has been your favorite character at some point. </text:p>
        </text:list-item>
        <text:list-item>
          <text:p text:style-name="P92">While mirror scrying has always worked for you in the past, you suddenly very very much want to learn the finer points of fire scrying. (this can be despite whether or not you have a feasible way to build, or put out said fire) </text:p>
        </text:list-item>
        <text:list-item>
          <text:p text:style-name="P92">You can now say "<text:span text:style-name="T33">Ak ryo.. Tai San</text:span>!" <text:span text:style-name="T37">like</text:span> <text:span text:style-name="T37">a</text:span> <text:span text:style-name="T37">pro</text:span>. </text:p>
        </text:list-item>
        <text:list-item>
          <text:p text:style-name="P92">Although you are a gaijin who live no where near Japan, it has become your new priority to study the Shinto religion. </text:p>
        </text:list-item>
        <text:list-item>
          <text:p text:style-name="P92">Being pagan made you a Sailor Moon fan. </text:p>
        </text:list-item>
        <text:list-item>
          <text:p text:style-name="P92">When you heard that Naoko was interested about learning about real witchcraft/wicca from her San Diego Comic Convention interview, you actually considered flying to Japan and tutoring her yourself. </text:p>
        </text:list-item>
        <text:list-item>
          <text:p text:style-name="P92">Being a Sailor Moon fan made you pagan. </text:p>
        </text:list-item>
        <text:list-item>
          <text:p text:style-name="P92">You actually bought the German-made Sailor Moon tarot deck. </text:p>
        </text:list-item>
        <text:list-item>
          <text:p text:style-name="P92">You became so upset at the inaccuracy of this deck, that you made up your own mythologically correct version. </text:p>
        </text:list-item>
        <text:list-item>
          <text:p text:style-name="P92">You think that with your Bandai Crescent Moon wand, as long as you attach a quartz crystal to it at the end with some copper, you'd be able to use it as a working ritual wand. </text:p>
        </text:list-item>
        <text:list-item>
          <text:p text:style-name="P92">You once got your coven very pissed off at you, because you once said by accident "... and blessed be the Goddess Basset, from the planet Mau." </text:p>
        </text:list-item>
        <text:list-item>
          <text:p text:style-name="P92">Although you once had trouble memorizing the planets astrological signs and their mystical attributes, you now have no trouble at all thanks your new favorite show! </text:p>
        </text:list-item>
        <text:list-item>
          <text:p text:style-name="P92">You consider being a Wiccan anime fan a "double minority". </text:p>
        </text:list-item>
        <text:list-item>
          <text:p text:style-name="P92">Your Wiccan friends are annoyed when you make anime references. </text:p>
        </text:list-item>
        <text:list-item>
          <text:p text:style-name="P92">Your anime fan friends are annoyed when you make Wiccan references while watching anime. </text:p>
        </text:list-item>
        <text:list-item>
          <text:p text:style-name="P92">Your parents hope that anime would make you less into witchcraft. [or visa-versa, depending on which one came first.]</text:p>
        </text:list-item>
        <text:list-item>
          <text:p text:style-name="P92">You actually know classical mythology and BSSM well enough to roll your eyes every time someone mentions the wrong-headed "Saturn/Pluto mythology mix-up." <text:span text:style-name="T36">(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35234503719914" text:continue-numbering="true" text:style-name="WW8Num23">
        <text:list-item>
          <text:p text:style-name="P98">You learn all day long so that you can be smart like Ami-chan.</text:p>
        </text:list-item>
        <text:list-item>
          <text:p text:style-name="P98">When you forget make your homework you stand on the hall with a bucket of water on your head</text:p>
        </text:list-item>
        <text:list-item>
          <text:p text:style-name="P98">you try to convince your parents that your little sister isn't really your sister, and that she just hypnotizes you.</text:p>
        </text:list-item>
        <text:list-item>
          <text:p text:style-name="P98">You r going to Anime-meeting in your Sailor moon costume, then you saw somebody with exactly the same costume as yours and then you say: "You won't get off with this, Zoicite!"</text:p>
        </text:list-item>
        <text:list-item>
          <text:p text:style-name="P98"><text:span text:style-name="T40">Y</text:span>ou r in Iran on vacation and every man you see with a white mask on his face you ask: "Is that you Tuxedo Mask?"</text:p>
        </text:list-item>
        <text:list-item>
          <text:p text:style-name="P98"><text:span text:style-name="T40">Y</text:span>ou r begging your cat that she returns your memory back</text:p>
        </text:list-item>
        <text:list-item>
          <text:p text:style-name="P98">You throw the stove in air and you shout: "Fire Soul!"</text:p>
        </text:list-item>
        <text:list-item>
          <text:p text:style-name="P98"><text:span text:style-name="T40">Y</text:span>ou start to learn Japanese so that you can watch the original series.</text:p>
        </text:list-item>
        <text:list-item>
          <text:p text:style-name="P98">When you turn your computer on the startup music is set on "Moon Prism Power".</text:p>
        </text:list-item>
        <text:list-item>
          <text:p text:style-name="P98"><text:span text:style-name="T40">Y</text:span>ou draw a bunny on your lunch pack.</text:p>
        </text:list-item>
        <text:list-item>
          <text:p text:style-name="P98">You take a bus only when you r transformed in a stewardess or a kindergarten teacher.</text:p>
        </text:list-item>
        <text:list-item>
          <text:p text:style-name="P98"><text:span text:style-name="T40">Y</text:span>ou go to meeting places but only when you r armed with soap bubbles things.</text:p>
        </text:list-item>
        <text:list-item>
          <text:p text:style-name="P98">You never live home without your blue sunglasses and a pocket calculator</text:p>
        </text:list-item>
        <text:list-item>
          <text:p text:style-name="P98">You suggest Reinhold Messner if he want to go with you on North Pole, so that you can fight against the evil.</text:p>
        </text:list-item>
        <text:list-item>
          <text:p text:style-name="P98">Every time when you go on Street Parade you hope you will discover a Sailor Senshi, just because she has a blue hair or wearing some hair accessories.</text:p>
        </text:list-item>
        <text:list-item>
          <text:p text:style-name="P98"><text:soft-page-break/><text:span text:style-name="T40">Y</text:span>ou saw God in your dreams and he said to you: "No I won t make a Sailor Senshi of you! So stop bothering me!"</text:p>
        </text:list-item>
        <text:list-item>
          <text:p text:style-name="P98">You are walking in smoking and throws red roses around you.</text:p>
        </text:list-item>
        <text:list-item>
          <text:p text:style-name="P98">You draw a Neptune symbol on your hand mirror hoping that you would transform in Sailor Neptune.</text:p>
        </text:list-item>
        <text:list-item>
          <text:p text:style-name="P98">You tell your classmate: "Even if you have the best grades, still you r not so smart like Ami.</text:p>
        </text:list-item>
        <text:list-item>
          <text:p text:style-name="P98">You have a flu and you don't want take your medicine, cause you hope Sailor Venus will come to heal you.</text:p>
        </text:list-item>
        <text:list-item>
          <text:p text:style-name="P98">Your friends abandoned you, because they can't listen your comparing with Sailor senshis anymore.</text:p>
        </text:list-item>
        <text:list-item>
          <text:p text:style-name="P98">You and your Japanese friend WWSMB (we want sailor moon back) want to start a campaign and when it s obvious it wont work, you complain to rtl2.</text:p>
        </text:list-item>
        <text:list-item>
          <text:p text:style-name="P98">You during your class lessons draw Hotaru and your teacher come by and she said:"Oh, Sailor moon?!"</text:p>
        </text:list-item>
        <text:list-item>
          <text:p text:style-name="P98">You every time when you see the moon you shout:" Moon Tiara Action!"</text:p>
        </text:list-item>
        <text:list-item>
          <text:p text:style-name="P98">You try to find a "Chanella" in animal encyclopedias.</text:p>
        </text:list-item>
        <text:list-item>
          <text:p text:style-name="P98">You v searched all places to find the Time Key.</text:p>
        </text:list-item>
        <text:list-item>
          <text:p text:style-name="P98">You believe that you v saved the world, but you can't remember and it s all your cats fault (poor cat).</text:p>
        </text:list-item>
        <text:list-item>
          <text:p text:style-name="P98">You r afraid to go to jeweler shops cause you think that somebody could take your life energy,</text:p>
        </text:list-item>
        <text:list-item>
          <text:p text:style-name="P98">You believe that you can actually see other people's dreams.</text:p>
        </text:list-item>
        <text:list-item>
          <text:p text:style-name="P98">You see Mamoru in all guys with black hair.</text:p>
        </text:list-item>
        <text:list-item>
          <text:p text:style-name="P98">You in stationery shop ask for Magic Pen.</text:p>
        </text:list-item>
        <text:list-item>
          <text:p text:style-name="P98">You r afraid of flowers cause you think they might transform into a demon.</text:p>
        </text:list-item>
        <text:list-item>
          <text:p text:style-name="P98">You and your 4 friends have gone in a search for princess.</text:p>
        </text:list-item>
        <text:list-item>
          <text:p text:style-name="P98">You named your horse Pegasus and you try to teach him how to fly.</text:p>
        </text:list-item>
        <text:list-item>
          <text:p text:style-name="P98">You try so hard to make those meatballs like Sailor moon has.</text:p>
        </text:list-item>
        <text:list-item>
          <text:p text:style-name="P98">You take one of your mum's broaches and you try to transform into Sailor moon (but nothing happened.)</text:p>
        </text:list-item>
        <text:list-item>
          <text:p text:style-name="P98">You think that every black cat you see in the street is actually Luna and that she is looking for you. And you ask yourself, why your friend doesn't believe that when you tell her??</text:p>
        </text:list-item>
        <text:list-item>
          <text:p text:style-name="P98">You actually believe that Sailor senshis are real.</text:p>
        </text:list-item>
        <text:list-item>
          <text:p text:style-name="P98">You go with your friends to pasture and there you start yelling on cows, thinking actually that they r evil. Then you try to summon the power of Saturn to beat them.</text:p>
        </text:list-item>
        <text:list-item>
          <text:p text:style-name="P98">You call your friend Artemis but he doesn't even hear you.</text:p>
        </text:list-item>
        <text:list-item>
          <text:p text:style-name="P98">Your friend comes by in a long black tuxedo and you put him a black hat on head, give him a white cane and a white mask on his face, so that he looks just like Tuxedo Mask.</text:p>
        </text:list-item>
        <text:list-item>
          <text:p text:style-name="P98">You r looking for the crescent moon sign on your cats forehead and you wonder why can't she talk.</text:p>
        </text:list-item>
        <text:list-item>
          <text:p text:style-name="P98">You color your horse in white, you stick some wings on his back and a golden horn on his forehead, so that you can prove that you capture Pegasus.</text:p>
        </text:list-item>
        <text:list-item>
          <text:p text:style-name="P98">You imagine that you r wearing a skirt.</text:p>
        </text:list-item>
        <text:list-item>
          <text:p text:style-name="P98">You r searching a team for your performance in Sailor Moon Live Action.</text:p>
        </text:list-item>
        <text:list-item>
          <text:p text:style-name="P98">You look for every Sailor moon fan art.</text:p>
        </text:list-item>
        <text:list-item>
          <text:p text:style-name="P98">You actually believe that you in your past life lived in the Moon Kingdom and now you r reborn.</text:p>
        </text:list-item>
        <text:list-item>
          <text:p text:style-name="P98">You named your transsexual friend "Seiya"</text:p>
        </text:list-item>
        <text:list-item>
          <text:p text:style-name="P98">You draw every day a moon symbol on your forehead.</text:p>
        </text:list-item>
        <text:list-item>
          <text:p text:style-name="P98">You believe that Sailor Sun, Galaxy and Earth really existing.</text:p>
        </text:list-item>
        <text:list-item>
          <text:p text:style-name="P98">You said the little girl from your neighborhood that you can see her future mother.</text:p>
        </text:list-item>
        <text:list-item>
          <text:p text:style-name="P98">You believe that you came from Saturn and you were sent to save the Earth.</text:p>
        </text:list-item>
        <text:list-item>
          <text:p text:style-name="P98">You want to draw a Sailor senshis on the walls.</text:p>
        </text:list-item>
        <text:list-item>
          <text:p text:style-name="P98">You make a driving license, buy a white- red Yamaha, fitting outfit and a helmet so you can drive along the beach.</text:p>
        </text:list-item>
        <text:list-item>
          <text:p text:style-name="P98">You put a lemon on your violin when you play.</text:p>
        </text:list-item>
        <text:list-item>
          <text:p text:style-name="P98">You imagine that Haruka wake you up in morning.</text:p>
        </text:list-item>
        <text:list-item>
          <text:p text:style-name="P98">You r discussing the whole weekend about Haruka and Michiru with your friends.</text:p>
        </text:list-item>
        <text:list-item>
          <text:p text:style-name="P98">You have some really crazy ideas with your friend. You r planning take off your weight and cut your hair so that you two can look together just like Haruka and Michiru.</text:p>
        </text:list-item>
        <text:list-item>
          <text:p text:style-name="P98"><text:soft-page-break/>You decide to make a tattoo for your birthday and that will be the both symbols of Uranus and Neptune.</text:p>
        </text:list-item>
        <text:list-item>
          <text:p text:style-name="P98">You start to talk with cats that have fur in shape of crescent moon.</text:p>
        </text:list-item>
        <text:list-item>
          <text:p text:style-name="P99">You every black or white cat that you see on street beg that she gives you a Transformation Pen.<text:line-break/></text:p>
          <text:p text:style-name="P99"><text:span text:style-name="T24">Translated by silver-eyes</text:span><text:line-break/></text:p>
        </text:list-item>
        <text:list-item>
          <text:p text:style-name="P100"><text:span text:style-name="T40">Y</text:span>ou're going mad with happiness when you find out RTL2 is going to air Sailor Moon again. (Hey, I don't do that, what did you think? &gt;.&gt;" Yeeeees! ^_____^)</text:p>
        </text:list-item>
        <text:list-item>
          <text:p text:style-name="P100"><text:span text:style-name="T40">Y</text:span>ou stick yellow tights to your hair only to look a bit more like Usagi.</text:p>
        </text:list-item>
        <text:list-item>
          <text:p text:style-name="P100">You try to find a crescent moon on your cat and then teach it how to talk</text:p>
        </text:list-item>
        <text:list-item>
          <text:p text:style-name="P100">You think your father is evil Dr.</text:p>
        </text:list-item>
        <text:list-item>
          <text:p text:style-name="P100">You try to teach your Astronomy teacher where the planet Nemesis is... And actually succeed to convince him!</text:p>
        </text:list-item>
        <text:list-item>
          <text:p text:style-name="P100">You are afraid to drive in a Ford GALAXY</text:p>
        </text:list-item>
        <text:list-item>
          <text:p text:style-name="P100">You say when you are 17: "I envy these young people..." (Michiru's quote from the German episode "Das Konzert". I also found a translation from Japanese, in which she actually said: "It's so nice to be young...")</text:p>
        </text:list-item>
        <text:list-item>
          <text:p text:style-name="P100">You scream at your ex in anger: "In the name of the Moon, i'll punish you!"</text:p>
        </text:list-item>
        <text:list-item>
          <text:p text:style-name="P100">You try to do everything EXACTLY like in the first episode of Sailor Moon, so that perhaps a cat would show up that you'd have to</text:p>
        </text:list-item>
        <text:list-item>
          <text:p text:style-name="P100">You get a tattoo of Saturn's symbol on your forehead, cut your hair shoulder-length and dye it black</text:p>
        </text:list-item>
        <text:list-item>
          <text:p text:style-name="P100">You understand what it's about, even after a million of episodes (?)</text:p>
        </text:list-item>
        <text:list-item>
          <text:p text:style-name="P100">You check every black cat in your town for a crescent moon on its forehead</text:p>
        </text:list-item>
        <text:list-item>
          <text:p text:style-name="P100">Nobody recognizes you, when you run around in sooo totally discreet Sailor Moon clothes</text:p>
        </text:list-item>
        <text:list-item>
          <text:p text:style-name="P100">Your friend has a white cat named Artemis</text:p>
        </text:list-item>
        <text:list-item>
          <text:p text:style-name="P100">You let your hair grow all the way to your butt</text:p>
        </text:list-item>
        <text:list-item>
          <text:p text:style-name="P100">You travel all the way to North Pole to seek the secret hideout of the evil kingdom</text:p>
        </text:list-item>
        <text:list-item>
          <text:p text:style-name="P100">You are jealous of your best friend because she got a Moon Scepter from her grandfather, and you didn't</text:p>
        </text:list-item>
        <text:list-item>
          <text:p text:style-name="P100">Your name is DOC and you thought of more than 300 entries for YKYWTMSMW...</text:p>
        </text:list-item>
        <text:list-item>
          <text:p text:style-name="P100">You get your grandmother to cut her sea-green skirt shorter, so she could make you a Sailor Neptune costume</text:p>
        </text:list-item>
        <text:list-item>
          <text:p text:style-name="P100">You record numerous of Haruka and Michiru episodes, because you like the pairing so much, even though you already know all the episodes by heart and they are slowly even not amusing you anymore</text:p>
        </text:list-item>
        <text:list-item>
          <text:p text:style-name="P100">You cut your hair short and dye it blue to look like Ami</text:p>
        </text:list-item>
        <text:list-item>
          <text:p text:style-name="P100">You paint a spiral shape on your umbrella and try to hypnotize your friends and family</text:p>
        </text:list-item>
        <text:list-item>
          <text:p text:style-name="P100">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0">If you print out every single image of Sailor Moon, until you literally own a gallery</text:p>
        </text:list-item>
        <text:list-item>
          <text:p text:style-name="P100">You convince your 3 friends to grow their hair long, get up on the stage and sing</text:p>
        </text:list-item>
        <text:list-item>
          <text:p text:style-name="P100">You visit all the possible stores and boutiques in search for a bikini that looks like Sailor Starlight's outfit</text:p>
        </text:list-item>
        <text:list-item>
          <text:p text:style-name="P100">You reject to call Usagi Bunny or Serena </text:p>
        </text:list-item>
        <text:list-item>
          <text:p text:style-name="P100">You keep screaming: "Moon Tiara Action!"</text:p>
        </text:list-item>
        <text:list-item>
          <text:p text:style-name="P100">When you were in 5th grade, you kept waiting for your cat to start talking and to tell you that you had to save the world</text:p>
        </text:list-item>
        <text:list-item>
          <text:p text:style-name="P100">You accidentally find a black-grey-blue cat, decide to keep it and call her Luna</text:p>
        </text:list-item>
        <text:list-item>
          <text:p text:style-name="P100">You wrap yourself in a white sheet, to look like the Moonlight Knight. And while you talk, you put a hand over your mouth, to sound exactly like him.</text:p>
        </text:list-item>
        <text:list-item>
          <text:p text:style-name="P100">You saw a woman who looked exactly like Haruka, you spoke to her, and now you two are a couple that looks exactly like Haruka and Michiru</text:p>
        </text:list-item>
        <text:list-item>
          <text:p text:style-name="P100">You stick a moon-shaped sticker on your cat's forehead</text:p>
        </text:list-item>
        <text:list-item>
          <text:p text:style-name="P100"><text:soft-page-break/>You are convinced that your are to become a queen in few years and get a daughter that you will name Chibiusa</text:p>
        </text:list-item>
        <text:list-item>
          <text:p text:style-name="P100">You dress up like Sailor Moon, even though you are a guy, and enjoy it</text:p>
        </text:list-item>
        <text:list-item>
          <text:p text:style-name="P100">You stick a moon on your forehead and insist on being called "Princess" or "Serenity"</text:p>
        </text:list-item>
        <text:list-item>
          <text:p text:style-name="P100">You think your cousin has a cowbell that she can use to call a flying horse named Pegasus</text:p>
        </text:list-item>
        <text:list-item>
          <text:p text:style-name="P100">You avoid the mathematical genius from your school, because he is actually a youma and can see the future</text:p>
        </text:list-item>
        <text:list-item>
          <text:p text:style-name="P100">You spend hours looking for a fanfic on the net that you had accidentally found before, and then yell because you can't find it: "In the name of the Moon, I'll punish you if I don't find that fanfic!"</text:p>
        </text:list-item>
        <text:list-item>
          <text:p text:style-name="P100">You realize, that you REALLY watch too much Sailor Moon</text:p>
        </text:list-item>
        <text:list-item>
          <text:p text:style-name="P100">Every time you see a missing person poster, you think it had to be Zoisite with his black crystal...</text:p>
        </text:list-item>
        <text:list-item>
          <text:p text:style-name="P100">You buy a motorcycle exactly like the one Haruka has, and then crash as soon as you get on because you don't know a thing about motorcycles.</text:p>
        </text:list-item>
        <text:list-item>
          <text:p text:style-name="P100">You become a lesbian, desperately try to look like Haruka and keep looking for a girl named Michiru to declare your love to her</text:p>
        </text:list-item>
        <text:list-item>
          <text:p text:style-name="P100">You are scared to death of your sister's singing sunflower, because you are afraid it would do something to you if only you looked at it</text:p>
        </text:list-item>
        <text:list-item>
          <text:p text:style-name="P100">You think that long veils are not kitschy</text:p>
        </text:list-item>
        <text:list-item>
          <text:p text:style-name="P100">You have an extra stomach for chocolate cakes</text:p>
        </text:list-item>
        <text:list-item>
          <text:p text:style-name="P100">You desperately try to convince your friends that they are chosen warriors, and that they should help you - their princess - with mathematics</text:p>
        </text:list-item>
        <text:list-item>
          <text:p text:style-name="P100">You have seen the first season</text:p>
        </text:list-item>
        <text:list-item>
          <text:p text:style-name="P100">You become lazy, you begin to eat too much and daydream all the time</text:p>
        </text:list-item>
        <text:list-item>
          <text:p text:style-name="P100">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35234450185679" text:continue-numbering="true" text:style-name="WW8Num23">
        <text:list-item>
          <text:p text:style-name="P101">You are trying to download all Sailor moon pictures from the web</text:p>
        </text:list-item>
        <text:list-item>
          <text:p text:style-name="P101">You are tryign to put a gold "stick"on your horse and you are wondering why doesnt he apear in your dreams.</text:p>
        </text:list-item>
        <text:list-item>
          <text:p text:style-name="P101">When you cant concentrate on anything else besides Mamoru and Usagi</text:p>
        </text:list-item>
        <text:list-item>
          <text:p text:style-name="P101">Instead of a man you see a women on the moon</text:p>
        </text:list-item>
        <text:list-item>
          <text:p text:style-name="P101">You believe that on the next corner Mamoru will show up and bump up into you</text:p>
        </text:list-item>
        <text:list-item>
          <text:p text:style-name="P101">When you sit on your Pc until 5 pm in the night and do stuff related to Sailor Moon</text:p>
        </text:list-item>
        <text:list-item>
          <text:p text:style-name="P101">When you have Sailor moon pics on your I-pod</text:p>
        </text:list-item>
        <text:list-item>
          <text:p text:style-name="P101">when you have sm songs on your I-pod</text:p>
        </text:list-item>
        <text:list-item>
          <text:p text:style-name="P101">When you believe that Britney Spears with"evrytime i try to fly ,i fall" was thinking about sailor moon.</text:p>
        </text:list-item>
        <text:list-item>
          <text:p text:style-name="P101">When you go to sleep and still think about sailor moon.</text:p>
        </text:list-item>
        <text:list-item>
          <text:p text:style-name="P101">When you hook up a white cat with a black one.</text:p>
        </text:list-item>
        <text:list-item>
          <text:p text:style-name="P101">When you will almost cry because you dont have the posters of Mamoru and Usagi and when you scream of happines when you find one the next day.</text:p>
        </text:list-item>
        <text:list-item>
          <text:p text:style-name="P101">when you use 10 sailor moon nick names on the various chat rooms.</text:p>
        </text:list-item>
        <text:list-item>
          <text:p text:style-name="P101">When you take a broche(the thing wich sm can transform into a model and other stuff)and try to transform with it into sm.</text:p>
        </text:list-item>
        <text:list-item>
          <text:p text:style-name="P101">When you go into the star light express and you start crying because the yaten,taiki and seiya where not there.</text:p>
        </text:list-item>
        <text:list-item>
          <text:p text:style-name="P101">When you could argue all day long why seiya fit better with usagi then mamoru.</text:p>
        </text:list-item>
        <text:list-item>
          <text:p text:style-name="P101">When you fly to japan and look for Usagi and the rest.</text:p>
        </text:list-item>
        <text:list-item>
          <text:p text:style-name="P101">When you run all day long in your sm clothes.</text:p>
        </text:list-item>
        <text:list-item>
          <text:p text:style-name="P101">When you let your hair grow until the flor so that you can wear your hair like usagi.</text:p>
        </text:list-item>
        <text:list-item>
          <text:p text:style-name="P101">When you dress up in a white dress and say that from this moment your name is Serenity.</text:p>
        </text:list-item>
        <text:list-item>
          <text:p text:style-name="P101"><text:soft-page-break/>When you choose astronomie in your school because you want to learn the teleporter to other planets.</text:p>
        </text:list-item>
        <text:list-item>
          <text:p text:style-name="P101">When you run around in your smoking and throw roses around you.</text:p>
        </text:list-item>
        <text:list-item>
          <text:p text:style-name="P101">When while playing basketball you always starts yelling "luna p- transfom".</text:p>
        </text:list-item>
        <text:list-item>
          <text:p text:style-name="P101">When you see the moon you say"moon healing escalation"</text:p>
        </text:list-item>
        <text:list-item>
          <text:p text:style-name="P101">When you belive that you once saved the world and you forgott everything and that its your cats fault.</text:p>
        </text:list-item>
        <text:list-item>
          <text:p text:style-name="P101">When see Mamoru in every darkhaired guy</text:p>
        </text:list-item>
        <text:list-item>
          <text:p text:style-name="P101">When you call your horse pegasus and try to fly with him trough the air</text:p>
        </text:list-item>
      </text:list>
      <text:p text:style-name="P40"/>
      <text:p text:style-name="P40"/>
      <text:p text:style-name="P40"/>
      <text:p text:style-name="P63">Translated by Dan:</text:p>
      <text:p text:style-name="P40"/>
      <text:list xml:id="list135234520882146" text:continue-numbering="true" text:style-name="WW8Num23">
        <text:list-item>
          <text:p text:style-name="P102"><text:span text:style-name="T40">Y</text:span>ou start making half-moon bald spots on all the cats you meet.</text:p>
        </text:list-item>
        <text:list-item>
          <text:p text:style-name="P102"><text:span text:style-name="T40">O</text:span>n your 18th birthday, you go directly to a tattooist and get the signs of Neptune and Uranus on your left and right upper arms.</text:p>
        </text:list-item>
        <text:list-item>
          <text:p text:style-name="P102"><text:span text:style-name="T40">Y</text:span>ou ask any black or white cat you see on the street to give you a magic pen.</text:p>
        </text:list-item>
        <text:list-item>
          <text:p text:style-name="P102"><text:span text:style-name="T40">Y</text:span>ou give someone a trophy that looks like the Holy Grail, thinking that Mistress 9 will appear.</text:p>
        </text:list-item>
        <text:list-item>
          <text:p text:style-name="P102"><text:span text:style-name="T40">A</text:span>fter watching the live action series, you raid the TV network, looking for everything to do with the show, including the diaries of the actresses.</text:p>
        </text:list-item>
        <text:list-item>
          <text:p text:style-name="P102"><text:span text:style-name="T40">C</text:span>heck to see if you've done everything on this list.</text:p>
        </text:list-item>
        <text:list-item>
          <text:p text:style-name="P102"><text:span text:style-name="T40">G</text:span>o to all the car races you can, hoping to spot Haruka.</text:p>
        </text:list-item>
        <text:list-item>
          <text:p text:style-name="P102"><text:span text:style-name="T40">A</text:span>re a teacher and want one of your students to dye their hair like Michiru and wear a serafuku to the swimming carnival, assuming that said student will win.</text:p>
        </text:list-item>
        <text:list-item>
          <text:p text:style-name="P102"><text:span text:style-name="T40">Y</text:span>ou're the swimming team coach and as you take your students into the first pool, you imagine a ball-shaped piece of water rise up and you shout "Deep Submerge!"</text:p>
        </text:list-item>
        <text:list-item>
          <text:p text:style-name="P102"><text:span text:style-name="T40">Y</text:span>ou forget the colour of your walls because they're covered by Sailor Moon posters.</text:p>
        </text:list-item>
        <text:list-item>
          <text:p text:style-name="P102"><text:span text:style-name="T40">Y</text:span>our friends try to filter your internet and TV to remove everything relating to Sailor Moon in order to stop your addiction. You see them doing it, but when you confront them, you pretend you saw it in your hand mirror.</text:p>
        </text:list-item>
        <text:list-item>
          <text:p text:style-name="P102">Naoko asks you to finish the series for her, ending with Haruka and Michiru getting married.</text:p>
        </text:list-item>
        <text:list-item>
          <text:p text:style-name="P102"><text:span text:style-name="T40">Y</text:span>ou've never played darts, but you manage to get 100 points by placing a picture of your least favourite villain over the bullseye.</text:p>
        </text:list-item>
        <text:list-item>
          <text:p text:style-name="P102"><text:span text:style-name="T40">S</text:span>omeone tries to trick you, but fails and when they ask how you knew what was happening, you pull out a mirror and claim that you can see all through your mirror.</text:p>
        </text:list-item>
        <text:list-item>
          <text:p text:style-name="P102"><text:span text:style-name="T40">Y</text:span>our girlfriend drops her pen, but before she picks it up, you say "Stop, it is your choice whether you take the pen, but if you do, and use it when it's in your hand, your life will change forever."</text:p>
        </text:list-item>
        <text:list-item>
          <text:p text:style-name="P102"><text:span text:style-name="T40">Y</text:span>ou know what to do if someone says "I hate the sea."</text:p>
        </text:list-item>
        <text:list-item>
          <text:p text:style-name="P102"><text:span text:style-name="T40">Y</text:span>ou go to the beach and play violin pieces.</text:p>
        </text:list-item>
        <text:list-item>
          <text:p text:style-name="P102"><text:span text:style-name="T40">Y</text:span>ou notice that everyone in the area hides whenever you pick up a glass of water.</text:p>
        </text:list-item>
        <text:list-item>
          <text:p text:style-name="P102"><text:span text:style-name="T40">W</text:span>henever you're in a cathedral, you're careful that no arrows fly through the windows and hit you.</text:p>
        </text:list-item>
        <text:list-item>
          <text:p text:style-name="P102"><text:span text:style-name="T40">Y</text:span>our girlfriend constantly asks if the wind is blowing the right way.</text:p>
        </text:list-item>
        <text:list-item>
          <text:p text:style-name="P102"><text:span text:style-name="T40">Y</text:span>ou scream "Die you b****!" if you see Eugeal on the TV.</text:p>
        </text:list-item>
        <text:list-item>
          <text:p text:style-name="P102"><text:span text:style-name="T40">Y</text:span>ou shout "By the power of Neptune, I punish you!" or "Deep Submerge!" at people you hate.</text:p>
        </text:list-item>
        <text:list-item>
          <text:p text:style-name="P102"><text:span text:style-name="T40">Y</text:span>our friends don't dare to say that Mercury is better than Neptune, since the last time that happened, everything got very wet, very quickly.</text:p>
        </text:list-item>
        <text:list-item>
          <text:p text:style-name="P102"><text:span text:style-name="T40">Y</text:span>our Psychologist makes sure not to have a glass of water in his room when you visit.</text:p>
        </text:list-item>
        <text:list-item>
          <text:p text:style-name="P102"><text:span text:style-name="T40">Y</text:span>our parents threaten to ban you from the telephone, TV and seeing your friends if you don't stop throwing water at everyone.</text:p>
        </text:list-item>
        <text:list-item>
          <text:p text:style-name="P102"><text:span text:style-name="T40">S</text:span>omeone asks where you come from and you say "Neptune."</text:p>
        </text:list-item>
        <text:list-item>
          <text:p text:style-name="P102"><text:span text:style-name="T40">I</text:span>n your dreams you are Haruka and Eugeal is always in your nightmares.</text:p>
        </text:list-item>
        <text:list-item>
          <text:p text:style-name="P102"><text:span text:style-name="T40">Y</text:span>our friends go to a psychologist because they have a nervous breakdown every time you touch a glass of water.</text:p>
        </text:list-item>
        <text:list-item>
          <text:p text:style-name="P102"><text:span text:style-name="T40">Y</text:span>ou throw a glass of water over the head of anyone who looks remotely like Eugeal.</text:p>
        </text:list-item>
        <text:list-item>
          <text:p text:style-name="P102"><text:soft-page-break/><text:span text:style-name="T40">Y</text:span>ou read this list at least once a day.</text:p>
        </text:list-item>
        <text:list-item>
          <text:p text:style-name="P102"><text:span text:style-name="T40">Y</text:span>ou try and change the name of your school to "Mugen Gakuen".</text:p>
        </text:list-item>
        <text:list-item>
          <text:p text:style-name="P102"><text:span text:style-name="T40">E</text:span>very day you spin around and shout "Neptune Power, Make Up!" and hope that you transform into Sailor Neptune.</text:p>
        </text:list-item>
        <text:list-item>
          <text:p text:style-name="P102"><text:span text:style-name="T40">Y</text:span>ou throw a glass of water on your disgruntled parents and shout "Deep Submerge!"</text:p>
        </text:list-item>
        <text:list-item>
          <text:p text:style-name="P102"><text:span text:style-name="T40">Y</text:span>ou are at sea and a huge wave approaches. You point at it and shout "Deep Submerge!"</text:p>
        </text:list-item>
        <text:list-item>
          <text:p text:style-name="P102"><text:span text:style-name="T40">Y</text:span>ou stand in front of the stove and attempt to see the future.</text:p>
        </text:list-item>
        <text:list-item>
          <text:p text:style-name="P102"><text:span text:style-name="T40">Y</text:span>ou call the TV channel Arte, Artemis and the channel Salomon, Sailor Moon.</text:p>
        </text:list-item>
        <text:list-item>
          <text:p text:style-name="P102"><text:span text:style-name="T40">Y</text:span>ou and your boyfriend break up because you agree that it has to happen to protect you.</text:p>
        </text:list-item>
        <text:list-item>
          <text:p text:style-name="P102"><text:span text:style-name="T40">Y</text:span>ou think that if you send enough letters to Mattel, they'll replace Barbie with Sailor Moon.</text:p>
        </text:list-item>
        <text:list-item>
          <text:p text:style-name="P102"><text:span text:style-name="T40">Y</text:span>ou're afraid to go to a planetarium because you're afraid of the evil lurking there.</text:p>
        </text:list-item>
        <text:list-item>
          <text:p text:style-name="P102"><text:span text:style-name="T40">Y</text:span>ou've already named the next Sailor Moon series even though it doesn't exist yet.</text:p>
        </text:list-item>
        <text:list-item>
          <text:p text:style-name="P102"><text:span text:style-name="T40">Y</text:span>ou go to the same volleyball club as your 5 year old brother.</text:p>
        </text:list-item>
        <text:list-item>
          <text:p text:style-name="P102"><text:span text:style-name="T40">Y</text:span>ou dress up as Sailor Moon and run around the garden killing "demons" (your younger brother and his friends).</text:p>
        </text:list-item>
        <text:list-item>
          <text:p text:style-name="P102"><text:span text:style-name="T40">Y</text:span>ou suggest to random women in the city that they should wear a Sailor Jupiter costume.</text:p>
        </text:list-item>
        <text:list-item>
          <text:p text:style-name="P102"><text:span text:style-name="T40">Y</text:span>ou think that a male singing trio that you know can turn into girls.</text:p>
        </text:list-item>
        <text:list-item>
          <text:p text:style-name="P102"><text:span text:style-name="T40">Y</text:span>ou abandon your steak dinner when you hear that RTL2 is showing Sailor Moon again (???).</text:p>
        </text:list-item>
      </text:list>
      <text:p text:style-name="P41"/>
      <text:p text:style-name="P64">Translated by Mina_Chan:</text:p>
      <text:p text:style-name="P41"/>
      <text:list xml:id="list135235001146599" text:continue-numbering="true" text:style-name="WW8Num23">
        <text:list-item>
          <text:p text:style-name="P103">You demand that everyone should wear school uniforms at your school</text:p>
        </text:list-item>
        <text:list-item>
          <text:p text:style-name="P103">You start to throw red roses after all phantoms</text:p>
        </text:list-item>
        <text:list-item>
          <text:p text:style-name="P103">Your friends say you are "Sailor Moon fanatic" AND YOU TAKE IT AS AN COMPLIMENT</text:p>
        </text:list-item>
        <text:list-item>
          <text:p text:style-name="P103">You sit before an exam in school and suddenly jump up, hold your pen in the air and scream "Moon Power! Transform me into an omniscient student!"</text:p>
        </text:list-item>
        <text:list-item>
          <text:p text:style-name="P103">You only go out at full moon because during other moon phases you may could be hit by an crescent beam</text:p>
        </text:list-item>
        <text:list-item>
          <text:p text:style-name="P103">You are convienced that Tamagotchi is the newest trick of Jedite to drain energy from humans, ---- or it is Anne and Ail's new guardian, this time electrical, which never refuses an order</text:p>
        </text:list-item>
        <text:list-item>
          <text:p text:style-name="P103">You find yourself in a hospital because you were hit by a lightning</text:p>
        </text:list-item>
        <text:list-item>
          <text:p text:style-name="P103">You say instead of "May the force be with you" you say "May the force of the moon be with you"</text:p>
        </text:list-item>
        <text:list-item>
          <text:p text:style-name="P103">You walk along a pedestrian precinct with a laser pointer sticked at your index finger. When you start running and scream "Crescent Beam, Crescent Beam"</text:p>
        </text:list-item>
        <text:list-item>
          <text:p text:style-name="P103">You watch the whole Sailor Moon Classic season during one night</text:p>
        </text:list-item>
        <text:list-item>
          <text:p text:style-name="P103">You found a Zoisite fanclub</text:p>
        </text:list-item>
        <text:list-item>
          <text:p text:style-name="P103">You think "Super Sailor Mercury" is the same as "AMI PRO" (Mina_Chan: AMI PRO, an ancient word processor format/program)</text:p>
        </text:list-item>
        <text:list-item>
          <text:p text:style-name="P103">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
      <text:p text:style-name="P66">You know when you read too much Sailor V...</text:p>
      <text:p text:style-name="P44"/>
      <text:list xml:id="list135235633029042" text:continue-numbering="true" text:style-name="WW8Num23">
        <text:list-item>
          <text:p text:style-name="P104">You want to play volleyball again, but have no time to do it</text:p>
        </text:list-item>
        <text:list-item>
          <text:p text:style-name="P104">You got everytime when possible to spend blood to get a better person</text:p>
        </text:list-item>
        <text:list-item>
          <text:p text:style-name="P104">You think you have your own TV show</text:p>
        </text:list-item>
        <text:list-item>
          <text:p text:style-name="P104">You go into a game hall to play Sailor V</text:p>
        </text:list-item>
        <text:list-item>
          <text:p text:style-name="P104">You are scared of a japanese police officer because she might want you for the police because you have a second identity</text:p>
        </text:list-item>
        <text:list-item>
          <text:p text:style-name="P104">You go in every karaoke bar to make well your friend in hospital</text:p>
        </text:list-item>
        <text:list-item>
          <text:p text:style-name="P104">You think every guy you meet is the great love of your life</text:p>
        </text:list-item>
        <text:list-item>
          <text:p text:style-name="P104">The police starts to beg you to help them</text:p>
        </text:list-item>
        <text:list-item>
          <text:p text:style-name="P104"><text:soft-page-break/>You suddenly search for your ribbons from childhood because you think they look way more cute as scrunchies</text:p>
        </text:list-item>
        <text:list-item>
          <text:p text:style-name="P104">You start to talk with your pen</text:p>
        </text:list-item>
        <text:list-item>
          <text:p text:style-name="P104">You let grow your hair till under your butt, color them blonde (if needed), you cut you an bang and only wear red, orange and yellow clothes with a blue pleated skirt</text:p>
        </text:list-item>
        <text:list-item>
          <text:p text:style-name="P104">You think every white cat is Artemis and you run screaming after them</text:p>
        </text:list-item>
        <text:list-item>
          <text:p text:style-name="P104">You are the holy ghost in the sky</text:p>
        </text:list-item>
        <text:list-item>
          <text:p text:style-name="P104">You only drink ACE-juice</text:p>
        </text:list-item>
        <text:list-item>
          <text:p text:style-name="P104">You always wake up too late and have to run for school too feel like Minako and to show your advantage is velocity</text:p>
        </text:list-item>
        <text:list-item>
          <text:p text:style-name="P104">You recognize in every animal an demon - especially in midges</text:p>
        </text:list-item>
        <text:list-item>
          <text:p text:style-name="P104">You buy bleach which is branded ACE and hope somewhen a guy jumps out of the package which is so cute like Ace</text:p>
        </text:list-item>
        <text:list-item>
          <text:p text:style-name="P104">You beg your mom to buy an white cat which you can name then Artemis</text:p>
        </text:list-item>
        <text:list-item>
          <text:p text:style-name="P104">You start to hang big posters of Minako at the walls of your room because you love Minako</text:p>
        </text:list-item>
        <text:list-item>
          <text:p text:style-name="P104">You start to act like a heroine with short skirt and so on only because you hope you meet such an cool guy like Ace then</text:p>
        </text:list-item>
        <text:list-item>
          <text:p text:style-name="P104">You think you can watch Sailor V on TV</text:p>
        </text:list-item>
        <text:list-item>
          <text:p text:style-name="P104">You alone try to defeat demons</text:p>
        </text:list-item>
        <text:list-item>
          <text:p text:style-name="P104">You buy an crescent mirror and lay it every night on the windowsill</text:p>
        </text:list-item>
        <text:list-item>
          <text:p text:style-name="P104">Your cat runs bleeding through your flat because you tried to cut an crescent moon into the forehead fur</text:p>
        </text:list-item>
        <text:list-item>
          <text:p text:style-name="P104">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35234274068266" text:continue-numbering="true" text:style-name="WW8Num23">
        <text:list-item>
          <text:p text:style-name="P105">You buy a turtle, name it Kamekichi, and start talking to it like an idiot...</text:p>
        </text:list-item>
        <text:list-item>
          <text:p text:style-name="P105">You start buying clothes like those worn by your favorite character...</text:p>
        </text:list-item>
        <text:list-item>
          <text:p text:style-name="P105">You've searched all over the internet for jewelry just like Usagi's...</text:p>
        </text:list-item>
        <text:list-item>
          <text:p text:style-name="P105">You buy a luna plushie and attach odd eye emotions to it...</text:p>
        </text:list-item>
        <text:list-item>
          <text:p text:style-name="P105">You buy all the japanese magazines that have anything to do with the show and/or its characters...</text:p>
        </text:list-item>
        <text:list-item>
          <text:p text:style-name="P105">You start dreaming about PGSM when you're asleep...</text:p>
        </text:list-item>
        <text:list-item>
          <text:p text:style-name="P105">You're half tempted to legally change your name to that of your favorite character...</text:p>
        </text:list-item>
        <text:list-item>
          <text:p text:style-name="P105">You buy an Artemis plushi and attach even stranger eye emotions to it...</text:p>
        </text:list-item>
        <text:list-item>
          <text:p text:style-name="P105">You make 30+ wallpapers for other PGSM Obsessees :D ...</text:p>
        </text:list-item>
        <text:list-item>
          <text:p text:style-name="P105">You've bought the PGSM calendar and hung it on your wall...</text:p>
        </text:list-item>
        <text:list-item>
          <text:p text:style-name="P105">You have a PGSM 'budget' to buy PGSM stuff with...</text:p>
        </text:list-item>
        <text:list-item>
          <text:p text:style-name="P105">You've bought the PGSM nail polish and wear it frequently...</text:p>
        </text:list-item>
        <text:list-item>
          <text:p text:style-name="P105">You need to buy more PGSM nail polish because the bottles are too small and you've used it all...</text:p>
        </text:list-item>
        <text:list-item>
          <text:p text:style-name="P105">You've bought Usagi's brooch, wear it frequently, and tell everyone at school about it's 'magical' powers...</text:p>
        </text:list-item>
        <text:list-item>
          <text:p text:style-name="P105">You've spent hours taking out the clock on your screenshots -_-() ...</text:p>
        </text:list-item>
        <text:list-item>
          <text:p text:style-name="P105">You've joined every single known PGSM Yahoo Group...</text:p>
        </text:list-item>
        <text:list-item>
          <text:p text:style-name="P105">You start drinking colored drinks cooardinating with your favorite senshi (you know, mercury is always drinking something blue, etc)...</text:p>
        </text:list-item>
        <text:list-item>
          <text:p text:style-name="P105">You contemplate becoming a miko and wearing miko clothing, like Rei...</text:p>
        </text:list-item>
        <text:list-item>
          <text:p text:style-name="P105">You sit in front of a fire and ask about evil spirits and such...</text:p>
        </text:list-item>
        <text:list-item>
          <text:p text:style-name="P105">You go to school throwing evil dispelling charms at your enemies or random people...</text:p>
        </text:list-item>
        <text:list-item>
          <text:p text:style-name="P105">You start calling you arch-nemesis 'Youma!' everytime you spot them across the quad or such...</text:p>
        </text:list-item>
        <text:list-item>
          <text:p text:style-name="P105"><text:soft-page-break/>You suggest a couple you know (family, friends, etc) that they name their unborn son either Shingo or Mamoru...</text:p>
        </text:list-item>
        <text:list-item>
          <text:p text:style-name="P105">You name your newborn son Mamoru or daughter, Usagi...</text:p>
        </text:list-item>
        <text:list-item>
          <text:p text:style-name="P105">You buy a black cat, attach a crescent to it's head... and attach odd eye emotions to it, while it claws and hisses at you..</text:p>
        </text:list-item>
      </text:list>
      <text:p text:style-name="P52"/>
      <text:p text:style-name="P69">You know you watch too much PGSM when...</text:p>
      <text:p text:style-name="P52"/>
      <text:list xml:id="list135234033301992" text:continue-numbering="true" text:style-name="WW8Num23">
        <text:list-item>
          <text:p text:style-name="P106">You start talking to plushies, hoping they'd talk back.</text:p>
        </text:list-item>
        <text:list-item>
          <text:p text:style-name="P106">Your world ends after you hear that Japandog2 and Saiyaman's encoding devices break down. (Neeko)</text:p>
        </text:list-item>
        <text:list-item>
          <text:p text:style-name="P106">You create a weekly schedule that consists of: Friday: download the raw, Saturday or Sunday: watch it with the synopsis, Thursday: download the sub, repeat. (Neeko)</text:p>
        </text:list-item>
        <text:list-item>
          <text:p text:style-name="P106">No matter how hard you try, your Teletia-S you bought on ebay isn't going to turn you into a hot model. (Neeko)</text:p>
        </text:list-item>
        <text:list-item>
          <text:p text:style-name="P106">You create a website to the show and update it everytime new information is released. (Neeko)</text:p>
        </text:list-item>
        <text:list-item>
          <text:p text:style-name="P106">You have a countdown every week. (Neeko)</text:p>
        </text:list-item>
        <text:list-item>
          <text:p text:style-name="P106">Every one of your posts in the Act ___ Preview threads is, "I can't wait for the next episode!!" (Neeko)</text:p>
        </text:list-item>
        <text:list-item>
          <text:p text:style-name="P106">You take screenshots of the episode and show the people who can't download or wait for the sub to come out. (Neeko)</text:p>
        </text:list-item>
        <text:list-item>
          <text:p text:style-name="P106">You've memorized all of the songs. (Neeko)</text:p>
        </text:list-item>
        <text:list-item>
          <text:p text:style-name="P106">Your body is clad in lamé and charms. (Neeko)</text:p>
        </text:list-item>
        <text:list-item>
          <text:p text:style-name="P106">You realize, going through life is to try get a chance! (Neeko)</text:p>
        </text:list-item>
        <text:list-item>
          <text:p text:style-name="P106">When you listen to the theme song a lot (Kirari Sailor Dream), and even have it stuck in your head. (blackbird)</text:p>
        </text:list-item>
        <text:list-item>
          <text:p text:style-name="P106">Same goes with C'est La Vie (blackbird)</text:p>
        </text:list-item>
        <text:list-item>
          <text:p text:style-name="P106">When you fall in love with Ami-chan, lol. (blackbird)</text:p>
        </text:list-item>
        <text:list-item>
          <text:p text:style-name="P106">Or Rei-chan (Vash)</text:p>
        </text:list-item>
        <text:list-item>
          <text:p text:style-name="P106">When you watch the Raw and Subbed eps, and any music video pertaining to Live Action Sailor Moon. (blackbird)</text:p>
        </text:list-item>
        <text:list-item>
          <text:p text:style-name="P106">When you download too many pictures. (blackbird)</text:p>
        </text:list-item>
        <text:list-item>
          <text:p text:style-name="P106">You wear jupiter's shirt in the opening that says Freaky Babe, and your a guy... (mark91)</text:p>
        </text:list-item>
        <text:list-item>
          <text:p text:style-name="P106">You think cowboy hats are 'in' (sera|girl)</text:p>
        </text:list-item>
        <text:list-item>
          <text:p text:style-name="P106">You actually "wear' those cowboy hats (sera|girl)</text:p>
        </text:list-item>
        <text:list-item>
          <text:p text:style-name="P106">You make it your life's mission informing people how c'est la vie sounds like Sailor V (sera|girl)</text:p>
        </text:list-item>
        <text:list-item>
          <text:p text:style-name="P106">You prefer cartwheeling than running (sera|girl)</text:p>
        </text:list-item>
        <text:list-item>
          <text:p text:style-name="P106">You spread you arms behind you while running <text:s/>(sera|girl)</text:p>
        </text:list-item>
        <text:list-item>
          <text:p text:style-name="P106">You think that ballet-fighting is the strongest form of martial arts (sera|girl)</text:p>
        </text:list-item>
        <text:list-item>
          <text:p text:style-name="P106">You started/join a ballet-fighting class (sera|girl)</text:p>
        </text:list-item>
        <text:list-item>
          <text:p text:style-name="P106">You actually win a fight using ballet-fighting (sera|girl)</text:p>
        </text:list-item>
        <text:list-item>
          <text:p text:style-name="P106">You think by moving left and right, you can confuse your enemies (sera|girl)</text:p>
        </text:list-item>
        <text:list-item>
          <text:p text:style-name="P106">You think winking is a deadly weapon (sera|girl)</text:p>
        </text:list-item>
        <text:list-item>
          <text:p text:style-name="P106">Your worst nightmare is if there will be no more sub of the episode (sera|girl)</text:p>
        </text:list-item>
        <text:list-item>
          <text:p text:style-name="P106">You threaten mobile phones companies to make mobile phones just like the ones in the show (sera|girl)</text:p>
        </text:list-item>
        <text:list-item>
          <text:p text:style-name="P106">You hack Hama Chisaki's site (sera|girl)</text:p>
        </text:list-item>
        <text:list-item>
          <text:p text:style-name="P106">You buy the advertised underwear (though you're not a 5 year old 'girl') (sera|girl)</text:p>
        </text:list-item>
        <text:list-item>
          <text:p text:style-name="P106">You spend your time speculating everything about the story (sera|girl)</text:p>
        </text:list-item>
        <text:list-item>
          <text:p text:style-name="P106">You practice the Flower Hurricane move, sacrificing many flower petals. (sera|girl)</text:p>
        </text:list-item>
        <text:list-item>
          <text:p text:style-name="P106">You start reading related fanfiction when an episode is late by just a few days. (Elfir)</text:p>
        </text:list-item>
        <text:list-item>
          <text:p text:style-name="P106">You start writing fanfiction when the episode is even later (Elfir)</text:p>
        </text:list-item>
        <text:list-item>
          <text:p text:style-name="P106">You get your hair cut like Momoru (Elfir)</text:p>
        </text:list-item>
        <text:list-item>
          <text:p text:style-name="P106">You visit every clothing store you can, trying to replicate the outfits the senshi wear. (Elfir)</text:p>
        </text:list-item>
        <text:list-item>
          <text:p text:style-name="P106"><text:soft-page-break/>You memorize the synopsis or have good control of the Japanese language and dub the voices of the Raw episodes when showing them to your friends. (I do an excellent Luna). (Yoshimoon)</text:p>
        </text:list-item>
        <text:list-item>
          <text:p text:style-name="P106">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6">You've listened to C'est la vie for more that twenty minutes on repeat (I need to trim the empty space off the end of the mp3 first, but I plan on doing it!) (Elfir)</text:p>
        </text:list-item>
        <text:list-item>
          <text:p text:style-name="P106">You find as many pictures of the senshi off costume over the Internet and possibly buy Seventeen (and other Japanese teen magazines) in the course of it. (Parvus Imperator)</text:p>
        </text:list-item>
        <text:list-item>
          <text:p text:style-name="P106">Your desktop background is the PGSM cast and have never removed it for months. (Parvus Imperator)</text:p>
        </text:list-item>
        <text:list-item>
          <text:p text:style-name="P106">You have the PGSM cast on the cover of your school binders (*I'm in college, so having Sailor Moon paraphrenalia on you seems a bit sketchy to other people, but since it's Fordham, people there don't mind, I guess ^_^) (Parvus Imperator)</text:p>
        </text:list-item>
        <text:list-item>
          <text:p text:style-name="P106">You fall in love with one of the most dreamy characters in the history of Sailor Moon: Kitagawa Keiko-chan... (Parvus Imperator)</text:p>
        </text:list-item>
        <text:list-item>
          <text:p text:style-name="P106">You know you have watch too much PGSM when... you make photoshop renditions with potential PGSM actresses with the correct senshi hair... like oh, say Chibi Moon (Jendra)</text:p>
        </text:list-item>
        <text:list-item>
          <text:p text:style-name="P106">You know you watch too much PGSM when you want sailor emoticons (Jendra)</text:p>
        </text:list-item>
        <text:list-item>
          <text:p text:style-name="P106">You been trying to grow out your usually short hair for months now and on a sudden whim, chop off the most straight across bangs ever... and are now stuck with them... thanks Keiko! (uncchristine99)</text:p>
        </text:list-item>
        <text:list-item>
          <text:p text:style-name="P106">When you read the girls' diary entries, you start wondering on what the guys on PGSM are doing in their daily lives. (sakura121)</text:p>
        </text:list-item>
        <text:list-item>
          <text:p text:style-name="P106">You watch a movie with a PGSM cast member in it. (sakura121)</text:p>
        </text:list-item>
        <text:list-item>
          <text:p text:style-name="P106">And you liked said movie. (sakura121)</text:p>
        </text:list-item>
        <text:list-item>
          <text:p text:style-name="P106">And that movie was Miyuu's "Me" and "You". (sakura121)</text:p>
        </text:list-item>
        <text:list-item>
          <text:p text:style-name="P106">You try to find out where you can get a katana just like Kunzite's. (sakura121)</text:p>
        </text:list-item>
        <text:list-item>
          <text:p text:style-name="P106">You start having PGSM-related dreams. (sakura121)</text:p>
        </text:list-item>
        <text:list-item>
          <text:p text:style-name="P106">You start liking PGSM better than the anime. (sakura121)</text:p>
        </text:list-item>
        <text:list-item>
          <text:p text:style-name="P106">You find a turtle somewhere and automatically assume that it's Motoki's lost turtle, Kamekichi. (sakura121)</text:p>
        </text:list-item>
        <text:list-item>
          <text:p text:style-name="P106">You write up future episode scripts. (Usagi and Mamoru)</text:p>
        </text:list-item>
        <text:list-item>
          <text:p text:style-name="P106">Whenever you hear songs you think of PGSM moments they relate to. (Usagi and Mamoru)</text:p>
        </text:list-item>
        <text:list-item>
          <text:p text:style-name="P106">You hum the theme song during class. (Usagi and Mamoru)</text:p>
        </text:list-item>
        <text:list-item>
          <text:p text:style-name="P106">At school/work, when you're using the computer, you write out the lyrics to Usagi's song, Over the Rainbow Tour in bothm Japanese and English. (Usagi and Mamoru)</text:p>
        </text:list-item>
        <text:list-item>
          <text:p text:style-name="P106">You memorize the Bandai discalimer and yell out "BANDAI!" at random moments. (Usagi and Mamoru)</text:p>
        </text:list-item>
        <text:list-item>
          <text:p text:style-name="P107">Sometimes you yell out bondage instead of bandai. <text:span text:style-name="T42">(Usagi and Mamoru)</text:span></text:p>
        </text:list-item>
        <text:list-item>
          <text:p text:style-name="P106">When your friends ask you "What's wrong?" and you reply, "Just six more months..." (ChildOfXX)</text:p>
        </text:list-item>
        <text:list-item>
          <text:p text:style-name="P106">You start writing "Penty's", "Daisy Lovers" and "Mezzo Piano" all over your clothes and belongings. (ChildOfXX)</text:p>
        </text:list-item>
        <text:list-item>
          <text:p text:style-name="P106">You start correcting your teacher in French that "C'est la vie" does in actuallity refer to Sailor V. (ChildOfXX)</text:p>
        </text:list-item>
        <text:list-item>
          <text:p text:style-name="P106">You've memorized all the hand motions for the senshi when they transform. (ChildOfXX</text:p>
        </text:list-item>
        <text:list-item>
          <text:p text:style-name="P106">You kiss your fists before making any swift movement with your hands, such as raising to ask a question , shaking hands, or throwing a punch. (ChildOfXX)</text:p>
        </text:list-item>
        <text:list-item>
          <text:p text:style-name="P106">You start plotting how to become a real life phantom of justice; uniform, targets, wig, fighting style and all. (ChildOfXX)</text:p>
        </text:list-item>
        <text:list-item>
          <text:p text:style-name="P106">When you start running around like Sailor V with your arms at your side. (kurisu)</text:p>
        </text:list-item>
        <text:list-item>
          <text:p text:style-name="P106">When you start doing Venus' hand motions. (kurisu)</text:p>
        </text:list-item>
        <text:list-item>
          <text:p text:style-name="P106">When you have debates about wether the senshi especially Venus is doing the hand gestures correctly.</text:p>
          <text:p text:style-name="P106"/>
          <text:p text:style-name="P106"><text:soft-page-break/>(I've done this many times. I was at my friends house and we were eating lunch, I suddenly got up and did the hand motions venus does before her henshin.</text:p>
          <text:p text:style-name="P106"/>
          <text:p text:style-name="P106">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6"/>
          <text:p text:style-name="P106">I had a debate that Venus on PGSM is doing the "rock on" or "the devil" hand sign and she should be doing the "i love you" hand sign...) (kurisu)</text:p>
        </text:list-item>
      </text:list>
      <text:p text:style-name="P53"/>
      <text:p text:style-name="P53"/>
      <text:p text:style-name="P53"/>
      <text:list xml:id="list135234738898760" text:continue-numbering="true" text:style-name="WW8Num23">
        <text:list-header>
          <text:p text:style-name="P106"/>
        </text:list-header>
        <text:list-item>
          <text:p text:style-name="P106">When you start signing -$B!V8*1[$7$K6b@1!W- and then your bf starts singing with you thinking its a different japanese song sung by Hirai Ken or Chemistry.</text:p>
          <text:p text:style-name="P106"/>
          <text:p text:style-name="P106">(I started signing "asa no hodo wo itsumade mo te wo tsunaidayone, wasurenai ikara ne, itsukara dakishimetene, sutto sutto sukidakara...") then he would start signing some random japanese song thinking it was that song..) (kurisu)</text:p>
          <text:p text:style-name="P106"/>
        </text:list-item>
        <text:list-item>
          <text:p text:style-name="P106">You tell your bf to buy you an Artemis plushie. (kurisu)</text:p>
        </text:list-item>
        <text:list-item>
          <text:p text:style-name="P106">When you get cranky and bitter when an episode comes out late. (Sakuya)</text:p>
        </text:list-item>
        <text:list-item>
          <text:p text:style-name="P106">When you can memorize each of the senshi's introduction phrases. (Sakuya)</text:p>
        </text:list-item>
        <text:list-item>
          <text:p text:style-name="P106">When you can perform each of the senshi's poses any time. (Sakuya)</text:p>
        </text:list-item>
        <text:list-item>
          <text:p text:style-name="P106">When you sing along to C'est la Vie and Kirari*Sailor Dream. (Sakuya)</text:p>
        </text:list-item>
        <text:list-item>
          <text:p text:style-name="P106">When you look up PGSM images and info on the net. (Sakuya)</text:p>
        </text:list-item>
        <text:list-item>
          <text:p text:style-name="P106">When you watch at least one episode of PGSM every single day. (Sakuya)</text:p>
        </text:list-item>
        <text:list-item>
          <text:p text:style-name="P106">When you buy a PGSM Luna/Artemis plushie and connects wires to it so you can make it move. (Sakuya)</text:p>
        </text:list-item>
        <text:list-item>
          <text:p text:style-name="P106">When you draw PGSM in class. (Sakuya)</text:p>
        </text:list-item>
        <text:list-item>
          <text:p text:style-name="P106">When you do your hair like Usagi's. (Sakuya)</text:p>
        </text:list-item>
        <text:list-item>
          <text:p text:style-name="P106">When you post pictures of a PGSM actress/actor all over your room. (Sakuya)</text:p>
        </text:list-item>
        <text:list-item>
          <text:p text:style-name="P106">When you fall in love with Ayaka Komatsu/Minako Aino/Sailorvenus and even think of possibly marrying her. (Prince Endymion)</text:p>
        </text:list-item>
        <text:list-item>
          <text:p text:style-name="P106">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6">When you make the henshin hand movements at random times or by yourself. (Prince Endymion)</text:p>
        </text:list-item>
        <text:list-item>
          <text:p text:style-name="P106">When you make a project of the show and so for class you show the opening and then show a HUGE poster with tons of pictures of the characters, and getting 100%. (Prince Endymion)</text:p>
        </text:list-item>
        <text:list-item>
          <text:p text:style-name="P106">When you cut your hair like Mamoru. (Prince Endymion)</text:p>
        </text:list-item>
        <text:list-item>
          <text:p text:style-name="P106">When you start wearing your blazers and leather jackets more often and also to school. (Prince Endymion)</text:p>
        </text:list-item>
        <text:list-item>
          <text:p text:style-name="P106">When you dress like Mamoru (I already dressed like him, so doesn't count) (Prince Endymion)</text:p>
        </text:list-item>
        <text:list-item>
          <text:p text:style-name="P106">When you try to dress and look even more like Mamoru. (Prince Endymion)</text:p>
        </text:list-item>
        <text:list-item>
          <text:p text:style-name="P106">When you feel good about looking like Mamoru. (Prince Endymion)</text:p>
        </text:list-item>
        <text:list-item>
          <text:p text:style-name="P106">When you tell about PGSM to a girl in your Japanese class when she said she'd have to watch anime to help her with Japanese (and so agree on burning the Acts for her). (Prince Endymion)</text:p>
        </text:list-item>
        <text:list-item>
          <text:p text:style-name="P106">When you save Christmas money to buy the Luna and Artemis plushies and the dolls of the 5 senshi. (Prince Endymion)</text:p>
        </text:list-item>
        <text:list-item>
          <text:p text:style-name="P106">When you can't wait to get the DJ Moon soundtrack, and want all other CDs. <text:s/>(Prince Endymion)</text:p>
        </text:list-item>
        <text:list-item>
          <text:p text:style-name="P106">You start a thread on a PGSM forum entitled "YOU KNOW YOU WATCH TOO MUCH PGSM WHEN..." (QueenNepy) </text:p>
        </text:list-item>
        <text:list-item>
          <text:p text:style-name="P106"><text:soft-page-break/>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6">You kiss your pictures of Mamoru/Shibue Jyoji before you go to bed... Uh, not that I do that or anything. (marspeach)</text:p>
        </text:list-item>
        <text:list-item>
          <text:p text:style-name="P106">You sing the PGSM songs with senshi hand movements and give the senshi's speeches in between songs. (marspeach)</text:p>
        </text:list-item>
        <text:list-item>
          <text:p text:style-name="P106">You demand a cell phone from every cat plushie you see. (takaj)</text:p>
        </text:list-item>
        <text:list-item>
          <text:p text:style-name="P106">You and your roommate run up and down the aisles of the grocery store with Sailor V-airplane arms. (takaj)</text:p>
        </text:list-item>
        <text:list-item>
          <text:p text:style-name="P106">You spent a good portion of your day perfecting your "Tsukini kawatte...' (takaj)</text:p>
        </text:list-item>
        <text:list-item>
          <text:p text:style-name="P106">You spend the rest of your day trying to get your hair into Miyuu-odangos. (takaj)</text:p>
        </text:list-item>
        <text:list-item>
          <text:p text:style-name="P106">You never liked the anime or the manga, but this live action series has got you hooked... (neko)</text:p>
        </text:list-item>
        <text:list-item>
          <text:p text:style-name="P106">You convince yourself that watching PGSM episodes is excellent practice for your Japanese... (neko)</text:p>
        </text:list-item>
        <text:list-item>
          <text:p text:style-name="P106">You mimick the voices, accents, intonations of the senshi with the belief that it will make your Japanese sound more fluent... (neko)</text:p>
        </text:list-item>
        <text:list-item>
          <text:p text:style-name="P106">You mimick their actions/facial expressions/etc as well... (neko)</text:p>
        </text:list-item>
        <text:list-item>
          <text:p text:style-name="P106">When you listen to songs, you wonder if they'll make good background music for a PGSM music vids... (neko)</text:p>
        </text:list-item>
        <text:list-item>
          <text:p text:style-name="P106">You create pictures like this... (it was supposedly a picture of neko, the nature of the picture is unknown as it is a dead link) yes, that is me in the picture... (neko)</text:p>
        </text:list-item>
        <text:list-item>
          <text:p text:style-name="P106">Your computer starts up to Kirari Sailor Dream... the perfect wake-up call! I have it on full blast! (uncchristine99)</text:p>
        </text:list-item>
        <text:list-item>
          <text:p text:style-name="P106">Your alarm clock wakes you up with C'est La Vie every morning like the first episode of PGSM where Usagi gets up. (Marvel Boy)</text:p>
        </text:list-item>
        <text:list-item>
          <text:p text:style-name="P106">You have decided that Japan is not a good place to visit, too many youma! (Kyaa the Catlord)</text:p>
        </text:list-item>
        <text:list-item>
          <text:p text:style-name="P106">You think of your life as PGSM episodes and take random moments from your life and use them as previews. (Usagi and Mamoru)</text:p>
        </text:list-item>
        <text:list-item>
          <text:p text:style-name="P106">You make henshin hand movements just to change into a different set of clothes. (Capeboy R)</text:p>
        </text:list-item>
        <text:list-item>
          <text:p text:style-name="P106">You take piano lessons cause you think it will lead you straight to Sailor V. (Capeboy R)</text:p>
        </text:list-item>
        <text:list-item>
          <text:p text:style-name="P106">You start knitting a muffler for your favorite PGSM actor/actress. (Capeboy R)</text:p>
        </text:list-item>
        <text:list-item>
          <text:p text:style-name="P106">You get bangs. (I got bangs yesterday...&gt;.&lt;) (Nae)</text:p>
        </text:list-item>
        <text:list-item>
          <text:p text:style-name="P106">Try to dress as a senshi (Working on that...) (aisasami)</text:p>
        </text:list-item>
        <text:list-item>
          <text:p text:style-name="P106">On the boards while at school and suppose be not on them......... (aisasami)</text:p>
        </text:list-item>
        <text:list-item>
          <text:p text:style-name="P106">Gaze at the moon and starts to watch the opening scene in your head. (shinjibra)</text:p>
        </text:list-item>
        <text:list-item>
          <text:p text:style-name="P106">Gaze at the moon and imagine how's the people out there are going. (shinjibra)</text:p>
        </text:list-item>
        <text:list-item>
          <text:p text:style-name="P106">Vote on DiskMTV for C'est la vie, by Minako... (shinjibra)</text:p>
        </text:list-item>
        <text:list-item>
          <text:p text:style-name="P106">Ends all the english words with "o" (like Nephrito, Jedeito...) (shinjibra)</text:p>
        </text:list-item>
        <text:list-item>
          <text:p text:style-name="P106">No longer see the diference between a real cat and a stuffed one... (shinjibra)</text:p>
        </text:list-item>
        <text:list-item>
          <text:p text:style-name="P106">See if your birthday matches with one of the girls. (shinjibra)</text:p>
        </text:list-item>
        <text:list-item>
          <text:p text:style-name="P106">Visit TV-Nihon every hour after the RAW is out.. (shinjibra)</text:p>
        </text:list-item>
        <text:list-item>
          <text:p text:style-name="P106">Thinks the Sailor Moon battles scenes against the youmas are exciting and well directed (if you fits on it you should visit a doctor)... (shinjibra)</text:p>
        </text:list-item>
        <text:list-item>
          <text:p text:style-name="P106">The last one....when you consider Mamoru a handsome guy!!!! (shinjibra)</text:p>
        </text:list-item>
        <text:list-item>
          <text:p text:style-name="P106">You find that you're perfectly compatible with a senshi (in my case, it's two!) through your birthday and the horoscopes. (Parvus Imperator)</text:p>
        </text:list-item>
        <text:list-item>
          <text:p text:style-name="P106">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6">That you convert your sister/brother who was never into sailor moon with it. (solarsun)</text:p>
        </text:list-item>
        <text:list-item>
          <text:p text:style-name="P106">You scare your brothers friends out of your room with it (solarsun)</text:p>
        </text:list-item>
        <text:list-item>
          <text:p text:style-name="P106">You where into karoeke but when they had Rei hate it you started hating it (solarsun)</text:p>
        </text:list-item>
        <text:list-item>
          <text:p text:style-name="P106">You have someone throw random cat plushies at your head hoping their start to talk and move (solarsun)</text:p>
        </text:list-item>
        <text:list-item>
          <text:p text:style-name="P106">You where a school uniform to school when it is not needed (solarsun)</text:p>
        </text:list-item>
        <text:list-item>
          <text:p text:style-name="P106"><text:soft-page-break/>You write in for those sailor moon contests they hold at the end of each episode, and you've won (solarsun)</text:p>
        </text:list-item>
        <text:list-item>
          <text:p text:style-name="P106">Go to japan and break into the filming of an episode to get on or in an episode (solarsun)</text:p>
        </text:list-item>
        <text:list-item>
          <text:p text:style-name="P106">You break out laughing when they try and say sailor venus cuz it doesn't sound like venus... &gt; &lt; (solarsun)</text:p>
        </text:list-item>
        <text:list-item>
          <text:p text:style-name="P106">You've got 8 GB on your computer devoted to pgsm (solarsun)</text:p>
        </text:list-item>
        <text:list-item>
          <text:p text:style-name="P106">You've also got 10 cds burnt with the episodes on it locked away for no one to see (solarsun)</text:p>
        </text:list-item>
        <text:list-item>
          <text:p text:style-name="P106">You wish you weren't a 20 year old anymore so you could understand where the senshi where coming from (solarsun)</text:p>
        </text:list-item>
        <text:list-item>
          <text:p text:style-name="P106">Dress as dark mercury for a cosplay contest (solarsun)</text:p>
        </text:list-item>
        <text:list-item>
          <text:p text:style-name="P106">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6">When you play "Sakura Fubuki" more than three times a day, cherishing the voice of your "soon-to-be" loved one. I add the latter fact at no extra charge. (Parvus Imperator)</text:p>
        </text:list-item>
        <text:list-item>
          <text:p text:style-name="P106">When you go out and buy an external hard drive(120GB), since your laptop is almost full and you can't bare to seperate the episodes by DVD. They all have to be together! (Hayabusa)</text:p>
        </text:list-item>
        <text:list-item>
          <text:p text:style-name="P106">You watch it during class *if you have a labtop* (solarsun)</text:p>
        </text:list-item>
        <text:list-item>
          <text:p text:style-name="P106">You wonder what other series would be good turned into live action (can we say trigun live action anyone? :wink: ) (solarsun)</text:p>
        </text:list-item>
        <text:list-item>
          <text:p text:style-name="P106">You don't hate power rangers anymore...AND actully its become your second most favorite show (pr) because it reminds you so much of your first favoirte show... (solarsun)</text:p>
        </text:list-item>
        <text:list-item>
          <text:p text:style-name="P106">You're in a lecture about bipolar junction transistors and you daze out thinking of the last PGSM episode. Then, in a moment of silence you blurt out "Shine Aqua Illusion", then sink in your seat out of embarrassment. (Hades Impact)</text:p>
        </text:list-item>
        <text:list-item>
          <text:p text:style-name="P106">You hear someone play the song Zoicite played on the piano all the time during a fan dance rehearsal, and you start shrieking and screaming, "OMG, I LOVE THAT SONGGGGGGGG!!" simply because it reminds you of PGSM. (Nae)</text:p>
        </text:list-item>
        <text:list-item>
          <text:p text:style-name="P106">Make weekly banners and avatars corresponding with the new episode. (Neeko) </text:p>
        </text:list-item>
        <text:list-item>
          <text:p text:style-name="P106">Make a vow to yourself to marry Shibue Jyoji. (Neeko)</text:p>
        </text:list-item>
        <text:list-item>
          <text:p text:style-name="P106">Buying a new cd player for the car, so you can play all the Sailor moon mp3s since they wont fit on one regular cd (Hayabusa)</text:p>
        </text:list-item>
        <text:list-item>
          <text:p text:style-name="P106">You randomly start doing the senshi hension arm movements at least twice a day to your bewildered sister who ends up calling you obbbessed... (SecretWorld)</text:p>
        </text:list-item>
        <text:list-item>
          <text:p text:style-name="P106">You have a daily ritual of watching clips of all the girls transforming and some of your most favourite moments (Moon turning into a Yoma!) every morning on the computer before you start work... (SecretWorld)</text:p>
        </text:list-item>
        <text:list-item>
          <text:p text:style-name="P106">You discover you've listened to Kiari Sailor Dream 107 times and C'la vie 58 times in the past couples of months... (SecretWorld)</text:p>
        </text:list-item>
        <text:list-item>
          <text:p text:style-name="P106">You start to have dreams of Kunzite wrapping you in his cape and swifting you off your feet (SecretWorld)</text:p>
        </text:list-item>
        <text:list-item>
          <text:p text:style-name="P106">You have weird dreams about going to the mall of america and buying imported sm cards for 30 dollars *yes this is actully a dream I had this past week* (solarsun)</text:p>
        </text:list-item>
        <text:list-item>
          <text:p text:style-name="P106">You tell people the entire plot of the series over AIM while you are watching the latest episode in an attempt to get them hooked as well. (Elasaid Aiden)</text:p>
        </text:list-item>
      </text:list>
      <text:p text:style-name="P53"/>
      <text:p text:style-name="P60">By the author (redblade7)</text:p>
      <text:p text:style-name="P72"><text:line-break/>You know you need to watch Sailor Moon when:</text:p>
      <text:p text:style-name="P53"/>
      <text:list xml:id="list135234057172258" text:continue-numbering="true" text:style-name="WW8Num23">
        <text:list-item>
          <text:p text:style-name="P95">Your knowledge of the show is limited to "cute girls" on hentai sites (true of a friend of mine who refuses to watch the show but likes hentai).</text:p>
        </text:list-item>
      </text:list>
      <text:p text:style-name="P54"/>
      <text:p text:style-name="P72">YKYWTMSMW:</text:p>
      <text:p text:style-name="P54"/>
      <text:list xml:id="list135234291626383" text:continue-numbering="true" text:style-name="WW8Num23">
        <text:list-item>
          <text:p text:style-name="P95"><text:soft-page-break/>You can't watch an episode of a magical girl show without comparing it to Sailor Moon in your mind.</text:p>
        </text:list-item>
        <text:list-item>
          <text:p text:style-name="P95">You spend several hours over the past week converting thousands of YKYWTMSMWs into Linux fortune cookies.</text:p>
        </text:list-item>
        <text:list-item>
          <text:p text:style-name="P95">You update a 10 year old book of 6045 YKYWTMSMWs, and after <text:span text:style-name="T41">asking permission from the original author, you correct</text:span> missed duplicates and editing errors in the book, search for more books on the Internet, look through <text:span text:style-name="T41">sites and </text:span>forum posts, release a new edition of the book featuring 55<text:span text:style-name="T43">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3:52:33.104852525</dc:date>
    <meta:editing-cycles>125</meta:editing-cycles>
    <meta:editing-duration>PT7H37M24S</meta:editing-duration>
    <meta:generator>LibreOffice/6.4.3.2$Linux_X86_64 LibreOffice_project/40$Build-2</meta:generator>
    <meta:document-statistic meta:table-count="0" meta:image-count="0" meta:object-count="0" meta:page-count="193" meta:paragraph-count="6834" meta:word-count="130303" meta:character-count="725879" meta:non-whitespace-character-count="605666"/>
  </office:meta>
</office:document-meta>
</file>